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yriad Pro Semibold" svg:font-family="Myriad Pro Semibold" style:font-family-generic="system"/>
    <style:font-face style:name="Inconsolata, monospace" svg:font-family="Inconsolata, 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left="-0.7187in">
        <style:tab-stops>
          <style:tab-stop style:type="left" style:position="0.125in"/>
        </style:tab-stops>
      </style:paragraph-properties>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fo:margin-right="-0.7083in"/>
    </style:style>
    <style:style style:name="P5" style:parent-style-name="Standard" style:family="paragraph">
      <style:paragraph-properties fo:text-align="center"/>
    </style:style>
    <style:style style:name="P6" style:parent-style-name="Título2" style:family="paragraph">
      <style:paragraph-properties fo:text-align="center"/>
      <style:text-properties style:font-name="Arial" fo:font-weight="normal" style:font-weight-asian="normal" fo:color="#333333" fo:font-size="15pt" style:font-size-asian="15pt"/>
    </style:style>
    <style:style style:name="S1" style:family="section">
      <style:section-properties fo:margin-left="0in" fo:margin-right="0in" style:writing-mode="lr-tb"/>
    </style:style>
    <style:style style:name="P7" style:parent-style-name="Textbody" style:family="paragraph">
      <style:paragraph-properties fo:widows="2" fo:orphans="2" fo:text-align="justify" fo:margin-bottom="0in"/>
    </style:style>
    <style:style style:name="P8" style:parent-style-name="Título1" style:family="paragraph">
      <style:paragraph-properties fo:widows="2" fo:orphans="2" fo:text-align="justify" fo:margin-top="0.2083in" fo:margin-bottom="0.2083in" style:line-height-at-least="0.2083in" fo:margin-left="2.0833in" fo:margin-right="0.2083in">
        <style:tab-stops/>
      </style:paragraph-properties>
      <style:text-properties style:font-name="Myriad Pro Semibold" fo:font-weight="normal" style:font-weight-asian="normal" fo:color="#333333" fo:font-size="15pt" style:font-size-asian="15pt"/>
    </style:style>
    <style:style style:name="P9" style:parent-style-name="Textbody" style:family="paragraph">
      <style:paragraph-properties fo:widows="2" fo:orphans="2" fo:text-align="justify" fo:margin-bottom="0in"/>
      <style:text-properties style:font-name="Inconsolata, monospace" fo:color="#333333"/>
    </style:style>
    <style:style style:name="P10" style:parent-style-name="Textbody" style:family="paragraph">
      <style:paragraph-properties fo:widows="2" fo:orphans="2" fo:text-align="center" fo:margin-bottom="0in" style:line-height-at-least="0.2291in"/>
      <style:text-properties style:font-name="Inconsolata, monospace" fo:color="#555555" fo:font-size="11pt" style:font-size-asian="11pt"/>
    </style:style>
    <style:style style:name="P11" style:parent-style-name="Textbody" style:family="paragraph">
      <style:paragraph-properties fo:widows="2" fo:orphans="2" fo:text-align="center" fo:margin-bottom="0in"/>
    </style:style>
    <style:style style:name="T12" style:parent-style-name="Fonteparág.padrão" style:family="text">
      <style:text-properties style:font-name="Inconsolata, monospace" fo:color="#333333"/>
    </style:style>
    <style:style style:name="T13" style:parent-style-name="Fonteparág.padrão" style:family="text">
      <style:text-properties style:font-name="Inconsolata, monospace" fo:font-weight="bold" style:font-weight-asian="bold" fo:color="#FFFFFF" fo:font-size="9pt" style:font-size-asian="9pt" fo:background-color="#D9534F"/>
    </style:style>
    <style:style style:name="T14" style:parent-style-name="Fonteparág.padrão" style:family="text">
      <style:text-properties style:font-name="Inconsolata, monospace" fo:color="#333333"/>
    </style:style>
    <style:style style:name="T15" style:parent-style-name="Fonteparág.padrão" style:family="text">
      <style:text-properties style:font-name="Inconsolata, monospace" fo:color="#333333"/>
    </style:style>
    <style:style style:name="T16" style:parent-style-name="Fonteparág.padrão" style:family="text">
      <style:text-properties style:font-name="Inconsolata, monospace" fo:color="#333333"/>
    </style:style>
    <style:style style:name="T17" style:parent-style-name="Fonteparág.padrão" style:family="text">
      <style:text-properties style:font-name="Inconsolata, monospace" fo:color="#333333"/>
    </style:style>
    <style:style style:name="T18" style:parent-style-name="Fonteparág.padrão" style:family="text">
      <style:text-properties style:font-name="Inconsolata, monospace" fo:color="#333333"/>
    </style:style>
    <style:style style:name="T19" style:parent-style-name="Fonteparág.padrão" style:family="text">
      <style:text-properties style:font-name="Inconsolata, monospace" fo:color="#333333"/>
    </style:style>
    <style:style style:name="T20" style:parent-style-name="Fonteparág.padrão" style:family="text">
      <style:text-properties style:font-name="Inconsolata, monospace" fo:color="#333333"/>
    </style:style>
    <style:style style:name="T21" style:parent-style-name="Fonteparág.padrão" style:family="text">
      <style:text-properties style:font-name="Inconsolata, monospace" fo:color="#333333"/>
    </style:style>
    <style:style style:name="T22" style:parent-style-name="Fonteparág.padrão" style:family="text">
      <style:text-properties style:font-name="Inconsolata, monospace" fo:color="#B94A48" style:text-underline-type="single" style:text-underline-style="solid" style:text-underline-width="auto" style:text-underline-mode="continuous"/>
    </style:style>
    <style:style style:name="T23" style:parent-style-name="Fonteparág.padrão" style:family="text">
      <style:text-properties style:font-name="Inconsolata, monospace" fo:color="#333333"/>
    </style:style>
    <style:style style:name="T24" style:parent-style-name="Fonteparág.padrão" style:family="text">
      <style:text-properties style:font-name="Inconsolata, monospace" fo:color="#333333"/>
    </style:style>
    <style:style style:name="T25" style:parent-style-name="Fonteparág.padrão" style:family="text">
      <style:text-properties style:font-name="Inconsolata, monospace" fo:color="#333333"/>
    </style:style>
    <style:style style:name="T26" style:parent-style-name="Fonteparág.padrão" style:family="text">
      <style:text-properties style:font-name="Inconsolata, monospace" fo:color="#333333"/>
    </style:style>
    <style:style style:name="T27" style:parent-style-name="Fonteparág.padrão" style:family="text">
      <style:text-properties style:font-name="Inconsolata, monospace" fo:font-weight="bold" style:font-weight-asian="bold" fo:color="#FFFFFF" fo:font-size="9pt" style:font-size-asian="9pt" fo:background-color="#D9534F"/>
    </style:style>
    <style:style style:name="T28" style:parent-style-name="Fonteparág.padrão" style:family="text">
      <style:text-properties style:font-name="Inconsolata, monospace" fo:color="#333333"/>
    </style:style>
    <style:style style:name="T29" style:parent-style-name="Fonteparág.padrão" style:family="text">
      <style:text-properties style:font-name="Inconsolata, monospace" fo:color="#333333"/>
    </style:style>
    <style:style style:name="T30" style:parent-style-name="Fonteparág.padrão" style:family="text">
      <style:text-properties style:font-name="Inconsolata, monospace" fo:color="#333333"/>
    </style:style>
    <style:style style:name="T31" style:parent-style-name="Fonteparág.padrão" style:family="text">
      <style:text-properties style:font-name="Inconsolata, monospace" fo:color="#333333"/>
    </style:style>
    <style:style style:name="T32" style:parent-style-name="Fonteparág.padrão" style:family="text">
      <style:text-properties style:font-name="Inconsolata, monospace" fo:color="#333333"/>
    </style:style>
    <style:style style:name="T33" style:parent-style-name="Fonteparág.padrão" style:family="text">
      <style:text-properties style:font-name="Inconsolata, monospace" fo:color="#333333"/>
    </style:style>
    <style:style style:name="T34" style:parent-style-name="Fonteparág.padrão" style:family="text">
      <style:text-properties style:font-name="Inconsolata, monospace" fo:color="#333333"/>
    </style:style>
    <style:style style:name="T35" style:parent-style-name="Fonteparág.padrão" style:family="text">
      <style:text-properties style:font-name="Inconsolata, monospace" fo:font-weight="bold" style:font-weight-asian="bold" fo:color="#FFFFFF" fo:font-size="9pt" style:font-size-asian="9pt" fo:background-color="#D9534F"/>
    </style:style>
    <style:style style:name="T36" style:parent-style-name="Fonteparág.padrão" style:family="text">
      <style:text-properties style:font-name="Inconsolata, monospace" fo:color="#333333"/>
    </style:style>
    <style:style style:name="T37" style:parent-style-name="Fonteparág.padrão" style:family="text">
      <style:text-properties style:font-name="Inconsolata, monospace" fo:color="#333333"/>
    </style:style>
    <style:style style:name="T38" style:parent-style-name="Fonteparág.padrão" style:family="text">
      <style:text-properties style:font-name="Inconsolata, monospace" fo:color="#333333"/>
    </style:style>
    <style:style style:name="T39" style:parent-style-name="Fonteparág.padrão" style:family="text">
      <style:text-properties style:font-name="Inconsolata, monospace" fo:color="#333333"/>
    </style:style>
    <style:style style:name="T40" style:parent-style-name="Fonteparág.padrão" style:family="text">
      <style:text-properties style:font-name="Inconsolata, monospace" fo:color="#333333"/>
    </style:style>
    <style:style style:name="T41" style:parent-style-name="Fonteparág.padrão" style:family="text">
      <style:text-properties style:font-name="Inconsolata, monospace" fo:color="#333333"/>
    </style:style>
    <style:style style:name="T42" style:parent-style-name="Fonteparág.padrão" style:family="text">
      <style:text-properties style:font-name="Inconsolata, monospace" fo:color="#333333"/>
    </style:style>
    <style:style style:name="T43" style:parent-style-name="Fonteparág.padrão" style:family="text">
      <style:text-properties style:font-name="Inconsolata, monospace" fo:color="#333333"/>
    </style:style>
    <style:style style:name="T44" style:parent-style-name="Fonteparág.padrão" style:family="text">
      <style:text-properties style:font-name="Inconsolata, monospace" fo:color="#333333"/>
    </style:style>
    <style:style style:name="T45" style:parent-style-name="Fonteparág.padrão" style:family="text">
      <style:text-properties style:font-name="Inconsolata, monospace" fo:color="#333333"/>
    </style:style>
    <style:style style:name="T46" style:parent-style-name="Fonteparág.padrão" style:family="text">
      <style:text-properties style:font-name="Inconsolata, monospace" fo:color="#333333"/>
    </style:style>
    <style:style style:name="T47" style:parent-style-name="Fonteparág.padrão" style:family="text">
      <style:text-properties style:font-name="Inconsolata, monospace" fo:color="#333333"/>
    </style:style>
    <style:style style:name="P48" style:parent-style-name="Textbody" style:family="paragraph">
      <style:paragraph-properties fo:widows="2" fo:orphans="2" fo:text-align="center" fo:margin-bottom="0in" style:line-height-at-least="0.2291in"/>
      <style:text-properties style:font-name="Inconsolata, monospace" fo:color="#555555" fo:font-size="11pt" style:font-size-asian="11pt"/>
    </style:style>
    <style:style style:name="P49" style:parent-style-name="Textbody" style:family="paragraph">
      <style:paragraph-properties fo:widows="2" fo:orphans="2" fo:text-align="center" fo:margin-bottom="0in"/>
    </style:style>
    <style:style style:name="T50" style:parent-style-name="Fonteparág.padrão" style:family="text">
      <style:text-properties style:font-name="Inconsolata, monospace" fo:color="#333333"/>
    </style:style>
    <style:style style:name="T51" style:parent-style-name="Fonteparág.padrão" style:family="text">
      <style:text-properties style:font-name="Inconsolata, monospace" fo:font-weight="bold" style:font-weight-asian="bold" fo:color="#FFFFFF" fo:font-size="9pt" style:font-size-asian="9pt" fo:background-color="#D9534F"/>
    </style:style>
    <style:style style:name="T52" style:parent-style-name="Fonteparág.padrão" style:family="text">
      <style:text-properties style:font-name="Inconsolata, monospace" fo:color="#333333"/>
    </style:style>
    <style:style style:name="T53" style:parent-style-name="Fonteparág.padrão" style:family="text">
      <style:text-properties style:font-name="Inconsolata, monospace" fo:color="#333333"/>
    </style:style>
    <style:style style:name="T54" style:parent-style-name="Fonteparág.padrão" style:family="text">
      <style:text-properties style:font-name="Inconsolata, monospace" fo:color="#333333"/>
    </style:style>
    <style:style style:name="T55" style:parent-style-name="Fonteparág.padrão" style:family="text">
      <style:text-properties style:font-name="Inconsolata, monospace" fo:color="#333333"/>
    </style:style>
    <style:style style:name="T56" style:parent-style-name="Fonteparág.padrão" style:family="text">
      <style:text-properties style:font-name="Inconsolata, monospace" fo:color="#333333"/>
    </style:style>
    <style:style style:name="T57" style:parent-style-name="Fonteparág.padrão" style:family="text">
      <style:text-properties style:font-name="Inconsolata, monospace" fo:color="#333333"/>
    </style:style>
    <style:style style:name="T58" style:parent-style-name="Fonteparág.padrão" style:family="text">
      <style:text-properties style:font-name="Inconsolata, monospace" fo:color="#333333"/>
    </style:style>
    <style:style style:name="T59" style:parent-style-name="Fonteparág.padrão" style:family="text">
      <style:text-properties style:font-name="Inconsolata, monospace" fo:font-weight="bold" style:font-weight-asian="bold" fo:color="#FFFFFF" fo:font-size="9pt" style:font-size-asian="9pt" fo:background-color="#D9534F"/>
    </style:style>
    <style:style style:name="T60" style:parent-style-name="Fonteparág.padrão" style:family="text">
      <style:text-properties style:font-name="Inconsolata, monospace" fo:color="#333333"/>
    </style:style>
    <style:style style:name="T61" style:parent-style-name="Fonteparág.padrão" style:family="text">
      <style:text-properties style:font-name="Inconsolata, monospace" fo:color="#333333"/>
    </style:style>
    <style:style style:name="T62" style:parent-style-name="Fonteparág.padrão" style:family="text">
      <style:text-properties style:font-name="Inconsolata, monospace" fo:color="#333333"/>
    </style:style>
    <style:style style:name="T63" style:parent-style-name="Fonteparág.padrão" style:family="text">
      <style:text-properties style:font-name="Inconsolata, monospace" fo:color="#333333"/>
    </style:style>
    <style:style style:name="T64" style:parent-style-name="Fonteparág.padrão" style:family="text">
      <style:text-properties style:font-name="Inconsolata, monospace" fo:color="#333333"/>
    </style:style>
    <style:style style:name="T65" style:parent-style-name="Fonteparág.padrão" style:family="text">
      <style:text-properties style:font-name="Inconsolata, monospace" fo:color="#333333"/>
    </style:style>
    <style:style style:name="T66" style:parent-style-name="Fonteparág.padrão" style:family="text">
      <style:text-properties style:font-name="Inconsolata, monospace" fo:color="#333333"/>
    </style:style>
    <style:style style:name="T67" style:parent-style-name="Fonteparág.padrão" style:family="text">
      <style:text-properties style:font-name="Inconsolata, monospace" fo:color="#333333"/>
    </style:style>
    <style:style style:name="T68" style:parent-style-name="Fonteparág.padrão" style:family="text">
      <style:text-properties style:font-name="Inconsolata, monospace" fo:color="#333333"/>
    </style:style>
    <style:style style:name="T69" style:parent-style-name="Fonteparág.padrão" style:family="text">
      <style:text-properties style:font-name="Inconsolata, monospace" fo:color="#333333"/>
    </style:style>
    <style:style style:name="T70" style:parent-style-name="Fonteparág.padrão" style:family="text">
      <style:text-properties style:font-name="Inconsolata, monospace" fo:color="#333333"/>
    </style:style>
    <style:style style:name="T71" style:parent-style-name="Fonteparág.padrão" style:family="text">
      <style:text-properties style:font-name="Inconsolata, monospace" fo:color="#333333"/>
    </style:style>
    <style:style style:name="T72" style:parent-style-name="Fonteparág.padrão" style:family="text">
      <style:text-properties style:font-name="Inconsolata, monospace" fo:color="#333333"/>
    </style:style>
    <style:style style:name="T73" style:parent-style-name="Fonteparág.padrão" style:family="text">
      <style:text-properties style:font-name="Inconsolata, monospace" fo:color="#333333"/>
    </style:style>
    <style:style style:name="T74" style:parent-style-name="Fonteparág.padrão" style:family="text">
      <style:text-properties style:font-name="Inconsolata, monospace" fo:color="#333333"/>
    </style:style>
    <style:style style:name="T75" style:parent-style-name="Fonteparág.padrão" style:family="text">
      <style:text-properties style:font-name="Inconsolata, monospace" fo:color="#333333"/>
    </style:style>
    <style:style style:name="T76" style:parent-style-name="Fonteparág.padrão" style:family="text">
      <style:text-properties style:font-name="Inconsolata, monospace" fo:color="#333333"/>
    </style:style>
    <style:style style:name="T77" style:parent-style-name="Fonteparág.padrão" style:family="text">
      <style:text-properties style:font-name="Inconsolata, monospace" fo:color="#333333"/>
    </style:style>
    <style:style style:name="T78" style:parent-style-name="Fonteparág.padrão" style:family="text">
      <style:text-properties style:font-name="Inconsolata, monospace" fo:color="#333333"/>
    </style:style>
    <style:style style:name="T79" style:parent-style-name="Fonteparág.padrão" style:family="text">
      <style:text-properties style:font-name="Inconsolata, monospace" fo:color="#333333"/>
    </style:style>
    <style:style style:name="T80" style:parent-style-name="Fonteparág.padrão" style:family="text">
      <style:text-properties style:font-name="Inconsolata, monospace" fo:color="#333333"/>
    </style:style>
    <style:style style:name="T81" style:parent-style-name="Fonteparág.padrão" style:family="text">
      <style:text-properties style:font-name="Inconsolata, monospace" fo:color="#333333"/>
    </style:style>
    <style:style style:name="T82" style:parent-style-name="Fonteparág.padrão" style:family="text">
      <style:text-properties style:font-name="Inconsolata, monospace" fo:color="#333333"/>
    </style:style>
    <style:style style:name="T83" style:parent-style-name="Fonteparág.padrão" style:family="text">
      <style:text-properties style:font-name="Inconsolata, monospace" fo:color="#333333"/>
    </style:style>
    <style:style style:name="T84" style:parent-style-name="Fonteparág.padrão" style:family="text">
      <style:text-properties style:font-name="Inconsolata, monospace" fo:color="#333333"/>
    </style:style>
    <style:style style:name="T85" style:parent-style-name="Fonteparág.padrão" style:family="text">
      <style:text-properties style:font-name="Inconsolata, monospace" fo:color="#333333"/>
    </style:style>
    <style:style style:name="T86" style:parent-style-name="Fonteparág.padrão" style:family="text">
      <style:text-properties style:font-name="Inconsolata, monospace" fo:color="#333333"/>
    </style:style>
    <style:style style:name="T87" style:parent-style-name="Fonteparág.padrão" style:family="text">
      <style:text-properties style:font-name="Inconsolata, monospace" fo:color="#333333"/>
    </style:style>
    <style:style style:name="T88" style:parent-style-name="Fonteparág.padrão" style:family="text">
      <style:text-properties style:font-name="Inconsolata, monospace" fo:color="#333333"/>
    </style:style>
    <style:style style:name="T89" style:parent-style-name="Fonteparág.padrão" style:family="text">
      <style:text-properties style:font-name="Inconsolata, monospace" fo:color="#333333"/>
    </style:style>
    <style:style style:name="T90" style:parent-style-name="Fonteparág.padrão" style:family="text">
      <style:text-properties style:font-name="Inconsolata, monospace" fo:color="#333333"/>
    </style:style>
    <style:style style:name="T91" style:parent-style-name="Fonteparág.padrão" style:family="text">
      <style:text-properties style:font-name="Inconsolata, monospace" fo:color="#333333"/>
    </style:style>
    <style:style style:name="T92" style:parent-style-name="Fonteparág.padrão" style:family="text">
      <style:text-properties style:font-name="Inconsolata, monospace" fo:color="#333333"/>
    </style:style>
    <style:style style:name="T93" style:parent-style-name="Fonteparág.padrão" style:family="text">
      <style:text-properties style:font-name="Inconsolata, monospace" fo:color="#333333"/>
    </style:style>
    <style:style style:name="T94" style:parent-style-name="Fonteparág.padrão" style:family="text">
      <style:text-properties style:font-name="Inconsolata, monospace" fo:color="#333333"/>
    </style:style>
    <style:style style:name="T95" style:parent-style-name="Fonteparág.padrão" style:family="text">
      <style:text-properties style:font-name="Inconsolata, monospace" fo:color="#333333"/>
    </style:style>
    <style:style style:name="T96" style:parent-style-name="Fonteparág.padrão" style:family="text">
      <style:text-properties style:font-name="Inconsolata, monospace" fo:color="#333333"/>
    </style:style>
    <style:style style:name="T97" style:parent-style-name="Fonteparág.padrão" style:family="text">
      <style:text-properties style:font-name="Inconsolata, monospace" fo:color="#333333"/>
    </style:style>
    <style:style style:name="T98" style:parent-style-name="Fonteparág.padrão" style:family="text">
      <style:text-properties style:font-name="Inconsolata, monospace" fo:color="#333333"/>
    </style:style>
    <style:style style:name="T99" style:parent-style-name="Fonteparág.padrão" style:family="text">
      <style:text-properties style:font-name="Inconsolata, monospace" fo:color="#333333"/>
    </style:style>
    <style:style style:name="T100" style:parent-style-name="Fonteparág.padrão" style:family="text">
      <style:text-properties style:font-name="Inconsolata, monospace" fo:color="#333333"/>
    </style:style>
    <style:style style:name="T101" style:parent-style-name="Fonteparág.padrão" style:family="text">
      <style:text-properties style:font-name="Inconsolata, monospace" fo:color="#333333"/>
    </style:style>
    <style:style style:name="T102" style:parent-style-name="Fonteparág.padrão" style:family="text">
      <style:text-properties style:font-name="Inconsolata, monospace" fo:color="#333333"/>
    </style:style>
    <style:style style:name="T103" style:parent-style-name="Fonteparág.padrão" style:family="text">
      <style:text-properties style:font-name="Inconsolata, monospace" fo:color="#333333"/>
    </style:style>
    <style:style style:name="T104" style:parent-style-name="Fonteparág.padrão" style:family="text">
      <style:text-properties style:font-name="Inconsolata, monospace" fo:color="#333333"/>
    </style:style>
    <style:style style:name="T105" style:parent-style-name="Fonteparág.padrão" style:family="text">
      <style:text-properties style:font-name="Inconsolata, monospace" fo:color="#333333"/>
    </style:style>
    <style:style style:name="T106" style:parent-style-name="Fonteparág.padrão" style:family="text">
      <style:text-properties style:font-name="Inconsolata, monospace" fo:color="#333333"/>
    </style:style>
    <style:style style:name="T107" style:parent-style-name="Fonteparág.padrão" style:family="text">
      <style:text-properties style:font-name="Inconsolata, monospace" fo:color="#333333"/>
    </style:style>
    <style:style style:name="T108" style:parent-style-name="Fonteparág.padrão" style:family="text">
      <style:text-properties style:font-name="Inconsolata, monospace" fo:color="#333333"/>
    </style:style>
    <style:style style:name="T109" style:parent-style-name="Fonteparág.padrão" style:family="text">
      <style:text-properties style:font-name="Inconsolata, monospace" fo:color="#333333"/>
    </style:style>
    <style:style style:name="T110" style:parent-style-name="Fonteparág.padrão" style:family="text">
      <style:text-properties style:font-name="Inconsolata, monospace" fo:color="#333333"/>
    </style:style>
    <style:style style:name="T111" style:parent-style-name="Fonteparág.padrão" style:family="text">
      <style:text-properties style:font-name="Inconsolata, monospace" fo:color="#333333"/>
    </style:style>
    <style:style style:name="T112" style:parent-style-name="Fonteparág.padrão" style:family="text">
      <style:text-properties style:font-name="Inconsolata, monospace" fo:color="#333333"/>
    </style:style>
    <style:style style:name="T113" style:parent-style-name="Fonteparág.padrão" style:family="text">
      <style:text-properties style:font-name="Inconsolata, monospace" fo:color="#333333"/>
    </style:style>
    <style:style style:name="T114" style:parent-style-name="Fonteparág.padrão" style:family="text">
      <style:text-properties style:font-name="Inconsolata, monospace" fo:color="#333333"/>
    </style:style>
    <style:style style:name="T115" style:parent-style-name="Fonteparág.padrão" style:family="text">
      <style:text-properties style:font-name="Inconsolata, monospace" fo:color="#333333"/>
    </style:style>
    <style:style style:name="T116" style:parent-style-name="Fonteparág.padrão" style:family="text">
      <style:text-properties style:font-name="Inconsolata, monospace" fo:color="#333333"/>
    </style:style>
    <style:style style:name="T117" style:parent-style-name="Fonteparág.padrão" style:family="text">
      <style:text-properties style:font-name="Inconsolata, monospace" fo:color="#333333"/>
    </style:style>
    <style:style style:name="T118" style:parent-style-name="Fonteparág.padrão" style:family="text">
      <style:text-properties style:font-name="Inconsolata, monospace" fo:color="#333333"/>
    </style:style>
    <style:style style:name="T119" style:parent-style-name="Fonteparág.padrão" style:family="text">
      <style:text-properties style:font-name="Inconsolata, monospace" fo:color="#333333"/>
    </style:style>
    <style:style style:name="T120" style:parent-style-name="Fonteparág.padrão" style:family="text">
      <style:text-properties style:font-name="Inconsolata, monospace" fo:color="#333333"/>
    </style:style>
    <style:style style:name="T121" style:parent-style-name="Fonteparág.padrão" style:family="text">
      <style:text-properties style:font-name="Inconsolata, monospace" fo:color="#333333"/>
    </style:style>
    <style:style style:name="T122" style:parent-style-name="Fonteparág.padrão" style:family="text">
      <style:text-properties style:font-name="Inconsolata, monospace" fo:color="#333333"/>
    </style:style>
    <style:style style:name="T123" style:parent-style-name="Fonteparág.padrão" style:family="text">
      <style:text-properties style:font-name="Inconsolata, monospace" fo:color="#333333"/>
    </style:style>
    <style:style style:name="T124" style:parent-style-name="Fonteparág.padrão" style:family="text">
      <style:text-properties style:font-name="Inconsolata, monospace" fo:color="#333333"/>
    </style:style>
    <style:style style:name="T125" style:parent-style-name="Fonteparág.padrão" style:family="text">
      <style:text-properties style:font-name="Inconsolata, monospace" fo:color="#333333"/>
    </style:style>
    <style:style style:name="T126" style:parent-style-name="Fonteparág.padrão" style:family="text">
      <style:text-properties style:font-name="Inconsolata, monospace" fo:color="#333333"/>
    </style:style>
    <style:style style:name="P127" style:parent-style-name="Textbody" style:family="paragraph">
      <style:paragraph-properties fo:widows="2" fo:orphans="2" fo:text-align="center" fo:margin-bottom="0in" style:line-height-at-least="0.2291in"/>
      <style:text-properties style:font-name="Inconsolata, monospace" fo:color="#555555" fo:font-size="11pt" style:font-size-asian="11pt"/>
    </style:style>
    <style:style style:name="P128" style:parent-style-name="Textbody" style:family="paragraph">
      <style:paragraph-properties fo:widows="2" fo:orphans="2" fo:text-align="center" fo:margin-bottom="0in"/>
    </style:style>
    <style:style style:name="T129" style:parent-style-name="Fonteparág.padrão" style:family="text">
      <style:text-properties style:font-name="Inconsolata, monospace" fo:color="#333333"/>
    </style:style>
    <style:style style:name="T130" style:parent-style-name="Fonteparág.padrão" style:family="text">
      <style:text-properties style:font-name="Inconsolata, monospace" fo:font-weight="bold" style:font-weight-asian="bold" fo:color="#FFFFFF" fo:font-size="9pt" style:font-size-asian="9pt" fo:background-color="#D9534F"/>
    </style:style>
    <style:style style:name="T131" style:parent-style-name="Fonteparág.padrão" style:family="text">
      <style:text-properties style:font-name="Inconsolata, monospace" fo:color="#333333"/>
    </style:style>
    <style:style style:name="T132" style:parent-style-name="Fonteparág.padrão" style:family="text">
      <style:text-properties style:font-name="Inconsolata, monospace" fo:color="#333333"/>
    </style:style>
    <style:style style:name="T133" style:parent-style-name="Fonteparág.padrão" style:family="text">
      <style:text-properties style:font-name="Inconsolata, monospace" fo:color="#333333"/>
    </style:style>
    <style:style style:name="T134" style:parent-style-name="Fonteparág.padrão" style:family="text">
      <style:text-properties style:font-name="Inconsolata, monospace" fo:color="#333333"/>
    </style:style>
    <style:style style:name="T135" style:parent-style-name="Fonteparág.padrão" style:family="text">
      <style:text-properties style:font-name="Inconsolata, monospace" fo:color="#333333"/>
    </style:style>
    <style:style style:name="T136" style:parent-style-name="Fonteparág.padrão" style:family="text">
      <style:text-properties style:font-name="Inconsolata, monospace" fo:color="#333333"/>
    </style:style>
    <style:style style:name="T137" style:parent-style-name="Fonteparág.padrão" style:family="text">
      <style:text-properties style:font-name="Inconsolata, monospace" fo:color="#333333"/>
    </style:style>
    <style:style style:name="T138" style:parent-style-name="Fonteparág.padrão" style:family="text">
      <style:text-properties style:font-name="Inconsolata, monospace" fo:color="#333333"/>
    </style:style>
    <style:style style:name="T139" style:parent-style-name="Fonteparág.padrão" style:family="text">
      <style:text-properties style:font-name="Inconsolata, monospace" fo:color="#333333"/>
    </style:style>
    <style:style style:name="T140" style:parent-style-name="Fonteparág.padrão" style:family="text">
      <style:text-properties style:font-name="Inconsolata, monospace" fo:color="#333333"/>
    </style:style>
    <style:style style:name="T141" style:parent-style-name="Fonteparág.padrão" style:family="text">
      <style:text-properties style:font-name="Inconsolata, monospace" fo:color="#333333"/>
    </style:style>
    <style:style style:name="T142" style:parent-style-name="Fonteparág.padrão" style:family="text">
      <style:text-properties style:font-name="Inconsolata, monospace" fo:color="#333333"/>
    </style:style>
    <style:style style:name="T143" style:parent-style-name="Fonteparág.padrão" style:family="text">
      <style:text-properties style:font-name="Inconsolata, monospace" fo:color="#333333"/>
    </style:style>
    <style:style style:name="T144" style:parent-style-name="Fonteparág.padrão" style:family="text">
      <style:text-properties style:font-name="Inconsolata, monospace" fo:color="#333333"/>
    </style:style>
    <style:style style:name="T145" style:parent-style-name="Fonteparág.padrão" style:family="text">
      <style:text-properties style:font-name="Inconsolata, monospace" fo:color="#333333"/>
    </style:style>
    <style:style style:name="T146" style:parent-style-name="Fonteparág.padrão" style:family="text">
      <style:text-properties style:font-name="Inconsolata, monospace" fo:color="#333333"/>
    </style:style>
    <style:style style:name="T147" style:parent-style-name="Fonteparág.padrão" style:family="text">
      <style:text-properties style:font-name="Inconsolata, monospace" fo:color="#333333"/>
    </style:style>
    <style:style style:name="T148" style:parent-style-name="Fonteparág.padrão" style:family="text">
      <style:text-properties style:font-name="Inconsolata, monospace" fo:color="#333333"/>
    </style:style>
    <style:style style:name="T149" style:parent-style-name="Fonteparág.padrão" style:family="text">
      <style:text-properties style:font-name="Inconsolata, monospace" fo:color="#333333"/>
    </style:style>
    <style:style style:name="T150" style:parent-style-name="Fonteparág.padrão" style:family="text">
      <style:text-properties style:font-name="Inconsolata, monospace" fo:color="#333333"/>
    </style:style>
    <style:style style:name="T151" style:parent-style-name="Fonteparág.padrão" style:family="text">
      <style:text-properties style:font-name="Inconsolata, monospace" fo:color="#333333"/>
    </style:style>
    <style:style style:name="T152" style:parent-style-name="Fonteparág.padrão" style:family="text">
      <style:text-properties style:font-name="Inconsolata, monospace" fo:color="#333333"/>
    </style:style>
    <style:style style:name="T153" style:parent-style-name="Fonteparág.padrão" style:family="text">
      <style:text-properties style:font-name="Inconsolata, monospace" fo:color="#333333"/>
    </style:style>
    <style:style style:name="T154" style:parent-style-name="Fonteparág.padrão" style:family="text">
      <style:text-properties style:font-name="Inconsolata, monospace" fo:color="#333333"/>
    </style:style>
    <style:style style:name="T155" style:parent-style-name="Fonteparág.padrão" style:family="text">
      <style:text-properties style:font-name="Inconsolata, monospace" fo:color="#333333"/>
    </style:style>
    <style:style style:name="T156" style:parent-style-name="Fonteparág.padrão" style:family="text">
      <style:text-properties style:font-name="Inconsolata, monospace" fo:color="#333333"/>
    </style:style>
    <style:style style:name="T157" style:parent-style-name="Fonteparág.padrão" style:family="text">
      <style:text-properties style:font-name="Inconsolata, monospace" fo:color="#333333"/>
    </style:style>
    <style:style style:name="T158" style:parent-style-name="Fonteparág.padrão" style:family="text">
      <style:text-properties style:font-name="Inconsolata, monospace" fo:color="#333333"/>
    </style:style>
    <style:style style:name="T159" style:parent-style-name="Fonteparág.padrão" style:family="text">
      <style:text-properties style:font-name="Inconsolata, monospace" fo:color="#333333"/>
    </style:style>
    <style:style style:name="T160" style:parent-style-name="Fonteparág.padrão" style:family="text">
      <style:text-properties style:font-name="Inconsolata, monospace" fo:color="#333333"/>
    </style:style>
    <style:style style:name="T161" style:parent-style-name="Fonteparág.padrão" style:family="text">
      <style:text-properties style:font-name="Inconsolata, monospace" fo:color="#333333"/>
    </style:style>
    <style:style style:name="T162" style:parent-style-name="Fonteparág.padrão" style:family="text">
      <style:text-properties style:font-name="Inconsolata, monospace" fo:color="#333333"/>
    </style:style>
    <style:style style:name="T163" style:parent-style-name="Fonteparág.padrão" style:family="text">
      <style:text-properties style:font-name="Inconsolata, monospace" fo:color="#333333"/>
    </style:style>
    <style:style style:name="T164" style:parent-style-name="Fonteparág.padrão" style:family="text">
      <style:text-properties style:font-name="Inconsolata, monospace" fo:color="#333333"/>
    </style:style>
    <style:style style:name="T165" style:parent-style-name="Fonteparág.padrão" style:family="text">
      <style:text-properties style:font-name="Inconsolata, monospace" fo:color="#333333"/>
    </style:style>
    <style:style style:name="T166" style:parent-style-name="Fonteparág.padrão" style:family="text">
      <style:text-properties style:font-name="Inconsolata, monospace" fo:color="#333333"/>
    </style:style>
    <style:style style:name="T167" style:parent-style-name="Fonteparág.padrão" style:family="text">
      <style:text-properties style:font-name="Inconsolata, monospace" fo:color="#333333"/>
    </style:style>
    <style:style style:name="T168" style:parent-style-name="Fonteparág.padrão" style:family="text">
      <style:text-properties style:font-name="Inconsolata, monospace" fo:color="#333333"/>
    </style:style>
    <style:style style:name="T169" style:parent-style-name="Fonteparág.padrão" style:family="text">
      <style:text-properties style:font-name="Inconsolata, monospace" fo:color="#333333"/>
    </style:style>
    <style:style style:name="T170" style:parent-style-name="Fonteparág.padrão" style:family="text">
      <style:text-properties style:font-name="Inconsolata, monospace" fo:color="#333333"/>
    </style:style>
    <style:style style:name="T171" style:parent-style-name="Fonteparág.padrão" style:family="text">
      <style:text-properties style:font-name="Inconsolata, monospace" fo:color="#333333"/>
    </style:style>
    <style:style style:name="T172" style:parent-style-name="Fonteparág.padrão" style:family="text">
      <style:text-properties style:font-name="Inconsolata, monospace" fo:color="#333333"/>
    </style:style>
    <style:style style:name="T173" style:parent-style-name="Fonteparág.padrão" style:family="text">
      <style:text-properties style:font-name="Inconsolata, monospace" fo:color="#333333"/>
    </style:style>
    <style:style style:name="T174" style:parent-style-name="Fonteparág.padrão" style:family="text">
      <style:text-properties style:font-name="Inconsolata, monospace" fo:color="#333333"/>
    </style:style>
    <style:style style:name="T175" style:parent-style-name="Fonteparág.padrão" style:family="text">
      <style:text-properties style:font-name="Inconsolata, monospace" fo:color="#333333"/>
    </style:style>
    <style:style style:name="T176" style:parent-style-name="Fonteparág.padrão" style:family="text">
      <style:text-properties style:font-name="Inconsolata, monospace" fo:color="#333333"/>
    </style:style>
    <style:style style:name="T177" style:parent-style-name="Fonteparág.padrão" style:family="text">
      <style:text-properties style:font-name="Inconsolata, monospace" fo:color="#333333"/>
    </style:style>
    <style:style style:name="T178" style:parent-style-name="Fonteparág.padrão" style:family="text">
      <style:text-properties style:font-name="Inconsolata, monospace" fo:color="#333333"/>
    </style:style>
    <style:style style:name="T179" style:parent-style-name="Fonteparág.padrão" style:family="text">
      <style:text-properties style:font-name="Inconsolata, monospace" fo:color="#333333"/>
    </style:style>
    <style:style style:name="T180" style:parent-style-name="Fonteparág.padrão" style:family="text">
      <style:text-properties style:font-name="Inconsolata, monospace" fo:color="#333333"/>
    </style:style>
    <style:style style:name="T181" style:parent-style-name="Fonteparág.padrão" style:family="text">
      <style:text-properties style:font-name="Inconsolata, monospace" fo:color="#333333"/>
    </style:style>
    <style:style style:name="T182" style:parent-style-name="Fonteparág.padrão" style:family="text">
      <style:text-properties style:font-name="Inconsolata, monospace" fo:color="#333333"/>
    </style:style>
    <style:style style:name="T183" style:parent-style-name="Fonteparág.padrão" style:family="text">
      <style:text-properties style:font-name="Inconsolata, monospace" fo:color="#333333"/>
    </style:style>
    <style:style style:name="T184" style:parent-style-name="Fonteparág.padrão" style:family="text">
      <style:text-properties style:font-name="Inconsolata, monospace" fo:color="#333333"/>
    </style:style>
    <style:style style:name="T185" style:parent-style-name="Fonteparág.padrão" style:family="text">
      <style:text-properties style:font-name="Inconsolata, monospace" fo:color="#333333"/>
    </style:style>
    <style:style style:name="T186" style:parent-style-name="Fonteparág.padrão" style:family="text">
      <style:text-properties style:font-name="Inconsolata, monospace" fo:color="#333333"/>
    </style:style>
    <style:style style:name="T187" style:parent-style-name="Fonteparág.padrão" style:family="text">
      <style:text-properties style:font-name="Inconsolata, monospace" fo:color="#333333"/>
    </style:style>
    <style:style style:name="T188" style:parent-style-name="Fonteparág.padrão" style:family="text">
      <style:text-properties style:font-name="Inconsolata, monospace" fo:color="#333333"/>
    </style:style>
    <style:style style:name="T189" style:parent-style-name="Fonteparág.padrão" style:family="text">
      <style:text-properties style:font-name="Inconsolata, monospace" fo:color="#333333"/>
    </style:style>
    <style:style style:name="T190" style:parent-style-name="Fonteparág.padrão" style:family="text">
      <style:text-properties style:font-name="Inconsolata, monospace" fo:color="#333333"/>
    </style:style>
    <style:style style:name="T191" style:parent-style-name="Fonteparág.padrão" style:family="text">
      <style:text-properties style:font-name="Inconsolata, monospace" fo:color="#333333"/>
    </style:style>
    <style:style style:name="T192" style:parent-style-name="Fonteparág.padrão" style:family="text">
      <style:text-properties style:font-name="Inconsolata, monospace" fo:font-weight="bold" style:font-weight-asian="bold" fo:color="#FFFFFF" fo:font-size="9pt" style:font-size-asian="9pt" fo:background-color="#D9534F"/>
    </style:style>
    <style:style style:name="T193" style:parent-style-name="Fonteparág.padrão" style:family="text">
      <style:text-properties style:font-name="Inconsolata, monospace" fo:color="#333333"/>
    </style:style>
    <style:style style:name="T194" style:parent-style-name="Fonteparág.padrão" style:family="text">
      <style:text-properties style:font-name="Inconsolata, monospace" fo:color="#333333"/>
    </style:style>
    <style:style style:name="T195" style:parent-style-name="Fonteparág.padrão" style:family="text">
      <style:text-properties style:font-name="Inconsolata, monospace" fo:color="#333333"/>
    </style:style>
    <style:style style:name="T196" style:parent-style-name="Fonteparág.padrão" style:family="text">
      <style:text-properties style:font-name="Inconsolata, monospace" fo:color="#333333"/>
    </style:style>
    <style:style style:name="T197" style:parent-style-name="Fonteparág.padrão" style:family="text">
      <style:text-properties style:font-name="Inconsolata, monospace" fo:font-weight="bold" style:font-weight-asian="bold" fo:color="#FFFFFF" fo:font-size="9pt" style:font-size-asian="9pt" fo:background-color="#D9534F"/>
    </style:style>
    <style:style style:name="T198" style:parent-style-name="Fonteparág.padrão" style:family="text">
      <style:text-properties style:font-name="Inconsolata, monospace" fo:color="#333333"/>
    </style:style>
    <style:style style:name="T199" style:parent-style-name="Fonteparág.padrão" style:family="text">
      <style:text-properties style:font-name="Inconsolata, monospace" fo:color="#333333"/>
    </style:style>
    <style:style style:name="T200" style:parent-style-name="Fonteparág.padrão" style:family="text">
      <style:text-properties style:font-name="Inconsolata, monospace" fo:color="#333333"/>
    </style:style>
    <style:style style:name="T201" style:parent-style-name="Fonteparág.padrão" style:family="text">
      <style:text-properties style:font-name="Inconsolata, monospace" fo:color="#333333"/>
    </style:style>
    <style:style style:name="T202" style:parent-style-name="Fonteparág.padrão" style:family="text">
      <style:text-properties style:font-name="Inconsolata, monospace" fo:color="#333333"/>
    </style:style>
    <style:style style:name="T203" style:parent-style-name="Fonteparág.padrão" style:family="text">
      <style:text-properties style:font-name="Inconsolata, monospace" fo:color="#333333"/>
    </style:style>
    <style:style style:name="T204" style:parent-style-name="Fonteparág.padrão" style:family="text">
      <style:text-properties style:font-name="Inconsolata, monospace" fo:color="#333333"/>
    </style:style>
    <style:style style:name="T205" style:parent-style-name="Fonteparág.padrão" style:family="text">
      <style:text-properties style:font-name="Inconsolata, monospace" fo:color="#333333"/>
    </style:style>
    <style:style style:name="T206" style:parent-style-name="Fonteparág.padrão" style:family="text">
      <style:text-properties style:font-name="Inconsolata, monospace" fo:color="#333333"/>
    </style:style>
    <style:style style:name="T207" style:parent-style-name="Fonteparág.padrão" style:family="text">
      <style:text-properties style:font-name="Inconsolata, monospace" fo:color="#333333"/>
    </style:style>
    <style:style style:name="T208" style:parent-style-name="Fonteparág.padrão" style:family="text">
      <style:text-properties style:font-name="Inconsolata, monospace" fo:color="#333333"/>
    </style:style>
    <style:style style:name="T209" style:parent-style-name="Fonteparág.padrão" style:family="text">
      <style:text-properties style:font-name="Inconsolata, monospace" fo:color="#333333"/>
    </style:style>
    <style:style style:name="T210" style:parent-style-name="Fonteparág.padrão" style:family="text">
      <style:text-properties style:font-name="Inconsolata, monospace" fo:color="#333333"/>
    </style:style>
    <style:style style:name="T211" style:parent-style-name="Fonteparág.padrão" style:family="text">
      <style:text-properties style:font-name="Inconsolata, monospace" fo:color="#333333"/>
    </style:style>
    <style:style style:name="T212" style:parent-style-name="Fonteparág.padrão" style:family="text">
      <style:text-properties style:font-name="Inconsolata, monospace" fo:color="#333333"/>
    </style:style>
    <style:style style:name="T213" style:parent-style-name="Fonteparág.padrão" style:family="text">
      <style:text-properties style:font-name="Inconsolata, monospace" fo:color="#333333"/>
    </style:style>
    <style:style style:name="T214" style:parent-style-name="Fonteparág.padrão" style:family="text">
      <style:text-properties style:font-name="Inconsolata, monospace" fo:color="#333333"/>
    </style:style>
    <style:style style:name="T215" style:parent-style-name="Fonteparág.padrão" style:family="text">
      <style:text-properties style:font-name="Inconsolata, monospace" fo:color="#333333"/>
    </style:style>
    <style:style style:name="T216" style:parent-style-name="Fonteparág.padrão" style:family="text">
      <style:text-properties style:font-name="Inconsolata, monospace" fo:color="#333333"/>
    </style:style>
    <style:style style:name="T217" style:parent-style-name="Fonteparág.padrão" style:family="text">
      <style:text-properties style:font-name="Inconsolata, monospace" fo:color="#333333"/>
    </style:style>
    <style:style style:name="T218" style:parent-style-name="Fonteparág.padrão" style:family="text">
      <style:text-properties style:font-name="Inconsolata, monospace" fo:color="#333333"/>
    </style:style>
    <style:style style:name="T219" style:parent-style-name="Fonteparág.padrão" style:family="text">
      <style:text-properties style:font-name="Inconsolata, monospace" fo:color="#333333"/>
    </style:style>
    <style:style style:name="T220" style:parent-style-name="Fonteparág.padrão" style:family="text">
      <style:text-properties style:font-name="Inconsolata, monospace" fo:color="#333333"/>
    </style:style>
    <style:style style:name="T221" style:parent-style-name="Fonteparág.padrão" style:family="text">
      <style:text-properties style:font-name="Inconsolata, monospace" fo:color="#333333"/>
    </style:style>
    <style:style style:name="T222" style:parent-style-name="Fonteparág.padrão" style:family="text">
      <style:text-properties style:font-name="Inconsolata, monospace" fo:color="#333333"/>
    </style:style>
    <style:style style:name="P223"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224" style:parent-style-name="Textbody" style:family="paragraph">
      <style:paragraph-properties fo:widows="2" fo:orphans="2" fo:text-align="center" fo:margin-bottom="0in"/>
    </style:style>
    <style:style style:name="T225" style:parent-style-name="Fonteparág.padrão" style:family="text">
      <style:text-properties style:font-name="Inconsolata, monospace" fo:color="#333333"/>
    </style:style>
    <style:style style:name="T226" style:parent-style-name="Fonteparág.padrão" style:family="text">
      <style:text-properties style:font-name="Inconsolata, monospace" fo:font-weight="bold" style:font-weight-asian="bold" fo:color="#FFFFFF" fo:font-size="9pt" style:font-size-asian="9pt" fo:background-color="#D9534F"/>
    </style:style>
    <style:style style:name="T227" style:parent-style-name="Fonteparág.padrão" style:family="text">
      <style:text-properties style:font-name="Inconsolata, monospace" fo:color="#333333"/>
    </style:style>
    <style:style style:name="T228" style:parent-style-name="Fonteparág.padrão" style:family="text">
      <style:text-properties style:font-name="Inconsolata, monospace" fo:color="#333333"/>
    </style:style>
    <style:style style:name="T229" style:parent-style-name="Fonteparág.padrão" style:family="text">
      <style:text-properties style:font-name="Inconsolata, monospace" fo:color="#333333"/>
    </style:style>
    <style:style style:name="T230" style:parent-style-name="Fonteparág.padrão" style:family="text">
      <style:text-properties style:font-name="Inconsolata, monospace" fo:color="#333333"/>
    </style:style>
    <style:style style:name="T231" style:parent-style-name="Fonteparág.padrão" style:family="text">
      <style:text-properties style:font-name="Inconsolata, monospace" fo:color="#333333"/>
    </style:style>
    <style:style style:name="T232" style:parent-style-name="Fonteparág.padrão" style:family="text">
      <style:text-properties style:font-name="Inconsolata, monospace" fo:color="#333333"/>
    </style:style>
    <style:style style:name="T233" style:parent-style-name="Fonteparág.padrão" style:family="text">
      <style:text-properties style:font-name="Inconsolata, monospace" fo:color="#333333"/>
    </style:style>
    <style:style style:name="T234" style:parent-style-name="Fonteparág.padrão" style:family="text">
      <style:text-properties style:font-name="Inconsolata, monospace" fo:color="#333333"/>
    </style:style>
    <style:style style:name="T235" style:parent-style-name="Fonteparág.padrão" style:family="text">
      <style:text-properties style:font-name="Inconsolata, monospace" fo:color="#333333"/>
    </style:style>
    <style:style style:name="T236" style:parent-style-name="Fonteparág.padrão" style:family="text">
      <style:text-properties style:font-name="Inconsolata, monospace" fo:color="#333333"/>
    </style:style>
    <style:style style:name="T237" style:parent-style-name="Fonteparág.padrão" style:family="text">
      <style:text-properties style:font-name="Inconsolata, monospace" fo:color="#333333"/>
    </style:style>
    <style:style style:name="T238" style:parent-style-name="Fonteparág.padrão" style:family="text">
      <style:text-properties style:font-name="Inconsolata, monospace" fo:color="#333333"/>
    </style:style>
    <style:style style:name="T239" style:parent-style-name="Fonteparág.padrão" style:family="text">
      <style:text-properties style:font-name="Inconsolata, monospace" fo:color="#333333"/>
    </style:style>
    <style:style style:name="T240" style:parent-style-name="Fonteparág.padrão" style:family="text">
      <style:text-properties style:font-name="Inconsolata, monospace" fo:color="#333333"/>
    </style:style>
    <style:style style:name="T241" style:parent-style-name="Fonteparág.padrão" style:family="text">
      <style:text-properties style:font-name="Inconsolata, monospace" fo:color="#333333"/>
    </style:style>
    <style:style style:name="T242" style:parent-style-name="Fonteparág.padrão" style:family="text">
      <style:text-properties style:font-name="Inconsolata, monospace" fo:font-weight="bold" style:font-weight-asian="bold" fo:color="#FFFFFF" fo:font-size="9pt" style:font-size-asian="9pt" fo:background-color="#D9534F"/>
    </style:style>
    <style:style style:name="T243" style:parent-style-name="Fonteparág.padrão" style:family="text">
      <style:text-properties style:font-name="Inconsolata, monospace" fo:color="#333333"/>
    </style:style>
    <style:style style:name="T244" style:parent-style-name="Fonteparág.padrão" style:family="text">
      <style:text-properties style:font-name="Inconsolata, monospace" fo:color="#333333"/>
    </style:style>
    <style:style style:name="T245" style:parent-style-name="Fonteparág.padrão" style:family="text">
      <style:text-properties style:font-name="Inconsolata, monospace" fo:color="#333333"/>
    </style:style>
    <style:style style:name="T246" style:parent-style-name="Fonteparág.padrão" style:family="text">
      <style:text-properties style:font-name="Inconsolata, monospace" fo:color="#333333"/>
    </style:style>
    <style:style style:name="T247" style:parent-style-name="Fonteparág.padrão" style:family="text">
      <style:text-properties style:font-name="Inconsolata, monospace" fo:color="#333333"/>
    </style:style>
    <style:style style:name="T248" style:parent-style-name="Fonteparág.padrão" style:family="text">
      <style:text-properties style:font-name="Inconsolata, monospace" fo:color="#333333"/>
    </style:style>
    <style:style style:name="T249" style:parent-style-name="Fonteparág.padrão" style:family="text">
      <style:text-properties style:font-name="Inconsolata, monospace" fo:color="#333333"/>
    </style:style>
    <style:style style:name="T250" style:parent-style-name="Fonteparág.padrão" style:family="text">
      <style:text-properties style:font-name="Inconsolata, monospace" fo:color="#333333"/>
    </style:style>
    <style:style style:name="T251" style:parent-style-name="Fonteparág.padrão" style:family="text">
      <style:text-properties style:font-name="Inconsolata, monospace" fo:color="#333333"/>
    </style:style>
    <style:style style:name="T252" style:parent-style-name="Fonteparág.padrão" style:family="text">
      <style:text-properties style:font-name="Inconsolata, monospace" fo:color="#333333"/>
    </style:style>
    <style:style style:name="T253" style:parent-style-name="Fonteparág.padrão" style:family="text">
      <style:text-properties style:font-name="Inconsolata, monospace" fo:color="#333333"/>
    </style:style>
    <style:style style:name="T254" style:parent-style-name="Fonteparág.padrão" style:family="text">
      <style:text-properties style:font-name="Inconsolata, monospace" fo:color="#333333"/>
    </style:style>
    <style:style style:name="T255" style:parent-style-name="Fonteparág.padrão" style:family="text">
      <style:text-properties style:font-name="Inconsolata, monospace" fo:color="#333333"/>
    </style:style>
    <style:style style:name="T256" style:parent-style-name="Fonteparág.padrão" style:family="text">
      <style:text-properties style:font-name="Inconsolata, monospace" fo:color="#333333"/>
    </style:style>
    <style:style style:name="T257" style:parent-style-name="Fonteparág.padrão" style:family="text">
      <style:text-properties style:font-name="Inconsolata, monospace" fo:color="#333333"/>
    </style:style>
    <style:style style:name="T258" style:parent-style-name="Fonteparág.padrão" style:family="text">
      <style:text-properties style:font-name="Inconsolata, monospace" fo:color="#333333"/>
    </style:style>
    <style:style style:name="T259" style:parent-style-name="Fonteparág.padrão" style:family="text">
      <style:text-properties style:font-name="Inconsolata, monospace" fo:color="#333333"/>
    </style:style>
    <style:style style:name="T260" style:parent-style-name="Fonteparág.padrão" style:family="text">
      <style:text-properties style:font-name="Inconsolata, monospace" fo:color="#333333"/>
    </style:style>
    <style:style style:name="T261" style:parent-style-name="Fonteparág.padrão" style:family="text">
      <style:text-properties style:font-name="Inconsolata, monospace" fo:color="#333333"/>
    </style:style>
    <style:style style:name="T262" style:parent-style-name="Fonteparág.padrão" style:family="text">
      <style:text-properties style:font-name="Inconsolata, monospace" fo:color="#333333"/>
    </style:style>
    <style:style style:name="T263" style:parent-style-name="Fonteparág.padrão" style:family="text">
      <style:text-properties style:font-name="Inconsolata, monospace" fo:color="#333333"/>
    </style:style>
    <style:style style:name="T264" style:parent-style-name="Fonteparág.padrão" style:family="text">
      <style:text-properties style:font-name="Inconsolata, monospace" fo:color="#333333"/>
    </style:style>
    <style:style style:name="T265" style:parent-style-name="Fonteparág.padrão" style:family="text">
      <style:text-properties style:font-name="Inconsolata, monospace" fo:color="#333333"/>
    </style:style>
    <style:style style:name="T266" style:parent-style-name="Fonteparág.padrão" style:family="text">
      <style:text-properties style:font-name="Inconsolata, monospace" fo:color="#333333"/>
    </style:style>
    <style:style style:name="T267" style:parent-style-name="Fonteparág.padrão" style:family="text">
      <style:text-properties style:font-name="Inconsolata, monospace" fo:color="#333333"/>
    </style:style>
    <style:style style:name="T268" style:parent-style-name="Fonteparág.padrão" style:family="text">
      <style:text-properties style:font-name="Inconsolata, monospace" fo:color="#333333"/>
    </style:style>
    <style:style style:name="T269" style:parent-style-name="Fonteparág.padrão" style:family="text">
      <style:text-properties style:font-name="Inconsolata, monospace" fo:color="#333333"/>
    </style:style>
    <style:style style:name="T270" style:parent-style-name="Fonteparág.padrão" style:family="text">
      <style:text-properties style:font-name="Inconsolata, monospace" fo:color="#333333"/>
    </style:style>
    <style:style style:name="T271" style:parent-style-name="Fonteparág.padrão" style:family="text">
      <style:text-properties style:font-name="Inconsolata, monospace" fo:color="#333333"/>
    </style:style>
    <style:style style:name="T272" style:parent-style-name="Fonteparág.padrão" style:family="text">
      <style:text-properties style:font-name="Inconsolata, monospace" fo:color="#333333"/>
    </style:style>
    <style:style style:name="T273" style:parent-style-name="Fonteparág.padrão" style:family="text">
      <style:text-properties style:font-name="Inconsolata, monospace" fo:color="#333333"/>
    </style:style>
    <style:style style:name="T274" style:parent-style-name="Fonteparág.padrão" style:family="text">
      <style:text-properties style:font-name="Inconsolata, monospace" fo:font-weight="bold" style:font-weight-asian="bold" fo:color="#FFFFFF" fo:font-size="9pt" style:font-size-asian="9pt" fo:background-color="#D9534F"/>
    </style:style>
    <style:style style:name="T275" style:parent-style-name="Fonteparág.padrão" style:family="text">
      <style:text-properties style:font-name="Inconsolata, monospace" fo:color="#333333"/>
    </style:style>
    <style:style style:name="T276" style:parent-style-name="Fonteparág.padrão" style:family="text">
      <style:text-properties style:font-name="Inconsolata, monospace" fo:color="#333333"/>
    </style:style>
    <style:style style:name="T277" style:parent-style-name="Fonteparág.padrão" style:family="text">
      <style:text-properties style:font-name="Inconsolata, monospace" fo:color="#333333"/>
    </style:style>
    <style:style style:name="T278" style:parent-style-name="Fonteparág.padrão" style:family="text">
      <style:text-properties style:font-name="Inconsolata, monospace" fo:color="#333333"/>
    </style:style>
    <style:style style:name="T279" style:parent-style-name="Fonteparág.padrão" style:family="text">
      <style:text-properties style:font-name="Inconsolata, monospace" fo:color="#333333"/>
    </style:style>
    <style:style style:name="T280" style:parent-style-name="Fonteparág.padrão" style:family="text">
      <style:text-properties style:font-name="Inconsolata, monospace" fo:color="#333333"/>
    </style:style>
    <style:style style:name="T281" style:parent-style-name="Fonteparág.padrão" style:family="text">
      <style:text-properties style:font-name="Inconsolata, monospace" fo:color="#333333"/>
    </style:style>
    <style:style style:name="T282" style:parent-style-name="Fonteparág.padrão" style:family="text">
      <style:text-properties style:font-name="Inconsolata, monospace" fo:color="#333333"/>
    </style:style>
    <style:style style:name="T283" style:parent-style-name="Fonteparág.padrão" style:family="text">
      <style:text-properties style:font-name="Inconsolata, monospace" fo:color="#333333"/>
    </style:style>
    <style:style style:name="T284" style:parent-style-name="Fonteparág.padrão" style:family="text">
      <style:text-properties style:font-name="Inconsolata, monospace" fo:color="#333333"/>
    </style:style>
    <style:style style:name="T285" style:parent-style-name="Fonteparág.padrão" style:family="text">
      <style:text-properties style:font-name="Inconsolata, monospace" fo:color="#333333"/>
    </style:style>
    <style:style style:name="T286" style:parent-style-name="Fonteparág.padrão" style:family="text">
      <style:text-properties style:font-name="Inconsolata, monospace" fo:color="#333333"/>
    </style:style>
    <style:style style:name="T287" style:parent-style-name="Fonteparág.padrão" style:family="text">
      <style:text-properties style:font-name="Inconsolata, monospace" fo:color="#333333"/>
    </style:style>
    <style:style style:name="T288" style:parent-style-name="Fonteparág.padrão" style:family="text">
      <style:text-properties style:font-name="Inconsolata, monospace" fo:color="#333333"/>
    </style:style>
    <style:style style:name="T289" style:parent-style-name="Fonteparág.padrão" style:family="text">
      <style:text-properties style:font-name="Inconsolata, monospace" fo:color="#333333"/>
    </style:style>
    <style:style style:name="T290" style:parent-style-name="Fonteparág.padrão" style:family="text">
      <style:text-properties style:font-name="Inconsolata, monospace" fo:color="#333333"/>
    </style:style>
    <style:style style:name="T291" style:parent-style-name="Fonteparág.padrão" style:family="text">
      <style:text-properties style:font-name="Inconsolata, monospace" fo:color="#333333"/>
    </style:style>
    <style:style style:name="T292" style:parent-style-name="Fonteparág.padrão" style:family="text">
      <style:text-properties style:font-name="Inconsolata, monospace" fo:color="#333333"/>
    </style:style>
    <style:style style:name="T293" style:parent-style-name="Fonteparág.padrão" style:family="text">
      <style:text-properties style:font-name="Inconsolata, monospace" fo:color="#333333"/>
    </style:style>
    <style:style style:name="T294" style:parent-style-name="Fonteparág.padrão" style:family="text">
      <style:text-properties style:font-name="Inconsolata, monospace" fo:color="#333333"/>
    </style:style>
    <style:style style:name="T295" style:parent-style-name="Fonteparág.padrão" style:family="text">
      <style:text-properties style:font-name="Inconsolata, monospace" fo:color="#333333"/>
    </style:style>
    <style:style style:name="T296" style:parent-style-name="Fonteparág.padrão" style:family="text">
      <style:text-properties style:font-name="Inconsolata, monospace" fo:color="#333333"/>
    </style:style>
    <style:style style:name="T297" style:parent-style-name="Fonteparág.padrão" style:family="text">
      <style:text-properties style:font-name="Inconsolata, monospace" fo:color="#333333"/>
    </style:style>
    <style:style style:name="T298" style:parent-style-name="Fonteparág.padrão" style:family="text">
      <style:text-properties style:font-name="Inconsolata, monospace" fo:color="#333333"/>
    </style:style>
    <style:style style:name="T299" style:parent-style-name="Fonteparág.padrão" style:family="text">
      <style:text-properties style:font-name="Inconsolata, monospace" fo:color="#333333"/>
    </style:style>
    <style:style style:name="T300" style:parent-style-name="Fonteparág.padrão" style:family="text">
      <style:text-properties style:font-name="Inconsolata, monospace" fo:color="#333333"/>
    </style:style>
    <style:style style:name="T301" style:parent-style-name="Fonteparág.padrão" style:family="text">
      <style:text-properties style:font-name="Inconsolata, monospace" fo:color="#333333"/>
    </style:style>
    <style:style style:name="T302" style:parent-style-name="Fonteparág.padrão" style:family="text">
      <style:text-properties style:font-name="Inconsolata, monospace" fo:color="#333333"/>
    </style:style>
    <style:style style:name="T303" style:parent-style-name="Fonteparág.padrão" style:family="text">
      <style:text-properties style:font-name="Inconsolata, monospace" fo:color="#333333"/>
    </style:style>
    <style:style style:name="T304" style:parent-style-name="Fonteparág.padrão" style:family="text">
      <style:text-properties style:font-name="Inconsolata, monospace" fo:color="#333333"/>
    </style:style>
    <style:style style:name="T305" style:parent-style-name="Fonteparág.padrão" style:family="text">
      <style:text-properties style:font-name="Inconsolata, monospace" fo:color="#333333"/>
    </style:style>
    <style:style style:name="T306" style:parent-style-name="Fonteparág.padrão" style:family="text">
      <style:text-properties style:font-name="Inconsolata, monospace" fo:font-weight="bold" style:font-weight-asian="bold" fo:color="#FFFFFF" fo:font-size="9pt" style:font-size-asian="9pt" fo:background-color="#D9534F"/>
    </style:style>
    <style:style style:name="T307" style:parent-style-name="Fonteparág.padrão" style:family="text">
      <style:text-properties style:font-name="Inconsolata, monospace" fo:color="#333333"/>
    </style:style>
    <style:style style:name="T308" style:parent-style-name="Fonteparág.padrão" style:family="text">
      <style:text-properties style:font-name="Inconsolata, monospace" fo:color="#333333"/>
    </style:style>
    <style:style style:name="T309" style:parent-style-name="Fonteparág.padrão" style:family="text">
      <style:text-properties style:font-name="Inconsolata, monospace" fo:color="#333333"/>
    </style:style>
    <style:style style:name="T310" style:parent-style-name="Fonteparág.padrão" style:family="text">
      <style:text-properties style:font-name="Inconsolata, monospace" fo:color="#333333"/>
    </style:style>
    <style:style style:name="T311" style:parent-style-name="Fonteparág.padrão" style:family="text">
      <style:text-properties style:font-name="Inconsolata, monospace" fo:color="#333333"/>
    </style:style>
    <style:style style:name="T312" style:parent-style-name="Fonteparág.padrão" style:family="text">
      <style:text-properties style:font-name="Inconsolata, monospace" fo:color="#333333"/>
    </style:style>
    <style:style style:name="T313" style:parent-style-name="Fonteparág.padrão" style:family="text">
      <style:text-properties style:font-name="Inconsolata, monospace" fo:color="#333333"/>
    </style:style>
    <style:style style:name="T314" style:parent-style-name="Fonteparág.padrão" style:family="text">
      <style:text-properties style:font-name="Inconsolata, monospace" fo:color="#333333"/>
    </style:style>
    <style:style style:name="T315" style:parent-style-name="Fonteparág.padrão" style:family="text">
      <style:text-properties style:font-name="Inconsolata, monospace" fo:color="#333333"/>
    </style:style>
    <style:style style:name="T316" style:parent-style-name="Fonteparág.padrão" style:family="text">
      <style:text-properties style:font-name="Inconsolata, monospace" fo:color="#333333"/>
    </style:style>
    <style:style style:name="T317" style:parent-style-name="Fonteparág.padrão" style:family="text">
      <style:text-properties style:font-name="Inconsolata, monospace" fo:color="#333333"/>
    </style:style>
    <style:style style:name="T318" style:parent-style-name="Fonteparág.padrão" style:family="text">
      <style:text-properties style:font-name="Inconsolata, monospace" fo:color="#333333"/>
    </style:style>
    <style:style style:name="T319" style:parent-style-name="Fonteparág.padrão" style:family="text">
      <style:text-properties style:font-name="Inconsolata, monospace" fo:color="#333333"/>
    </style:style>
    <style:style style:name="T320" style:parent-style-name="Fonteparág.padrão" style:family="text">
      <style:text-properties style:font-name="Inconsolata, monospace" fo:color="#333333"/>
    </style:style>
    <style:style style:name="T321" style:parent-style-name="Fonteparág.padrão" style:family="text">
      <style:text-properties style:font-name="Inconsolata, monospace" fo:color="#333333"/>
    </style:style>
    <style:style style:name="T322" style:parent-style-name="Fonteparág.padrão" style:family="text">
      <style:text-properties style:font-name="Inconsolata, monospace" fo:color="#333333"/>
    </style:style>
    <style:style style:name="T323" style:parent-style-name="Fonteparág.padrão" style:family="text">
      <style:text-properties style:font-name="Inconsolata, monospace" fo:color="#333333"/>
    </style:style>
    <style:style style:name="T324" style:parent-style-name="Fonteparág.padrão" style:family="text">
      <style:text-properties style:font-name="Inconsolata, monospace" fo:color="#333333"/>
    </style:style>
    <style:style style:name="T325" style:parent-style-name="Fonteparág.padrão" style:family="text">
      <style:text-properties style:font-name="Inconsolata, monospace" fo:color="#333333"/>
    </style:style>
    <style:style style:name="T326" style:parent-style-name="Fonteparág.padrão" style:family="text">
      <style:text-properties style:font-name="Inconsolata, monospace" fo:color="#333333"/>
    </style:style>
    <style:style style:name="T327" style:parent-style-name="Fonteparág.padrão" style:family="text">
      <style:text-properties style:font-name="Inconsolata, monospace" fo:color="#333333"/>
    </style:style>
    <style:style style:name="T328" style:parent-style-name="Fonteparág.padrão" style:family="text">
      <style:text-properties style:font-name="Inconsolata, monospace" fo:color="#333333"/>
    </style:style>
    <style:style style:name="T329" style:parent-style-name="Fonteparág.padrão" style:family="text">
      <style:text-properties style:font-name="Inconsolata, monospace" fo:color="#333333"/>
    </style:style>
    <style:style style:name="T330" style:parent-style-name="Fonteparág.padrão" style:family="text">
      <style:text-properties style:font-name="Inconsolata, monospace" fo:color="#333333"/>
    </style:style>
    <style:style style:name="T331" style:parent-style-name="Fonteparág.padrão" style:family="text">
      <style:text-properties style:font-name="Inconsolata, monospace" fo:color="#333333"/>
    </style:style>
    <style:style style:name="T332" style:parent-style-name="Fonteparág.padrão" style:family="text">
      <style:text-properties style:font-name="Inconsolata, monospace" fo:color="#333333"/>
    </style:style>
    <style:style style:name="T333" style:parent-style-name="Fonteparág.padrão" style:family="text">
      <style:text-properties style:font-name="Inconsolata, monospace" fo:color="#333333"/>
    </style:style>
    <style:style style:name="T334" style:parent-style-name="Fonteparág.padrão" style:family="text">
      <style:text-properties style:font-name="Inconsolata, monospace" fo:color="#333333"/>
    </style:style>
    <style:style style:name="P335"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336" style:parent-style-name="Textbody" style:family="paragraph">
      <style:paragraph-properties fo:widows="2" fo:orphans="2" fo:text-align="center" fo:margin-bottom="0in"/>
    </style:style>
    <style:style style:name="T337" style:parent-style-name="Fonteparág.padrão" style:family="text">
      <style:text-properties style:font-name="Inconsolata, monospace" fo:color="#333333"/>
    </style:style>
    <style:style style:name="T338" style:parent-style-name="Fonteparág.padrão" style:family="text">
      <style:text-properties style:font-name="Inconsolata, monospace" fo:font-weight="bold" style:font-weight-asian="bold" fo:color="#FFFFFF" fo:font-size="9pt" style:font-size-asian="9pt" fo:background-color="#D9534F"/>
    </style:style>
    <style:style style:name="T339" style:parent-style-name="Fonteparág.padrão" style:family="text">
      <style:text-properties style:font-name="Inconsolata, monospace" fo:color="#333333"/>
    </style:style>
    <style:style style:name="T340" style:parent-style-name="Fonteparág.padrão" style:family="text">
      <style:text-properties style:font-name="Inconsolata, monospace" fo:color="#333333"/>
    </style:style>
    <style:style style:name="T341" style:parent-style-name="Fonteparág.padrão" style:family="text">
      <style:text-properties style:font-name="Inconsolata, monospace" fo:color="#333333"/>
    </style:style>
    <style:style style:name="T342" style:parent-style-name="Fonteparág.padrão" style:family="text">
      <style:text-properties style:font-name="Inconsolata, monospace" fo:color="#333333"/>
    </style:style>
    <style:style style:name="T343" style:parent-style-name="Fonteparág.padrão" style:family="text">
      <style:text-properties style:font-name="Inconsolata, monospace" fo:color="#333333"/>
    </style:style>
    <style:style style:name="T344" style:parent-style-name="Fonteparág.padrão" style:family="text">
      <style:text-properties style:font-name="Inconsolata, monospace" fo:color="#333333"/>
    </style:style>
    <style:style style:name="T345" style:parent-style-name="Fonteparág.padrão" style:family="text">
      <style:text-properties style:font-name="Inconsolata, monospace" fo:color="#333333"/>
    </style:style>
    <style:style style:name="T346" style:parent-style-name="Fonteparág.padrão" style:family="text">
      <style:text-properties style:font-name="Inconsolata, monospace" fo:color="#333333"/>
    </style:style>
    <style:style style:name="T347" style:parent-style-name="Fonteparág.padrão" style:family="text">
      <style:text-properties style:font-name="Inconsolata, monospace" fo:color="#333333"/>
    </style:style>
    <style:style style:name="T348" style:parent-style-name="Fonteparág.padrão" style:family="text">
      <style:text-properties style:font-name="Inconsolata, monospace" fo:color="#333333"/>
    </style:style>
    <style:style style:name="T349" style:parent-style-name="Fonteparág.padrão" style:family="text">
      <style:text-properties style:font-name="Inconsolata, monospace" fo:color="#333333"/>
    </style:style>
    <style:style style:name="T350" style:parent-style-name="Fonteparág.padrão" style:family="text">
      <style:text-properties style:font-name="Inconsolata, monospace" fo:color="#333333"/>
    </style:style>
    <style:style style:name="T351" style:parent-style-name="Fonteparág.padrão" style:family="text">
      <style:text-properties style:font-name="Inconsolata, monospace" fo:color="#333333"/>
    </style:style>
    <style:style style:name="T352" style:parent-style-name="Fonteparág.padrão" style:family="text">
      <style:text-properties style:font-name="Inconsolata, monospace" fo:color="#333333"/>
    </style:style>
    <style:style style:name="T353" style:parent-style-name="Fonteparág.padrão" style:family="text">
      <style:text-properties style:font-name="Inconsolata, monospace" fo:color="#333333"/>
    </style:style>
    <style:style style:name="T354" style:parent-style-name="Fonteparág.padrão" style:family="text">
      <style:text-properties style:font-name="Inconsolata, monospace" fo:color="#333333"/>
    </style:style>
    <style:style style:name="T355" style:parent-style-name="Fonteparág.padrão" style:family="text">
      <style:text-properties style:font-name="Inconsolata, monospace" fo:color="#333333"/>
    </style:style>
    <style:style style:name="T356" style:parent-style-name="Fonteparág.padrão" style:family="text">
      <style:text-properties style:font-name="Inconsolata, monospace" fo:color="#333333"/>
    </style:style>
    <style:style style:name="T357" style:parent-style-name="Fonteparág.padrão" style:family="text">
      <style:text-properties style:font-name="Inconsolata, monospace" fo:color="#333333"/>
    </style:style>
    <style:style style:name="T358" style:parent-style-name="Fonteparág.padrão" style:family="text">
      <style:text-properties style:font-name="Inconsolata, monospace" fo:color="#333333"/>
    </style:style>
    <style:style style:name="T359" style:parent-style-name="Fonteparág.padrão" style:family="text">
      <style:text-properties style:font-name="Inconsolata, monospace" fo:color="#333333"/>
    </style:style>
    <style:style style:name="T360" style:parent-style-name="Fonteparág.padrão" style:family="text">
      <style:text-properties style:font-name="Inconsolata, monospace" fo:color="#333333"/>
    </style:style>
    <style:style style:name="T361" style:parent-style-name="Fonteparág.padrão" style:family="text">
      <style:text-properties style:font-name="Inconsolata, monospace" fo:color="#333333"/>
    </style:style>
    <style:style style:name="T362" style:parent-style-name="Fonteparág.padrão" style:family="text">
      <style:text-properties style:font-name="Inconsolata, monospace" fo:color="#333333"/>
    </style:style>
    <style:style style:name="T363" style:parent-style-name="Fonteparág.padrão" style:family="text">
      <style:text-properties style:font-name="Inconsolata, monospace" fo:color="#333333"/>
    </style:style>
    <style:style style:name="T364" style:parent-style-name="Fonteparág.padrão" style:family="text">
      <style:text-properties style:font-name="Inconsolata, monospace" fo:color="#333333"/>
    </style:style>
    <style:style style:name="T365" style:parent-style-name="Fonteparág.padrão" style:family="text">
      <style:text-properties style:font-name="Inconsolata, monospace" fo:color="#333333"/>
    </style:style>
    <style:style style:name="T366" style:parent-style-name="Fonteparág.padrão" style:family="text">
      <style:text-properties style:font-name="Inconsolata, monospace" fo:color="#333333"/>
    </style:style>
    <style:style style:name="T367" style:parent-style-name="Fonteparág.padrão" style:family="text">
      <style:text-properties style:font-name="Inconsolata, monospace" fo:color="#333333"/>
    </style:style>
    <style:style style:name="T368" style:parent-style-name="Fonteparág.padrão" style:family="text">
      <style:text-properties style:font-name="Inconsolata, monospace" fo:color="#333333"/>
    </style:style>
    <style:style style:name="T369" style:parent-style-name="Fonteparág.padrão" style:family="text">
      <style:text-properties style:font-name="Inconsolata, monospace" fo:color="#333333"/>
    </style:style>
    <style:style style:name="T370" style:parent-style-name="Fonteparág.padrão" style:family="text">
      <style:text-properties style:font-name="Inconsolata, monospace" fo:color="#333333"/>
    </style:style>
    <style:style style:name="T371" style:parent-style-name="Fonteparág.padrão" style:family="text">
      <style:text-properties style:font-name="Inconsolata, monospace" fo:color="#333333"/>
    </style:style>
    <style:style style:name="T372" style:parent-style-name="Fonteparág.padrão" style:family="text">
      <style:text-properties style:font-name="Inconsolata, monospace" fo:color="#333333"/>
    </style:style>
    <style:style style:name="T373" style:parent-style-name="Fonteparág.padrão" style:family="text">
      <style:text-properties style:font-name="Inconsolata, monospace" fo:color="#333333"/>
    </style:style>
    <style:style style:name="T374" style:parent-style-name="Fonteparág.padrão" style:family="text">
      <style:text-properties style:font-name="Inconsolata, monospace" fo:color="#333333"/>
    </style:style>
    <style:style style:name="T375" style:parent-style-name="Fonteparág.padrão" style:family="text">
      <style:text-properties style:font-name="Inconsolata, monospace" fo:color="#333333"/>
    </style:style>
    <style:style style:name="T376" style:parent-style-name="Fonteparág.padrão" style:family="text">
      <style:text-properties style:font-name="Inconsolata, monospace" fo:color="#333333"/>
    </style:style>
    <style:style style:name="T377" style:parent-style-name="Fonteparág.padrão" style:family="text">
      <style:text-properties style:font-name="Inconsolata, monospace" fo:font-weight="bold" style:font-weight-asian="bold" fo:color="#FFFFFF" fo:font-size="9pt" style:font-size-asian="9pt" fo:background-color="#D9534F"/>
    </style:style>
    <style:style style:name="T378" style:parent-style-name="Fonteparág.padrão" style:family="text">
      <style:text-properties style:font-name="Inconsolata, monospace" fo:color="#333333"/>
    </style:style>
    <style:style style:name="T379" style:parent-style-name="Fonteparág.padrão" style:family="text">
      <style:text-properties style:font-name="Inconsolata, monospace" fo:color="#333333"/>
    </style:style>
    <style:style style:name="T380" style:parent-style-name="Fonteparág.padrão" style:family="text">
      <style:text-properties style:font-name="Inconsolata, monospace" fo:color="#333333"/>
    </style:style>
    <style:style style:name="T381" style:parent-style-name="Fonteparág.padrão" style:family="text">
      <style:text-properties style:font-name="Inconsolata, monospace" fo:color="#333333"/>
    </style:style>
    <style:style style:name="T382" style:parent-style-name="Fonteparág.padrão" style:family="text">
      <style:text-properties style:font-name="Inconsolata, monospace" fo:color="#333333"/>
    </style:style>
    <style:style style:name="T383" style:parent-style-name="Fonteparág.padrão" style:family="text">
      <style:text-properties style:font-name="Inconsolata, monospace" fo:color="#333333"/>
    </style:style>
    <style:style style:name="T384" style:parent-style-name="Fonteparág.padrão" style:family="text">
      <style:text-properties style:font-name="Inconsolata, monospace" fo:color="#333333"/>
    </style:style>
    <style:style style:name="T385" style:parent-style-name="Fonteparág.padrão" style:family="text">
      <style:text-properties style:font-name="Inconsolata, monospace" fo:color="#333333"/>
    </style:style>
    <style:style style:name="T386" style:parent-style-name="Fonteparág.padrão" style:family="text">
      <style:text-properties style:font-name="Inconsolata, monospace" fo:color="#333333"/>
    </style:style>
    <style:style style:name="T387" style:parent-style-name="Fonteparág.padrão" style:family="text">
      <style:text-properties style:font-name="Inconsolata, monospace" fo:color="#333333"/>
    </style:style>
    <style:style style:name="T388" style:parent-style-name="Fonteparág.padrão" style:family="text">
      <style:text-properties style:font-name="Inconsolata, monospace" fo:color="#333333"/>
    </style:style>
    <style:style style:name="T389" style:parent-style-name="Fonteparág.padrão" style:family="text">
      <style:text-properties style:font-name="Inconsolata, monospace" fo:color="#333333"/>
    </style:style>
    <style:style style:name="T390" style:parent-style-name="Fonteparág.padrão" style:family="text">
      <style:text-properties style:font-name="Inconsolata, monospace" fo:color="#333333"/>
    </style:style>
    <style:style style:name="T391" style:parent-style-name="Fonteparág.padrão" style:family="text">
      <style:text-properties style:font-name="Inconsolata, monospace" fo:color="#333333"/>
    </style:style>
    <style:style style:name="T392" style:parent-style-name="Fonteparág.padrão" style:family="text">
      <style:text-properties style:font-name="Inconsolata, monospace" fo:color="#333333"/>
    </style:style>
    <style:style style:name="T393" style:parent-style-name="Fonteparág.padrão" style:family="text">
      <style:text-properties style:font-name="Inconsolata, monospace" fo:color="#333333"/>
    </style:style>
    <style:style style:name="T394" style:parent-style-name="Fonteparág.padrão" style:family="text">
      <style:text-properties style:font-name="Inconsolata, monospace" fo:color="#333333"/>
    </style:style>
    <style:style style:name="T395" style:parent-style-name="Fonteparág.padrão" style:family="text">
      <style:text-properties style:font-name="Inconsolata, monospace" fo:color="#333333"/>
    </style:style>
    <style:style style:name="T396" style:parent-style-name="Fonteparág.padrão" style:family="text">
      <style:text-properties style:font-name="Inconsolata, monospace" fo:color="#333333"/>
    </style:style>
    <style:style style:name="T397" style:parent-style-name="Fonteparág.padrão" style:family="text">
      <style:text-properties style:font-name="Inconsolata, monospace" fo:color="#333333"/>
    </style:style>
    <style:style style:name="T398" style:parent-style-name="Fonteparág.padrão" style:family="text">
      <style:text-properties style:font-name="Inconsolata, monospace" fo:color="#333333"/>
    </style:style>
    <style:style style:name="T399" style:parent-style-name="Fonteparág.padrão" style:family="text">
      <style:text-properties style:font-name="Inconsolata, monospace" fo:color="#333333"/>
    </style:style>
    <style:style style:name="T400" style:parent-style-name="Fonteparág.padrão" style:family="text">
      <style:text-properties style:font-name="Inconsolata, monospace" fo:color="#333333"/>
    </style:style>
    <style:style style:name="T401" style:parent-style-name="Fonteparág.padrão" style:family="text">
      <style:text-properties style:font-name="Inconsolata, monospace" fo:color="#333333"/>
    </style:style>
    <style:style style:name="T402" style:parent-style-name="Fonteparág.padrão" style:family="text">
      <style:text-properties style:font-name="Inconsolata, monospace" fo:color="#333333"/>
    </style:style>
    <style:style style:name="T403" style:parent-style-name="Fonteparág.padrão" style:family="text">
      <style:text-properties style:font-name="Inconsolata, monospace" fo:color="#333333"/>
    </style:style>
    <style:style style:name="T404" style:parent-style-name="Fonteparág.padrão" style:family="text">
      <style:text-properties style:font-name="Inconsolata, monospace" fo:color="#333333"/>
    </style:style>
    <style:style style:name="T405" style:parent-style-name="Fonteparág.padrão" style:family="text">
      <style:text-properties style:font-name="Inconsolata, monospace" fo:color="#333333"/>
    </style:style>
    <style:style style:name="T406" style:parent-style-name="Fonteparág.padrão" style:family="text">
      <style:text-properties style:font-name="Inconsolata, monospace" fo:color="#333333"/>
    </style:style>
    <style:style style:name="T407" style:parent-style-name="Fonteparág.padrão" style:family="text">
      <style:text-properties style:font-name="Inconsolata, monospace" fo:color="#333333"/>
    </style:style>
    <style:style style:name="T408" style:parent-style-name="Fonteparág.padrão" style:family="text">
      <style:text-properties style:font-name="Inconsolata, monospace" fo:color="#333333"/>
    </style:style>
    <style:style style:name="T409" style:parent-style-name="Fonteparág.padrão" style:family="text">
      <style:text-properties style:font-name="Inconsolata, monospace" fo:color="#333333"/>
    </style:style>
    <style:style style:name="T410" style:parent-style-name="Fonteparág.padrão" style:family="text">
      <style:text-properties style:font-name="Inconsolata, monospace" fo:font-weight="bold" style:font-weight-asian="bold" fo:color="#FFFFFF" fo:font-size="9pt" style:font-size-asian="9pt" fo:background-color="#D9534F"/>
    </style:style>
    <style:style style:name="T411" style:parent-style-name="Fonteparág.padrão" style:family="text">
      <style:text-properties style:font-name="Inconsolata, monospace" fo:color="#333333"/>
    </style:style>
    <style:style style:name="T412" style:parent-style-name="Fonteparág.padrão" style:family="text">
      <style:text-properties style:font-name="Inconsolata, monospace" fo:color="#333333"/>
    </style:style>
    <style:style style:name="T413" style:parent-style-name="Fonteparág.padrão" style:family="text">
      <style:text-properties style:font-name="Inconsolata, monospace" fo:color="#333333"/>
    </style:style>
    <style:style style:name="T414" style:parent-style-name="Fonteparág.padrão" style:family="text">
      <style:text-properties style:font-name="Inconsolata, monospace" fo:color="#333333"/>
    </style:style>
    <style:style style:name="T415" style:parent-style-name="Fonteparág.padrão" style:family="text">
      <style:text-properties style:font-name="Inconsolata, monospace" fo:color="#333333"/>
    </style:style>
    <style:style style:name="T416" style:parent-style-name="Fonteparág.padrão" style:family="text">
      <style:text-properties style:font-name="Inconsolata, monospace" fo:color="#333333"/>
    </style:style>
    <style:style style:name="T417" style:parent-style-name="Fonteparág.padrão" style:family="text">
      <style:text-properties style:font-name="Inconsolata, monospace" fo:color="#333333"/>
    </style:style>
    <style:style style:name="T418" style:parent-style-name="Fonteparág.padrão" style:family="text">
      <style:text-properties style:font-name="Inconsolata, monospace" fo:color="#333333"/>
    </style:style>
    <style:style style:name="T419" style:parent-style-name="Fonteparág.padrão" style:family="text">
      <style:text-properties style:font-name="Inconsolata, monospace" fo:color="#333333"/>
    </style:style>
    <style:style style:name="T420" style:parent-style-name="Fonteparág.padrão" style:family="text">
      <style:text-properties style:font-name="Inconsolata, monospace" fo:color="#333333"/>
    </style:style>
    <style:style style:name="T421" style:parent-style-name="Fonteparág.padrão" style:family="text">
      <style:text-properties style:font-name="Inconsolata, monospace" fo:color="#333333"/>
    </style:style>
    <style:style style:name="T422" style:parent-style-name="Fonteparág.padrão" style:family="text">
      <style:text-properties style:font-name="Inconsolata, monospace" fo:color="#333333"/>
    </style:style>
    <style:style style:name="T423" style:parent-style-name="Fonteparág.padrão" style:family="text">
      <style:text-properties style:font-name="Inconsolata, monospace" fo:color="#333333"/>
    </style:style>
    <style:style style:name="T424" style:parent-style-name="Fonteparág.padrão" style:family="text">
      <style:text-properties style:font-name="Inconsolata, monospace" fo:color="#333333"/>
    </style:style>
    <style:style style:name="T425" style:parent-style-name="Fonteparág.padrão" style:family="text">
      <style:text-properties style:font-name="Inconsolata, monospace" fo:color="#333333"/>
    </style:style>
    <style:style style:name="T426" style:parent-style-name="Fonteparág.padrão" style:family="text">
      <style:text-properties style:font-name="Inconsolata, monospace" fo:color="#333333"/>
    </style:style>
    <style:style style:name="T427" style:parent-style-name="Fonteparág.padrão" style:family="text">
      <style:text-properties style:font-name="Inconsolata, monospace" fo:color="#333333"/>
    </style:style>
    <style:style style:name="T428" style:parent-style-name="Fonteparág.padrão" style:family="text">
      <style:text-properties style:font-name="Inconsolata, monospace" fo:color="#333333"/>
    </style:style>
    <style:style style:name="T429" style:parent-style-name="Fonteparág.padrão" style:family="text">
      <style:text-properties style:font-name="Inconsolata, monospace" fo:color="#333333"/>
    </style:style>
    <style:style style:name="T430" style:parent-style-name="Fonteparág.padrão" style:family="text">
      <style:text-properties style:font-name="Inconsolata, monospace" fo:color="#333333"/>
    </style:style>
    <style:style style:name="T431" style:parent-style-name="Fonteparág.padrão" style:family="text">
      <style:text-properties style:font-name="Inconsolata, monospace" fo:color="#333333"/>
    </style:style>
    <style:style style:name="T432" style:parent-style-name="Fonteparág.padrão" style:family="text">
      <style:text-properties style:font-name="Inconsolata, monospace" fo:color="#333333"/>
    </style:style>
    <style:style style:name="T433" style:parent-style-name="Fonteparág.padrão" style:family="text">
      <style:text-properties style:font-name="Inconsolata, monospace" fo:color="#333333"/>
    </style:style>
    <style:style style:name="T434" style:parent-style-name="Fonteparág.padrão" style:family="text">
      <style:text-properties style:font-name="Inconsolata, monospace" fo:color="#333333"/>
    </style:style>
    <style:style style:name="T435" style:parent-style-name="Fonteparág.padrão" style:family="text">
      <style:text-properties style:font-name="Inconsolata, monospace" fo:color="#333333"/>
    </style:style>
    <style:style style:name="P436" style:parent-style-name="Textbody" style:family="paragraph">
      <style:paragraph-properties fo:widows="2" fo:orphans="2" fo:text-align="center" fo:margin-bottom="0in" style:line-height-at-least="0.2291in"/>
      <style:text-properties style:font-name="Inconsolata, monospace" fo:color="#555555" fo:font-size="11pt" style:font-size-asian="11pt"/>
    </style:style>
    <style:style style:name="P437" style:parent-style-name="Textbody" style:family="paragraph">
      <style:paragraph-properties fo:widows="2" fo:orphans="2" fo:text-align="center" fo:margin-bottom="0in"/>
    </style:style>
    <style:style style:name="T438" style:parent-style-name="Fonteparág.padrão" style:family="text">
      <style:text-properties style:font-name="Inconsolata, monospace" fo:color="#333333"/>
    </style:style>
    <style:style style:name="T439" style:parent-style-name="Fonteparág.padrão" style:family="text">
      <style:text-properties style:font-name="Inconsolata, monospace" fo:font-weight="bold" style:font-weight-asian="bold" fo:color="#FFFFFF" fo:font-size="9pt" style:font-size-asian="9pt" fo:background-color="#D9534F"/>
    </style:style>
    <style:style style:name="T440" style:parent-style-name="Fonteparág.padrão" style:family="text">
      <style:text-properties style:font-name="Inconsolata, monospace" fo:color="#333333"/>
    </style:style>
    <style:style style:name="T441" style:parent-style-name="Fonteparág.padrão" style:family="text">
      <style:text-properties style:font-name="Inconsolata, monospace" fo:color="#333333"/>
    </style:style>
    <style:style style:name="T442" style:parent-style-name="Fonteparág.padrão" style:family="text">
      <style:text-properties style:font-name="Inconsolata, monospace" fo:color="#333333"/>
    </style:style>
    <style:style style:name="T443" style:parent-style-name="Fonteparág.padrão" style:family="text">
      <style:text-properties style:font-name="Inconsolata, monospace" fo:color="#333333"/>
    </style:style>
    <style:style style:name="T444" style:parent-style-name="Fonteparág.padrão" style:family="text">
      <style:text-properties style:font-name="Inconsolata, monospace" fo:font-weight="bold" style:font-weight-asian="bold" fo:color="#FFFFFF" fo:font-size="9pt" style:font-size-asian="9pt" fo:background-color="#D9534F"/>
    </style:style>
    <style:style style:name="T445" style:parent-style-name="Fonteparág.padrão" style:family="text">
      <style:text-properties style:font-name="Inconsolata, monospace" fo:color="#333333"/>
    </style:style>
    <style:style style:name="T446" style:parent-style-name="Fonteparág.padrão" style:family="text">
      <style:text-properties style:font-name="Inconsolata, monospace" fo:color="#333333"/>
    </style:style>
    <style:style style:name="T447" style:parent-style-name="Fonteparág.padrão" style:family="text">
      <style:text-properties style:font-name="Inconsolata, monospace" fo:color="#333333"/>
    </style:style>
    <style:style style:name="T448" style:parent-style-name="Fonteparág.padrão" style:family="text">
      <style:text-properties style:font-name="Inconsolata, monospace" fo:color="#333333"/>
    </style:style>
    <style:style style:name="T449" style:parent-style-name="Fonteparág.padrão" style:family="text">
      <style:text-properties style:font-name="Inconsolata, monospace" fo:color="#333333"/>
    </style:style>
    <style:style style:name="T450" style:parent-style-name="Fonteparág.padrão" style:family="text">
      <style:text-properties style:font-name="Inconsolata, monospace" fo:color="#333333"/>
    </style:style>
    <style:style style:name="T451" style:parent-style-name="Fonteparág.padrão" style:family="text">
      <style:text-properties style:font-name="Inconsolata, monospace" fo:color="#333333"/>
    </style:style>
    <style:style style:name="T452" style:parent-style-name="Fonteparág.padrão" style:family="text">
      <style:text-properties style:font-name="Inconsolata, monospace" fo:color="#333333"/>
    </style:style>
    <style:style style:name="T453" style:parent-style-name="Fonteparág.padrão" style:family="text">
      <style:text-properties style:font-name="Inconsolata, monospace" fo:color="#333333"/>
    </style:style>
    <style:style style:name="T454" style:parent-style-name="Fonteparág.padrão" style:family="text">
      <style:text-properties style:font-name="Inconsolata, monospace" fo:color="#333333"/>
    </style:style>
    <style:style style:name="T455" style:parent-style-name="Fonteparág.padrão" style:family="text">
      <style:text-properties style:font-name="Inconsolata, monospace" fo:color="#333333"/>
    </style:style>
    <style:style style:name="T456" style:parent-style-name="Fonteparág.padrão" style:family="text">
      <style:text-properties style:font-name="Inconsolata, monospace" fo:color="#333333"/>
    </style:style>
    <style:style style:name="T457" style:parent-style-name="Fonteparág.padrão" style:family="text">
      <style:text-properties style:font-name="Inconsolata, monospace" fo:color="#333333"/>
    </style:style>
    <style:style style:name="T458" style:parent-style-name="Fonteparág.padrão" style:family="text">
      <style:text-properties style:font-name="Inconsolata, monospace" fo:color="#333333"/>
    </style:style>
    <style:style style:name="T459" style:parent-style-name="Fonteparág.padrão" style:family="text">
      <style:text-properties style:font-name="Inconsolata, monospace" fo:color="#333333"/>
    </style:style>
    <style:style style:name="T460" style:parent-style-name="Fonteparág.padrão" style:family="text">
      <style:text-properties style:font-name="Inconsolata, monospace" fo:color="#333333"/>
    </style:style>
    <style:style style:name="T461" style:parent-style-name="Fonteparág.padrão" style:family="text">
      <style:text-properties style:font-name="Inconsolata, monospace" fo:color="#333333"/>
    </style:style>
    <style:style style:name="T462" style:parent-style-name="Fonteparág.padrão" style:family="text">
      <style:text-properties style:font-name="Inconsolata, monospace" fo:color="#333333"/>
    </style:style>
    <style:style style:name="T463" style:parent-style-name="Fonteparág.padrão" style:family="text">
      <style:text-properties style:font-name="Inconsolata, monospace" fo:color="#333333"/>
    </style:style>
    <style:style style:name="T464" style:parent-style-name="Fonteparág.padrão" style:family="text">
      <style:text-properties style:font-name="Inconsolata, monospace" fo:color="#333333"/>
    </style:style>
    <style:style style:name="T465" style:parent-style-name="Fonteparág.padrão" style:family="text">
      <style:text-properties style:font-name="Inconsolata, monospace" fo:color="#333333"/>
    </style:style>
    <style:style style:name="T466" style:parent-style-name="Fonteparág.padrão" style:family="text">
      <style:text-properties style:font-name="Inconsolata, monospace" fo:color="#333333"/>
    </style:style>
    <style:style style:name="T467" style:parent-style-name="Fonteparág.padrão" style:family="text">
      <style:text-properties style:font-name="Inconsolata, monospace" fo:color="#333333"/>
    </style:style>
    <style:style style:name="T468" style:parent-style-name="Fonteparág.padrão" style:family="text">
      <style:text-properties style:font-name="Inconsolata, monospace" fo:color="#333333"/>
    </style:style>
    <style:style style:name="T469" style:parent-style-name="Fonteparág.padrão" style:family="text">
      <style:text-properties style:font-name="Inconsolata, monospace" fo:color="#333333"/>
    </style:style>
    <style:style style:name="T470" style:parent-style-name="Fonteparág.padrão" style:family="text">
      <style:text-properties style:font-name="Inconsolata, monospace" fo:color="#333333"/>
    </style:style>
    <style:style style:name="T471" style:parent-style-name="Fonteparág.padrão" style:family="text">
      <style:text-properties style:font-name="Inconsolata, monospace" fo:color="#333333"/>
    </style:style>
    <style:style style:name="T472" style:parent-style-name="Fonteparág.padrão" style:family="text">
      <style:text-properties style:font-name="Inconsolata, monospace" fo:color="#333333"/>
    </style:style>
    <style:style style:name="T473" style:parent-style-name="Fonteparág.padrão" style:family="text">
      <style:text-properties style:font-name="Inconsolata, monospace" fo:color="#333333"/>
    </style:style>
    <style:style style:name="T474" style:parent-style-name="Fonteparág.padrão" style:family="text">
      <style:text-properties style:font-name="Inconsolata, monospace" fo:color="#333333"/>
    </style:style>
    <style:style style:name="T475" style:parent-style-name="Fonteparág.padrão" style:family="text">
      <style:text-properties style:font-name="Inconsolata, monospace" fo:color="#333333"/>
    </style:style>
    <style:style style:name="T476" style:parent-style-name="Fonteparág.padrão" style:family="text">
      <style:text-properties style:font-name="Inconsolata, monospace" fo:color="#333333"/>
    </style:style>
    <style:style style:name="T477" style:parent-style-name="Fonteparág.padrão" style:family="text">
      <style:text-properties style:font-name="Inconsolata, monospace" fo:color="#333333"/>
    </style:style>
    <style:style style:name="T478" style:parent-style-name="Fonteparág.padrão" style:family="text">
      <style:text-properties style:font-name="Inconsolata, monospace" fo:color="#333333"/>
    </style:style>
    <style:style style:name="T479" style:parent-style-name="Fonteparág.padrão" style:family="text">
      <style:text-properties style:font-name="Inconsolata, monospace" fo:color="#333333"/>
    </style:style>
    <style:style style:name="T480" style:parent-style-name="Fonteparág.padrão" style:family="text">
      <style:text-properties style:font-name="Inconsolata, monospace" fo:color="#333333"/>
    </style:style>
    <style:style style:name="T481" style:parent-style-name="Fonteparág.padrão" style:family="text">
      <style:text-properties style:font-name="Inconsolata, monospace" fo:color="#333333"/>
    </style:style>
    <style:style style:name="T482" style:parent-style-name="Fonteparág.padrão" style:family="text">
      <style:text-properties style:font-name="Inconsolata, monospace" fo:color="#333333"/>
    </style:style>
    <style:style style:name="T483" style:parent-style-name="Fonteparág.padrão" style:family="text">
      <style:text-properties style:font-name="Inconsolata, monospace" fo:color="#333333"/>
    </style:style>
    <style:style style:name="T484" style:parent-style-name="Fonteparág.padrão" style:family="text">
      <style:text-properties style:font-name="Inconsolata, monospace" fo:color="#333333"/>
    </style:style>
    <style:style style:name="T485" style:parent-style-name="Fonteparág.padrão" style:family="text">
      <style:text-properties style:font-name="Inconsolata, monospace" fo:color="#333333"/>
    </style:style>
    <style:style style:name="T486" style:parent-style-name="Fonteparág.padrão" style:family="text">
      <style:text-properties style:font-name="Inconsolata, monospace" fo:color="#333333"/>
    </style:style>
    <style:style style:name="T487" style:parent-style-name="Fonteparág.padrão" style:family="text">
      <style:text-properties style:font-name="Inconsolata, monospace" fo:color="#333333"/>
    </style:style>
    <style:style style:name="T488" style:parent-style-name="Fonteparág.padrão" style:family="text">
      <style:text-properties style:font-name="Inconsolata, monospace" fo:color="#333333"/>
    </style:style>
    <style:style style:name="T489" style:parent-style-name="Fonteparág.padrão" style:family="text">
      <style:text-properties style:font-name="Inconsolata, monospace" fo:color="#333333"/>
    </style:style>
    <style:style style:name="T490" style:parent-style-name="Fonteparág.padrão" style:family="text">
      <style:text-properties style:font-name="Inconsolata, monospace" fo:color="#333333"/>
    </style:style>
    <style:style style:name="T491" style:parent-style-name="Fonteparág.padrão" style:family="text">
      <style:text-properties style:font-name="Inconsolata, monospace" fo:color="#333333"/>
    </style:style>
    <style:style style:name="T492" style:parent-style-name="Fonteparág.padrão" style:family="text">
      <style:text-properties style:font-name="Inconsolata, monospace" fo:color="#333333"/>
    </style:style>
    <style:style style:name="T493" style:parent-style-name="Fonteparág.padrão" style:family="text">
      <style:text-properties style:font-name="Inconsolata, monospace" fo:color="#333333"/>
    </style:style>
    <style:style style:name="T494" style:parent-style-name="Fonteparág.padrão" style:family="text">
      <style:text-properties style:font-name="Inconsolata, monospace" fo:color="#333333"/>
    </style:style>
    <style:style style:name="T495" style:parent-style-name="Fonteparág.padrão" style:family="text">
      <style:text-properties style:font-name="Inconsolata, monospace" fo:color="#333333"/>
    </style:style>
    <style:style style:name="T496" style:parent-style-name="Fonteparág.padrão" style:family="text">
      <style:text-properties style:font-name="Inconsolata, monospace" fo:color="#333333"/>
    </style:style>
    <style:style style:name="T497" style:parent-style-name="Fonteparág.padrão" style:family="text">
      <style:text-properties style:font-name="Inconsolata, monospace" fo:color="#333333"/>
    </style:style>
    <style:style style:name="T498" style:parent-style-name="Fonteparág.padrão" style:family="text">
      <style:text-properties style:font-name="Inconsolata, monospace" fo:color="#333333"/>
    </style:style>
    <style:style style:name="T499" style:parent-style-name="Fonteparág.padrão" style:family="text">
      <style:text-properties style:font-name="Inconsolata, monospace" fo:color="#333333"/>
    </style:style>
    <style:style style:name="T500" style:parent-style-name="Fonteparág.padrão" style:family="text">
      <style:text-properties style:font-name="Inconsolata, monospace" fo:color="#333333"/>
    </style:style>
    <style:style style:name="T501" style:parent-style-name="Fonteparág.padrão" style:family="text">
      <style:text-properties style:font-name="Inconsolata, monospace" fo:color="#333333"/>
    </style:style>
    <style:style style:name="T502" style:parent-style-name="Fonteparág.padrão" style:family="text">
      <style:text-properties style:font-name="Inconsolata, monospace" fo:color="#333333"/>
    </style:style>
    <style:style style:name="T503" style:parent-style-name="Fonteparág.padrão" style:family="text">
      <style:text-properties style:font-name="Inconsolata, monospace" fo:color="#333333"/>
    </style:style>
    <style:style style:name="T504" style:parent-style-name="Fonteparág.padrão" style:family="text">
      <style:text-properties style:font-name="Inconsolata, monospace" fo:color="#333333"/>
    </style:style>
    <style:style style:name="T505" style:parent-style-name="Fonteparág.padrão" style:family="text">
      <style:text-properties style:font-name="Inconsolata, monospace" fo:color="#333333"/>
    </style:style>
    <style:style style:name="T506" style:parent-style-name="Fonteparág.padrão" style:family="text">
      <style:text-properties style:font-name="Inconsolata, monospace" fo:color="#333333"/>
    </style:style>
    <style:style style:name="T507" style:parent-style-name="Fonteparág.padrão" style:family="text">
      <style:text-properties style:font-name="Inconsolata, monospace" fo:color="#333333"/>
    </style:style>
    <style:style style:name="T508" style:parent-style-name="Fonteparág.padrão" style:family="text">
      <style:text-properties style:font-name="Inconsolata, monospace" fo:color="#333333"/>
    </style:style>
    <style:style style:name="T509" style:parent-style-name="Fonteparág.padrão" style:family="text">
      <style:text-properties style:font-name="Inconsolata, monospace" fo:color="#333333"/>
    </style:style>
    <style:style style:name="T510" style:parent-style-name="Fonteparág.padrão" style:family="text">
      <style:text-properties style:font-name="Inconsolata, monospace" fo:color="#333333"/>
    </style:style>
    <style:style style:name="T511" style:parent-style-name="Fonteparág.padrão" style:family="text">
      <style:text-properties style:font-name="Inconsolata, monospace" fo:color="#333333"/>
    </style:style>
    <style:style style:name="T512" style:parent-style-name="Fonteparág.padrão" style:family="text">
      <style:text-properties style:font-name="Inconsolata, monospace" fo:color="#333333"/>
    </style:style>
    <style:style style:name="T513" style:parent-style-name="Fonteparág.padrão" style:family="text">
      <style:text-properties style:font-name="Inconsolata, monospace" fo:color="#333333"/>
    </style:style>
    <style:style style:name="T514" style:parent-style-name="Fonteparág.padrão" style:family="text">
      <style:text-properties style:font-name="Inconsolata, monospace" fo:color="#333333"/>
    </style:style>
    <style:style style:name="T515" style:parent-style-name="Fonteparág.padrão" style:family="text">
      <style:text-properties style:font-name="Inconsolata, monospace" fo:color="#333333"/>
    </style:style>
    <style:style style:name="P516" style:parent-style-name="Textbody" style:family="paragraph">
      <style:paragraph-properties fo:widows="2" fo:orphans="2" fo:text-align="center" fo:margin-bottom="0in" style:line-height-at-least="0.2291in"/>
      <style:text-properties style:font-name="Inconsolata, monospace" fo:color="#555555" fo:font-size="11pt" style:font-size-asian="11pt"/>
    </style:style>
    <style:style style:name="P517" style:parent-style-name="Textbody" style:family="paragraph">
      <style:paragraph-properties fo:widows="2" fo:orphans="2" fo:text-align="center" fo:margin-bottom="0in"/>
    </style:style>
    <style:style style:name="T518" style:parent-style-name="Fonteparág.padrão" style:family="text">
      <style:text-properties style:font-name="Inconsolata, monospace" fo:color="#333333"/>
    </style:style>
    <style:style style:name="T519" style:parent-style-name="Fonteparág.padrão" style:family="text">
      <style:text-properties style:font-name="Inconsolata, monospace" fo:font-weight="bold" style:font-weight-asian="bold" fo:color="#FFFFFF" fo:font-size="9pt" style:font-size-asian="9pt" fo:background-color="#D9534F"/>
    </style:style>
    <style:style style:name="T520" style:parent-style-name="Fonteparág.padrão" style:family="text">
      <style:text-properties style:font-name="Inconsolata, monospace" fo:color="#333333"/>
    </style:style>
    <style:style style:name="T521" style:parent-style-name="Fonteparág.padrão" style:family="text">
      <style:text-properties style:font-name="Inconsolata, monospace" fo:color="#333333"/>
    </style:style>
    <style:style style:name="T522" style:parent-style-name="Fonteparág.padrão" style:family="text">
      <style:text-properties style:font-name="Inconsolata, monospace" fo:color="#333333"/>
    </style:style>
    <style:style style:name="T523" style:parent-style-name="Fonteparág.padrão" style:family="text">
      <style:text-properties style:font-name="Inconsolata, monospace" fo:color="#333333"/>
    </style:style>
    <style:style style:name="T524" style:parent-style-name="Fonteparág.padrão" style:family="text">
      <style:text-properties style:font-name="Inconsolata, monospace" fo:font-weight="bold" style:font-weight-asian="bold" fo:color="#FFFFFF" fo:font-size="9pt" style:font-size-asian="9pt" fo:background-color="#D9534F"/>
    </style:style>
    <style:style style:name="T525" style:parent-style-name="Fonteparág.padrão" style:family="text">
      <style:text-properties style:font-name="Inconsolata, monospace" fo:color="#333333"/>
    </style:style>
    <style:style style:name="T526" style:parent-style-name="Fonteparág.padrão" style:family="text">
      <style:text-properties style:font-name="Inconsolata, monospace" fo:color="#333333"/>
    </style:style>
    <style:style style:name="T527" style:parent-style-name="Fonteparág.padrão" style:family="text">
      <style:text-properties style:font-name="Inconsolata, monospace" fo:color="#333333"/>
    </style:style>
    <style:style style:name="T528" style:parent-style-name="Fonteparág.padrão" style:family="text">
      <style:text-properties style:font-name="Inconsolata, monospace" fo:color="#333333"/>
    </style:style>
    <style:style style:name="T529" style:parent-style-name="Fonteparág.padrão" style:family="text">
      <style:text-properties style:font-name="Inconsolata, monospace" fo:color="#333333"/>
    </style:style>
    <style:style style:name="T530" style:parent-style-name="Fonteparág.padrão" style:family="text">
      <style:text-properties style:font-name="Inconsolata, monospace" fo:color="#333333"/>
    </style:style>
    <style:style style:name="T531" style:parent-style-name="Fonteparág.padrão" style:family="text">
      <style:text-properties style:font-name="Inconsolata, monospace" fo:color="#333333"/>
    </style:style>
    <style:style style:name="T532" style:parent-style-name="Fonteparág.padrão" style:family="text">
      <style:text-properties style:font-name="Inconsolata, monospace" fo:color="#333333"/>
    </style:style>
    <style:style style:name="T533" style:parent-style-name="Fonteparág.padrão" style:family="text">
      <style:text-properties style:font-name="Inconsolata, monospace" fo:color="#333333"/>
    </style:style>
    <style:style style:name="T534" style:parent-style-name="Fonteparág.padrão" style:family="text">
      <style:text-properties style:font-name="Inconsolata, monospace" fo:color="#333333"/>
    </style:style>
    <style:style style:name="T535" style:parent-style-name="Fonteparág.padrão" style:family="text">
      <style:text-properties style:font-name="Inconsolata, monospace" fo:color="#333333"/>
    </style:style>
    <style:style style:name="T536" style:parent-style-name="Fonteparág.padrão" style:family="text">
      <style:text-properties style:font-name="Inconsolata, monospace" fo:color="#333333"/>
    </style:style>
    <style:style style:name="T537" style:parent-style-name="Fonteparág.padrão" style:family="text">
      <style:text-properties style:font-name="Inconsolata, monospace" fo:color="#333333"/>
    </style:style>
    <style:style style:name="T538" style:parent-style-name="Fonteparág.padrão" style:family="text">
      <style:text-properties style:font-name="Inconsolata, monospace" fo:color="#333333"/>
    </style:style>
    <style:style style:name="T539" style:parent-style-name="Fonteparág.padrão" style:family="text">
      <style:text-properties style:font-name="Inconsolata, monospace" fo:color="#333333"/>
    </style:style>
    <style:style style:name="T540" style:parent-style-name="Fonteparág.padrão" style:family="text">
      <style:text-properties style:font-name="Inconsolata, monospace" fo:color="#333333"/>
    </style:style>
    <style:style style:name="T541" style:parent-style-name="Fonteparág.padrão" style:family="text">
      <style:text-properties style:font-name="Inconsolata, monospace" fo:color="#333333"/>
    </style:style>
    <style:style style:name="T542" style:parent-style-name="Fonteparág.padrão" style:family="text">
      <style:text-properties style:font-name="Inconsolata, monospace" fo:color="#333333"/>
    </style:style>
    <style:style style:name="T543" style:parent-style-name="Fonteparág.padrão" style:family="text">
      <style:text-properties style:font-name="Inconsolata, monospace" fo:color="#333333"/>
    </style:style>
    <style:style style:name="T544" style:parent-style-name="Fonteparág.padrão" style:family="text">
      <style:text-properties style:font-name="Inconsolata, monospace" fo:color="#333333"/>
    </style:style>
    <style:style style:name="T545" style:parent-style-name="Fonteparág.padrão" style:family="text">
      <style:text-properties style:font-name="Inconsolata, monospace" fo:color="#333333"/>
    </style:style>
    <style:style style:name="T546" style:parent-style-name="Fonteparág.padrão" style:family="text">
      <style:text-properties style:font-name="Inconsolata, monospace" fo:color="#333333"/>
    </style:style>
    <style:style style:name="T547" style:parent-style-name="Fonteparág.padrão" style:family="text">
      <style:text-properties style:font-name="Inconsolata, monospace" fo:color="#333333"/>
    </style:style>
    <style:style style:name="T548" style:parent-style-name="Fonteparág.padrão" style:family="text">
      <style:text-properties style:font-name="Inconsolata, monospace" fo:color="#333333"/>
    </style:style>
    <style:style style:name="T549" style:parent-style-name="Fonteparág.padrão" style:family="text">
      <style:text-properties style:font-name="Inconsolata, monospace" fo:color="#333333"/>
    </style:style>
    <style:style style:name="T550" style:parent-style-name="Fonteparág.padrão" style:family="text">
      <style:text-properties style:font-name="Inconsolata, monospace" fo:color="#333333"/>
    </style:style>
    <style:style style:name="T551" style:parent-style-name="Fonteparág.padrão" style:family="text">
      <style:text-properties style:font-name="Inconsolata, monospace" fo:color="#333333"/>
    </style:style>
    <style:style style:name="T552" style:parent-style-name="Fonteparág.padrão" style:family="text">
      <style:text-properties style:font-name="Inconsolata, monospace" fo:color="#333333"/>
    </style:style>
    <style:style style:name="T553" style:parent-style-name="Fonteparág.padrão" style:family="text">
      <style:text-properties style:font-name="Inconsolata, monospace" fo:color="#333333"/>
    </style:style>
    <style:style style:name="T554" style:parent-style-name="Fonteparág.padrão" style:family="text">
      <style:text-properties style:font-name="Inconsolata, monospace" fo:color="#333333"/>
    </style:style>
    <style:style style:name="T555" style:parent-style-name="Fonteparág.padrão" style:family="text">
      <style:text-properties style:font-name="Inconsolata, monospace" fo:color="#333333"/>
    </style:style>
    <style:style style:name="T556" style:parent-style-name="Fonteparág.padrão" style:family="text">
      <style:text-properties style:font-name="Inconsolata, monospace" fo:color="#333333"/>
    </style:style>
    <style:style style:name="T557" style:parent-style-name="Fonteparág.padrão" style:family="text">
      <style:text-properties style:font-name="Inconsolata, monospace" fo:color="#333333"/>
    </style:style>
    <style:style style:name="T558" style:parent-style-name="Fonteparág.padrão" style:family="text">
      <style:text-properties style:font-name="Inconsolata, monospace" fo:color="#333333"/>
    </style:style>
    <style:style style:name="T559" style:parent-style-name="Fonteparág.padrão" style:family="text">
      <style:text-properties style:font-name="Inconsolata, monospace" fo:color="#333333"/>
    </style:style>
    <style:style style:name="T560" style:parent-style-name="Fonteparág.padrão" style:family="text">
      <style:text-properties style:font-name="Inconsolata, monospace" fo:color="#333333"/>
    </style:style>
    <style:style style:name="T561" style:parent-style-name="Fonteparág.padrão" style:family="text">
      <style:text-properties style:font-name="Inconsolata, monospace" fo:color="#333333"/>
    </style:style>
    <style:style style:name="T562" style:parent-style-name="Fonteparág.padrão" style:family="text">
      <style:text-properties style:font-name="Inconsolata, monospace" fo:color="#333333"/>
    </style:style>
    <style:style style:name="T563" style:parent-style-name="Fonteparág.padrão" style:family="text">
      <style:text-properties style:font-name="Inconsolata, monospace" fo:color="#333333"/>
    </style:style>
    <style:style style:name="T564" style:parent-style-name="Fonteparág.padrão" style:family="text">
      <style:text-properties style:font-name="Inconsolata, monospace" fo:color="#333333"/>
    </style:style>
    <style:style style:name="T565" style:parent-style-name="Fonteparág.padrão" style:family="text">
      <style:text-properties style:font-name="Inconsolata, monospace" fo:color="#333333"/>
    </style:style>
    <style:style style:name="T566" style:parent-style-name="Fonteparág.padrão" style:family="text">
      <style:text-properties style:font-name="Inconsolata, monospace" fo:color="#333333"/>
    </style:style>
    <style:style style:name="T567" style:parent-style-name="Fonteparág.padrão" style:family="text">
      <style:text-properties style:font-name="Inconsolata, monospace" fo:color="#333333"/>
    </style:style>
    <style:style style:name="T568" style:parent-style-name="Fonteparág.padrão" style:family="text">
      <style:text-properties style:font-name="Inconsolata, monospace" fo:font-weight="bold" style:font-weight-asian="bold" fo:color="#FFFFFF" fo:font-size="9pt" style:font-size-asian="9pt" fo:background-color="#D9534F"/>
    </style:style>
    <style:style style:name="T569" style:parent-style-name="Fonteparág.padrão" style:family="text">
      <style:text-properties style:font-name="Inconsolata, monospace" fo:color="#333333"/>
    </style:style>
    <style:style style:name="T570" style:parent-style-name="Fonteparág.padrão" style:family="text">
      <style:text-properties style:font-name="Inconsolata, monospace" fo:color="#333333"/>
    </style:style>
    <style:style style:name="T571" style:parent-style-name="Fonteparág.padrão" style:family="text">
      <style:text-properties style:font-name="Inconsolata, monospace" fo:color="#333333"/>
    </style:style>
    <style:style style:name="T572" style:parent-style-name="Fonteparág.padrão" style:family="text">
      <style:text-properties style:font-name="Inconsolata, monospace" fo:color="#333333"/>
    </style:style>
    <style:style style:name="T573" style:parent-style-name="Fonteparág.padrão" style:family="text">
      <style:text-properties style:font-name="Inconsolata, monospace" fo:font-weight="bold" style:font-weight-asian="bold" fo:color="#FFFFFF" fo:font-size="9pt" style:font-size-asian="9pt" fo:background-color="#D9534F"/>
    </style:style>
    <style:style style:name="T574" style:parent-style-name="Fonteparág.padrão" style:family="text">
      <style:text-properties style:font-name="Inconsolata, monospace" fo:color="#333333"/>
    </style:style>
    <style:style style:name="T575" style:parent-style-name="Fonteparág.padrão" style:family="text">
      <style:text-properties style:font-name="Inconsolata, monospace" fo:color="#333333"/>
    </style:style>
    <style:style style:name="T576" style:parent-style-name="Fonteparág.padrão" style:family="text">
      <style:text-properties style:font-name="Inconsolata, monospace" fo:color="#333333"/>
    </style:style>
    <style:style style:name="T577" style:parent-style-name="Fonteparág.padrão" style:family="text">
      <style:text-properties style:font-name="Inconsolata, monospace" fo:color="#333333"/>
    </style:style>
    <style:style style:name="T578" style:parent-style-name="Fonteparág.padrão" style:family="text">
      <style:text-properties style:font-name="Inconsolata, monospace" fo:color="#333333"/>
    </style:style>
    <style:style style:name="T579" style:parent-style-name="Fonteparág.padrão" style:family="text">
      <style:text-properties style:font-name="Inconsolata, monospace" fo:color="#333333"/>
    </style:style>
    <style:style style:name="T580" style:parent-style-name="Fonteparág.padrão" style:family="text">
      <style:text-properties style:font-name="Inconsolata, monospace" fo:color="#333333"/>
    </style:style>
    <style:style style:name="T581" style:parent-style-name="Fonteparág.padrão" style:family="text">
      <style:text-properties style:font-name="Inconsolata, monospace" fo:color="#333333"/>
    </style:style>
    <style:style style:name="T582" style:parent-style-name="Fonteparág.padrão" style:family="text">
      <style:text-properties style:font-name="Inconsolata, monospace" fo:color="#333333"/>
    </style:style>
    <style:style style:name="T583" style:parent-style-name="Fonteparág.padrão" style:family="text">
      <style:text-properties style:font-name="Inconsolata, monospace" fo:color="#333333"/>
    </style:style>
    <style:style style:name="T584" style:parent-style-name="Fonteparág.padrão" style:family="text">
      <style:text-properties style:font-name="Inconsolata, monospace" fo:color="#333333"/>
    </style:style>
    <style:style style:name="T585" style:parent-style-name="Fonteparág.padrão" style:family="text">
      <style:text-properties style:font-name="Inconsolata, monospace" fo:color="#333333"/>
    </style:style>
    <style:style style:name="T586" style:parent-style-name="Fonteparág.padrão" style:family="text">
      <style:text-properties style:font-name="Inconsolata, monospace" fo:color="#333333"/>
    </style:style>
    <style:style style:name="T587" style:parent-style-name="Fonteparág.padrão" style:family="text">
      <style:text-properties style:font-name="Inconsolata, monospace" fo:color="#333333"/>
    </style:style>
    <style:style style:name="T588" style:parent-style-name="Fonteparág.padrão" style:family="text">
      <style:text-properties style:font-name="Inconsolata, monospace" fo:color="#333333"/>
    </style:style>
    <style:style style:name="T589" style:parent-style-name="Fonteparág.padrão" style:family="text">
      <style:text-properties style:font-name="Inconsolata, monospace" fo:color="#333333"/>
    </style:style>
    <style:style style:name="T590" style:parent-style-name="Fonteparág.padrão" style:family="text">
      <style:text-properties style:font-name="Inconsolata, monospace" fo:color="#333333"/>
    </style:style>
    <style:style style:name="T591" style:parent-style-name="Fonteparág.padrão" style:family="text">
      <style:text-properties style:font-name="Inconsolata, monospace" fo:color="#333333"/>
    </style:style>
    <style:style style:name="T592" style:parent-style-name="Fonteparág.padrão" style:family="text">
      <style:text-properties style:font-name="Inconsolata, monospace" fo:color="#333333"/>
    </style:style>
    <style:style style:name="T593" style:parent-style-name="Fonteparág.padrão" style:family="text">
      <style:text-properties style:font-name="Inconsolata, monospace" fo:color="#333333"/>
    </style:style>
    <style:style style:name="T594" style:parent-style-name="Fonteparág.padrão" style:family="text">
      <style:text-properties style:font-name="Inconsolata, monospace" fo:color="#333333"/>
    </style:style>
    <style:style style:name="T595" style:parent-style-name="Fonteparág.padrão" style:family="text">
      <style:text-properties style:font-name="Inconsolata, monospace" fo:font-weight="bold" style:font-weight-asian="bold" fo:color="#FFFFFF" fo:font-size="9pt" style:font-size-asian="9pt" fo:background-color="#D9534F"/>
    </style:style>
    <style:style style:name="T596" style:parent-style-name="Fonteparág.padrão" style:family="text">
      <style:text-properties style:font-name="Inconsolata, monospace" fo:color="#333333"/>
    </style:style>
    <style:style style:name="T597" style:parent-style-name="Fonteparág.padrão" style:family="text">
      <style:text-properties style:font-name="Inconsolata, monospace" fo:color="#333333"/>
    </style:style>
    <style:style style:name="T598" style:parent-style-name="Fonteparág.padrão" style:family="text">
      <style:text-properties style:font-name="Inconsolata, monospace" fo:color="#333333"/>
    </style:style>
    <style:style style:name="T599" style:parent-style-name="Fonteparág.padrão" style:family="text">
      <style:text-properties style:font-name="Inconsolata, monospace" fo:color="#333333"/>
    </style:style>
    <style:style style:name="T600" style:parent-style-name="Fonteparág.padrão" style:family="text">
      <style:text-properties style:font-name="Inconsolata, monospace" fo:color="#333333"/>
    </style:style>
    <style:style style:name="T601" style:parent-style-name="Fonteparág.padrão" style:family="text">
      <style:text-properties style:font-name="Inconsolata, monospace" fo:color="#333333"/>
    </style:style>
    <style:style style:name="T602" style:parent-style-name="Fonteparág.padrão" style:family="text">
      <style:text-properties style:font-name="Inconsolata, monospace" fo:color="#333333"/>
    </style:style>
    <style:style style:name="T603" style:parent-style-name="Fonteparág.padrão" style:family="text">
      <style:text-properties style:font-name="Inconsolata, monospace" fo:color="#333333"/>
    </style:style>
    <style:style style:name="T604" style:parent-style-name="Fonteparág.padrão" style:family="text">
      <style:text-properties style:font-name="Inconsolata, monospace" fo:color="#333333"/>
    </style:style>
    <style:style style:name="T605" style:parent-style-name="Fonteparág.padrão" style:family="text">
      <style:text-properties style:font-name="Inconsolata, monospace" fo:color="#333333"/>
    </style:style>
    <style:style style:name="T606" style:parent-style-name="Fonteparág.padrão" style:family="text">
      <style:text-properties style:font-name="Inconsolata, monospace" fo:color="#333333"/>
    </style:style>
    <style:style style:name="T607" style:parent-style-name="Fonteparág.padrão" style:family="text">
      <style:text-properties style:font-name="Inconsolata, monospace" fo:color="#333333"/>
    </style:style>
    <style:style style:name="P608" style:parent-style-name="Textbody" style:family="paragraph">
      <style:paragraph-properties fo:widows="2" fo:orphans="2" fo:text-align="center" fo:margin-bottom="0in" style:line-height-at-least="0.2291in"/>
      <style:text-properties style:font-name="Inconsolata, monospace" fo:color="#555555" fo:font-size="11pt" style:font-size-asian="11pt"/>
    </style:style>
    <style:style style:name="P609" style:parent-style-name="Textbody" style:family="paragraph">
      <style:paragraph-properties fo:widows="2" fo:orphans="2" fo:text-align="center" fo:margin-bottom="0in"/>
    </style:style>
    <style:style style:name="T610" style:parent-style-name="Fonteparág.padrão" style:family="text">
      <style:text-properties style:font-name="Inconsolata, monospace" fo:color="#333333"/>
    </style:style>
    <style:style style:name="T611" style:parent-style-name="Fonteparág.padrão" style:family="text">
      <style:text-properties style:font-name="Inconsolata, monospace" fo:font-weight="bold" style:font-weight-asian="bold" fo:color="#FFFFFF" fo:font-size="9pt" style:font-size-asian="9pt" fo:background-color="#D9534F"/>
    </style:style>
    <style:style style:name="T612" style:parent-style-name="Fonteparág.padrão" style:family="text">
      <style:text-properties style:font-name="Inconsolata, monospace" fo:color="#333333"/>
    </style:style>
    <style:style style:name="P613"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614" style:parent-style-name="Textbody" style:family="paragraph">
      <style:paragraph-properties fo:widows="2" fo:orphans="2" fo:text-align="center" fo:margin-bottom="0in"/>
    </style:style>
    <style:style style:name="T615" style:parent-style-name="Fonteparág.padrão" style:family="text">
      <style:text-properties style:font-name="Inconsolata, monospace" fo:color="#333333"/>
    </style:style>
    <style:style style:name="T616" style:parent-style-name="Fonteparág.padrão" style:family="text">
      <style:text-properties style:font-name="Inconsolata, monospace" fo:font-weight="bold" style:font-weight-asian="bold" fo:color="#FFFFFF" fo:font-size="9pt" style:font-size-asian="9pt" fo:background-color="#D9534F"/>
    </style:style>
    <style:style style:name="T617" style:parent-style-name="Fonteparág.padrão" style:family="text">
      <style:text-properties style:font-name="Inconsolata, monospace" fo:color="#333333"/>
    </style:style>
    <style:style style:name="T618" style:parent-style-name="Fonteparág.padrão" style:family="text">
      <style:text-properties style:font-name="Inconsolata, monospace" fo:color="#333333"/>
    </style:style>
    <style:style style:name="T619" style:parent-style-name="Fonteparág.padrão" style:family="text">
      <style:text-properties style:font-name="Inconsolata, monospace" fo:color="#333333"/>
    </style:style>
    <style:style style:name="T620" style:parent-style-name="Fonteparág.padrão" style:family="text">
      <style:text-properties style:font-name="Inconsolata, monospace" fo:color="#333333"/>
    </style:style>
    <style:style style:name="T621" style:parent-style-name="Fonteparág.padrão" style:family="text">
      <style:text-properties style:font-name="Inconsolata, monospace" fo:color="#333333"/>
    </style:style>
    <style:style style:name="T622" style:parent-style-name="Fonteparág.padrão" style:family="text">
      <style:text-properties style:font-name="Inconsolata, monospace" fo:color="#333333"/>
    </style:style>
    <style:style style:name="T623" style:parent-style-name="Fonteparág.padrão" style:family="text">
      <style:text-properties style:font-name="Inconsolata, monospace" fo:color="#333333"/>
    </style:style>
    <style:style style:name="T624" style:parent-style-name="Fonteparág.padrão" style:family="text">
      <style:text-properties style:font-name="Inconsolata, monospace" fo:font-weight="bold" style:font-weight-asian="bold" fo:color="#FFFFFF" fo:font-size="9pt" style:font-size-asian="9pt" fo:background-color="#D9534F"/>
    </style:style>
    <style:style style:name="T625" style:parent-style-name="Fonteparág.padrão" style:family="text">
      <style:text-properties style:font-name="Inconsolata, monospace" fo:color="#333333"/>
    </style:style>
    <style:style style:name="T626" style:parent-style-name="Fonteparág.padrão" style:family="text">
      <style:text-properties style:font-name="Inconsolata, monospace" fo:color="#333333"/>
    </style:style>
    <style:style style:name="T627" style:parent-style-name="Fonteparág.padrão" style:family="text">
      <style:text-properties style:font-name="Inconsolata, monospace" fo:color="#333333"/>
    </style:style>
    <style:style style:name="T628" style:parent-style-name="Fonteparág.padrão" style:family="text">
      <style:text-properties style:font-name="Inconsolata, monospace" fo:color="#333333"/>
    </style:style>
    <style:style style:name="T629" style:parent-style-name="Fonteparág.padrão" style:family="text">
      <style:text-properties style:font-name="Inconsolata, monospace" fo:color="#333333"/>
    </style:style>
    <style:style style:name="T630" style:parent-style-name="Fonteparág.padrão" style:family="text">
      <style:text-properties style:font-name="Inconsolata, monospace" fo:color="#333333"/>
    </style:style>
    <style:style style:name="T631" style:parent-style-name="Fonteparág.padrão" style:family="text">
      <style:text-properties style:font-name="Inconsolata, monospace" fo:color="#333333"/>
    </style:style>
    <style:style style:name="T632" style:parent-style-name="Fonteparág.padrão" style:family="text">
      <style:text-properties style:font-name="Inconsolata, monospace" fo:color="#333333"/>
    </style:style>
    <style:style style:name="T633" style:parent-style-name="Fonteparág.padrão" style:family="text">
      <style:text-properties style:font-name="Inconsolata, monospace" fo:color="#333333"/>
    </style:style>
    <style:style style:name="T634" style:parent-style-name="Fonteparág.padrão" style:family="text">
      <style:text-properties style:font-name="Inconsolata, monospace" fo:color="#333333"/>
    </style:style>
    <style:style style:name="T635" style:parent-style-name="Fonteparág.padrão" style:family="text">
      <style:text-properties style:font-name="Inconsolata, monospace" fo:color="#333333"/>
    </style:style>
    <style:style style:name="T636" style:parent-style-name="Fonteparág.padrão" style:family="text">
      <style:text-properties style:font-name="Inconsolata, monospace" fo:color="#333333"/>
    </style:style>
    <style:style style:name="T637" style:parent-style-name="Fonteparág.padrão" style:family="text">
      <style:text-properties style:font-name="Inconsolata, monospace" fo:color="#333333"/>
    </style:style>
    <style:style style:name="T638" style:parent-style-name="Fonteparág.padrão" style:family="text">
      <style:text-properties style:font-name="Inconsolata, monospace" fo:color="#333333"/>
    </style:style>
    <style:style style:name="T639" style:parent-style-name="Fonteparág.padrão" style:family="text">
      <style:text-properties style:font-name="Inconsolata, monospace" fo:color="#333333"/>
    </style:style>
    <style:style style:name="T640" style:parent-style-name="Fonteparág.padrão" style:family="text">
      <style:text-properties style:font-name="Inconsolata, monospace" fo:color="#333333"/>
    </style:style>
    <style:style style:name="T641" style:parent-style-name="Fonteparág.padrão" style:family="text">
      <style:text-properties style:font-name="Inconsolata, monospace" fo:color="#333333"/>
    </style:style>
    <style:style style:name="T642" style:parent-style-name="Fonteparág.padrão" style:family="text">
      <style:text-properties style:font-name="Inconsolata, monospace" fo:color="#333333"/>
    </style:style>
    <style:style style:name="T643" style:parent-style-name="Fonteparág.padrão" style:family="text">
      <style:text-properties style:font-name="Inconsolata, monospace" fo:font-weight="bold" style:font-weight-asian="bold" fo:color="#FFFFFF" fo:font-size="9pt" style:font-size-asian="9pt" fo:background-color="#D9534F"/>
    </style:style>
    <style:style style:name="T644" style:parent-style-name="Fonteparág.padrão" style:family="text">
      <style:text-properties style:font-name="Inconsolata, monospace" fo:color="#333333"/>
    </style:style>
    <style:style style:name="T645" style:parent-style-name="Fonteparág.padrão" style:family="text">
      <style:text-properties style:font-name="Inconsolata, monospace" fo:color="#333333"/>
    </style:style>
    <style:style style:name="P646"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647" style:parent-style-name="Textbody" style:family="paragraph">
      <style:paragraph-properties fo:widows="2" fo:orphans="2" fo:text-align="center" fo:margin-bottom="0in"/>
    </style:style>
    <style:style style:name="T648" style:parent-style-name="Fonteparág.padrão" style:family="text">
      <style:text-properties style:font-name="Inconsolata, monospace" fo:color="#333333"/>
    </style:style>
    <style:style style:name="T649" style:parent-style-name="Fonteparág.padrão" style:family="text">
      <style:text-properties style:font-name="Inconsolata, monospace" fo:font-weight="bold" style:font-weight-asian="bold" fo:color="#FFFFFF" fo:font-size="9pt" style:font-size-asian="9pt" fo:background-color="#D9534F"/>
    </style:style>
    <style:style style:name="T650" style:parent-style-name="Fonteparág.padrão" style:family="text">
      <style:text-properties style:font-name="Inconsolata, monospace" fo:color="#333333"/>
    </style:style>
    <style:style style:name="T651" style:parent-style-name="Fonteparág.padrão" style:family="text">
      <style:text-properties style:font-name="Inconsolata, monospace" fo:color="#333333"/>
    </style:style>
    <style:style style:name="T652" style:parent-style-name="Fonteparág.padrão" style:family="text">
      <style:text-properties style:font-name="Inconsolata, monospace" fo:color="#333333"/>
    </style:style>
    <style:style style:name="T653" style:parent-style-name="Fonteparág.padrão" style:family="text">
      <style:text-properties style:font-name="Inconsolata, monospace" fo:color="#333333"/>
    </style:style>
    <style:style style:name="T654" style:parent-style-name="Fonteparág.padrão" style:family="text">
      <style:text-properties style:font-name="Inconsolata, monospace" fo:color="#333333"/>
    </style:style>
    <style:style style:name="T655" style:parent-style-name="Fonteparág.padrão" style:family="text">
      <style:text-properties style:font-name="Inconsolata, monospace" fo:color="#333333"/>
    </style:style>
    <style:style style:name="T656" style:parent-style-name="Fonteparág.padrão" style:family="text">
      <style:text-properties style:font-name="Inconsolata, monospace" fo:color="#333333"/>
    </style:style>
    <style:style style:name="T657" style:parent-style-name="Fonteparág.padrão" style:family="text">
      <style:text-properties style:font-name="Inconsolata, monospace" fo:color="#333333"/>
    </style:style>
    <style:style style:name="T658" style:parent-style-name="Fonteparág.padrão" style:family="text">
      <style:text-properties style:font-name="Inconsolata, monospace" fo:color="#333333"/>
    </style:style>
    <style:style style:name="T659" style:parent-style-name="Fonteparág.padrão" style:family="text">
      <style:text-properties style:font-name="Inconsolata, monospace" fo:color="#333333"/>
    </style:style>
    <style:style style:name="T660" style:parent-style-name="Fonteparág.padrão" style:family="text">
      <style:text-properties style:font-name="Inconsolata, monospace" fo:color="#333333"/>
    </style:style>
    <style:style style:name="T661" style:parent-style-name="Fonteparág.padrão" style:family="text">
      <style:text-properties style:font-name="Inconsolata, monospace" fo:color="#333333"/>
    </style:style>
    <style:style style:name="T662" style:parent-style-name="Fonteparág.padrão" style:family="text">
      <style:text-properties style:font-name="Inconsolata, monospace" fo:color="#333333"/>
    </style:style>
    <style:style style:name="T663" style:parent-style-name="Fonteparág.padrão" style:family="text">
      <style:text-properties style:font-name="Inconsolata, monospace" fo:color="#333333"/>
    </style:style>
    <style:style style:name="T664" style:parent-style-name="Fonteparág.padrão" style:family="text">
      <style:text-properties style:font-name="Inconsolata, monospace" fo:color="#333333"/>
    </style:style>
    <style:style style:name="T665" style:parent-style-name="Fonteparág.padrão" style:family="text">
      <style:text-properties style:font-name="Inconsolata, monospace" fo:color="#333333"/>
    </style:style>
    <style:style style:name="T666" style:parent-style-name="Fonteparág.padrão" style:family="text">
      <style:text-properties style:font-name="Inconsolata, monospace" fo:color="#333333"/>
    </style:style>
    <style:style style:name="T667" style:parent-style-name="Fonteparág.padrão" style:family="text">
      <style:text-properties style:font-name="Inconsolata, monospace" fo:color="#333333"/>
    </style:style>
    <style:style style:name="T668" style:parent-style-name="Fonteparág.padrão" style:family="text">
      <style:text-properties style:font-name="Inconsolata, monospace" fo:color="#333333"/>
    </style:style>
    <style:style style:name="T669" style:parent-style-name="Fonteparág.padrão" style:family="text">
      <style:text-properties style:font-name="Inconsolata, monospace" fo:color="#333333"/>
    </style:style>
    <style:style style:name="T670" style:parent-style-name="Fonteparág.padrão" style:family="text">
      <style:text-properties style:font-name="Inconsolata, monospace" fo:color="#333333"/>
    </style:style>
    <style:style style:name="T671" style:parent-style-name="Fonteparág.padrão" style:family="text">
      <style:text-properties style:font-name="Inconsolata, monospace" fo:color="#333333"/>
    </style:style>
    <style:style style:name="T672" style:parent-style-name="Fonteparág.padrão" style:family="text">
      <style:text-properties style:font-name="Inconsolata, monospace" fo:color="#333333"/>
    </style:style>
    <style:style style:name="T673" style:parent-style-name="Fonteparág.padrão" style:family="text">
      <style:text-properties style:font-name="Inconsolata, monospace" fo:color="#333333"/>
    </style:style>
    <style:style style:name="T674" style:parent-style-name="Fonteparág.padrão" style:family="text">
      <style:text-properties style:font-name="Inconsolata, monospace" fo:color="#333333"/>
    </style:style>
    <style:style style:name="T675" style:parent-style-name="Fonteparág.padrão" style:family="text">
      <style:text-properties style:font-name="Inconsolata, monospace" fo:color="#333333"/>
    </style:style>
    <style:style style:name="T676" style:parent-style-name="Fonteparág.padrão" style:family="text">
      <style:text-properties style:font-name="Inconsolata, monospace" fo:color="#333333"/>
    </style:style>
    <style:style style:name="T677" style:parent-style-name="Fonteparág.padrão" style:family="text">
      <style:text-properties style:font-name="Inconsolata, monospace" fo:color="#333333"/>
    </style:style>
    <style:style style:name="T678" style:parent-style-name="Fonteparág.padrão" style:family="text">
      <style:text-properties style:font-name="Inconsolata, monospace" fo:color="#333333"/>
    </style:style>
    <style:style style:name="T679" style:parent-style-name="Fonteparág.padrão" style:family="text">
      <style:text-properties style:font-name="Inconsolata, monospace" fo:color="#333333"/>
    </style:style>
    <style:style style:name="T680" style:parent-style-name="Fonteparág.padrão" style:family="text">
      <style:text-properties style:font-name="Inconsolata, monospace" fo:color="#333333"/>
    </style:style>
    <style:style style:name="T681" style:parent-style-name="Fonteparág.padrão" style:family="text">
      <style:text-properties style:font-name="Inconsolata, monospace" fo:color="#333333"/>
    </style:style>
    <style:style style:name="T682" style:parent-style-name="Fonteparág.padrão" style:family="text">
      <style:text-properties style:font-name="Inconsolata, monospace" fo:color="#333333"/>
    </style:style>
    <style:style style:name="T683" style:parent-style-name="Fonteparág.padrão" style:family="text">
      <style:text-properties style:font-name="Inconsolata, monospace" fo:color="#333333"/>
    </style:style>
    <style:style style:name="T684" style:parent-style-name="Fonteparág.padrão" style:family="text">
      <style:text-properties style:font-name="Inconsolata, monospace" fo:color="#333333"/>
    </style:style>
    <style:style style:name="T685" style:parent-style-name="Fonteparág.padrão" style:family="text">
      <style:text-properties style:font-name="Inconsolata, monospace" fo:color="#333333"/>
    </style:style>
    <style:style style:name="T686" style:parent-style-name="Fonteparág.padrão" style:family="text">
      <style:text-properties style:font-name="Inconsolata, monospace" fo:color="#333333"/>
    </style:style>
    <style:style style:name="T687" style:parent-style-name="Fonteparág.padrão" style:family="text">
      <style:text-properties style:font-name="Inconsolata, monospace" fo:color="#333333"/>
    </style:style>
    <style:style style:name="T688" style:parent-style-name="Fonteparág.padrão" style:family="text">
      <style:text-properties style:font-name="Inconsolata, monospace" fo:color="#333333"/>
    </style:style>
    <style:style style:name="T689" style:parent-style-name="Fonteparág.padrão" style:family="text">
      <style:text-properties style:font-name="Inconsolata, monospace" fo:color="#333333"/>
    </style:style>
    <style:style style:name="T690" style:parent-style-name="Fonteparág.padrão" style:family="text">
      <style:text-properties style:font-name="Inconsolata, monospace" fo:color="#333333"/>
    </style:style>
    <style:style style:name="T691" style:parent-style-name="Fonteparág.padrão" style:family="text">
      <style:text-properties style:font-name="Inconsolata, monospace" fo:color="#333333"/>
    </style:style>
    <style:style style:name="T692" style:parent-style-name="Fonteparág.padrão" style:family="text">
      <style:text-properties style:font-name="Inconsolata, monospace" fo:color="#333333"/>
    </style:style>
    <style:style style:name="T693" style:parent-style-name="Fonteparág.padrão" style:family="text">
      <style:text-properties style:font-name="Inconsolata, monospace" fo:color="#333333"/>
    </style:style>
    <style:style style:name="T694" style:parent-style-name="Fonteparág.padrão" style:family="text">
      <style:text-properties style:font-name="Inconsolata, monospace" fo:color="#333333"/>
    </style:style>
    <style:style style:name="T695" style:parent-style-name="Fonteparág.padrão" style:family="text">
      <style:text-properties style:font-name="Inconsolata, monospace" fo:color="#333333"/>
    </style:style>
    <style:style style:name="T696" style:parent-style-name="Fonteparág.padrão" style:family="text">
      <style:text-properties style:font-name="Inconsolata, monospace" fo:color="#333333"/>
    </style:style>
    <style:style style:name="T697" style:parent-style-name="Fonteparág.padrão" style:family="text">
      <style:text-properties style:font-name="Inconsolata, monospace" fo:color="#333333"/>
    </style:style>
    <style:style style:name="T698" style:parent-style-name="Fonteparág.padrão" style:family="text">
      <style:text-properties style:font-name="Inconsolata, monospace" fo:color="#333333"/>
    </style:style>
    <style:style style:name="T699" style:parent-style-name="Fonteparág.padrão" style:family="text">
      <style:text-properties style:font-name="Inconsolata, monospace" fo:color="#333333"/>
    </style:style>
    <style:style style:name="T700" style:parent-style-name="Fonteparág.padrão" style:family="text">
      <style:text-properties style:font-name="Inconsolata, monospace" fo:color="#333333"/>
    </style:style>
    <style:style style:name="T701" style:parent-style-name="Fonteparág.padrão" style:family="text">
      <style:text-properties style:font-name="Inconsolata, monospace" fo:color="#333333"/>
    </style:style>
    <style:style style:name="T702" style:parent-style-name="Fonteparág.padrão" style:family="text">
      <style:text-properties style:font-name="Inconsolata, monospace" fo:color="#333333"/>
    </style:style>
    <style:style style:name="T703" style:parent-style-name="Fonteparág.padrão" style:family="text">
      <style:text-properties style:font-name="Inconsolata, monospace" fo:color="#333333"/>
    </style:style>
    <style:style style:name="T704" style:parent-style-name="Fonteparág.padrão" style:family="text">
      <style:text-properties style:font-name="Inconsolata, monospace" fo:color="#333333"/>
    </style:style>
    <style:style style:name="T705" style:parent-style-name="Fonteparág.padrão" style:family="text">
      <style:text-properties style:font-name="Inconsolata, monospace" fo:color="#333333"/>
    </style:style>
    <style:style style:name="T706" style:parent-style-name="Fonteparág.padrão" style:family="text">
      <style:text-properties style:font-name="Inconsolata, monospace" fo:color="#333333"/>
    </style:style>
    <style:style style:name="T707" style:parent-style-name="Fonteparág.padrão" style:family="text">
      <style:text-properties style:font-name="Inconsolata, monospace" fo:color="#333333"/>
    </style:style>
    <style:style style:name="T708" style:parent-style-name="Fonteparág.padrão" style:family="text">
      <style:text-properties style:font-name="Inconsolata, monospace" fo:color="#333333"/>
    </style:style>
    <style:style style:name="T709" style:parent-style-name="Fonteparág.padrão" style:family="text">
      <style:text-properties style:font-name="Inconsolata, monospace" fo:color="#333333"/>
    </style:style>
    <style:style style:name="T710" style:parent-style-name="Fonteparág.padrão" style:family="text">
      <style:text-properties style:font-name="Inconsolata, monospace" fo:font-weight="bold" style:font-weight-asian="bold" fo:color="#FFFFFF" fo:font-size="9pt" style:font-size-asian="9pt" fo:background-color="#D9534F"/>
    </style:style>
    <style:style style:name="T711" style:parent-style-name="Fonteparág.padrão" style:family="text">
      <style:text-properties style:font-name="Inconsolata, monospace" fo:color="#333333"/>
    </style:style>
    <style:style style:name="T712" style:parent-style-name="Fonteparág.padrão" style:family="text">
      <style:text-properties style:font-name="Inconsolata, monospace" fo:color="#333333"/>
    </style:style>
    <style:style style:name="T713" style:parent-style-name="Fonteparág.padrão" style:family="text">
      <style:text-properties style:font-name="Inconsolata, monospace" fo:color="#333333"/>
    </style:style>
    <style:style style:name="T714" style:parent-style-name="Fonteparág.padrão" style:family="text">
      <style:text-properties style:font-name="Inconsolata, monospace" fo:color="#333333"/>
    </style:style>
    <style:style style:name="T715" style:parent-style-name="Fonteparág.padrão" style:family="text">
      <style:text-properties style:font-name="Inconsolata, monospace" fo:color="#333333"/>
    </style:style>
    <style:style style:name="T716" style:parent-style-name="Fonteparág.padrão" style:family="text">
      <style:text-properties style:font-name="Inconsolata, monospace" fo:color="#333333"/>
    </style:style>
    <style:style style:name="T717" style:parent-style-name="Fonteparág.padrão" style:family="text">
      <style:text-properties style:font-name="Inconsolata, monospace" fo:color="#333333"/>
    </style:style>
    <style:style style:name="T718" style:parent-style-name="Fonteparág.padrão" style:family="text">
      <style:text-properties style:font-name="Inconsolata, monospace" fo:font-weight="bold" style:font-weight-asian="bold" fo:color="#FFFFFF" fo:font-size="9pt" style:font-size-asian="9pt" fo:background-color="#D9534F"/>
    </style:style>
    <style:style style:name="T719" style:parent-style-name="Fonteparág.padrão" style:family="text">
      <style:text-properties style:font-name="Inconsolata, monospace" fo:color="#333333"/>
    </style:style>
    <style:style style:name="T720" style:parent-style-name="Fonteparág.padrão" style:family="text">
      <style:text-properties style:font-name="Inconsolata, monospace" fo:color="#333333"/>
    </style:style>
    <style:style style:name="T721" style:parent-style-name="Fonteparág.padrão" style:family="text">
      <style:text-properties style:font-name="Inconsolata, monospace" fo:color="#333333"/>
    </style:style>
    <style:style style:name="T722" style:parent-style-name="Fonteparág.padrão" style:family="text">
      <style:text-properties style:font-name="Inconsolata, monospace" fo:color="#333333"/>
    </style:style>
    <style:style style:name="T723" style:parent-style-name="Fonteparág.padrão" style:family="text">
      <style:text-properties style:font-name="Inconsolata, monospace" fo:color="#333333"/>
    </style:style>
    <style:style style:name="T724" style:parent-style-name="Fonteparág.padrão" style:family="text">
      <style:text-properties style:font-name="Inconsolata, monospace" fo:color="#333333"/>
    </style:style>
    <style:style style:name="T725" style:parent-style-name="Fonteparág.padrão" style:family="text">
      <style:text-properties style:font-name="Inconsolata, monospace" fo:color="#333333"/>
    </style:style>
    <style:style style:name="T726" style:parent-style-name="Fonteparág.padrão" style:family="text">
      <style:text-properties style:font-name="Inconsolata, monospace" fo:color="#333333"/>
    </style:style>
    <style:style style:name="T727" style:parent-style-name="Fonteparág.padrão" style:family="text">
      <style:text-properties style:font-name="Inconsolata, monospace" fo:color="#333333"/>
    </style:style>
    <style:style style:name="T728" style:parent-style-name="Fonteparág.padrão" style:family="text">
      <style:text-properties style:font-name="Inconsolata, monospace" fo:color="#333333"/>
    </style:style>
    <style:style style:name="T729" style:parent-style-name="Fonteparág.padrão" style:family="text">
      <style:text-properties style:font-name="Inconsolata, monospace" fo:color="#333333"/>
    </style:style>
    <style:style style:name="T730" style:parent-style-name="Fonteparág.padrão" style:family="text">
      <style:text-properties style:font-name="Inconsolata, monospace" fo:color="#333333"/>
    </style:style>
    <style:style style:name="T731" style:parent-style-name="Fonteparág.padrão" style:family="text">
      <style:text-properties style:font-name="Inconsolata, monospace" fo:color="#333333"/>
    </style:style>
    <style:style style:name="T732" style:parent-style-name="Fonteparág.padrão" style:family="text">
      <style:text-properties style:font-name="Inconsolata, monospace" fo:color="#333333"/>
    </style:style>
    <style:style style:name="T733" style:parent-style-name="Fonteparág.padrão" style:family="text">
      <style:text-properties style:font-name="Inconsolata, monospace" fo:color="#333333"/>
    </style:style>
    <style:style style:name="T734" style:parent-style-name="Fonteparág.padrão" style:family="text">
      <style:text-properties style:font-name="Inconsolata, monospace" fo:color="#333333"/>
    </style:style>
    <style:style style:name="T735" style:parent-style-name="Fonteparág.padrão" style:family="text">
      <style:text-properties style:font-name="Inconsolata, monospace" fo:font-weight="bold" style:font-weight-asian="bold" fo:color="#FFFFFF" fo:font-size="9pt" style:font-size-asian="9pt" fo:background-color="#D9534F"/>
    </style:style>
    <style:style style:name="T736" style:parent-style-name="Fonteparág.padrão" style:family="text">
      <style:text-properties style:font-name="Inconsolata, monospace" fo:color="#333333"/>
    </style:style>
    <style:style style:name="T737" style:parent-style-name="Fonteparág.padrão" style:family="text">
      <style:text-properties style:font-name="Inconsolata, monospace" fo:color="#333333"/>
    </style:style>
    <style:style style:name="T738" style:parent-style-name="Fonteparág.padrão" style:family="text">
      <style:text-properties style:font-name="Inconsolata, monospace" fo:color="#333333"/>
    </style:style>
    <style:style style:name="T739" style:parent-style-name="Fonteparág.padrão" style:family="text">
      <style:text-properties style:font-name="Inconsolata, monospace" fo:color="#333333"/>
    </style:style>
    <style:style style:name="T740" style:parent-style-name="Fonteparág.padrão" style:family="text">
      <style:text-properties style:font-name="Inconsolata, monospace" fo:font-weight="bold" style:font-weight-asian="bold" fo:color="#FFFFFF" fo:font-size="9pt" style:font-size-asian="9pt" fo:background-color="#D9534F"/>
    </style:style>
    <style:style style:name="T741" style:parent-style-name="Fonteparág.padrão" style:family="text">
      <style:text-properties style:font-name="Inconsolata, monospace" fo:color="#333333"/>
    </style:style>
    <style:style style:name="T742" style:parent-style-name="Fonteparág.padrão" style:family="text">
      <style:text-properties style:font-name="Inconsolata, monospace" fo:color="#333333"/>
    </style:style>
    <style:style style:name="T743" style:parent-style-name="Fonteparág.padrão" style:family="text">
      <style:text-properties style:font-name="Inconsolata, monospace" fo:color="#333333"/>
    </style:style>
    <style:style style:name="T744" style:parent-style-name="Fonteparág.padrão" style:family="text">
      <style:text-properties style:font-name="Inconsolata, monospace" fo:color="#333333"/>
    </style:style>
    <style:style style:name="T745" style:parent-style-name="Fonteparág.padrão" style:family="text">
      <style:text-properties style:font-name="Inconsolata, monospace" fo:color="#333333"/>
    </style:style>
    <style:style style:name="T746" style:parent-style-name="Fonteparág.padrão" style:family="text">
      <style:text-properties style:font-name="Inconsolata, monospace" fo:color="#333333"/>
    </style:style>
    <style:style style:name="T747" style:parent-style-name="Fonteparág.padrão" style:family="text">
      <style:text-properties style:font-name="Inconsolata, monospace" fo:color="#333333"/>
    </style:style>
    <style:style style:name="T748" style:parent-style-name="Fonteparág.padrão" style:family="text">
      <style:text-properties style:font-name="Inconsolata, monospace" fo:color="#333333"/>
    </style:style>
    <style:style style:name="T749" style:parent-style-name="Fonteparág.padrão" style:family="text">
      <style:text-properties style:font-name="Inconsolata, monospace" fo:color="#333333"/>
    </style:style>
    <style:style style:name="T750" style:parent-style-name="Fonteparág.padrão" style:family="text">
      <style:text-properties style:font-name="Inconsolata, monospace" fo:color="#333333"/>
    </style:style>
    <style:style style:name="T751" style:parent-style-name="Fonteparág.padrão" style:family="text">
      <style:text-properties style:font-name="Inconsolata, monospace" fo:color="#333333"/>
    </style:style>
    <style:style style:name="T752" style:parent-style-name="Fonteparág.padrão" style:family="text">
      <style:text-properties style:font-name="Inconsolata, monospace" fo:color="#333333"/>
    </style:style>
    <style:style style:name="T753" style:parent-style-name="Fonteparág.padrão" style:family="text">
      <style:text-properties style:font-name="Inconsolata, monospace" fo:color="#333333"/>
    </style:style>
    <style:style style:name="T754" style:parent-style-name="Fonteparág.padrão" style:family="text">
      <style:text-properties style:font-name="Inconsolata, monospace" fo:color="#333333"/>
    </style:style>
    <style:style style:name="T755" style:parent-style-name="Fonteparág.padrão" style:family="text">
      <style:text-properties style:font-name="Inconsolata, monospace" fo:color="#333333"/>
    </style:style>
    <style:style style:name="T756" style:parent-style-name="Fonteparág.padrão" style:family="text">
      <style:text-properties style:font-name="Inconsolata, monospace" fo:color="#333333"/>
    </style:style>
    <style:style style:name="T757" style:parent-style-name="Fonteparág.padrão" style:family="text">
      <style:text-properties style:font-name="Inconsolata, monospace" fo:color="#333333"/>
    </style:style>
    <style:style style:name="T758" style:parent-style-name="Fonteparág.padrão" style:family="text">
      <style:text-properties style:font-name="Inconsolata, monospace" fo:color="#333333"/>
    </style:style>
    <style:style style:name="T759" style:parent-style-name="Fonteparág.padrão" style:family="text">
      <style:text-properties style:font-name="Inconsolata, monospace" fo:color="#333333"/>
    </style:style>
    <style:style style:name="T760" style:parent-style-name="Fonteparág.padrão" style:family="text">
      <style:text-properties style:font-name="Inconsolata, monospace" fo:color="#333333"/>
    </style:style>
    <style:style style:name="T761" style:parent-style-name="Fonteparág.padrão" style:family="text">
      <style:text-properties style:font-name="Inconsolata, monospace" fo:color="#333333"/>
    </style:style>
    <style:style style:name="T762" style:parent-style-name="Fonteparág.padrão" style:family="text">
      <style:text-properties style:font-name="Inconsolata, monospace" fo:color="#333333"/>
    </style:style>
    <style:style style:name="T763" style:parent-style-name="Fonteparág.padrão" style:family="text">
      <style:text-properties style:font-name="Inconsolata, monospace" fo:color="#333333"/>
    </style:style>
    <style:style style:name="T764" style:parent-style-name="Fonteparág.padrão" style:family="text">
      <style:text-properties style:font-name="Inconsolata, monospace" fo:color="#333333"/>
    </style:style>
    <style:style style:name="T765" style:parent-style-name="Fonteparág.padrão" style:family="text">
      <style:text-properties style:font-name="Inconsolata, monospace" fo:color="#333333"/>
    </style:style>
    <style:style style:name="T766" style:parent-style-name="Fonteparág.padrão" style:family="text">
      <style:text-properties style:font-name="Inconsolata, monospace" fo:color="#333333"/>
    </style:style>
    <style:style style:name="T767" style:parent-style-name="Fonteparág.padrão" style:family="text">
      <style:text-properties style:font-name="Inconsolata, monospace" fo:color="#333333"/>
    </style:style>
    <style:style style:name="T768" style:parent-style-name="Fonteparág.padrão" style:family="text">
      <style:text-properties style:font-name="Inconsolata, monospace" fo:color="#333333"/>
    </style:style>
    <style:style style:name="T769" style:parent-style-name="Fonteparág.padrão" style:family="text">
      <style:text-properties style:font-name="Inconsolata, monospace" fo:color="#333333"/>
    </style:style>
    <style:style style:name="T770" style:parent-style-name="Fonteparág.padrão" style:family="text">
      <style:text-properties style:font-name="Inconsolata, monospace" fo:color="#333333"/>
    </style:style>
    <style:style style:name="T771" style:parent-style-name="Fonteparág.padrão" style:family="text">
      <style:text-properties style:font-name="Inconsolata, monospace" fo:color="#333333"/>
    </style:style>
    <style:style style:name="T772" style:parent-style-name="Fonteparág.padrão" style:family="text">
      <style:text-properties style:font-name="Inconsolata, monospace" fo:color="#333333"/>
    </style:style>
    <style:style style:name="T773" style:parent-style-name="Fonteparág.padrão" style:family="text">
      <style:text-properties style:font-name="Inconsolata, monospace" fo:font-weight="bold" style:font-weight-asian="bold" fo:color="#FFFFFF" fo:font-size="9pt" style:font-size-asian="9pt" fo:background-color="#D9534F"/>
    </style:style>
    <style:style style:name="T774" style:parent-style-name="Fonteparág.padrão" style:family="text">
      <style:text-properties style:font-name="Inconsolata, monospace" fo:color="#333333"/>
    </style:style>
    <style:style style:name="T775" style:parent-style-name="Fonteparág.padrão" style:family="text">
      <style:text-properties style:font-name="Inconsolata, monospace" fo:color="#333333"/>
    </style:style>
    <style:style style:name="T776" style:parent-style-name="Fonteparág.padrão" style:family="text">
      <style:text-properties style:font-name="Inconsolata, monospace" fo:color="#333333"/>
    </style:style>
    <style:style style:name="T777" style:parent-style-name="Fonteparág.padrão" style:family="text">
      <style:text-properties style:font-name="Inconsolata, monospace" fo:color="#333333"/>
    </style:style>
    <style:style style:name="T778" style:parent-style-name="Fonteparág.padrão" style:family="text">
      <style:text-properties style:font-name="Inconsolata, monospace" fo:color="#333333"/>
    </style:style>
    <style:style style:name="T779" style:parent-style-name="Fonteparág.padrão" style:family="text">
      <style:text-properties style:font-name="Inconsolata, monospace" fo:color="#333333"/>
    </style:style>
    <style:style style:name="T780" style:parent-style-name="Fonteparág.padrão" style:family="text">
      <style:text-properties style:font-name="Inconsolata, monospace" fo:color="#333333"/>
    </style:style>
    <style:style style:name="T781" style:parent-style-name="Fonteparág.padrão" style:family="text">
      <style:text-properties style:font-name="Inconsolata, monospace" fo:color="#333333"/>
    </style:style>
    <style:style style:name="T782" style:parent-style-name="Fonteparág.padrão" style:family="text">
      <style:text-properties style:font-name="Inconsolata, monospace" fo:color="#333333"/>
    </style:style>
    <style:style style:name="T783" style:parent-style-name="Fonteparág.padrão" style:family="text">
      <style:text-properties style:font-name="Inconsolata, monospace" fo:color="#333333"/>
    </style:style>
    <style:style style:name="T784" style:parent-style-name="Fonteparág.padrão" style:family="text">
      <style:text-properties style:font-name="Inconsolata, monospace" fo:color="#333333"/>
    </style:style>
    <style:style style:name="T785" style:parent-style-name="Fonteparág.padrão" style:family="text">
      <style:text-properties style:font-name="Inconsolata, monospace" fo:color="#333333"/>
    </style:style>
    <style:style style:name="T786" style:parent-style-name="Fonteparág.padrão" style:family="text">
      <style:text-properties style:font-name="Inconsolata, monospace" fo:color="#333333"/>
    </style:style>
    <style:style style:name="T787" style:parent-style-name="Fonteparág.padrão" style:family="text">
      <style:text-properties style:font-name="Inconsolata, monospace" fo:color="#333333"/>
    </style:style>
    <style:style style:name="T788" style:parent-style-name="Fonteparág.padrão" style:family="text">
      <style:text-properties style:font-name="Inconsolata, monospace" fo:color="#333333"/>
    </style:style>
    <style:style style:name="T789" style:parent-style-name="Fonteparág.padrão" style:family="text">
      <style:text-properties style:font-name="Inconsolata, monospace" fo:color="#333333"/>
    </style:style>
    <style:style style:name="T790" style:parent-style-name="Fonteparág.padrão" style:family="text">
      <style:text-properties style:font-name="Inconsolata, monospace" fo:color="#333333"/>
    </style:style>
    <style:style style:name="T791" style:parent-style-name="Fonteparág.padrão" style:family="text">
      <style:text-properties style:font-name="Inconsolata, monospace" fo:color="#333333"/>
    </style:style>
    <style:style style:name="T792" style:parent-style-name="Fonteparág.padrão" style:family="text">
      <style:text-properties style:font-name="Inconsolata, monospace" fo:color="#333333"/>
    </style:style>
    <style:style style:name="T793" style:parent-style-name="Fonteparág.padrão" style:family="text">
      <style:text-properties style:font-name="Inconsolata, monospace" fo:color="#333333"/>
    </style:style>
    <style:style style:name="T794" style:parent-style-name="Fonteparág.padrão" style:family="text">
      <style:text-properties style:font-name="Inconsolata, monospace" fo:color="#333333"/>
    </style:style>
    <style:style style:name="T795" style:parent-style-name="Fonteparág.padrão" style:family="text">
      <style:text-properties style:font-name="Inconsolata, monospace" fo:font-weight="bold" style:font-weight-asian="bold" fo:color="#FFFFFF" fo:font-size="9pt" style:font-size-asian="9pt" fo:background-color="#D9534F"/>
    </style:style>
    <style:style style:name="T796" style:parent-style-name="Fonteparág.padrão" style:family="text">
      <style:text-properties style:font-name="Inconsolata, monospace" fo:color="#333333"/>
    </style:style>
    <style:style style:name="T797" style:parent-style-name="Fonteparág.padrão" style:family="text">
      <style:text-properties style:font-name="Inconsolata, monospace" fo:color="#333333"/>
    </style:style>
    <style:style style:name="T798" style:parent-style-name="Fonteparág.padrão" style:family="text">
      <style:text-properties style:font-name="Inconsolata, monospace" fo:color="#333333"/>
    </style:style>
    <style:style style:name="T799" style:parent-style-name="Fonteparág.padrão" style:family="text">
      <style:text-properties style:font-name="Inconsolata, monospace" fo:color="#333333"/>
    </style:style>
    <style:style style:name="T800" style:parent-style-name="Fonteparág.padrão" style:family="text">
      <style:text-properties style:font-name="Inconsolata, monospace" fo:color="#333333"/>
    </style:style>
    <style:style style:name="T801" style:parent-style-name="Fonteparág.padrão" style:family="text">
      <style:text-properties style:font-name="Inconsolata, monospace" fo:color="#333333"/>
    </style:style>
    <style:style style:name="T802" style:parent-style-name="Fonteparág.padrão" style:family="text">
      <style:text-properties style:font-name="Inconsolata, monospace" fo:color="#333333"/>
    </style:style>
    <style:style style:name="T803" style:parent-style-name="Fonteparág.padrão" style:family="text">
      <style:text-properties style:font-name="Inconsolata, monospace" fo:color="#333333"/>
    </style:style>
    <style:style style:name="T804" style:parent-style-name="Fonteparág.padrão" style:family="text">
      <style:text-properties style:font-name="Inconsolata, monospace" fo:color="#333333"/>
    </style:style>
    <style:style style:name="T805" style:parent-style-name="Fonteparág.padrão" style:family="text">
      <style:text-properties style:font-name="Inconsolata, monospace" fo:color="#333333"/>
    </style:style>
    <style:style style:name="T806" style:parent-style-name="Fonteparág.padrão" style:family="text">
      <style:text-properties style:font-name="Inconsolata, monospace" fo:color="#333333"/>
    </style:style>
    <style:style style:name="T807" style:parent-style-name="Fonteparág.padrão" style:family="text">
      <style:text-properties style:font-name="Inconsolata, monospace" fo:font-weight="bold" style:font-weight-asian="bold" fo:color="#FFFFFF" fo:font-size="9pt" style:font-size-asian="9pt" fo:background-color="#D9534F"/>
    </style:style>
    <style:style style:name="T808" style:parent-style-name="Fonteparág.padrão" style:family="text">
      <style:text-properties style:font-name="Inconsolata, monospace" fo:color="#333333"/>
    </style:style>
    <style:style style:name="T809" style:parent-style-name="Fonteparág.padrão" style:family="text">
      <style:text-properties style:font-name="Inconsolata, monospace" fo:color="#333333"/>
    </style:style>
    <style:style style:name="T810" style:parent-style-name="Fonteparág.padrão" style:family="text">
      <style:text-properties style:font-name="Inconsolata, monospace" fo:color="#333333"/>
    </style:style>
    <style:style style:name="T811" style:parent-style-name="Fonteparág.padrão" style:family="text">
      <style:text-properties style:font-name="Inconsolata, monospace" fo:color="#333333"/>
    </style:style>
    <style:style style:name="T812" style:parent-style-name="Fonteparág.padrão" style:family="text">
      <style:text-properties style:font-name="Inconsolata, monospace" fo:color="#333333"/>
    </style:style>
    <style:style style:name="T813" style:parent-style-name="Fonteparág.padrão" style:family="text">
      <style:text-properties style:font-name="Inconsolata, monospace" fo:color="#333333"/>
    </style:style>
    <style:style style:name="T814" style:parent-style-name="Fonteparág.padrão" style:family="text">
      <style:text-properties style:font-name="Inconsolata, monospace" fo:color="#333333"/>
    </style:style>
    <style:style style:name="T815" style:parent-style-name="Fonteparág.padrão" style:family="text">
      <style:text-properties style:font-name="Inconsolata, monospace" fo:font-weight="bold" style:font-weight-asian="bold" fo:color="#FFFFFF" fo:font-size="9pt" style:font-size-asian="9pt" fo:background-color="#D9534F"/>
    </style:style>
    <style:style style:name="T816" style:parent-style-name="Fonteparág.padrão" style:family="text">
      <style:text-properties style:font-name="Inconsolata, monospace" fo:color="#333333"/>
    </style:style>
    <style:style style:name="T817" style:parent-style-name="Fonteparág.padrão" style:family="text">
      <style:text-properties style:font-name="Inconsolata, monospace" fo:color="#333333"/>
    </style:style>
    <style:style style:name="T818" style:parent-style-name="Fonteparág.padrão" style:family="text">
      <style:text-properties style:font-name="Inconsolata, monospace" fo:color="#333333"/>
    </style:style>
    <style:style style:name="T819" style:parent-style-name="Fonteparág.padrão" style:family="text">
      <style:text-properties style:font-name="Inconsolata, monospace" fo:color="#333333"/>
    </style:style>
    <style:style style:name="T820" style:parent-style-name="Fonteparág.padrão" style:family="text">
      <style:text-properties style:font-name="Inconsolata, monospace" fo:color="#333333"/>
    </style:style>
    <style:style style:name="T821" style:parent-style-name="Fonteparág.padrão" style:family="text">
      <style:text-properties style:font-name="Inconsolata, monospace" fo:color="#333333"/>
    </style:style>
    <style:style style:name="T822" style:parent-style-name="Fonteparág.padrão" style:family="text">
      <style:text-properties style:font-name="Inconsolata, monospace" fo:color="#333333"/>
    </style:style>
    <style:style style:name="T823" style:parent-style-name="Fonteparág.padrão" style:family="text">
      <style:text-properties style:font-name="Inconsolata, monospace" fo:color="#333333"/>
    </style:style>
    <style:style style:name="T824" style:parent-style-name="Fonteparág.padrão" style:family="text">
      <style:text-properties style:font-name="Inconsolata, monospace" fo:color="#333333"/>
    </style:style>
    <style:style style:name="T825" style:parent-style-name="Fonteparág.padrão" style:family="text">
      <style:text-properties style:font-name="Inconsolata, monospace" fo:color="#333333"/>
    </style:style>
    <style:style style:name="T826" style:parent-style-name="Fonteparág.padrão" style:family="text">
      <style:text-properties style:font-name="Inconsolata, monospace" fo:color="#333333"/>
    </style:style>
    <style:style style:name="T827" style:parent-style-name="Fonteparág.padrão" style:family="text">
      <style:text-properties style:font-name="Inconsolata, monospace" fo:color="#333333"/>
    </style:style>
    <style:style style:name="T828" style:parent-style-name="Fonteparág.padrão" style:family="text">
      <style:text-properties style:font-name="Inconsolata, monospace" fo:color="#333333"/>
    </style:style>
    <style:style style:name="T829" style:parent-style-name="Fonteparág.padrão" style:family="text">
      <style:text-properties style:font-name="Inconsolata, monospace" fo:color="#333333"/>
    </style:style>
    <style:style style:name="T830" style:parent-style-name="Fonteparág.padrão" style:family="text">
      <style:text-properties style:font-name="Inconsolata, monospace" fo:color="#333333"/>
    </style:style>
    <style:style style:name="T831" style:parent-style-name="Fonteparág.padrão" style:family="text">
      <style:text-properties style:font-name="Inconsolata, monospace" fo:color="#333333"/>
    </style:style>
    <style:style style:name="T832" style:parent-style-name="Fonteparág.padrão" style:family="text">
      <style:text-properties style:font-name="Inconsolata, monospace" fo:color="#333333"/>
    </style:style>
    <style:style style:name="T833" style:parent-style-name="Fonteparág.padrão" style:family="text">
      <style:text-properties style:font-name="Inconsolata, monospace" fo:color="#333333"/>
    </style:style>
    <style:style style:name="T834" style:parent-style-name="Fonteparág.padrão" style:family="text">
      <style:text-properties style:font-name="Inconsolata, monospace" fo:color="#333333"/>
    </style:style>
    <style:style style:name="T835" style:parent-style-name="Fonteparág.padrão" style:family="text">
      <style:text-properties style:font-name="Inconsolata, monospace" fo:color="#333333"/>
    </style:style>
    <style:style style:name="T836" style:parent-style-name="Fonteparág.padrão" style:family="text">
      <style:text-properties style:font-name="Inconsolata, monospace" fo:color="#333333"/>
    </style:style>
    <style:style style:name="T837" style:parent-style-name="Fonteparág.padrão" style:family="text">
      <style:text-properties style:font-name="Inconsolata, monospace" fo:color="#333333"/>
    </style:style>
    <style:style style:name="T838" style:parent-style-name="Fonteparág.padrão" style:family="text">
      <style:text-properties style:font-name="Inconsolata, monospace" fo:color="#333333"/>
    </style:style>
    <style:style style:name="T839" style:parent-style-name="Fonteparág.padrão" style:family="text">
      <style:text-properties style:font-name="Inconsolata, monospace" fo:color="#333333"/>
    </style:style>
    <style:style style:name="T840" style:parent-style-name="Fonteparág.padrão" style:family="text">
      <style:text-properties style:font-name="Inconsolata, monospace" fo:color="#333333"/>
    </style:style>
    <style:style style:name="T841" style:parent-style-name="Fonteparág.padrão" style:family="text">
      <style:text-properties style:font-name="Inconsolata, monospace" fo:color="#333333"/>
    </style:style>
    <style:style style:name="T842" style:parent-style-name="Fonteparág.padrão" style:family="text">
      <style:text-properties style:font-name="Inconsolata, monospace" fo:color="#333333"/>
    </style:style>
    <style:style style:name="T843" style:parent-style-name="Fonteparág.padrão" style:family="text">
      <style:text-properties style:font-name="Inconsolata, monospace" fo:color="#333333"/>
    </style:style>
    <style:style style:name="T844" style:parent-style-name="Fonteparág.padrão" style:family="text">
      <style:text-properties style:font-name="Inconsolata, monospace" fo:color="#333333"/>
    </style:style>
    <style:style style:name="T845" style:parent-style-name="Fonteparág.padrão" style:family="text">
      <style:text-properties style:font-name="Inconsolata, monospace" fo:color="#333333"/>
    </style:style>
    <style:style style:name="T846" style:parent-style-name="Fonteparág.padrão" style:family="text">
      <style:text-properties style:font-name="Inconsolata, monospace" fo:color="#333333"/>
    </style:style>
    <style:style style:name="T847" style:parent-style-name="Fonteparág.padrão" style:family="text">
      <style:text-properties style:font-name="Inconsolata, monospace" fo:color="#333333"/>
    </style:style>
    <style:style style:name="T848" style:parent-style-name="Fonteparág.padrão" style:family="text">
      <style:text-properties style:font-name="Inconsolata, monospace" fo:color="#333333"/>
    </style:style>
    <style:style style:name="T849" style:parent-style-name="Fonteparág.padrão" style:family="text">
      <style:text-properties style:font-name="Inconsolata, monospace" fo:font-weight="bold" style:font-weight-asian="bold" fo:color="#FFFFFF" fo:font-size="9pt" style:font-size-asian="9pt" fo:background-color="#D9534F"/>
    </style:style>
    <style:style style:name="T850" style:parent-style-name="Fonteparág.padrão" style:family="text">
      <style:text-properties style:font-name="Inconsolata, monospace" fo:color="#333333"/>
    </style:style>
    <style:style style:name="T851" style:parent-style-name="Fonteparág.padrão" style:family="text">
      <style:text-properties style:font-name="Inconsolata, monospace" fo:color="#333333"/>
    </style:style>
    <style:style style:name="T852" style:parent-style-name="Fonteparág.padrão" style:family="text">
      <style:text-properties style:font-name="Inconsolata, monospace" fo:color="#333333"/>
    </style:style>
    <style:style style:name="T853" style:parent-style-name="Fonteparág.padrão" style:family="text">
      <style:text-properties style:font-name="Inconsolata, monospace" fo:color="#333333"/>
    </style:style>
    <style:style style:name="T854" style:parent-style-name="Fonteparág.padrão" style:family="text">
      <style:text-properties style:font-name="Inconsolata, monospace" fo:font-weight="bold" style:font-weight-asian="bold" fo:color="#FFFFFF" fo:font-size="9pt" style:font-size-asian="9pt" fo:background-color="#D9534F"/>
    </style:style>
    <style:style style:name="T855" style:parent-style-name="Fonteparág.padrão" style:family="text">
      <style:text-properties style:font-name="Inconsolata, monospace" fo:color="#333333"/>
    </style:style>
    <style:style style:name="T856" style:parent-style-name="Fonteparág.padrão" style:family="text">
      <style:text-properties style:font-name="Inconsolata, monospace" fo:color="#333333"/>
    </style:style>
    <style:style style:name="T857" style:parent-style-name="Fonteparág.padrão" style:family="text">
      <style:text-properties style:font-name="Inconsolata, monospace" fo:color="#333333"/>
    </style:style>
    <style:style style:name="T858" style:parent-style-name="Fonteparág.padrão" style:family="text">
      <style:text-properties style:font-name="Inconsolata, monospace" fo:color="#333333"/>
    </style:style>
    <style:style style:name="T859" style:parent-style-name="Fonteparág.padrão" style:family="text">
      <style:text-properties style:font-name="Inconsolata, monospace" fo:color="#333333"/>
    </style:style>
    <style:style style:name="T860" style:parent-style-name="Fonteparág.padrão" style:family="text">
      <style:text-properties style:font-name="Inconsolata, monospace" fo:color="#333333"/>
    </style:style>
    <style:style style:name="T861" style:parent-style-name="Fonteparág.padrão" style:family="text">
      <style:text-properties style:font-name="Inconsolata, monospace" fo:color="#333333"/>
    </style:style>
    <style:style style:name="T862" style:parent-style-name="Fonteparág.padrão" style:family="text">
      <style:text-properties style:font-name="Inconsolata, monospace" fo:color="#333333"/>
    </style:style>
    <style:style style:name="T863" style:parent-style-name="Fonteparág.padrão" style:family="text">
      <style:text-properties style:font-name="Inconsolata, monospace" fo:color="#333333"/>
    </style:style>
    <style:style style:name="T864" style:parent-style-name="Fonteparág.padrão" style:family="text">
      <style:text-properties style:font-name="Inconsolata, monospace" fo:color="#333333"/>
    </style:style>
    <style:style style:name="T865" style:parent-style-name="Fonteparág.padrão" style:family="text">
      <style:text-properties style:font-name="Inconsolata, monospace" fo:color="#333333"/>
    </style:style>
    <style:style style:name="T866" style:parent-style-name="Fonteparág.padrão" style:family="text">
      <style:text-properties style:font-name="Inconsolata, monospace" fo:color="#333333"/>
    </style:style>
    <style:style style:name="T867" style:parent-style-name="Fonteparág.padrão" style:family="text">
      <style:text-properties style:font-name="Inconsolata, monospace" fo:color="#333333"/>
    </style:style>
    <style:style style:name="T868" style:parent-style-name="Fonteparág.padrão" style:family="text">
      <style:text-properties style:font-name="Inconsolata, monospace" fo:color="#333333"/>
    </style:style>
    <style:style style:name="T869" style:parent-style-name="Fonteparág.padrão" style:family="text">
      <style:text-properties style:font-name="Inconsolata, monospace" fo:color="#333333"/>
    </style:style>
    <style:style style:name="T870" style:parent-style-name="Fonteparág.padrão" style:family="text">
      <style:text-properties style:font-name="Inconsolata, monospace" fo:color="#333333"/>
    </style:style>
    <style:style style:name="T871" style:parent-style-name="Fonteparág.padrão" style:family="text">
      <style:text-properties style:font-name="Inconsolata, monospace" fo:color="#333333"/>
    </style:style>
    <style:style style:name="T872" style:parent-style-name="Fonteparág.padrão" style:family="text">
      <style:text-properties style:font-name="Inconsolata, monospace" fo:color="#333333"/>
    </style:style>
    <style:style style:name="T873" style:parent-style-name="Fonteparág.padrão" style:family="text">
      <style:text-properties style:font-name="Inconsolata, monospace" fo:color="#333333"/>
    </style:style>
    <style:style style:name="T874" style:parent-style-name="Fonteparág.padrão" style:family="text">
      <style:text-properties style:font-name="Inconsolata, monospace" fo:color="#333333"/>
    </style:style>
    <style:style style:name="T875" style:parent-style-name="Fonteparág.padrão" style:family="text">
      <style:text-properties style:font-name="Inconsolata, monospace" fo:color="#333333"/>
    </style:style>
    <style:style style:name="T876" style:parent-style-name="Fonteparág.padrão" style:family="text">
      <style:text-properties style:font-name="Inconsolata, monospace" fo:color="#333333"/>
    </style:style>
    <style:style style:name="T877" style:parent-style-name="Fonteparág.padrão" style:family="text">
      <style:text-properties style:font-name="Inconsolata, monospace" fo:color="#333333"/>
    </style:style>
    <style:style style:name="T878" style:parent-style-name="Fonteparág.padrão" style:family="text">
      <style:text-properties style:font-name="Inconsolata, monospace" fo:color="#333333"/>
    </style:style>
    <style:style style:name="T879" style:parent-style-name="Fonteparág.padrão" style:family="text">
      <style:text-properties style:font-name="Inconsolata, monospace" fo:color="#333333"/>
    </style:style>
    <style:style style:name="T880" style:parent-style-name="Fonteparág.padrão" style:family="text">
      <style:text-properties style:font-name="Inconsolata, monospace" fo:color="#333333"/>
    </style:style>
    <style:style style:name="T881" style:parent-style-name="Fonteparág.padrão" style:family="text">
      <style:text-properties style:font-name="Inconsolata, monospace" fo:color="#333333"/>
    </style:style>
    <style:style style:name="T882" style:parent-style-name="Fonteparág.padrão" style:family="text">
      <style:text-properties style:font-name="Inconsolata, monospace" fo:color="#333333"/>
    </style:style>
    <style:style style:name="T883" style:parent-style-name="Fonteparág.padrão" style:family="text">
      <style:text-properties style:font-name="Inconsolata, monospace" fo:color="#333333"/>
    </style:style>
    <style:style style:name="T884" style:parent-style-name="Fonteparág.padrão" style:family="text">
      <style:text-properties style:font-name="Inconsolata, monospace" fo:color="#333333"/>
    </style:style>
    <style:style style:name="P885" style:parent-style-name="Textbody" style:family="paragraph">
      <style:paragraph-properties fo:widows="2" fo:orphans="2" fo:text-align="center" fo:margin-bottom="0in" style:line-height-at-least="0.2291in"/>
      <style:text-properties style:font-name="Inconsolata, monospace" fo:color="#555555" fo:font-size="11pt" style:font-size-asian="11pt"/>
    </style:style>
    <style:style style:name="P886" style:parent-style-name="Textbody" style:family="paragraph">
      <style:paragraph-properties fo:widows="2" fo:orphans="2" fo:text-align="center" fo:margin-bottom="0in"/>
    </style:style>
    <style:style style:name="T887" style:parent-style-name="Fonteparág.padrão" style:family="text">
      <style:text-properties style:font-name="Inconsolata, monospace" fo:color="#333333"/>
    </style:style>
    <style:style style:name="T888" style:parent-style-name="Fonteparág.padrão" style:family="text">
      <style:text-properties style:font-name="Inconsolata, monospace" fo:font-weight="bold" style:font-weight-asian="bold" fo:color="#FFFFFF" fo:font-size="9pt" style:font-size-asian="9pt" fo:background-color="#D9534F"/>
    </style:style>
    <style:style style:name="T889" style:parent-style-name="Fonteparág.padrão" style:family="text">
      <style:text-properties style:font-name="Inconsolata, monospace" fo:color="#333333"/>
    </style:style>
    <style:style style:name="T890" style:parent-style-name="Fonteparág.padrão" style:family="text">
      <style:text-properties style:font-name="Inconsolata, monospace" fo:color="#333333"/>
    </style:style>
    <style:style style:name="T891" style:parent-style-name="Fonteparág.padrão" style:family="text">
      <style:text-properties style:font-name="Inconsolata, monospace" fo:color="#333333"/>
    </style:style>
    <style:style style:name="T892" style:parent-style-name="Fonteparág.padrão" style:family="text">
      <style:text-properties style:font-name="Inconsolata, monospace" fo:color="#333333"/>
    </style:style>
    <style:style style:name="T893" style:parent-style-name="Fonteparág.padrão" style:family="text">
      <style:text-properties style:font-name="Inconsolata, monospace" fo:color="#333333"/>
    </style:style>
    <style:style style:name="T894" style:parent-style-name="Fonteparág.padrão" style:family="text">
      <style:text-properties style:font-name="Inconsolata, monospace" fo:color="#333333"/>
    </style:style>
    <style:style style:name="T895" style:parent-style-name="Fonteparág.padrão" style:family="text">
      <style:text-properties style:font-name="Inconsolata, monospace" fo:color="#333333"/>
    </style:style>
    <style:style style:name="T896" style:parent-style-name="Fonteparág.padrão" style:family="text">
      <style:text-properties style:font-name="Inconsolata, monospace" fo:color="#333333"/>
    </style:style>
    <style:style style:name="P897"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898" style:parent-style-name="Textbody" style:family="paragraph">
      <style:paragraph-properties fo:widows="2" fo:orphans="2" fo:text-align="center" fo:margin-bottom="0in"/>
    </style:style>
    <style:style style:name="T899" style:parent-style-name="Fonteparág.padrão" style:family="text">
      <style:text-properties style:font-name="Inconsolata, monospace" fo:color="#333333"/>
    </style:style>
    <style:style style:name="T900" style:parent-style-name="Fonteparág.padrão" style:family="text">
      <style:text-properties style:font-name="Inconsolata, monospace" fo:font-weight="bold" style:font-weight-asian="bold" fo:color="#FFFFFF" fo:font-size="9pt" style:font-size-asian="9pt" fo:background-color="#D9534F"/>
    </style:style>
    <style:style style:name="T901" style:parent-style-name="Fonteparág.padrão" style:family="text">
      <style:text-properties style:font-name="Inconsolata, monospace" fo:color="#333333"/>
    </style:style>
    <style:style style:name="T902" style:parent-style-name="Fonteparág.padrão" style:family="text">
      <style:text-properties style:font-name="Inconsolata, monospace" fo:color="#333333"/>
    </style:style>
    <style:style style:name="T903" style:parent-style-name="Fonteparág.padrão" style:family="text">
      <style:text-properties style:font-name="Inconsolata, monospace" fo:color="#333333"/>
    </style:style>
    <style:style style:name="T904" style:parent-style-name="Fonteparág.padrão" style:family="text">
      <style:text-properties style:font-name="Inconsolata, monospace" fo:color="#333333"/>
    </style:style>
    <style:style style:name="T905" style:parent-style-name="Fonteparág.padrão" style:family="text">
      <style:text-properties style:font-name="Inconsolata, monospace" fo:font-weight="bold" style:font-weight-asian="bold" fo:color="#FFFFFF" fo:font-size="9pt" style:font-size-asian="9pt" fo:background-color="#D9534F"/>
    </style:style>
    <style:style style:name="T906" style:parent-style-name="Fonteparág.padrão" style:family="text">
      <style:text-properties style:font-name="Inconsolata, monospace" fo:color="#333333"/>
    </style:style>
    <style:style style:name="T907" style:parent-style-name="Fonteparág.padrão" style:family="text">
      <style:text-properties style:font-name="Inconsolata, monospace" fo:color="#333333"/>
    </style:style>
    <style:style style:name="T908" style:parent-style-name="Fonteparág.padrão" style:family="text">
      <style:text-properties style:font-name="Inconsolata, monospace" fo:color="#333333"/>
    </style:style>
    <style:style style:name="T909" style:parent-style-name="Fonteparág.padrão" style:family="text">
      <style:text-properties style:font-name="Inconsolata, monospace" fo:color="#333333"/>
    </style:style>
    <style:style style:name="T910" style:parent-style-name="Fonteparág.padrão" style:family="text">
      <style:text-properties style:font-name="Inconsolata, monospace" fo:color="#333333"/>
    </style:style>
    <style:style style:name="T911" style:parent-style-name="Fonteparág.padrão" style:family="text">
      <style:text-properties style:font-name="Inconsolata, monospace" fo:color="#333333"/>
    </style:style>
    <style:style style:name="T912" style:parent-style-name="Fonteparág.padrão" style:family="text">
      <style:text-properties style:font-name="Inconsolata, monospace" fo:color="#333333"/>
    </style:style>
    <style:style style:name="T913" style:parent-style-name="Fonteparág.padrão" style:family="text">
      <style:text-properties style:font-name="Inconsolata, monospace" fo:color="#333333"/>
    </style:style>
    <style:style style:name="T914" style:parent-style-name="Fonteparág.padrão" style:family="text">
      <style:text-properties style:font-name="Inconsolata, monospace" fo:font-weight="bold" style:font-weight-asian="bold" fo:color="#FFFFFF" fo:font-size="9pt" style:font-size-asian="9pt" fo:background-color="#D9534F"/>
    </style:style>
    <style:style style:name="T915" style:parent-style-name="Fonteparág.padrão" style:family="text">
      <style:text-properties style:font-name="Inconsolata, monospace" fo:color="#333333"/>
    </style:style>
    <style:style style:name="T916" style:parent-style-name="Fonteparág.padrão" style:family="text">
      <style:text-properties style:font-name="Inconsolata, monospace" fo:color="#333333"/>
    </style:style>
    <style:style style:name="T917" style:parent-style-name="Fonteparág.padrão" style:family="text">
      <style:text-properties style:font-name="Inconsolata, monospace" fo:color="#333333"/>
    </style:style>
    <style:style style:name="T918" style:parent-style-name="Fonteparág.padrão" style:family="text">
      <style:text-properties style:font-name="Inconsolata, monospace" fo:color="#333333"/>
    </style:style>
    <style:style style:name="T919" style:parent-style-name="Fonteparág.padrão" style:family="text">
      <style:text-properties style:font-name="Inconsolata, monospace" fo:color="#333333"/>
    </style:style>
    <style:style style:name="T920" style:parent-style-name="Fonteparág.padrão" style:family="text">
      <style:text-properties style:font-name="Inconsolata, monospace" fo:color="#333333"/>
    </style:style>
    <style:style style:name="T921" style:parent-style-name="Fonteparág.padrão" style:family="text">
      <style:text-properties style:font-name="Inconsolata, monospace" fo:color="#333333"/>
    </style:style>
    <style:style style:name="T922" style:parent-style-name="Fonteparág.padrão" style:family="text">
      <style:text-properties style:font-name="Inconsolata, monospace" fo:font-weight="bold" style:font-weight-asian="bold" fo:color="#FFFFFF" fo:font-size="9pt" style:font-size-asian="9pt" fo:background-color="#D9534F"/>
    </style:style>
    <style:style style:name="T923" style:parent-style-name="Fonteparág.padrão" style:family="text">
      <style:text-properties style:font-name="Inconsolata, monospace" fo:color="#333333"/>
    </style:style>
    <style:style style:name="T924" style:parent-style-name="Fonteparág.padrão" style:family="text">
      <style:text-properties style:font-name="Inconsolata, monospace" fo:color="#333333"/>
    </style:style>
    <style:style style:name="T925" style:parent-style-name="Fonteparág.padrão" style:family="text">
      <style:text-properties style:font-name="Inconsolata, monospace" fo:color="#333333"/>
    </style:style>
    <style:style style:name="T926" style:parent-style-name="Fonteparág.padrão" style:family="text">
      <style:text-properties style:font-name="Inconsolata, monospace" fo:color="#333333"/>
    </style:style>
    <style:style style:name="T927" style:parent-style-name="Fonteparág.padrão" style:family="text">
      <style:text-properties style:font-name="Inconsolata, monospace" fo:font-weight="bold" style:font-weight-asian="bold" fo:color="#FFFFFF" fo:font-size="9pt" style:font-size-asian="9pt" fo:background-color="#D9534F"/>
    </style:style>
    <style:style style:name="T928" style:parent-style-name="Fonteparág.padrão" style:family="text">
      <style:text-properties style:font-name="Inconsolata, monospace" fo:color="#333333"/>
    </style:style>
    <style:style style:name="T929" style:parent-style-name="Fonteparág.padrão" style:family="text">
      <style:text-properties style:font-name="Inconsolata, monospace" fo:color="#333333"/>
    </style:style>
    <style:style style:name="T930" style:parent-style-name="Fonteparág.padrão" style:family="text">
      <style:text-properties style:font-name="Inconsolata, monospace" fo:color="#333333"/>
    </style:style>
    <style:style style:name="T931" style:parent-style-name="Fonteparág.padrão" style:family="text">
      <style:text-properties style:font-name="Inconsolata, monospace" fo:font-weight="bold" style:font-weight-asian="bold" fo:color="#FFFFFF" fo:font-size="9pt" style:font-size-asian="9pt" fo:background-color="#D9534F"/>
    </style:style>
    <style:style style:name="T932" style:parent-style-name="Fonteparág.padrão" style:family="text">
      <style:text-properties style:font-name="Inconsolata, monospace" fo:color="#333333"/>
    </style:style>
    <style:style style:name="T933" style:parent-style-name="Fonteparág.padrão" style:family="text">
      <style:text-properties style:font-name="Inconsolata, monospace" fo:color="#333333"/>
    </style:style>
    <style:style style:name="T934" style:parent-style-name="Fonteparág.padrão" style:family="text">
      <style:text-properties style:font-name="Inconsolata, monospace" fo:color="#333333"/>
    </style:style>
    <style:style style:name="T935" style:parent-style-name="Fonteparág.padrão" style:family="text">
      <style:text-properties style:font-name="Inconsolata, monospace" fo:color="#333333"/>
    </style:style>
    <style:style style:name="T936" style:parent-style-name="Fonteparág.padrão" style:family="text">
      <style:text-properties style:font-name="Inconsolata, monospace" fo:color="#333333"/>
    </style:style>
    <style:style style:name="T937" style:parent-style-name="Fonteparág.padrão" style:family="text">
      <style:text-properties style:font-name="Inconsolata, monospace" fo:font-weight="bold" style:font-weight-asian="bold" fo:color="#FFFFFF" fo:font-size="9pt" style:font-size-asian="9pt" fo:background-color="#D9534F"/>
    </style:style>
    <style:style style:name="T938" style:parent-style-name="Fonteparág.padrão" style:family="text">
      <style:text-properties style:font-name="Inconsolata, monospace" fo:color="#333333"/>
    </style:style>
    <style:style style:name="T939" style:parent-style-name="Fonteparág.padrão" style:family="text">
      <style:text-properties style:font-name="Inconsolata, monospace" fo:color="#333333"/>
    </style:style>
    <style:style style:name="T940" style:parent-style-name="Fonteparág.padrão" style:family="text">
      <style:text-properties style:font-name="Inconsolata, monospace" fo:color="#333333"/>
    </style:style>
    <style:style style:name="T941" style:parent-style-name="Fonteparág.padrão" style:family="text">
      <style:text-properties style:font-name="Inconsolata, monospace" fo:color="#333333"/>
    </style:style>
    <style:style style:name="T942" style:parent-style-name="Fonteparág.padrão" style:family="text">
      <style:text-properties style:font-name="Inconsolata, monospace" fo:color="#333333"/>
    </style:style>
    <style:style style:name="T943" style:parent-style-name="Fonteparág.padrão" style:family="text">
      <style:text-properties style:font-name="Inconsolata, monospace" fo:color="#333333"/>
    </style:style>
    <style:style style:name="T944" style:parent-style-name="Fonteparág.padrão" style:family="text">
      <style:text-properties style:font-name="Inconsolata, monospace" fo:color="#333333"/>
    </style:style>
    <style:style style:name="T945" style:parent-style-name="Fonteparág.padrão" style:family="text">
      <style:text-properties style:font-name="Inconsolata, monospace" fo:color="#333333"/>
    </style:style>
    <style:style style:name="T946" style:parent-style-name="Fonteparág.padrão" style:family="text">
      <style:text-properties style:font-name="Inconsolata, monospace" fo:color="#333333"/>
    </style:style>
    <style:style style:name="T947" style:parent-style-name="Fonteparág.padrão" style:family="text">
      <style:text-properties style:font-name="Inconsolata, monospace" fo:font-weight="bold" style:font-weight-asian="bold" fo:color="#FFFFFF" fo:font-size="9pt" style:font-size-asian="9pt" fo:background-color="#D9534F"/>
    </style:style>
    <style:style style:name="T948" style:parent-style-name="Fonteparág.padrão" style:family="text">
      <style:text-properties style:font-name="Inconsolata, monospace" fo:color="#333333"/>
    </style:style>
    <style:style style:name="T949" style:parent-style-name="Fonteparág.padrão" style:family="text">
      <style:text-properties style:font-name="Inconsolata, monospace" fo:color="#333333"/>
    </style:style>
    <style:style style:name="T950" style:parent-style-name="Fonteparág.padrão" style:family="text">
      <style:text-properties style:font-name="Inconsolata, monospace" fo:color="#333333"/>
    </style:style>
    <style:style style:name="T951" style:parent-style-name="Fonteparág.padrão" style:family="text">
      <style:text-properties style:font-name="Inconsolata, monospace" fo:color="#333333"/>
    </style:style>
    <style:style style:name="T952" style:parent-style-name="Fonteparág.padrão" style:family="text">
      <style:text-properties style:font-name="Inconsolata, monospace" fo:font-weight="bold" style:font-weight-asian="bold" fo:color="#FFFFFF" fo:font-size="9pt" style:font-size-asian="9pt" fo:background-color="#D9534F"/>
    </style:style>
    <style:style style:name="T953" style:parent-style-name="Fonteparág.padrão" style:family="text">
      <style:text-properties style:font-name="Inconsolata, monospace" fo:color="#333333"/>
    </style:style>
    <style:style style:name="T954" style:parent-style-name="Fonteparág.padrão" style:family="text">
      <style:text-properties style:font-name="Inconsolata, monospace" fo:color="#333333"/>
    </style:style>
    <style:style style:name="T955" style:parent-style-name="Fonteparág.padrão" style:family="text">
      <style:text-properties style:font-name="Inconsolata, monospace" fo:color="#333333"/>
    </style:style>
    <style:style style:name="T956" style:parent-style-name="Fonteparág.padrão" style:family="text">
      <style:text-properties style:font-name="Inconsolata, monospace" fo:color="#333333"/>
    </style:style>
    <style:style style:name="T957" style:parent-style-name="Fonteparág.padrão" style:family="text">
      <style:text-properties style:font-name="Inconsolata, monospace" fo:color="#333333"/>
    </style:style>
    <style:style style:name="T958" style:parent-style-name="Fonteparág.padrão" style:family="text">
      <style:text-properties style:font-name="Inconsolata, monospace" fo:color="#333333"/>
    </style:style>
    <style:style style:name="T959" style:parent-style-name="Fonteparág.padrão" style:family="text">
      <style:text-properties style:font-name="Inconsolata, monospace" fo:color="#333333"/>
    </style:style>
    <style:style style:name="T960" style:parent-style-name="Fonteparág.padrão" style:family="text">
      <style:text-properties style:font-name="Inconsolata, monospace" fo:color="#333333"/>
    </style:style>
    <style:style style:name="T961" style:parent-style-name="Fonteparág.padrão" style:family="text">
      <style:text-properties style:font-name="Inconsolata, monospace" fo:color="#333333"/>
    </style:style>
    <style:style style:name="T962" style:parent-style-name="Fonteparág.padrão" style:family="text">
      <style:text-properties style:font-name="Inconsolata, monospace" fo:color="#333333"/>
    </style:style>
    <style:style style:name="T963" style:parent-style-name="Fonteparág.padrão" style:family="text">
      <style:text-properties style:font-name="Inconsolata, monospace" fo:color="#333333"/>
    </style:style>
    <style:style style:name="T964" style:parent-style-name="Fonteparág.padrão" style:family="text">
      <style:text-properties style:font-name="Inconsolata, monospace" fo:color="#333333"/>
    </style:style>
    <style:style style:name="T965" style:parent-style-name="Fonteparág.padrão" style:family="text">
      <style:text-properties style:font-name="Inconsolata, monospace" fo:color="#333333"/>
    </style:style>
    <style:style style:name="T966" style:parent-style-name="Fonteparág.padrão" style:family="text">
      <style:text-properties style:font-name="Inconsolata, monospace" fo:color="#333333"/>
    </style:style>
    <style:style style:name="T967" style:parent-style-name="Fonteparág.padrão" style:family="text">
      <style:text-properties style:font-name="Inconsolata, monospace" fo:color="#333333"/>
    </style:style>
    <style:style style:name="T968" style:parent-style-name="Fonteparág.padrão" style:family="text">
      <style:text-properties style:font-name="Inconsolata, monospace" fo:color="#333333"/>
    </style:style>
    <style:style style:name="T969" style:parent-style-name="Fonteparág.padrão" style:family="text">
      <style:text-properties style:font-name="Inconsolata, monospace" fo:color="#333333"/>
    </style:style>
    <style:style style:name="T970" style:parent-style-name="Fonteparág.padrão" style:family="text">
      <style:text-properties style:font-name="Inconsolata, monospace" fo:color="#333333"/>
    </style:style>
    <style:style style:name="T971" style:parent-style-name="Fonteparág.padrão" style:family="text">
      <style:text-properties style:font-name="Inconsolata, monospace" fo:color="#333333"/>
    </style:style>
    <style:style style:name="T972" style:parent-style-name="Fonteparág.padrão" style:family="text">
      <style:text-properties style:font-name="Inconsolata, monospace" fo:color="#333333"/>
    </style:style>
    <style:style style:name="T973" style:parent-style-name="Fonteparág.padrão" style:family="text">
      <style:text-properties style:font-name="Inconsolata, monospace" fo:color="#333333"/>
    </style:style>
    <style:style style:name="T974" style:parent-style-name="Fonteparág.padrão" style:family="text">
      <style:text-properties style:font-name="Inconsolata, monospace" fo:color="#333333"/>
    </style:style>
    <style:style style:name="T975" style:parent-style-name="Fonteparág.padrão" style:family="text">
      <style:text-properties style:font-name="Inconsolata, monospace" fo:color="#333333"/>
    </style:style>
    <style:style style:name="T976" style:parent-style-name="Fonteparág.padrão" style:family="text">
      <style:text-properties style:font-name="Inconsolata, monospace" fo:color="#333333"/>
    </style:style>
    <style:style style:name="T977" style:parent-style-name="Fonteparág.padrão" style:family="text">
      <style:text-properties style:font-name="Inconsolata, monospace" fo:color="#333333"/>
    </style:style>
    <style:style style:name="T978" style:parent-style-name="Fonteparág.padrão" style:family="text">
      <style:text-properties style:font-name="Inconsolata, monospace" fo:color="#333333"/>
    </style:style>
    <style:style style:name="T979" style:parent-style-name="Fonteparág.padrão" style:family="text">
      <style:text-properties style:font-name="Inconsolata, monospace" fo:color="#333333"/>
    </style:style>
    <style:style style:name="T980" style:parent-style-name="Fonteparág.padrão" style:family="text">
      <style:text-properties style:font-name="Inconsolata, monospace" fo:color="#333333"/>
    </style:style>
    <style:style style:name="T981" style:parent-style-name="Fonteparág.padrão" style:family="text">
      <style:text-properties style:font-name="Inconsolata, monospace" fo:color="#333333"/>
    </style:style>
    <style:style style:name="T982" style:parent-style-name="Fonteparág.padrão" style:family="text">
      <style:text-properties style:font-name="Inconsolata, monospace" fo:color="#333333"/>
    </style:style>
    <style:style style:name="T983" style:parent-style-name="Fonteparág.padrão" style:family="text">
      <style:text-properties style:font-name="Inconsolata, monospace" fo:color="#333333"/>
    </style:style>
    <style:style style:name="T984" style:parent-style-name="Fonteparág.padrão" style:family="text">
      <style:text-properties style:font-name="Inconsolata, monospace" fo:color="#333333"/>
    </style:style>
    <style:style style:name="T985" style:parent-style-name="Fonteparág.padrão" style:family="text">
      <style:text-properties style:font-name="Inconsolata, monospace" fo:color="#333333"/>
    </style:style>
    <style:style style:name="T986" style:parent-style-name="Fonteparág.padrão" style:family="text">
      <style:text-properties style:font-name="Inconsolata, monospace" fo:color="#333333"/>
    </style:style>
    <style:style style:name="T987" style:parent-style-name="Fonteparág.padrão" style:family="text">
      <style:text-properties style:font-name="Inconsolata, monospace" fo:color="#333333"/>
    </style:style>
    <style:style style:name="T988" style:parent-style-name="Fonteparág.padrão" style:family="text">
      <style:text-properties style:font-name="Inconsolata, monospace" fo:color="#333333"/>
    </style:style>
    <style:style style:name="T989" style:parent-style-name="Fonteparág.padrão" style:family="text">
      <style:text-properties style:font-name="Inconsolata, monospace" fo:color="#333333"/>
    </style:style>
    <style:style style:name="T990" style:parent-style-name="Fonteparág.padrão" style:family="text">
      <style:text-properties style:font-name="Inconsolata, monospace" fo:color="#333333"/>
    </style:style>
    <style:style style:name="T991" style:parent-style-name="Fonteparág.padrão" style:family="text">
      <style:text-properties style:font-name="Inconsolata, monospace" fo:color="#333333"/>
    </style:style>
    <style:style style:name="T992" style:parent-style-name="Fonteparág.padrão" style:family="text">
      <style:text-properties style:font-name="Inconsolata, monospace" fo:color="#333333"/>
    </style:style>
    <style:style style:name="T993" style:parent-style-name="Fonteparág.padrão" style:family="text">
      <style:text-properties style:font-name="Inconsolata, monospace" fo:color="#333333"/>
    </style:style>
    <style:style style:name="T994" style:parent-style-name="Fonteparág.padrão" style:family="text">
      <style:text-properties style:font-name="Inconsolata, monospace" fo:color="#333333"/>
    </style:style>
    <style:style style:name="T995" style:parent-style-name="Fonteparág.padrão" style:family="text">
      <style:text-properties style:font-name="Inconsolata, monospace" fo:color="#333333"/>
    </style:style>
    <style:style style:name="T996" style:parent-style-name="Fonteparág.padrão" style:family="text">
      <style:text-properties style:font-name="Inconsolata, monospace" fo:color="#333333"/>
    </style:style>
    <style:style style:name="T997" style:parent-style-name="Fonteparág.padrão" style:family="text">
      <style:text-properties style:font-name="Inconsolata, monospace" fo:color="#333333"/>
    </style:style>
    <style:style style:name="T998" style:parent-style-name="Fonteparág.padrão" style:family="text">
      <style:text-properties style:font-name="Inconsolata, monospace" fo:color="#333333"/>
    </style:style>
    <style:style style:name="P999"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000" style:parent-style-name="Textbody" style:family="paragraph">
      <style:paragraph-properties fo:widows="2" fo:orphans="2" fo:text-align="center" fo:margin-bottom="0in"/>
    </style:style>
    <style:style style:name="T1001" style:parent-style-name="Fonteparág.padrão" style:family="text">
      <style:text-properties style:font-name="Inconsolata, monospace" fo:color="#333333"/>
    </style:style>
    <style:style style:name="T1002" style:parent-style-name="Fonteparág.padrão" style:family="text">
      <style:text-properties style:font-name="Inconsolata, monospace" fo:font-weight="bold" style:font-weight-asian="bold" fo:color="#FFFFFF" fo:font-size="9pt" style:font-size-asian="9pt" fo:background-color="#D9534F"/>
    </style:style>
    <style:style style:name="T1003" style:parent-style-name="Fonteparág.padrão" style:family="text">
      <style:text-properties style:font-name="Inconsolata, monospace" fo:color="#333333"/>
    </style:style>
    <style:style style:name="T1004" style:parent-style-name="Fonteparág.padrão" style:family="text">
      <style:text-properties style:font-name="Inconsolata, monospace" fo:color="#333333"/>
    </style:style>
    <style:style style:name="T1005" style:parent-style-name="Fonteparág.padrão" style:family="text">
      <style:text-properties style:font-name="Inconsolata, monospace" fo:color="#333333"/>
    </style:style>
    <style:style style:name="T1006" style:parent-style-name="Fonteparág.padrão" style:family="text">
      <style:text-properties style:font-name="Inconsolata, monospace" fo:color="#333333"/>
    </style:style>
    <style:style style:name="T1007" style:parent-style-name="Fonteparág.padrão" style:family="text">
      <style:text-properties style:font-name="Inconsolata, monospace" fo:color="#333333"/>
    </style:style>
    <style:style style:name="T1008" style:parent-style-name="Fonteparág.padrão" style:family="text">
      <style:text-properties style:font-name="Inconsolata, monospace" fo:color="#333333"/>
    </style:style>
    <style:style style:name="T1009" style:parent-style-name="Fonteparág.padrão" style:family="text">
      <style:text-properties style:font-name="Inconsolata, monospace" fo:color="#333333"/>
    </style:style>
    <style:style style:name="T1010" style:parent-style-name="Fonteparág.padrão" style:family="text">
      <style:text-properties style:font-name="Inconsolata, monospace" fo:color="#333333"/>
    </style:style>
    <style:style style:name="T1011" style:parent-style-name="Fonteparág.padrão" style:family="text">
      <style:text-properties style:font-name="Inconsolata, monospace" fo:color="#333333"/>
    </style:style>
    <style:style style:name="T1012" style:parent-style-name="Fonteparág.padrão" style:family="text">
      <style:text-properties style:font-name="Inconsolata, monospace" fo:color="#333333"/>
    </style:style>
    <style:style style:name="T1013" style:parent-style-name="Fonteparág.padrão" style:family="text">
      <style:text-properties style:font-name="Inconsolata, monospace" fo:font-weight="bold" style:font-weight-asian="bold" fo:color="#FFFFFF" fo:font-size="9pt" style:font-size-asian="9pt" fo:background-color="#D9534F"/>
    </style:style>
    <style:style style:name="T1014" style:parent-style-name="Fonteparág.padrão" style:family="text">
      <style:text-properties style:font-name="Inconsolata, monospace" fo:color="#333333"/>
    </style:style>
    <style:style style:name="T1015" style:parent-style-name="Fonteparág.padrão" style:family="text">
      <style:text-properties style:font-name="Inconsolata, monospace" fo:color="#333333"/>
    </style:style>
    <style:style style:name="T1016" style:parent-style-name="Fonteparág.padrão" style:family="text">
      <style:text-properties style:font-name="Inconsolata, monospace" fo:color="#333333"/>
    </style:style>
    <style:style style:name="T1017" style:parent-style-name="Fonteparág.padrão" style:family="text">
      <style:text-properties style:font-name="Inconsolata, monospace" fo:color="#333333"/>
    </style:style>
    <style:style style:name="T1018" style:parent-style-name="Fonteparág.padrão" style:family="text">
      <style:text-properties style:font-name="Inconsolata, monospace" fo:color="#333333"/>
    </style:style>
    <style:style style:name="T1019" style:parent-style-name="Fonteparág.padrão" style:family="text">
      <style:text-properties style:font-name="Inconsolata, monospace" fo:color="#333333"/>
    </style:style>
    <style:style style:name="T1020" style:parent-style-name="Fonteparág.padrão" style:family="text">
      <style:text-properties style:font-name="Inconsolata, monospace" fo:color="#333333"/>
    </style:style>
    <style:style style:name="T1021" style:parent-style-name="Fonteparág.padrão" style:family="text">
      <style:text-properties style:font-name="Inconsolata, monospace" fo:color="#333333"/>
    </style:style>
    <style:style style:name="T1022" style:parent-style-name="Fonteparág.padrão" style:family="text">
      <style:text-properties style:font-name="Inconsolata, monospace" fo:color="#333333"/>
    </style:style>
    <style:style style:name="T1023" style:parent-style-name="Fonteparág.padrão" style:family="text">
      <style:text-properties style:font-name="Inconsolata, monospace" fo:color="#333333"/>
    </style:style>
    <style:style style:name="T1024" style:parent-style-name="Fonteparág.padrão" style:family="text">
      <style:text-properties style:font-name="Inconsolata, monospace" fo:color="#333333"/>
    </style:style>
    <style:style style:name="T1025" style:parent-style-name="Fonteparág.padrão" style:family="text">
      <style:text-properties style:font-name="Inconsolata, monospace" fo:color="#333333"/>
    </style:style>
    <style:style style:name="T1026" style:parent-style-name="Fonteparág.padrão" style:family="text">
      <style:text-properties style:font-name="Inconsolata, monospace" fo:color="#333333"/>
    </style:style>
    <style:style style:name="T1027" style:parent-style-name="Fonteparág.padrão" style:family="text">
      <style:text-properties style:font-name="Inconsolata, monospace" fo:color="#333333"/>
    </style:style>
    <style:style style:name="T1028" style:parent-style-name="Fonteparág.padrão" style:family="text">
      <style:text-properties style:font-name="Inconsolata, monospace" fo:color="#333333"/>
    </style:style>
    <style:style style:name="T1029" style:parent-style-name="Fonteparág.padrão" style:family="text">
      <style:text-properties style:font-name="Inconsolata, monospace" fo:color="#333333"/>
    </style:style>
    <style:style style:name="T1030" style:parent-style-name="Fonteparág.padrão" style:family="text">
      <style:text-properties style:font-name="Inconsolata, monospace" fo:color="#333333"/>
    </style:style>
    <style:style style:name="T1031" style:parent-style-name="Fonteparág.padrão" style:family="text">
      <style:text-properties style:font-name="Inconsolata, monospace" fo:color="#333333"/>
    </style:style>
    <style:style style:name="T1032" style:parent-style-name="Fonteparág.padrão" style:family="text">
      <style:text-properties style:font-name="Inconsolata, monospace" fo:color="#333333"/>
    </style:style>
    <style:style style:name="T1033" style:parent-style-name="Fonteparág.padrão" style:family="text">
      <style:text-properties style:font-name="Inconsolata, monospace" fo:color="#333333"/>
    </style:style>
    <style:style style:name="T1034" style:parent-style-name="Fonteparág.padrão" style:family="text">
      <style:text-properties style:font-name="Inconsolata, monospace" fo:color="#333333"/>
    </style:style>
    <style:style style:name="T1035" style:parent-style-name="Fonteparág.padrão" style:family="text">
      <style:text-properties style:font-name="Inconsolata, monospace" fo:color="#333333"/>
    </style:style>
    <style:style style:name="T1036" style:parent-style-name="Fonteparág.padrão" style:family="text">
      <style:text-properties style:font-name="Inconsolata, monospace" fo:color="#333333"/>
    </style:style>
    <style:style style:name="T1037" style:parent-style-name="Fonteparág.padrão" style:family="text">
      <style:text-properties style:font-name="Inconsolata, monospace" fo:color="#333333"/>
    </style:style>
    <style:style style:name="T1038" style:parent-style-name="Fonteparág.padrão" style:family="text">
      <style:text-properties style:font-name="Inconsolata, monospace" fo:color="#333333"/>
    </style:style>
    <style:style style:name="T1039" style:parent-style-name="Fonteparág.padrão" style:family="text">
      <style:text-properties style:font-name="Inconsolata, monospace" fo:color="#333333"/>
    </style:style>
    <style:style style:name="T1040" style:parent-style-name="Fonteparág.padrão" style:family="text">
      <style:text-properties style:font-name="Inconsolata, monospace" fo:color="#333333"/>
    </style:style>
    <style:style style:name="T1041" style:parent-style-name="Fonteparág.padrão" style:family="text">
      <style:text-properties style:font-name="Inconsolata, monospace" fo:color="#333333"/>
    </style:style>
    <style:style style:name="T1042" style:parent-style-name="Fonteparág.padrão" style:family="text">
      <style:text-properties style:font-name="Inconsolata, monospace" fo:color="#333333"/>
    </style:style>
    <style:style style:name="T1043" style:parent-style-name="Fonteparág.padrão" style:family="text">
      <style:text-properties style:font-name="Inconsolata, monospace" fo:color="#333333"/>
    </style:style>
    <style:style style:name="T1044" style:parent-style-name="Fonteparág.padrão" style:family="text">
      <style:text-properties style:font-name="Inconsolata, monospace" fo:color="#333333"/>
    </style:style>
    <style:style style:name="T1045" style:parent-style-name="Fonteparág.padrão" style:family="text">
      <style:text-properties style:font-name="Inconsolata, monospace" fo:color="#333333"/>
    </style:style>
    <style:style style:name="T1046" style:parent-style-name="Fonteparág.padrão" style:family="text">
      <style:text-properties style:font-name="Inconsolata, monospace" fo:color="#333333"/>
    </style:style>
    <style:style style:name="T1047" style:parent-style-name="Fonteparág.padrão" style:family="text">
      <style:text-properties style:font-name="Inconsolata, monospace" fo:color="#333333"/>
    </style:style>
    <style:style style:name="T1048" style:parent-style-name="Fonteparág.padrão" style:family="text">
      <style:text-properties style:font-name="Inconsolata, monospace" fo:color="#333333"/>
    </style:style>
    <style:style style:name="T1049" style:parent-style-name="Fonteparág.padrão" style:family="text">
      <style:text-properties style:font-name="Inconsolata, monospace" fo:color="#333333"/>
    </style:style>
    <style:style style:name="T1050" style:parent-style-name="Fonteparág.padrão" style:family="text">
      <style:text-properties style:font-name="Inconsolata, monospace" fo:color="#333333"/>
    </style:style>
    <style:style style:name="T1051" style:parent-style-name="Fonteparág.padrão" style:family="text">
      <style:text-properties style:font-name="Inconsolata, monospace" fo:color="#333333"/>
    </style:style>
    <style:style style:name="T1052" style:parent-style-name="Fonteparág.padrão" style:family="text">
      <style:text-properties style:font-name="Inconsolata, monospace" fo:color="#333333"/>
    </style:style>
    <style:style style:name="T1053" style:parent-style-name="Fonteparág.padrão" style:family="text">
      <style:text-properties style:font-name="Inconsolata, monospace" fo:color="#333333"/>
    </style:style>
    <style:style style:name="T1054" style:parent-style-name="Fonteparág.padrão" style:family="text">
      <style:text-properties style:font-name="Inconsolata, monospace" fo:color="#333333"/>
    </style:style>
    <style:style style:name="T1055" style:parent-style-name="Fonteparág.padrão" style:family="text">
      <style:text-properties style:font-name="Inconsolata, monospace" fo:color="#333333"/>
    </style:style>
    <style:style style:name="T1056" style:parent-style-name="Fonteparág.padrão" style:family="text">
      <style:text-properties style:font-name="Inconsolata, monospace" fo:color="#333333"/>
    </style:style>
    <style:style style:name="T1057" style:parent-style-name="Fonteparág.padrão" style:family="text">
      <style:text-properties style:font-name="Inconsolata, monospace" fo:color="#333333"/>
    </style:style>
    <style:style style:name="T1058" style:parent-style-name="Fonteparág.padrão" style:family="text">
      <style:text-properties style:font-name="Inconsolata, monospace" fo:color="#333333"/>
    </style:style>
    <style:style style:name="T1059" style:parent-style-name="Fonteparág.padrão" style:family="text">
      <style:text-properties style:font-name="Inconsolata, monospace" fo:color="#333333"/>
    </style:style>
    <style:style style:name="T1060" style:parent-style-name="Fonteparág.padrão" style:family="text">
      <style:text-properties style:font-name="Inconsolata, monospace" fo:color="#333333"/>
    </style:style>
    <style:style style:name="T1061" style:parent-style-name="Fonteparág.padrão" style:family="text">
      <style:text-properties style:font-name="Inconsolata, monospace" fo:color="#333333"/>
    </style:style>
    <style:style style:name="T1062" style:parent-style-name="Fonteparág.padrão" style:family="text">
      <style:text-properties style:font-name="Inconsolata, monospace" fo:color="#333333"/>
    </style:style>
    <style:style style:name="T1063" style:parent-style-name="Fonteparág.padrão" style:family="text">
      <style:text-properties style:font-name="Inconsolata, monospace" fo:color="#333333"/>
    </style:style>
    <style:style style:name="T1064" style:parent-style-name="Fonteparág.padrão" style:family="text">
      <style:text-properties style:font-name="Inconsolata, monospace" fo:color="#333333"/>
    </style:style>
    <style:style style:name="T1065" style:parent-style-name="Fonteparág.padrão" style:family="text">
      <style:text-properties style:font-name="Inconsolata, monospace" fo:color="#333333"/>
    </style:style>
    <style:style style:name="T1066" style:parent-style-name="Fonteparág.padrão" style:family="text">
      <style:text-properties style:font-name="Inconsolata, monospace" fo:color="#333333"/>
    </style:style>
    <style:style style:name="T1067" style:parent-style-name="Fonteparág.padrão" style:family="text">
      <style:text-properties style:font-name="Inconsolata, monospace" fo:color="#333333"/>
    </style:style>
    <style:style style:name="T1068" style:parent-style-name="Fonteparág.padrão" style:family="text">
      <style:text-properties style:font-name="Inconsolata, monospace" fo:font-weight="bold" style:font-weight-asian="bold" fo:color="#FFFFFF" fo:font-size="9pt" style:font-size-asian="9pt" fo:background-color="#D9534F"/>
    </style:style>
    <style:style style:name="T1069" style:parent-style-name="Fonteparág.padrão" style:family="text">
      <style:text-properties style:font-name="Inconsolata, monospace" fo:font-weight="bold" style:font-weight-asian="bold" fo:color="#FFFFFF" fo:font-size="9pt" style:font-size-asian="9pt" fo:background-color="#D9534F"/>
    </style:style>
    <style:style style:name="T1070" style:parent-style-name="Fonteparág.padrão" style:family="text">
      <style:text-properties style:font-name="Inconsolata, monospace" fo:color="#333333"/>
    </style:style>
    <style:style style:name="T1071" style:parent-style-name="Fonteparág.padrão" style:family="text">
      <style:text-properties style:font-name="Inconsolata, monospace" fo:color="#333333"/>
    </style:style>
    <style:style style:name="T1072" style:parent-style-name="Fonteparág.padrão" style:family="text">
      <style:text-properties style:font-name="Inconsolata, monospace" fo:color="#333333"/>
    </style:style>
    <style:style style:name="T1073" style:parent-style-name="Fonteparág.padrão" style:family="text">
      <style:text-properties style:font-name="Inconsolata, monospace" fo:color="#333333"/>
    </style:style>
    <style:style style:name="T1074" style:parent-style-name="Fonteparág.padrão" style:family="text">
      <style:text-properties style:font-name="Inconsolata, monospace" fo:color="#333333"/>
    </style:style>
    <style:style style:name="T1075" style:parent-style-name="Fonteparág.padrão" style:family="text">
      <style:text-properties style:font-name="Inconsolata, monospace" fo:color="#333333"/>
    </style:style>
    <style:style style:name="T1076" style:parent-style-name="Fonteparág.padrão" style:family="text">
      <style:text-properties style:font-name="Inconsolata, monospace" fo:color="#333333"/>
    </style:style>
    <style:style style:name="T1077" style:parent-style-name="Fonteparág.padrão" style:family="text">
      <style:text-properties style:font-name="Inconsolata, monospace" fo:color="#333333"/>
    </style:style>
    <style:style style:name="T1078" style:parent-style-name="Fonteparág.padrão" style:family="text">
      <style:text-properties style:font-name="Inconsolata, monospace" fo:color="#333333"/>
    </style:style>
    <style:style style:name="T1079" style:parent-style-name="Fonteparág.padrão" style:family="text">
      <style:text-properties style:font-name="Inconsolata, monospace" fo:color="#333333"/>
    </style:style>
    <style:style style:name="T1080" style:parent-style-name="Fonteparág.padrão" style:family="text">
      <style:text-properties style:font-name="Inconsolata, monospace" fo:color="#333333"/>
    </style:style>
    <style:style style:name="T1081" style:parent-style-name="Fonteparág.padrão" style:family="text">
      <style:text-properties style:font-name="Inconsolata, monospace" fo:color="#333333"/>
    </style:style>
    <style:style style:name="T1082" style:parent-style-name="Fonteparág.padrão" style:family="text">
      <style:text-properties style:font-name="Inconsolata, monospace" fo:color="#333333"/>
    </style:style>
    <style:style style:name="T1083" style:parent-style-name="Fonteparág.padrão" style:family="text">
      <style:text-properties style:font-name="Inconsolata, monospace" fo:color="#333333"/>
    </style:style>
    <style:style style:name="T1084" style:parent-style-name="Fonteparág.padrão" style:family="text">
      <style:text-properties style:font-name="Inconsolata, monospace" fo:color="#333333"/>
    </style:style>
    <style:style style:name="T1085" style:parent-style-name="Fonteparág.padrão" style:family="text">
      <style:text-properties style:font-name="Inconsolata, monospace" fo:color="#333333"/>
    </style:style>
    <style:style style:name="T1086" style:parent-style-name="Fonteparág.padrão" style:family="text">
      <style:text-properties style:font-name="Inconsolata, monospace" fo:color="#333333"/>
    </style:style>
    <style:style style:name="T1087" style:parent-style-name="Fonteparág.padrão" style:family="text">
      <style:text-properties style:font-name="Inconsolata, monospace" fo:color="#333333"/>
    </style:style>
    <style:style style:name="T1088" style:parent-style-name="Fonteparág.padrão" style:family="text">
      <style:text-properties style:font-name="Inconsolata, monospace" fo:color="#333333"/>
    </style:style>
    <style:style style:name="T1089" style:parent-style-name="Fonteparág.padrão" style:family="text">
      <style:text-properties style:font-name="Inconsolata, monospace" fo:color="#333333"/>
    </style:style>
    <style:style style:name="T1090" style:parent-style-name="Fonteparág.padrão" style:family="text">
      <style:text-properties style:font-name="Inconsolata, monospace" fo:color="#333333"/>
    </style:style>
    <style:style style:name="T1091" style:parent-style-name="Fonteparág.padrão" style:family="text">
      <style:text-properties style:font-name="Inconsolata, monospace" fo:color="#333333"/>
    </style:style>
    <style:style style:name="T1092" style:parent-style-name="Fonteparág.padrão" style:family="text">
      <style:text-properties style:font-name="Inconsolata, monospace" fo:color="#333333"/>
    </style:style>
    <style:style style:name="T1093" style:parent-style-name="Fonteparág.padrão" style:family="text">
      <style:text-properties style:font-name="Inconsolata, monospace" fo:color="#333333"/>
    </style:style>
    <style:style style:name="T1094" style:parent-style-name="Fonteparág.padrão" style:family="text">
      <style:text-properties style:font-name="Inconsolata, monospace" fo:color="#333333"/>
    </style:style>
    <style:style style:name="T1095" style:parent-style-name="Fonteparág.padrão" style:family="text">
      <style:text-properties style:font-name="Inconsolata, monospace" fo:color="#333333"/>
    </style:style>
    <style:style style:name="T1096" style:parent-style-name="Fonteparág.padrão" style:family="text">
      <style:text-properties style:font-name="Inconsolata, monospace" fo:color="#333333"/>
    </style:style>
    <style:style style:name="T1097" style:parent-style-name="Fonteparág.padrão" style:family="text">
      <style:text-properties style:font-name="Inconsolata, monospace" fo:color="#333333"/>
    </style:style>
    <style:style style:name="T1098" style:parent-style-name="Fonteparág.padrão" style:family="text">
      <style:text-properties style:font-name="Inconsolata, monospace" fo:color="#333333"/>
    </style:style>
    <style:style style:name="T1099" style:parent-style-name="Fonteparág.padrão" style:family="text">
      <style:text-properties style:font-name="Inconsolata, monospace" fo:color="#333333"/>
    </style:style>
    <style:style style:name="T1100" style:parent-style-name="Fonteparág.padrão" style:family="text">
      <style:text-properties style:font-name="Inconsolata, monospace" fo:color="#333333"/>
    </style:style>
    <style:style style:name="T1101" style:parent-style-name="Fonteparág.padrão" style:family="text">
      <style:text-properties style:font-name="Inconsolata, monospace" fo:color="#333333"/>
    </style:style>
    <style:style style:name="T1102" style:parent-style-name="Fonteparág.padrão" style:family="text">
      <style:text-properties style:font-name="Inconsolata, monospace" fo:color="#333333"/>
    </style:style>
    <style:style style:name="T1103" style:parent-style-name="Fonteparág.padrão" style:family="text">
      <style:text-properties style:font-name="Inconsolata, monospace" fo:color="#333333"/>
    </style:style>
    <style:style style:name="T1104" style:parent-style-name="Fonteparág.padrão" style:family="text">
      <style:text-properties style:font-name="Inconsolata, monospace" fo:color="#333333"/>
    </style:style>
    <style:style style:name="T1105" style:parent-style-name="Fonteparág.padrão" style:family="text">
      <style:text-properties style:font-name="Inconsolata, monospace" fo:color="#333333"/>
    </style:style>
    <style:style style:name="T1106" style:parent-style-name="Fonteparág.padrão" style:family="text">
      <style:text-properties style:font-name="Inconsolata, monospace" fo:color="#333333"/>
    </style:style>
    <style:style style:name="T1107" style:parent-style-name="Fonteparág.padrão" style:family="text">
      <style:text-properties style:font-name="Inconsolata, monospace" fo:color="#333333"/>
    </style:style>
    <style:style style:name="T1108" style:parent-style-name="Fonteparág.padrão" style:family="text">
      <style:text-properties style:font-name="Inconsolata, monospace" fo:color="#333333"/>
    </style:style>
    <style:style style:name="T1109" style:parent-style-name="Fonteparág.padrão" style:family="text">
      <style:text-properties style:font-name="Inconsolata, monospace" fo:color="#333333"/>
    </style:style>
    <style:style style:name="T1110" style:parent-style-name="Fonteparág.padrão" style:family="text">
      <style:text-properties style:font-name="Inconsolata, monospace" fo:color="#333333"/>
    </style:style>
    <style:style style:name="T1111" style:parent-style-name="Fonteparág.padrão" style:family="text">
      <style:text-properties style:font-name="Inconsolata, monospace" fo:color="#333333"/>
    </style:style>
    <style:style style:name="T1112" style:parent-style-name="Fonteparág.padrão" style:family="text">
      <style:text-properties style:font-name="Inconsolata, monospace" fo:color="#333333"/>
    </style:style>
    <style:style style:name="T1113" style:parent-style-name="Fonteparág.padrão" style:family="text">
      <style:text-properties style:font-name="Inconsolata, monospace" fo:color="#333333"/>
    </style:style>
    <style:style style:name="T1114" style:parent-style-name="Fonteparág.padrão" style:family="text">
      <style:text-properties style:font-name="Inconsolata, monospace" fo:color="#333333"/>
    </style:style>
    <style:style style:name="T1115" style:parent-style-name="Fonteparág.padrão" style:family="text">
      <style:text-properties style:font-name="Inconsolata, monospace" fo:color="#333333"/>
    </style:style>
    <style:style style:name="T1116" style:parent-style-name="Fonteparág.padrão" style:family="text">
      <style:text-properties style:font-name="Inconsolata, monospace" fo:color="#333333"/>
    </style:style>
    <style:style style:name="T1117" style:parent-style-name="Fonteparág.padrão" style:family="text">
      <style:text-properties style:font-name="Inconsolata, monospace" fo:color="#333333"/>
    </style:style>
    <style:style style:name="T1118" style:parent-style-name="Fonteparág.padrão" style:family="text">
      <style:text-properties style:font-name="Inconsolata, monospace" fo:color="#333333"/>
    </style:style>
    <style:style style:name="T1119" style:parent-style-name="Fonteparág.padrão" style:family="text">
      <style:text-properties style:font-name="Inconsolata, monospace" fo:color="#333333"/>
    </style:style>
    <style:style style:name="T1120" style:parent-style-name="Fonteparág.padrão" style:family="text">
      <style:text-properties style:font-name="Inconsolata, monospace" fo:color="#333333"/>
    </style:style>
    <style:style style:name="T1121" style:parent-style-name="Fonteparág.padrão" style:family="text">
      <style:text-properties style:font-name="Inconsolata, monospace" fo:color="#333333"/>
    </style:style>
    <style:style style:name="T1122" style:parent-style-name="Fonteparág.padrão" style:family="text">
      <style:text-properties style:font-name="Inconsolata, monospace" fo:color="#333333"/>
    </style:style>
    <style:style style:name="T1123" style:parent-style-name="Fonteparág.padrão" style:family="text">
      <style:text-properties style:font-name="Inconsolata, monospace" fo:color="#333333"/>
    </style:style>
    <style:style style:name="T1124" style:parent-style-name="Fonteparág.padrão" style:family="text">
      <style:text-properties style:font-name="Inconsolata, monospace" fo:color="#333333"/>
    </style:style>
    <style:style style:name="T1125" style:parent-style-name="Fonteparág.padrão" style:family="text">
      <style:text-properties style:font-name="Inconsolata, monospace" fo:color="#333333"/>
    </style:style>
    <style:style style:name="T1126" style:parent-style-name="Fonteparág.padrão" style:family="text">
      <style:text-properties style:font-name="Inconsolata, monospace" fo:color="#333333"/>
    </style:style>
    <style:style style:name="T1127" style:parent-style-name="Fonteparág.padrão" style:family="text">
      <style:text-properties style:font-name="Inconsolata, monospace" fo:font-weight="bold" style:font-weight-asian="bold" fo:color="#FFFFFF" fo:font-size="9pt" style:font-size-asian="9pt" fo:background-color="#D9534F"/>
    </style:style>
    <style:style style:name="T1128" style:parent-style-name="Fonteparág.padrão" style:family="text">
      <style:text-properties style:font-name="Inconsolata, monospace" fo:color="#333333"/>
    </style:style>
    <style:style style:name="T1129" style:parent-style-name="Fonteparág.padrão" style:family="text">
      <style:text-properties style:font-name="Inconsolata, monospace" fo:color="#333333"/>
    </style:style>
    <style:style style:name="T1130" style:parent-style-name="Fonteparág.padrão" style:family="text">
      <style:text-properties style:font-name="Inconsolata, monospace" fo:color="#333333"/>
    </style:style>
    <style:style style:name="T1131" style:parent-style-name="Fonteparág.padrão" style:family="text">
      <style:text-properties style:font-name="Inconsolata, monospace" fo:color="#333333"/>
    </style:style>
    <style:style style:name="T1132" style:parent-style-name="Fonteparág.padrão" style:family="text">
      <style:text-properties style:font-name="Inconsolata, monospace" fo:color="#333333"/>
    </style:style>
    <style:style style:name="T1133" style:parent-style-name="Fonteparág.padrão" style:family="text">
      <style:text-properties style:font-name="Inconsolata, monospace" fo:color="#333333"/>
    </style:style>
    <style:style style:name="T1134" style:parent-style-name="Fonteparág.padrão" style:family="text">
      <style:text-properties style:font-name="Inconsolata, monospace" fo:color="#333333"/>
    </style:style>
    <style:style style:name="T1135" style:parent-style-name="Fonteparág.padrão" style:family="text">
      <style:text-properties style:font-name="Inconsolata, monospace" fo:color="#333333"/>
    </style:style>
    <style:style style:name="T1136" style:parent-style-name="Fonteparág.padrão" style:family="text">
      <style:text-properties style:font-name="Inconsolata, monospace" fo:color="#333333"/>
    </style:style>
    <style:style style:name="T1137" style:parent-style-name="Fonteparág.padrão" style:family="text">
      <style:text-properties style:font-name="Inconsolata, monospace" fo:color="#333333"/>
    </style:style>
    <style:style style:name="T1138" style:parent-style-name="Fonteparág.padrão" style:family="text">
      <style:text-properties style:font-name="Inconsolata, monospace" fo:color="#333333"/>
    </style:style>
    <style:style style:name="T1139" style:parent-style-name="Fonteparág.padrão" style:family="text">
      <style:text-properties style:font-name="Inconsolata, monospace" fo:color="#333333"/>
    </style:style>
    <style:style style:name="T1140" style:parent-style-name="Fonteparág.padrão" style:family="text">
      <style:text-properties style:font-name="Inconsolata, monospace" fo:color="#333333"/>
    </style:style>
    <style:style style:name="T1141" style:parent-style-name="Fonteparág.padrão" style:family="text">
      <style:text-properties style:font-name="Inconsolata, monospace" fo:color="#333333"/>
    </style:style>
    <style:style style:name="T1142" style:parent-style-name="Fonteparág.padrão" style:family="text">
      <style:text-properties style:font-name="Inconsolata, monospace" fo:color="#333333"/>
    </style:style>
    <style:style style:name="T1143" style:parent-style-name="Fonteparág.padrão" style:family="text">
      <style:text-properties style:font-name="Inconsolata, monospace" fo:color="#333333"/>
    </style:style>
    <style:style style:name="T1144" style:parent-style-name="Fonteparág.padrão" style:family="text">
      <style:text-properties style:font-name="Inconsolata, monospace" fo:color="#333333"/>
    </style:style>
    <style:style style:name="T1145" style:parent-style-name="Fonteparág.padrão" style:family="text">
      <style:text-properties style:font-name="Inconsolata, monospace" fo:color="#333333"/>
    </style:style>
    <style:style style:name="T1146" style:parent-style-name="Fonteparág.padrão" style:family="text">
      <style:text-properties style:font-name="Inconsolata, monospace" fo:color="#333333"/>
    </style:style>
    <style:style style:name="T1147" style:parent-style-name="Fonteparág.padrão" style:family="text">
      <style:text-properties style:font-name="Inconsolata, monospace" fo:color="#333333"/>
    </style:style>
    <style:style style:name="T1148" style:parent-style-name="Fonteparág.padrão" style:family="text">
      <style:text-properties style:font-name="Inconsolata, monospace" fo:color="#333333"/>
    </style:style>
    <style:style style:name="T1149" style:parent-style-name="Fonteparág.padrão" style:family="text">
      <style:text-properties style:font-name="Inconsolata, monospace" fo:color="#333333"/>
    </style:style>
    <style:style style:name="T1150" style:parent-style-name="Fonteparág.padrão" style:family="text">
      <style:text-properties style:font-name="Inconsolata, monospace" fo:color="#333333"/>
    </style:style>
    <style:style style:name="T1151" style:parent-style-name="Fonteparág.padrão" style:family="text">
      <style:text-properties style:font-name="Inconsolata, monospace" fo:color="#333333"/>
    </style:style>
    <style:style style:name="T1152" style:parent-style-name="Fonteparág.padrão" style:family="text">
      <style:text-properties style:font-name="Inconsolata, monospace" fo:color="#333333"/>
    </style:style>
    <style:style style:name="T1153" style:parent-style-name="Fonteparág.padrão" style:family="text">
      <style:text-properties style:font-name="Inconsolata, monospace" fo:color="#333333"/>
    </style:style>
    <style:style style:name="T1154" style:parent-style-name="Fonteparág.padrão" style:family="text">
      <style:text-properties style:font-name="Inconsolata, monospace" fo:color="#333333"/>
    </style:style>
    <style:style style:name="T1155" style:parent-style-name="Fonteparág.padrão" style:family="text">
      <style:text-properties style:font-name="Inconsolata, monospace" fo:color="#333333"/>
    </style:style>
    <style:style style:name="T1156" style:parent-style-name="Fonteparág.padrão" style:family="text">
      <style:text-properties style:font-name="Inconsolata, monospace" fo:color="#333333"/>
    </style:style>
    <style:style style:name="T1157" style:parent-style-name="Fonteparág.padrão" style:family="text">
      <style:text-properties style:font-name="Inconsolata, monospace" fo:color="#333333"/>
    </style:style>
    <style:style style:name="T1158" style:parent-style-name="Fonteparág.padrão" style:family="text">
      <style:text-properties style:font-name="Inconsolata, monospace" fo:color="#333333"/>
    </style:style>
    <style:style style:name="T1159" style:parent-style-name="Fonteparág.padrão" style:family="text">
      <style:text-properties style:font-name="Inconsolata, monospace" fo:color="#333333"/>
    </style:style>
    <style:style style:name="T1160" style:parent-style-name="Fonteparág.padrão" style:family="text">
      <style:text-properties style:font-name="Inconsolata, monospace" fo:color="#333333"/>
    </style:style>
    <style:style style:name="T1161" style:parent-style-name="Fonteparág.padrão" style:family="text">
      <style:text-properties style:font-name="Inconsolata, monospace" fo:color="#333333"/>
    </style:style>
    <style:style style:name="T1162" style:parent-style-name="Fonteparág.padrão" style:family="text">
      <style:text-properties style:font-name="Inconsolata, monospace" fo:color="#333333"/>
    </style:style>
    <style:style style:name="T1163" style:parent-style-name="Fonteparág.padrão" style:family="text">
      <style:text-properties style:font-name="Inconsolata, monospace" fo:color="#333333"/>
    </style:style>
    <style:style style:name="T1164" style:parent-style-name="Fonteparág.padrão" style:family="text">
      <style:text-properties style:font-name="Inconsolata, monospace" fo:color="#333333"/>
    </style:style>
    <style:style style:name="T1165" style:parent-style-name="Fonteparág.padrão" style:family="text">
      <style:text-properties style:font-name="Inconsolata, monospace" fo:color="#333333"/>
    </style:style>
    <style:style style:name="T1166" style:parent-style-name="Fonteparág.padrão" style:family="text">
      <style:text-properties style:font-name="Inconsolata, monospace" fo:color="#333333"/>
    </style:style>
    <style:style style:name="T1167" style:parent-style-name="Fonteparág.padrão" style:family="text">
      <style:text-properties style:font-name="Inconsolata, monospace" fo:color="#333333"/>
    </style:style>
    <style:style style:name="T1168" style:parent-style-name="Fonteparág.padrão" style:family="text">
      <style:text-properties style:font-name="Inconsolata, monospace" fo:color="#333333"/>
    </style:style>
    <style:style style:name="T1169" style:parent-style-name="Fonteparág.padrão" style:family="text">
      <style:text-properties style:font-name="Inconsolata, monospace" fo:color="#333333"/>
    </style:style>
    <style:style style:name="T1170" style:parent-style-name="Fonteparág.padrão" style:family="text">
      <style:text-properties style:font-name="Inconsolata, monospace" fo:color="#333333"/>
    </style:style>
    <style:style style:name="T1171" style:parent-style-name="Fonteparág.padrão" style:family="text">
      <style:text-properties style:font-name="Inconsolata, monospace" fo:color="#333333"/>
    </style:style>
    <style:style style:name="T1172" style:parent-style-name="Fonteparág.padrão" style:family="text">
      <style:text-properties style:font-name="Inconsolata, monospace" fo:color="#333333"/>
    </style:style>
    <style:style style:name="T1173" style:parent-style-name="Fonteparág.padrão" style:family="text">
      <style:text-properties style:font-name="Inconsolata, monospace" fo:color="#333333"/>
    </style:style>
    <style:style style:name="T1174" style:parent-style-name="Fonteparág.padrão" style:family="text">
      <style:text-properties style:font-name="Inconsolata, monospace" fo:color="#333333"/>
    </style:style>
    <style:style style:name="T1175" style:parent-style-name="Fonteparág.padrão" style:family="text">
      <style:text-properties style:font-name="Inconsolata, monospace" fo:color="#333333"/>
    </style:style>
    <style:style style:name="T1176" style:parent-style-name="Fonteparág.padrão" style:family="text">
      <style:text-properties style:font-name="Inconsolata, monospace" fo:color="#333333"/>
    </style:style>
    <style:style style:name="T1177" style:parent-style-name="Fonteparág.padrão" style:family="text">
      <style:text-properties style:font-name="Inconsolata, monospace" fo:color="#333333"/>
    </style:style>
    <style:style style:name="T1178" style:parent-style-name="Fonteparág.padrão" style:family="text">
      <style:text-properties style:font-name="Inconsolata, monospace" fo:color="#333333"/>
    </style:style>
    <style:style style:name="T1179" style:parent-style-name="Fonteparág.padrão" style:family="text">
      <style:text-properties style:font-name="Inconsolata, monospace" fo:color="#333333"/>
    </style:style>
    <style:style style:name="T1180" style:parent-style-name="Fonteparág.padrão" style:family="text">
      <style:text-properties style:font-name="Inconsolata, monospace" fo:color="#333333"/>
    </style:style>
    <style:style style:name="T1181" style:parent-style-name="Fonteparág.padrão" style:family="text">
      <style:text-properties style:font-name="Inconsolata, monospace" fo:color="#333333"/>
    </style:style>
    <style:style style:name="T1182" style:parent-style-name="Fonteparág.padrão" style:family="text">
      <style:text-properties style:font-name="Inconsolata, monospace" fo:color="#333333"/>
    </style:style>
    <style:style style:name="T1183" style:parent-style-name="Fonteparág.padrão" style:family="text">
      <style:text-properties style:font-name="Inconsolata, monospace" fo:color="#333333"/>
    </style:style>
    <style:style style:name="T1184" style:parent-style-name="Fonteparág.padrão" style:family="text">
      <style:text-properties style:font-name="Inconsolata, monospace" fo:color="#333333"/>
    </style:style>
    <style:style style:name="T1185" style:parent-style-name="Fonteparág.padrão" style:family="text">
      <style:text-properties style:font-name="Inconsolata, monospace" fo:color="#333333"/>
    </style:style>
    <style:style style:name="T1186" style:parent-style-name="Fonteparág.padrão" style:family="text">
      <style:text-properties style:font-name="Inconsolata, monospace" fo:color="#333333"/>
    </style:style>
    <style:style style:name="T1187" style:parent-style-name="Fonteparág.padrão" style:family="text">
      <style:text-properties style:font-name="Inconsolata, monospace" fo:color="#333333"/>
    </style:style>
    <style:style style:name="T1188" style:parent-style-name="Fonteparág.padrão" style:family="text">
      <style:text-properties style:font-name="Inconsolata, monospace" fo:color="#333333"/>
    </style:style>
    <style:style style:name="T1189" style:parent-style-name="Fonteparág.padrão" style:family="text">
      <style:text-properties style:font-name="Inconsolata, monospace" fo:color="#333333"/>
    </style:style>
    <style:style style:name="T1190" style:parent-style-name="Fonteparág.padrão" style:family="text">
      <style:text-properties style:font-name="Inconsolata, monospace" fo:color="#333333"/>
    </style:style>
    <style:style style:name="T1191" style:parent-style-name="Fonteparág.padrão" style:family="text">
      <style:text-properties style:font-name="Inconsolata, monospace" fo:color="#333333"/>
    </style:style>
    <style:style style:name="T1192" style:parent-style-name="Fonteparág.padrão" style:family="text">
      <style:text-properties style:font-name="Inconsolata, monospace" fo:color="#333333"/>
    </style:style>
    <style:style style:name="T1193" style:parent-style-name="Fonteparág.padrão" style:family="text">
      <style:text-properties style:font-name="Inconsolata, monospace" fo:color="#333333"/>
    </style:style>
    <style:style style:name="T1194" style:parent-style-name="Fonteparág.padrão" style:family="text">
      <style:text-properties style:font-name="Inconsolata, monospace" fo:color="#333333"/>
    </style:style>
    <style:style style:name="T1195" style:parent-style-name="Fonteparág.padrão" style:family="text">
      <style:text-properties style:font-name="Inconsolata, monospace" fo:color="#333333"/>
    </style:style>
    <style:style style:name="T1196" style:parent-style-name="Fonteparág.padrão" style:family="text">
      <style:text-properties style:font-name="Inconsolata, monospace" fo:color="#333333"/>
    </style:style>
    <style:style style:name="P1197"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198" style:parent-style-name="Textbody" style:family="paragraph">
      <style:paragraph-properties fo:widows="2" fo:orphans="2" fo:text-align="center" fo:margin-bottom="0in"/>
    </style:style>
    <style:style style:name="T1199" style:parent-style-name="Fonteparág.padrão" style:family="text">
      <style:text-properties style:font-name="Inconsolata, monospace" fo:color="#333333"/>
    </style:style>
    <style:style style:name="T1200" style:parent-style-name="Fonteparág.padrão" style:family="text">
      <style:text-properties style:font-name="Inconsolata, monospace" fo:font-weight="bold" style:font-weight-asian="bold" fo:color="#FFFFFF" fo:font-size="9pt" style:font-size-asian="9pt" fo:background-color="#D9534F"/>
    </style:style>
    <style:style style:name="T1201" style:parent-style-name="Fonteparág.padrão" style:family="text">
      <style:text-properties style:font-name="Inconsolata, monospace" fo:color="#333333"/>
    </style:style>
    <style:style style:name="T1202" style:parent-style-name="Fonteparág.padrão" style:family="text">
      <style:text-properties style:font-name="Inconsolata, monospace" fo:color="#333333"/>
    </style:style>
    <style:style style:name="T1203" style:parent-style-name="Fonteparág.padrão" style:family="text">
      <style:text-properties style:font-name="Inconsolata, monospace" fo:color="#333333"/>
    </style:style>
    <style:style style:name="T1204" style:parent-style-name="Fonteparág.padrão" style:family="text">
      <style:text-properties style:font-name="Inconsolata, monospace" fo:color="#333333"/>
    </style:style>
    <style:style style:name="T1205" style:parent-style-name="Fonteparág.padrão" style:family="text">
      <style:text-properties style:font-name="Inconsolata, monospace" fo:color="#333333"/>
    </style:style>
    <style:style style:name="T1206" style:parent-style-name="Fonteparág.padrão" style:family="text">
      <style:text-properties style:font-name="Inconsolata, monospace" fo:color="#333333"/>
    </style:style>
    <style:style style:name="T1207" style:parent-style-name="Fonteparág.padrão" style:family="text">
      <style:text-properties style:font-name="Inconsolata, monospace" fo:color="#333333"/>
    </style:style>
    <style:style style:name="T1208" style:parent-style-name="Fonteparág.padrão" style:family="text">
      <style:text-properties style:font-name="Inconsolata, monospace" fo:color="#333333"/>
    </style:style>
    <style:style style:name="T1209" style:parent-style-name="Fonteparág.padrão" style:family="text">
      <style:text-properties style:font-name="Inconsolata, monospace" fo:color="#333333"/>
    </style:style>
    <style:style style:name="P1210"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211" style:parent-style-name="Textbody" style:family="paragraph">
      <style:paragraph-properties fo:widows="2" fo:orphans="2" fo:text-align="center" fo:margin-bottom="0in"/>
    </style:style>
    <style:style style:name="T1212" style:parent-style-name="Fonteparág.padrão" style:family="text">
      <style:text-properties style:font-name="Inconsolata, monospace" fo:color="#333333"/>
    </style:style>
    <style:style style:name="T1213" style:parent-style-name="Fonteparág.padrão" style:family="text">
      <style:text-properties style:font-name="Inconsolata, monospace" fo:font-weight="bold" style:font-weight-asian="bold" fo:color="#FFFFFF" fo:font-size="9pt" style:font-size-asian="9pt" fo:background-color="#D9534F"/>
    </style:style>
    <style:style style:name="T1214" style:parent-style-name="Fonteparág.padrão" style:family="text">
      <style:text-properties style:font-name="Inconsolata, monospace" fo:color="#333333"/>
    </style:style>
    <style:style style:name="T1215" style:parent-style-name="Fonteparág.padrão" style:family="text">
      <style:text-properties style:font-name="Inconsolata, monospace" fo:color="#333333"/>
    </style:style>
    <style:style style:name="T1216" style:parent-style-name="Fonteparág.padrão" style:family="text">
      <style:text-properties style:font-name="Inconsolata, monospace" fo:color="#333333"/>
    </style:style>
    <style:style style:name="T1217" style:parent-style-name="Fonteparág.padrão" style:family="text">
      <style:text-properties style:font-name="Inconsolata, monospace" fo:color="#333333"/>
    </style:style>
    <style:style style:name="T1218" style:parent-style-name="Fonteparág.padrão" style:family="text">
      <style:text-properties style:font-name="Inconsolata, monospace" fo:color="#333333"/>
    </style:style>
    <style:style style:name="T1219" style:parent-style-name="Fonteparág.padrão" style:family="text">
      <style:text-properties style:font-name="Inconsolata, monospace" fo:color="#333333"/>
    </style:style>
    <style:style style:name="T1220" style:parent-style-name="Fonteparág.padrão" style:family="text">
      <style:text-properties style:font-name="Inconsolata, monospace" fo:color="#333333"/>
    </style:style>
    <style:style style:name="T1221" style:parent-style-name="Fonteparág.padrão" style:family="text">
      <style:text-properties style:font-name="Inconsolata, monospace" fo:color="#333333"/>
    </style:style>
    <style:style style:name="T1222" style:parent-style-name="Fonteparág.padrão" style:family="text">
      <style:text-properties style:font-name="Inconsolata, monospace" fo:color="#333333"/>
    </style:style>
    <style:style style:name="T1223" style:parent-style-name="Fonteparág.padrão" style:family="text">
      <style:text-properties style:font-name="Inconsolata, monospace" fo:color="#333333"/>
    </style:style>
    <style:style style:name="T1224" style:parent-style-name="Fonteparág.padrão" style:family="text">
      <style:text-properties style:font-name="Inconsolata, monospace" fo:color="#333333"/>
    </style:style>
    <style:style style:name="T1225" style:parent-style-name="Fonteparág.padrão" style:family="text">
      <style:text-properties style:font-name="Inconsolata, monospace" fo:color="#333333"/>
    </style:style>
    <style:style style:name="T1226" style:parent-style-name="Fonteparág.padrão" style:family="text">
      <style:text-properties style:font-name="Inconsolata, monospace" fo:color="#333333"/>
    </style:style>
    <style:style style:name="T1227" style:parent-style-name="Fonteparág.padrão" style:family="text">
      <style:text-properties style:font-name="Inconsolata, monospace" fo:color="#333333"/>
    </style:style>
    <style:style style:name="T1228" style:parent-style-name="Fonteparág.padrão" style:family="text">
      <style:text-properties style:font-name="Inconsolata, monospace" fo:color="#333333"/>
    </style:style>
    <style:style style:name="T1229" style:parent-style-name="Fonteparág.padrão" style:family="text">
      <style:text-properties style:font-name="Inconsolata, monospace" fo:color="#333333"/>
    </style:style>
    <style:style style:name="T1230" style:parent-style-name="Fonteparág.padrão" style:family="text">
      <style:text-properties style:font-name="Inconsolata, monospace" fo:color="#333333"/>
    </style:style>
    <style:style style:name="T1231" style:parent-style-name="Fonteparág.padrão" style:family="text">
      <style:text-properties style:font-name="Inconsolata, monospace" fo:color="#333333"/>
    </style:style>
    <style:style style:name="T1232" style:parent-style-name="Fonteparág.padrão" style:family="text">
      <style:text-properties style:font-name="Inconsolata, monospace" fo:color="#333333"/>
    </style:style>
    <style:style style:name="T1233" style:parent-style-name="Fonteparág.padrão" style:family="text">
      <style:text-properties style:font-name="Inconsolata, monospace" fo:color="#333333"/>
    </style:style>
    <style:style style:name="T1234" style:parent-style-name="Fonteparág.padrão" style:family="text">
      <style:text-properties style:font-name="Inconsolata, monospace" fo:color="#333333"/>
    </style:style>
    <style:style style:name="T1235" style:parent-style-name="Fonteparág.padrão" style:family="text">
      <style:text-properties style:font-name="Inconsolata, monospace" fo:color="#333333"/>
    </style:style>
    <style:style style:name="T1236" style:parent-style-name="Fonteparág.padrão" style:family="text">
      <style:text-properties style:font-name="Inconsolata, monospace" fo:color="#333333"/>
    </style:style>
    <style:style style:name="T1237" style:parent-style-name="Fonteparág.padrão" style:family="text">
      <style:text-properties style:font-name="Inconsolata, monospace" fo:color="#333333"/>
    </style:style>
    <style:style style:name="T1238" style:parent-style-name="Fonteparág.padrão" style:family="text">
      <style:text-properties style:font-name="Inconsolata, monospace" fo:color="#333333"/>
    </style:style>
    <style:style style:name="T1239" style:parent-style-name="Fonteparág.padrão" style:family="text">
      <style:text-properties style:font-name="Inconsolata, monospace" fo:color="#333333"/>
    </style:style>
    <style:style style:name="T1240" style:parent-style-name="Fonteparág.padrão" style:family="text">
      <style:text-properties style:font-name="Inconsolata, monospace" fo:color="#333333"/>
    </style:style>
    <style:style style:name="T1241" style:parent-style-name="Fonteparág.padrão" style:family="text">
      <style:text-properties style:font-name="Inconsolata, monospace" fo:color="#333333"/>
    </style:style>
    <style:style style:name="T1242" style:parent-style-name="Fonteparág.padrão" style:family="text">
      <style:text-properties style:font-name="Inconsolata, monospace" fo:color="#333333"/>
    </style:style>
    <style:style style:name="T1243" style:parent-style-name="Fonteparág.padrão" style:family="text">
      <style:text-properties style:font-name="Inconsolata, monospace" fo:color="#333333"/>
    </style:style>
    <style:style style:name="T1244" style:parent-style-name="Fonteparág.padrão" style:family="text">
      <style:text-properties style:font-name="Inconsolata, monospace" fo:color="#333333"/>
    </style:style>
    <style:style style:name="T1245" style:parent-style-name="Fonteparág.padrão" style:family="text">
      <style:text-properties style:font-name="Inconsolata, monospace" fo:color="#333333"/>
    </style:style>
    <style:style style:name="T1246" style:parent-style-name="Fonteparág.padrão" style:family="text">
      <style:text-properties style:font-name="Inconsolata, monospace" fo:color="#333333"/>
    </style:style>
    <style:style style:name="T1247" style:parent-style-name="Fonteparág.padrão" style:family="text">
      <style:text-properties style:font-name="Inconsolata, monospace" fo:color="#333333"/>
    </style:style>
    <style:style style:name="T1248" style:parent-style-name="Fonteparág.padrão" style:family="text">
      <style:text-properties style:font-name="Inconsolata, monospace" fo:color="#333333"/>
    </style:style>
    <style:style style:name="T1249" style:parent-style-name="Fonteparág.padrão" style:family="text">
      <style:text-properties style:font-name="Inconsolata, monospace" fo:color="#333333"/>
    </style:style>
    <style:style style:name="T1250" style:parent-style-name="Fonteparág.padrão" style:family="text">
      <style:text-properties style:font-name="Inconsolata, monospace" fo:font-weight="bold" style:font-weight-asian="bold" fo:color="#FFFFFF" fo:font-size="9pt" style:font-size-asian="9pt" fo:background-color="#D9534F"/>
    </style:style>
    <style:style style:name="T1251" style:parent-style-name="Fonteparág.padrão" style:family="text">
      <style:text-properties style:font-name="Inconsolata, monospace" fo:color="#333333"/>
    </style:style>
    <style:style style:name="T1252" style:parent-style-name="Fonteparág.padrão" style:family="text">
      <style:text-properties style:font-name="Inconsolata, monospace" fo:color="#333333"/>
    </style:style>
    <style:style style:name="T1253" style:parent-style-name="Fonteparág.padrão" style:family="text">
      <style:text-properties style:font-name="Inconsolata, monospace" fo:color="#333333"/>
    </style:style>
    <style:style style:name="T1254" style:parent-style-name="Fonteparág.padrão" style:family="text">
      <style:text-properties style:font-name="Inconsolata, monospace" fo:color="#333333"/>
    </style:style>
    <style:style style:name="T1255" style:parent-style-name="Fonteparág.padrão" style:family="text">
      <style:text-properties style:font-name="Inconsolata, monospace" fo:font-weight="bold" style:font-weight-asian="bold" fo:color="#FFFFFF" fo:font-size="9pt" style:font-size-asian="9pt" fo:background-color="#D9534F"/>
    </style:style>
    <style:style style:name="T1256" style:parent-style-name="Fonteparág.padrão" style:family="text">
      <style:text-properties style:font-name="Inconsolata, monospace" fo:color="#333333"/>
    </style:style>
    <style:style style:name="T1257" style:parent-style-name="Fonteparág.padrão" style:family="text">
      <style:text-properties style:font-name="Inconsolata, monospace" fo:color="#333333"/>
    </style:style>
    <style:style style:name="T1258" style:parent-style-name="Fonteparág.padrão" style:family="text">
      <style:text-properties style:font-name="Inconsolata, monospace" fo:color="#333333"/>
    </style:style>
    <style:style style:name="T1259" style:parent-style-name="Fonteparág.padrão" style:family="text">
      <style:text-properties style:font-name="Inconsolata, monospace" fo:color="#333333"/>
    </style:style>
    <style:style style:name="T1260" style:parent-style-name="Fonteparág.padrão" style:family="text">
      <style:text-properties style:font-name="Inconsolata, monospace" fo:color="#333333"/>
    </style:style>
    <style:style style:name="T1261" style:parent-style-name="Fonteparág.padrão" style:family="text">
      <style:text-properties style:font-name="Inconsolata, monospace" fo:color="#333333"/>
    </style:style>
    <style:style style:name="P1262"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263" style:parent-style-name="Textbody" style:family="paragraph">
      <style:paragraph-properties fo:widows="2" fo:orphans="2" fo:text-align="center" fo:margin-bottom="0in"/>
    </style:style>
    <style:style style:name="T1264" style:parent-style-name="Fonteparág.padrão" style:family="text">
      <style:text-properties style:font-name="Inconsolata, monospace" fo:color="#333333"/>
    </style:style>
    <style:style style:name="T1265" style:parent-style-name="Fonteparág.padrão" style:family="text">
      <style:text-properties style:font-name="Inconsolata, monospace" fo:font-weight="bold" style:font-weight-asian="bold" fo:color="#FFFFFF" fo:font-size="9pt" style:font-size-asian="9pt" fo:background-color="#D9534F"/>
    </style:style>
    <style:style style:name="T1266" style:parent-style-name="Fonteparág.padrão" style:family="text">
      <style:text-properties style:font-name="Inconsolata, monospace" fo:color="#333333"/>
    </style:style>
    <style:style style:name="T1267" style:parent-style-name="Fonteparág.padrão" style:family="text">
      <style:text-properties style:font-name="Inconsolata, monospace" fo:color="#333333"/>
    </style:style>
    <style:style style:name="T1268" style:parent-style-name="Fonteparág.padrão" style:family="text">
      <style:text-properties style:font-name="Inconsolata, monospace" fo:color="#333333"/>
    </style:style>
    <style:style style:name="T1269" style:parent-style-name="Fonteparág.padrão" style:family="text">
      <style:text-properties style:font-name="Inconsolata, monospace" fo:color="#333333"/>
    </style:style>
    <style:style style:name="T1270" style:parent-style-name="Fonteparág.padrão" style:family="text">
      <style:text-properties style:font-name="Inconsolata, monospace" fo:color="#333333"/>
    </style:style>
    <style:style style:name="T1271" style:parent-style-name="Fonteparág.padrão" style:family="text">
      <style:text-properties style:font-name="Inconsolata, monospace" fo:color="#333333"/>
    </style:style>
    <style:style style:name="T1272" style:parent-style-name="Fonteparág.padrão" style:family="text">
      <style:text-properties style:font-name="Inconsolata, monospace" fo:color="#333333"/>
    </style:style>
    <style:style style:name="P1273"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274" style:parent-style-name="Textbody" style:family="paragraph">
      <style:paragraph-properties fo:widows="2" fo:orphans="2" fo:text-align="center" fo:margin-bottom="0in"/>
    </style:style>
    <style:style style:name="T1275" style:parent-style-name="Fonteparág.padrão" style:family="text">
      <style:text-properties style:font-name="Inconsolata, monospace" fo:color="#333333"/>
    </style:style>
    <style:style style:name="T1276" style:parent-style-name="Fonteparág.padrão" style:family="text">
      <style:text-properties style:font-name="Inconsolata, monospace" fo:font-weight="bold" style:font-weight-asian="bold" fo:color="#FFFFFF" fo:font-size="9pt" style:font-size-asian="9pt" fo:background-color="#D9534F"/>
    </style:style>
    <style:style style:name="T1277" style:parent-style-name="Fonteparág.padrão" style:family="text">
      <style:text-properties style:font-name="Inconsolata, monospace" fo:color="#333333"/>
    </style:style>
    <style:style style:name="T1278" style:parent-style-name="Fonteparág.padrão" style:family="text">
      <style:text-properties style:font-name="Inconsolata, monospace" fo:color="#333333"/>
    </style:style>
    <style:style style:name="T1279" style:parent-style-name="Fonteparág.padrão" style:family="text">
      <style:text-properties style:font-name="Inconsolata, monospace" fo:color="#333333"/>
    </style:style>
    <style:style style:name="T1280" style:parent-style-name="Fonteparág.padrão" style:family="text">
      <style:text-properties style:font-name="Inconsolata, monospace" fo:color="#333333"/>
    </style:style>
    <style:style style:name="T1281" style:parent-style-name="Fonteparág.padrão" style:family="text">
      <style:text-properties style:font-name="Inconsolata, monospace" fo:color="#333333"/>
    </style:style>
    <style:style style:name="T1282" style:parent-style-name="Fonteparág.padrão" style:family="text">
      <style:text-properties style:font-name="Inconsolata, monospace" fo:color="#333333"/>
    </style:style>
    <style:style style:name="T1283" style:parent-style-name="Fonteparág.padrão" style:family="text">
      <style:text-properties style:font-name="Inconsolata, monospace" fo:color="#333333"/>
    </style:style>
    <style:style style:name="T1284" style:parent-style-name="Fonteparág.padrão" style:family="text">
      <style:text-properties style:font-name="Inconsolata, monospace" fo:color="#333333"/>
    </style:style>
    <style:style style:name="T1285" style:parent-style-name="Fonteparág.padrão" style:family="text">
      <style:text-properties style:font-name="Inconsolata, monospace" fo:font-weight="bold" style:font-weight-asian="bold" fo:color="#FFFFFF" fo:font-size="9pt" style:font-size-asian="9pt" fo:background-color="#D9534F"/>
    </style:style>
    <style:style style:name="T1286" style:parent-style-name="Fonteparág.padrão" style:family="text">
      <style:text-properties style:font-name="Inconsolata, monospace" fo:color="#333333"/>
    </style:style>
    <style:style style:name="T1287" style:parent-style-name="Fonteparág.padrão" style:family="text">
      <style:text-properties style:font-name="Inconsolata, monospace" fo:color="#333333"/>
    </style:style>
    <style:style style:name="T1288" style:parent-style-name="Fonteparág.padrão" style:family="text">
      <style:text-properties style:font-name="Inconsolata, monospace" fo:color="#333333"/>
    </style:style>
    <style:style style:name="T1289" style:parent-style-name="Fonteparág.padrão" style:family="text">
      <style:text-properties style:font-name="Inconsolata, monospace" fo:color="#333333"/>
    </style:style>
    <style:style style:name="T1290" style:parent-style-name="Fonteparág.padrão" style:family="text">
      <style:text-properties style:font-name="Inconsolata, monospace" fo:color="#333333"/>
    </style:style>
    <style:style style:name="T1291" style:parent-style-name="Fonteparág.padrão" style:family="text">
      <style:text-properties style:font-name="Inconsolata, monospace" fo:color="#333333"/>
    </style:style>
    <style:style style:name="T1292" style:parent-style-name="Fonteparág.padrão" style:family="text">
      <style:text-properties style:font-name="Inconsolata, monospace" fo:color="#333333"/>
    </style:style>
    <style:style style:name="T1293" style:parent-style-name="Fonteparág.padrão" style:family="text">
      <style:text-properties style:font-name="Inconsolata, monospace" fo:color="#333333"/>
    </style:style>
    <style:style style:name="T1294" style:parent-style-name="Fonteparág.padrão" style:family="text">
      <style:text-properties style:font-name="Inconsolata, monospace" fo:color="#333333"/>
    </style:style>
    <style:style style:name="T1295" style:parent-style-name="Fonteparág.padrão" style:family="text">
      <style:text-properties style:font-name="Inconsolata, monospace" fo:color="#333333"/>
    </style:style>
    <style:style style:name="T1296" style:parent-style-name="Fonteparág.padrão" style:family="text">
      <style:text-properties style:font-name="Inconsolata, monospace" fo:color="#333333"/>
    </style:style>
    <style:style style:name="T1297" style:parent-style-name="Fonteparág.padrão" style:family="text">
      <style:text-properties style:font-name="Inconsolata, monospace" fo:color="#333333"/>
    </style:style>
    <style:style style:name="T1298" style:parent-style-name="Fonteparág.padrão" style:family="text">
      <style:text-properties style:font-name="Inconsolata, monospace" fo:color="#333333"/>
    </style:style>
    <style:style style:name="T1299" style:parent-style-name="Fonteparág.padrão" style:family="text">
      <style:text-properties style:font-name="Inconsolata, monospace" fo:color="#333333"/>
    </style:style>
    <style:style style:name="T1300" style:parent-style-name="Fonteparág.padrão" style:family="text">
      <style:text-properties style:font-name="Inconsolata, monospace" fo:color="#333333"/>
    </style:style>
    <style:style style:name="T1301" style:parent-style-name="Fonteparág.padrão" style:family="text">
      <style:text-properties style:font-name="Inconsolata, monospace" fo:color="#333333"/>
    </style:style>
    <style:style style:name="T1302" style:parent-style-name="Fonteparág.padrão" style:family="text">
      <style:text-properties style:font-name="Inconsolata, monospace" fo:color="#333333"/>
    </style:style>
    <style:style style:name="T1303" style:parent-style-name="Fonteparág.padrão" style:family="text">
      <style:text-properties style:font-name="Inconsolata, monospace" fo:color="#333333"/>
    </style:style>
    <style:style style:name="P1304"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305" style:parent-style-name="Textbody" style:family="paragraph">
      <style:paragraph-properties fo:widows="2" fo:orphans="2" fo:text-align="center" fo:margin-bottom="0in"/>
    </style:style>
    <style:style style:name="T1306" style:parent-style-name="Fonteparág.padrão" style:family="text">
      <style:text-properties style:font-name="Inconsolata, monospace" fo:color="#333333"/>
    </style:style>
    <style:style style:name="T1307" style:parent-style-name="Fonteparág.padrão" style:family="text">
      <style:text-properties style:font-name="Inconsolata, monospace" fo:color="#333333"/>
    </style:style>
    <style:style style:name="T1308" style:parent-style-name="Fonteparág.padrão" style:family="text">
      <style:text-properties style:font-name="Inconsolata, monospace" fo:color="#333333"/>
    </style:style>
    <style:style style:name="T1309" style:parent-style-name="Fonteparág.padrão" style:family="text">
      <style:text-properties style:font-name="Inconsolata, monospace" fo:color="#333333"/>
    </style:style>
    <style:style style:name="T1310" style:parent-style-name="Fonteparág.padrão" style:family="text">
      <style:text-properties style:font-name="Inconsolata, monospace" fo:font-weight="bold" style:font-weight-asian="bold" fo:color="#FFFFFF" fo:font-size="9pt" style:font-size-asian="9pt" fo:background-color="#D9534F"/>
    </style:style>
    <style:style style:name="T1311" style:parent-style-name="Fonteparág.padrão" style:family="text">
      <style:text-properties style:font-name="Inconsolata, monospace" fo:color="#333333"/>
    </style:style>
    <style:style style:name="T1312" style:parent-style-name="Fonteparág.padrão" style:family="text">
      <style:text-properties style:font-name="Inconsolata, monospace" fo:color="#333333"/>
    </style:style>
    <style:style style:name="T1313" style:parent-style-name="Fonteparág.padrão" style:family="text">
      <style:text-properties style:font-name="Inconsolata, monospace" fo:color="#333333"/>
    </style:style>
    <style:style style:name="T1314" style:parent-style-name="Fonteparág.padrão" style:family="text">
      <style:text-properties style:font-name="Inconsolata, monospace" fo:color="#333333"/>
    </style:style>
    <style:style style:name="T1315" style:parent-style-name="Fonteparág.padrão" style:family="text">
      <style:text-properties style:font-name="Inconsolata, monospace" fo:font-weight="bold" style:font-weight-asian="bold" fo:color="#FFFFFF" fo:font-size="9pt" style:font-size-asian="9pt" fo:background-color="#D9534F"/>
    </style:style>
    <style:style style:name="T1316" style:parent-style-name="Fonteparág.padrão" style:family="text">
      <style:text-properties style:font-name="Inconsolata, monospace" fo:color="#333333"/>
    </style:style>
    <style:style style:name="T1317" style:parent-style-name="Fonteparág.padrão" style:family="text">
      <style:text-properties style:font-name="Inconsolata, monospace" fo:color="#333333"/>
    </style:style>
    <style:style style:name="T1318" style:parent-style-name="Fonteparág.padrão" style:family="text">
      <style:text-properties style:font-name="Inconsolata, monospace" fo:color="#333333"/>
    </style:style>
    <style:style style:name="T1319" style:parent-style-name="Fonteparág.padrão" style:family="text">
      <style:text-properties style:font-name="Inconsolata, monospace" fo:color="#333333"/>
    </style:style>
    <style:style style:name="T1320" style:parent-style-name="Fonteparág.padrão" style:family="text">
      <style:text-properties style:font-name="Inconsolata, monospace" fo:color="#333333"/>
    </style:style>
    <style:style style:name="T1321" style:parent-style-name="Fonteparág.padrão" style:family="text">
      <style:text-properties style:font-name="Inconsolata, monospace" fo:color="#333333"/>
    </style:style>
    <style:style style:name="T1322" style:parent-style-name="Fonteparág.padrão" style:family="text">
      <style:text-properties style:font-name="Inconsolata, monospace" fo:color="#333333"/>
    </style:style>
    <style:style style:name="T1323" style:parent-style-name="Fonteparág.padrão" style:family="text">
      <style:text-properties style:font-name="Inconsolata, monospace" fo:color="#333333"/>
    </style:style>
    <style:style style:name="T1324" style:parent-style-name="Fonteparág.padrão" style:family="text">
      <style:text-properties style:font-name="Inconsolata, monospace" fo:color="#333333"/>
    </style:style>
    <style:style style:name="T1325" style:parent-style-name="Fonteparág.padrão" style:family="text">
      <style:text-properties style:font-name="Inconsolata, monospace" fo:color="#333333"/>
    </style:style>
    <style:style style:name="T1326" style:parent-style-name="Fonteparág.padrão" style:family="text">
      <style:text-properties style:font-name="Inconsolata, monospace" fo:color="#333333"/>
    </style:style>
    <style:style style:name="T1327" style:parent-style-name="Fonteparág.padrão" style:family="text">
      <style:text-properties style:font-name="Inconsolata, monospace" fo:color="#333333"/>
    </style:style>
    <style:style style:name="T1328" style:parent-style-name="Fonteparág.padrão" style:family="text">
      <style:text-properties style:font-name="Inconsolata, monospace" fo:color="#333333"/>
    </style:style>
    <style:style style:name="T1329" style:parent-style-name="Fonteparág.padrão" style:family="text">
      <style:text-properties style:font-name="Inconsolata, monospace" fo:color="#333333"/>
    </style:style>
    <style:style style:name="T1330" style:parent-style-name="Fonteparág.padrão" style:family="text">
      <style:text-properties style:font-name="Inconsolata, monospace" fo:color="#333333"/>
    </style:style>
    <style:style style:name="T1331" style:parent-style-name="Fonteparág.padrão" style:family="text">
      <style:text-properties style:font-name="Inconsolata, monospace" fo:color="#333333"/>
    </style:style>
    <style:style style:name="T1332" style:parent-style-name="Fonteparág.padrão" style:family="text">
      <style:text-properties style:font-name="Inconsolata, monospace" fo:color="#333333"/>
    </style:style>
    <style:style style:name="T1333" style:parent-style-name="Fonteparág.padrão" style:family="text">
      <style:text-properties style:font-name="Inconsolata, monospace" fo:color="#333333"/>
    </style:style>
    <style:style style:name="T1334" style:parent-style-name="Fonteparág.padrão" style:family="text">
      <style:text-properties style:font-name="Inconsolata, monospace" fo:color="#333333"/>
    </style:style>
    <style:style style:name="T1335" style:parent-style-name="Fonteparág.padrão" style:family="text">
      <style:text-properties style:font-name="Inconsolata, monospace" fo:color="#333333"/>
    </style:style>
    <style:style style:name="T1336" style:parent-style-name="Fonteparág.padrão" style:family="text">
      <style:text-properties style:font-name="Inconsolata, monospace" fo:color="#333333"/>
    </style:style>
    <style:style style:name="T1337" style:parent-style-name="Fonteparág.padrão" style:family="text">
      <style:text-properties style:font-name="Inconsolata, monospace" fo:color="#333333"/>
    </style:style>
    <style:style style:name="T1338" style:parent-style-name="Fonteparág.padrão" style:family="text">
      <style:text-properties style:font-name="Inconsolata, monospace" fo:color="#333333"/>
    </style:style>
    <style:style style:name="T1339" style:parent-style-name="Fonteparág.padrão" style:family="text">
      <style:text-properties style:font-name="Inconsolata, monospace" fo:color="#333333"/>
    </style:style>
    <style:style style:name="T1340" style:parent-style-name="Fonteparág.padrão" style:family="text">
      <style:text-properties style:font-name="Inconsolata, monospace" fo:color="#333333"/>
    </style:style>
    <style:style style:name="T1341" style:parent-style-name="Fonteparág.padrão" style:family="text">
      <style:text-properties style:font-name="Inconsolata, monospace" fo:color="#333333"/>
    </style:style>
    <style:style style:name="T1342" style:parent-style-name="Fonteparág.padrão" style:family="text">
      <style:text-properties style:font-name="Inconsolata, monospace" fo:color="#333333"/>
    </style:style>
    <style:style style:name="T1343" style:parent-style-name="Fonteparág.padrão" style:family="text">
      <style:text-properties style:font-name="Inconsolata, monospace" fo:color="#333333"/>
    </style:style>
    <style:style style:name="T1344" style:parent-style-name="Fonteparág.padrão" style:family="text">
      <style:text-properties style:font-name="Inconsolata, monospace" fo:color="#333333"/>
    </style:style>
    <style:style style:name="T1345" style:parent-style-name="Fonteparág.padrão" style:family="text">
      <style:text-properties style:font-name="Inconsolata, monospace" fo:color="#333333"/>
    </style:style>
    <style:style style:name="T1346" style:parent-style-name="Fonteparág.padrão" style:family="text">
      <style:text-properties style:font-name="Inconsolata, monospace" fo:color="#333333"/>
    </style:style>
    <style:style style:name="T1347" style:parent-style-name="Fonteparág.padrão" style:family="text">
      <style:text-properties style:font-name="Inconsolata, monospace" fo:color="#333333"/>
    </style:style>
    <style:style style:name="T1348" style:parent-style-name="Fonteparág.padrão" style:family="text">
      <style:text-properties style:font-name="Inconsolata, monospace" fo:color="#333333"/>
    </style:style>
    <style:style style:name="T1349" style:parent-style-name="Fonteparág.padrão" style:family="text">
      <style:text-properties style:font-name="Inconsolata, monospace" fo:color="#333333"/>
    </style:style>
    <style:style style:name="T1350" style:parent-style-name="Fonteparág.padrão" style:family="text">
      <style:text-properties style:font-name="Inconsolata, monospace" fo:color="#333333"/>
    </style:style>
    <style:style style:name="T1351" style:parent-style-name="Fonteparág.padrão" style:family="text">
      <style:text-properties style:font-name="Inconsolata, monospace" fo:color="#333333"/>
    </style:style>
    <style:style style:name="T1352" style:parent-style-name="Fonteparág.padrão" style:family="text">
      <style:text-properties style:font-name="Inconsolata, monospace" fo:color="#333333"/>
    </style:style>
    <style:style style:name="T1353" style:parent-style-name="Fonteparág.padrão" style:family="text">
      <style:text-properties style:font-name="Inconsolata, monospace" fo:color="#333333"/>
    </style:style>
    <style:style style:name="T1354" style:parent-style-name="Fonteparág.padrão" style:family="text">
      <style:text-properties style:font-name="Inconsolata, monospace" fo:color="#333333"/>
    </style:style>
    <style:style style:name="T1355" style:parent-style-name="Fonteparág.padrão" style:family="text">
      <style:text-properties style:font-name="Inconsolata, monospace" fo:color="#333333"/>
    </style:style>
    <style:style style:name="T1356" style:parent-style-name="Fonteparág.padrão" style:family="text">
      <style:text-properties style:font-name="Inconsolata, monospace" fo:color="#333333"/>
    </style:style>
    <style:style style:name="T1357" style:parent-style-name="Fonteparág.padrão" style:family="text">
      <style:text-properties style:font-name="Inconsolata, monospace" fo:color="#333333"/>
    </style:style>
    <style:style style:name="T1358" style:parent-style-name="Fonteparág.padrão" style:family="text">
      <style:text-properties style:font-name="Inconsolata, monospace" fo:color="#333333"/>
    </style:style>
    <style:style style:name="T1359" style:parent-style-name="Fonteparág.padrão" style:family="text">
      <style:text-properties style:font-name="Inconsolata, monospace" fo:color="#333333"/>
    </style:style>
    <style:style style:name="T1360" style:parent-style-name="Fonteparág.padrão" style:family="text">
      <style:text-properties style:font-name="Inconsolata, monospace" fo:color="#333333"/>
    </style:style>
    <style:style style:name="T1361" style:parent-style-name="Fonteparág.padrão" style:family="text">
      <style:text-properties style:font-name="Inconsolata, monospace" fo:color="#333333"/>
    </style:style>
    <style:style style:name="T1362" style:parent-style-name="Fonteparág.padrão" style:family="text">
      <style:text-properties style:font-name="Inconsolata, monospace" fo:color="#333333"/>
    </style:style>
    <style:style style:name="T1363" style:parent-style-name="Fonteparág.padrão" style:family="text">
      <style:text-properties style:font-name="Inconsolata, monospace" fo:color="#333333"/>
    </style:style>
    <style:style style:name="T1364" style:parent-style-name="Fonteparág.padrão" style:family="text">
      <style:text-properties style:font-name="Inconsolata, monospace" fo:color="#333333"/>
    </style:style>
    <style:style style:name="T1365" style:parent-style-name="Fonteparág.padrão" style:family="text">
      <style:text-properties style:font-name="Inconsolata, monospace" fo:color="#333333"/>
    </style:style>
    <style:style style:name="T1366" style:parent-style-name="Fonteparág.padrão" style:family="text">
      <style:text-properties style:font-name="Inconsolata, monospace" fo:color="#333333"/>
    </style:style>
    <style:style style:name="T1367" style:parent-style-name="Fonteparág.padrão" style:family="text">
      <style:text-properties style:font-name="Inconsolata, monospace" fo:color="#333333"/>
    </style:style>
    <style:style style:name="T1368" style:parent-style-name="Fonteparág.padrão" style:family="text">
      <style:text-properties style:font-name="Inconsolata, monospace" fo:color="#333333"/>
    </style:style>
    <style:style style:name="T1369" style:parent-style-name="Fonteparág.padrão" style:family="text">
      <style:text-properties style:font-name="Inconsolata, monospace" fo:color="#333333"/>
    </style:style>
    <style:style style:name="T1370" style:parent-style-name="Fonteparág.padrão" style:family="text">
      <style:text-properties style:font-name="Inconsolata, monospace" fo:color="#333333"/>
    </style:style>
    <style:style style:name="T1371" style:parent-style-name="Fonteparág.padrão" style:family="text">
      <style:text-properties style:font-name="Inconsolata, monospace" fo:color="#333333"/>
    </style:style>
    <style:style style:name="T1372" style:parent-style-name="Fonteparág.padrão" style:family="text">
      <style:text-properties style:font-name="Inconsolata, monospace" fo:font-weight="bold" style:font-weight-asian="bold" fo:color="#FFFFFF" fo:font-size="9pt" style:font-size-asian="9pt" fo:background-color="#D9534F"/>
    </style:style>
    <style:style style:name="T1373" style:parent-style-name="Fonteparág.padrão" style:family="text">
      <style:text-properties style:font-name="Inconsolata, monospace" fo:color="#333333"/>
    </style:style>
    <style:style style:name="T1374" style:parent-style-name="Fonteparág.padrão" style:family="text">
      <style:text-properties style:font-name="Inconsolata, monospace" fo:color="#333333"/>
    </style:style>
    <style:style style:name="T1375" style:parent-style-name="Fonteparág.padrão" style:family="text">
      <style:text-properties style:font-name="Inconsolata, monospace" fo:color="#333333"/>
    </style:style>
    <style:style style:name="T1376" style:parent-style-name="Fonteparág.padrão" style:family="text">
      <style:text-properties style:font-name="Inconsolata, monospace" fo:font-weight="bold" style:font-weight-asian="bold" fo:color="#FFFFFF" fo:font-size="9pt" style:font-size-asian="9pt" fo:background-color="#D9534F"/>
    </style:style>
    <style:style style:name="T1377" style:parent-style-name="Fonteparág.padrão" style:family="text">
      <style:text-properties style:font-name="Inconsolata, monospace" fo:color="#333333"/>
    </style:style>
    <style:style style:name="T1378" style:parent-style-name="Fonteparág.padrão" style:family="text">
      <style:text-properties style:font-name="Inconsolata, monospace" fo:color="#333333"/>
    </style:style>
    <style:style style:name="T1379" style:parent-style-name="Fonteparág.padrão" style:family="text">
      <style:text-properties style:font-name="Inconsolata, monospace" fo:color="#333333"/>
    </style:style>
    <style:style style:name="T1380" style:parent-style-name="Fonteparág.padrão" style:family="text">
      <style:text-properties style:font-name="Inconsolata, monospace" fo:color="#333333"/>
    </style:style>
    <style:style style:name="T1381" style:parent-style-name="Fonteparág.padrão" style:family="text">
      <style:text-properties style:font-name="Inconsolata, monospace" fo:font-weight="bold" style:font-weight-asian="bold" fo:color="#FFFFFF" fo:font-size="9pt" style:font-size-asian="9pt" fo:background-color="#D9534F"/>
    </style:style>
    <style:style style:name="T1382" style:parent-style-name="Fonteparág.padrão" style:family="text">
      <style:text-properties style:font-name="Inconsolata, monospace" fo:color="#333333"/>
    </style:style>
    <style:style style:name="T1383" style:parent-style-name="Fonteparág.padrão" style:family="text">
      <style:text-properties style:font-name="Inconsolata, monospace" fo:color="#333333"/>
    </style:style>
    <style:style style:name="T1384" style:parent-style-name="Fonteparág.padrão" style:family="text">
      <style:text-properties style:font-name="Inconsolata, monospace" fo:color="#333333"/>
    </style:style>
    <style:style style:name="T1385" style:parent-style-name="Fonteparág.padrão" style:family="text">
      <style:text-properties style:font-name="Inconsolata, monospace" fo:font-weight="bold" style:font-weight-asian="bold" fo:color="#FFFFFF" fo:font-size="9pt" style:font-size-asian="9pt" fo:background-color="#D9534F"/>
    </style:style>
    <style:style style:name="T1386" style:parent-style-name="Fonteparág.padrão" style:family="text">
      <style:text-properties style:font-name="Inconsolata, monospace" fo:font-weight="bold" style:font-weight-asian="bold" fo:color="#FFFFFF" fo:font-size="9pt" style:font-size-asian="9pt" fo:background-color="#D9534F"/>
    </style:style>
    <style:style style:name="T1387" style:parent-style-name="Fonteparág.padrão" style:family="text">
      <style:text-properties style:font-name="Inconsolata, monospace" fo:color="#333333"/>
    </style:style>
    <style:style style:name="T1388" style:parent-style-name="Fonteparág.padrão" style:family="text">
      <style:text-properties style:font-name="Inconsolata, monospace" fo:color="#333333"/>
    </style:style>
    <style:style style:name="T1389" style:parent-style-name="Fonteparág.padrão" style:family="text">
      <style:text-properties style:font-name="Inconsolata, monospace" fo:color="#333333"/>
    </style:style>
    <style:style style:name="T1390" style:parent-style-name="Fonteparág.padrão" style:family="text">
      <style:text-properties style:font-name="Inconsolata, monospace" fo:font-weight="bold" style:font-weight-asian="bold" fo:color="#FFFFFF" fo:font-size="9pt" style:font-size-asian="9pt" fo:background-color="#D9534F"/>
    </style:style>
    <style:style style:name="T1391" style:parent-style-name="Fonteparág.padrão" style:family="text">
      <style:text-properties style:font-name="Inconsolata, monospace" fo:color="#333333"/>
    </style:style>
    <style:style style:name="T1392" style:parent-style-name="Fonteparág.padrão" style:family="text">
      <style:text-properties style:font-name="Inconsolata, monospace" fo:color="#333333"/>
    </style:style>
    <style:style style:name="T1393" style:parent-style-name="Fonteparág.padrão" style:family="text">
      <style:text-properties style:font-name="Inconsolata, monospace" fo:color="#333333"/>
    </style:style>
    <style:style style:name="T1394" style:parent-style-name="Fonteparág.padrão" style:family="text">
      <style:text-properties style:font-name="Inconsolata, monospace" fo:font-weight="bold" style:font-weight-asian="bold" fo:color="#FFFFFF" fo:font-size="9pt" style:font-size-asian="9pt" fo:background-color="#D9534F"/>
    </style:style>
    <style:style style:name="T1395" style:parent-style-name="Fonteparág.padrão" style:family="text">
      <style:text-properties style:font-name="Inconsolata, monospace" fo:font-weight="bold" style:font-weight-asian="bold" fo:color="#FFFFFF" fo:font-size="9pt" style:font-size-asian="9pt" fo:background-color="#D9534F"/>
    </style:style>
    <style:style style:name="T1396" style:parent-style-name="Fonteparág.padrão" style:family="text">
      <style:text-properties style:font-name="Inconsolata, monospace" fo:color="#333333"/>
    </style:style>
    <style:style style:name="T1397" style:parent-style-name="Fonteparág.padrão" style:family="text">
      <style:text-properties style:font-name="Inconsolata, monospace" fo:color="#333333"/>
    </style:style>
    <style:style style:name="T1398" style:parent-style-name="Fonteparág.padrão" style:family="text">
      <style:text-properties style:font-name="Inconsolata, monospace" fo:color="#333333"/>
    </style:style>
    <style:style style:name="T1399" style:parent-style-name="Fonteparág.padrão" style:family="text">
      <style:text-properties style:font-name="Inconsolata, monospace" fo:color="#333333"/>
    </style:style>
    <style:style style:name="T1400" style:parent-style-name="Fonteparág.padrão" style:family="text">
      <style:text-properties style:font-name="Inconsolata, monospace" fo:color="#333333"/>
    </style:style>
    <style:style style:name="T1401" style:parent-style-name="Fonteparág.padrão" style:family="text">
      <style:text-properties style:font-name="Inconsolata, monospace" fo:color="#333333"/>
    </style:style>
    <style:style style:name="T1402" style:parent-style-name="Fonteparág.padrão" style:family="text">
      <style:text-properties style:font-name="Inconsolata, monospace" fo:color="#333333"/>
    </style:style>
    <style:style style:name="T1403" style:parent-style-name="Fonteparág.padrão" style:family="text">
      <style:text-properties style:font-name="Inconsolata, monospace" fo:color="#333333"/>
    </style:style>
    <style:style style:name="T1404" style:parent-style-name="Fonteparág.padrão" style:family="text">
      <style:text-properties style:font-name="Inconsolata, monospace" fo:color="#333333"/>
    </style:style>
    <style:style style:name="T1405" style:parent-style-name="Fonteparág.padrão" style:family="text">
      <style:text-properties style:font-name="Inconsolata, monospace" fo:color="#333333"/>
    </style:style>
    <style:style style:name="T1406" style:parent-style-name="Fonteparág.padrão" style:family="text">
      <style:text-properties style:font-name="Inconsolata, monospace" fo:color="#333333"/>
    </style:style>
    <style:style style:name="T1407" style:parent-style-name="Fonteparág.padrão" style:family="text">
      <style:text-properties style:font-name="Inconsolata, monospace" fo:color="#333333"/>
    </style:style>
    <style:style style:name="T1408" style:parent-style-name="Fonteparág.padrão" style:family="text">
      <style:text-properties style:font-name="Inconsolata, monospace" fo:color="#333333"/>
    </style:style>
    <style:style style:name="T1409" style:parent-style-name="Fonteparág.padrão" style:family="text">
      <style:text-properties style:font-name="Inconsolata, monospace" fo:color="#333333"/>
    </style:style>
    <style:style style:name="T1410" style:parent-style-name="Fonteparág.padrão" style:family="text">
      <style:text-properties style:font-name="Inconsolata, monospace" fo:font-weight="bold" style:font-weight-asian="bold" fo:color="#FFFFFF" fo:font-size="9pt" style:font-size-asian="9pt" fo:background-color="#D9534F"/>
    </style:style>
    <style:style style:name="T1411" style:parent-style-name="Fonteparág.padrão" style:family="text">
      <style:text-properties style:font-name="Inconsolata, monospace" fo:color="#333333"/>
    </style:style>
    <style:style style:name="T1412" style:parent-style-name="Fonteparág.padrão" style:family="text">
      <style:text-properties style:font-name="Inconsolata, monospace" fo:color="#333333"/>
    </style:style>
    <style:style style:name="T1413" style:parent-style-name="Fonteparág.padrão" style:family="text">
      <style:text-properties style:font-name="Inconsolata, monospace" fo:color="#333333"/>
    </style:style>
    <style:style style:name="T1414" style:parent-style-name="Fonteparág.padrão" style:family="text">
      <style:text-properties style:font-name="Inconsolata, monospace" fo:color="#333333"/>
    </style:style>
    <style:style style:name="T1415" style:parent-style-name="Fonteparág.padrão" style:family="text">
      <style:text-properties style:font-name="Inconsolata, monospace" fo:font-weight="bold" style:font-weight-asian="bold" fo:color="#FFFFFF" fo:font-size="9pt" style:font-size-asian="9pt" fo:background-color="#D9534F"/>
    </style:style>
    <style:style style:name="T1416" style:parent-style-name="Fonteparág.padrão" style:family="text">
      <style:text-properties style:font-name="Inconsolata, monospace" fo:color="#333333"/>
    </style:style>
    <style:style style:name="T1417" style:parent-style-name="Fonteparág.padrão" style:family="text">
      <style:text-properties style:font-name="Inconsolata, monospace" fo:color="#333333"/>
    </style:style>
    <style:style style:name="T1418" style:parent-style-name="Fonteparág.padrão" style:family="text">
      <style:text-properties style:font-name="Inconsolata, monospace" fo:color="#333333"/>
    </style:style>
    <style:style style:name="T1419" style:parent-style-name="Fonteparág.padrão" style:family="text">
      <style:text-properties style:font-name="Inconsolata, monospace" fo:color="#333333"/>
    </style:style>
    <style:style style:name="T1420" style:parent-style-name="Fonteparág.padrão" style:family="text">
      <style:text-properties style:font-name="Inconsolata, monospace" fo:color="#333333"/>
    </style:style>
    <style:style style:name="T1421" style:parent-style-name="Fonteparág.padrão" style:family="text">
      <style:text-properties style:font-name="Inconsolata, monospace" fo:color="#333333"/>
    </style:style>
    <style:style style:name="T1422" style:parent-style-name="Fonteparág.padrão" style:family="text">
      <style:text-properties style:font-name="Inconsolata, monospace" fo:color="#333333"/>
    </style:style>
    <style:style style:name="T1423" style:parent-style-name="Fonteparág.padrão" style:family="text">
      <style:text-properties style:font-name="Inconsolata, monospace" fo:color="#333333"/>
    </style:style>
    <style:style style:name="T1424" style:parent-style-name="Fonteparág.padrão" style:family="text">
      <style:text-properties style:font-name="Inconsolata, monospace" fo:color="#333333"/>
    </style:style>
    <style:style style:name="T1425" style:parent-style-name="Fonteparág.padrão" style:family="text">
      <style:text-properties style:font-name="Inconsolata, monospace" fo:color="#333333"/>
    </style:style>
    <style:style style:name="T1426" style:parent-style-name="Fonteparág.padrão" style:family="text">
      <style:text-properties style:font-name="Inconsolata, monospace" fo:color="#333333"/>
    </style:style>
    <style:style style:name="T1427" style:parent-style-name="Fonteparág.padrão" style:family="text">
      <style:text-properties style:font-name="Inconsolata, monospace" fo:color="#333333"/>
    </style:style>
    <style:style style:name="T1428" style:parent-style-name="Fonteparág.padrão" style:family="text">
      <style:text-properties style:font-name="Inconsolata, monospace" fo:color="#333333"/>
    </style:style>
    <style:style style:name="T1429" style:parent-style-name="Fonteparág.padrão" style:family="text">
      <style:text-properties style:font-name="Inconsolata, monospace" fo:color="#333333"/>
    </style:style>
    <style:style style:name="T1430" style:parent-style-name="Fonteparág.padrão" style:family="text">
      <style:text-properties style:font-name="Inconsolata, monospace" fo:color="#333333"/>
    </style:style>
    <style:style style:name="T1431" style:parent-style-name="Fonteparág.padrão" style:family="text">
      <style:text-properties style:font-name="Inconsolata, monospace" fo:color="#333333"/>
    </style:style>
    <style:style style:name="T1432" style:parent-style-name="Fonteparág.padrão" style:family="text">
      <style:text-properties style:font-name="Inconsolata, monospace" fo:font-weight="bold" style:font-weight-asian="bold" fo:color="#FFFFFF" fo:font-size="9pt" style:font-size-asian="9pt" fo:background-color="#D9534F"/>
    </style:style>
    <style:style style:name="T1433" style:parent-style-name="Fonteparág.padrão" style:family="text">
      <style:text-properties style:font-name="Inconsolata, monospace" fo:color="#333333"/>
    </style:style>
    <style:style style:name="T1434" style:parent-style-name="Fonteparág.padrão" style:family="text">
      <style:text-properties style:font-name="Inconsolata, monospace" fo:color="#333333"/>
    </style:style>
    <style:style style:name="T1435" style:parent-style-name="Fonteparág.padrão" style:family="text">
      <style:text-properties style:font-name="Inconsolata, monospace" fo:color="#333333"/>
    </style:style>
    <style:style style:name="T1436" style:parent-style-name="Fonteparág.padrão" style:family="text">
      <style:text-properties style:font-name="Inconsolata, monospace" fo:color="#333333"/>
    </style:style>
    <style:style style:name="T1437" style:parent-style-name="Fonteparág.padrão" style:family="text">
      <style:text-properties style:font-name="Inconsolata, monospace" fo:color="#333333"/>
    </style:style>
    <style:style style:name="T1438" style:parent-style-name="Fonteparág.padrão" style:family="text">
      <style:text-properties style:font-name="Inconsolata, monospace" fo:color="#333333"/>
    </style:style>
    <style:style style:name="P1439"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440" style:parent-style-name="Textbody" style:family="paragraph">
      <style:paragraph-properties fo:widows="2" fo:orphans="2" fo:text-align="center" fo:margin-bottom="0in"/>
    </style:style>
    <style:style style:name="T1441" style:parent-style-name="Fonteparág.padrão" style:family="text">
      <style:text-properties style:font-name="Inconsolata, monospace" fo:color="#333333"/>
    </style:style>
    <style:style style:name="T1442" style:parent-style-name="Fonteparág.padrão" style:family="text">
      <style:text-properties style:font-name="Inconsolata, monospace" fo:font-weight="bold" style:font-weight-asian="bold" fo:color="#FFFFFF" fo:font-size="9pt" style:font-size-asian="9pt" fo:background-color="#D9534F"/>
    </style:style>
    <style:style style:name="T1443" style:parent-style-name="Fonteparág.padrão" style:family="text">
      <style:text-properties style:font-name="Inconsolata, monospace" fo:color="#333333"/>
    </style:style>
    <style:style style:name="T1444" style:parent-style-name="Fonteparág.padrão" style:family="text">
      <style:text-properties style:font-name="Inconsolata, monospace" fo:color="#333333"/>
    </style:style>
    <style:style style:name="T1445" style:parent-style-name="Fonteparág.padrão" style:family="text">
      <style:text-properties style:font-name="Inconsolata, monospace" fo:color="#333333"/>
    </style:style>
    <style:style style:name="T1446" style:parent-style-name="Fonteparág.padrão" style:family="text">
      <style:text-properties style:font-name="Inconsolata, monospace" fo:color="#333333"/>
    </style:style>
    <style:style style:name="T1447" style:parent-style-name="Fonteparág.padrão" style:family="text">
      <style:text-properties style:font-name="Inconsolata, monospace" fo:color="#333333"/>
    </style:style>
    <style:style style:name="T1448" style:parent-style-name="Fonteparág.padrão" style:family="text">
      <style:text-properties style:font-name="Inconsolata, monospace" fo:color="#333333"/>
    </style:style>
    <style:style style:name="T1449" style:parent-style-name="Fonteparág.padrão" style:family="text">
      <style:text-properties style:font-name="Inconsolata, monospace" fo:color="#333333"/>
    </style:style>
    <style:style style:name="T1450" style:parent-style-name="Fonteparág.padrão" style:family="text">
      <style:text-properties style:font-name="Inconsolata, monospace" fo:color="#333333"/>
    </style:style>
    <style:style style:name="T1451" style:parent-style-name="Fonteparág.padrão" style:family="text">
      <style:text-properties style:font-name="Inconsolata, monospace" fo:color="#333333"/>
    </style:style>
    <style:style style:name="T1452" style:parent-style-name="Fonteparág.padrão" style:family="text">
      <style:text-properties style:font-name="Inconsolata, monospace" fo:color="#333333"/>
    </style:style>
    <style:style style:name="T1453" style:parent-style-name="Fonteparág.padrão" style:family="text">
      <style:text-properties style:font-name="Inconsolata, monospace" fo:color="#333333"/>
    </style:style>
    <style:style style:name="T1454" style:parent-style-name="Fonteparág.padrão" style:family="text">
      <style:text-properties style:font-name="Inconsolata, monospace" fo:color="#333333"/>
    </style:style>
    <style:style style:name="T1455" style:parent-style-name="Fonteparág.padrão" style:family="text">
      <style:text-properties style:font-name="Inconsolata, monospace" fo:color="#333333"/>
    </style:style>
    <style:style style:name="P1456"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457" style:parent-style-name="Textbody" style:family="paragraph">
      <style:paragraph-properties fo:widows="2" fo:orphans="2" fo:text-align="center" fo:margin-bottom="0in"/>
    </style:style>
    <style:style style:name="T1458" style:parent-style-name="Fonteparág.padrão" style:family="text">
      <style:text-properties style:font-name="Inconsolata, monospace" fo:color="#333333"/>
    </style:style>
    <style:style style:name="T1459" style:parent-style-name="Fonteparág.padrão" style:family="text">
      <style:text-properties style:font-name="Inconsolata, monospace" fo:font-weight="bold" style:font-weight-asian="bold" fo:color="#FFFFFF" fo:font-size="9pt" style:font-size-asian="9pt" fo:background-color="#D9534F"/>
    </style:style>
    <style:style style:name="T1460" style:parent-style-name="Fonteparág.padrão" style:family="text">
      <style:text-properties style:font-name="Inconsolata, monospace" fo:color="#333333"/>
    </style:style>
    <style:style style:name="T1461" style:parent-style-name="Fonteparág.padrão" style:family="text">
      <style:text-properties style:font-name="Inconsolata, monospace" fo:color="#333333"/>
    </style:style>
    <style:style style:name="T1462" style:parent-style-name="Fonteparág.padrão" style:family="text">
      <style:text-properties style:font-name="Inconsolata, monospace" fo:color="#333333"/>
    </style:style>
    <style:style style:name="T1463" style:parent-style-name="Fonteparág.padrão" style:family="text">
      <style:text-properties style:font-name="Inconsolata, monospace" fo:color="#333333"/>
    </style:style>
    <style:style style:name="T1464" style:parent-style-name="Fonteparág.padrão" style:family="text">
      <style:text-properties style:font-name="Inconsolata, monospace" fo:color="#333333"/>
    </style:style>
    <style:style style:name="T1465" style:parent-style-name="Fonteparág.padrão" style:family="text">
      <style:text-properties style:font-name="Inconsolata, monospace" fo:color="#333333"/>
    </style:style>
    <style:style style:name="T1466" style:parent-style-name="Fonteparág.padrão" style:family="text">
      <style:text-properties style:font-name="Inconsolata, monospace" fo:color="#333333"/>
    </style:style>
    <style:style style:name="T1467" style:parent-style-name="Fonteparág.padrão" style:family="text">
      <style:text-properties style:font-name="Inconsolata, monospace" fo:color="#333333"/>
    </style:style>
    <style:style style:name="T1468" style:parent-style-name="Fonteparág.padrão" style:family="text">
      <style:text-properties style:font-name="Inconsolata, monospace" fo:color="#333333"/>
    </style:style>
    <style:style style:name="T1469" style:parent-style-name="Fonteparág.padrão" style:family="text">
      <style:text-properties style:font-name="Inconsolata, monospace" fo:color="#333333"/>
    </style:style>
    <style:style style:name="T1470" style:parent-style-name="Fonteparág.padrão" style:family="text">
      <style:text-properties style:font-name="Inconsolata, monospace" fo:color="#333333"/>
    </style:style>
    <style:style style:name="T1471" style:parent-style-name="Fonteparág.padrão" style:family="text">
      <style:text-properties style:font-name="Inconsolata, monospace" fo:color="#333333"/>
    </style:style>
    <style:style style:name="T1472" style:parent-style-name="Fonteparág.padrão" style:family="text">
      <style:text-properties style:font-name="Inconsolata, monospace" fo:color="#333333"/>
    </style:style>
    <style:style style:name="T1473" style:parent-style-name="Fonteparág.padrão" style:family="text">
      <style:text-properties style:font-name="Inconsolata, monospace" fo:color="#333333"/>
    </style:style>
    <style:style style:name="T1474" style:parent-style-name="Fonteparág.padrão" style:family="text">
      <style:text-properties style:font-name="Inconsolata, monospace" fo:color="#333333"/>
    </style:style>
    <style:style style:name="T1475" style:parent-style-name="Fonteparág.padrão" style:family="text">
      <style:text-properties style:font-name="Inconsolata, monospace" fo:color="#333333"/>
    </style:style>
    <style:style style:name="T1476" style:parent-style-name="Fonteparág.padrão" style:family="text">
      <style:text-properties style:font-name="Inconsolata, monospace" fo:color="#333333"/>
    </style:style>
    <style:style style:name="T1477" style:parent-style-name="Fonteparág.padrão" style:family="text">
      <style:text-properties style:font-name="Inconsolata, monospace" fo:color="#333333"/>
    </style:style>
    <style:style style:name="T1478" style:parent-style-name="Fonteparág.padrão" style:family="text">
      <style:text-properties style:font-name="Inconsolata, monospace" fo:color="#333333"/>
    </style:style>
    <style:style style:name="T1479" style:parent-style-name="Fonteparág.padrão" style:family="text">
      <style:text-properties style:font-name="Inconsolata, monospace" fo:color="#333333"/>
    </style:style>
    <style:style style:name="T1480" style:parent-style-name="Fonteparág.padrão" style:family="text">
      <style:text-properties style:font-name="Inconsolata, monospace" fo:color="#333333"/>
    </style:style>
    <style:style style:name="T1481" style:parent-style-name="Fonteparág.padrão" style:family="text">
      <style:text-properties style:font-name="Inconsolata, monospace" fo:color="#333333"/>
    </style:style>
    <style:style style:name="T1482" style:parent-style-name="Fonteparág.padrão" style:family="text">
      <style:text-properties style:font-name="Inconsolata, monospace" fo:color="#333333"/>
    </style:style>
    <style:style style:name="T1483" style:parent-style-name="Fonteparág.padrão" style:family="text">
      <style:text-properties style:font-name="Inconsolata, monospace" fo:color="#333333"/>
    </style:style>
    <style:style style:name="T1484" style:parent-style-name="Fonteparág.padrão" style:family="text">
      <style:text-properties style:font-name="Inconsolata, monospace" fo:color="#333333"/>
    </style:style>
    <style:style style:name="T1485" style:parent-style-name="Fonteparág.padrão" style:family="text">
      <style:text-properties style:font-name="Inconsolata, monospace" fo:color="#333333"/>
    </style:style>
    <style:style style:name="T1486" style:parent-style-name="Fonteparág.padrão" style:family="text">
      <style:text-properties style:font-name="Inconsolata, monospace" fo:color="#333333"/>
    </style:style>
    <style:style style:name="T1487" style:parent-style-name="Fonteparág.padrão" style:family="text">
      <style:text-properties style:font-name="Inconsolata, monospace" fo:color="#333333"/>
    </style:style>
    <style:style style:name="T1488" style:parent-style-name="Fonteparág.padrão" style:family="text">
      <style:text-properties style:font-name="Inconsolata, monospace" fo:color="#333333"/>
    </style:style>
    <style:style style:name="T1489" style:parent-style-name="Fonteparág.padrão" style:family="text">
      <style:text-properties style:font-name="Inconsolata, monospace" fo:color="#333333"/>
    </style:style>
    <style:style style:name="T1490" style:parent-style-name="Fonteparág.padrão" style:family="text">
      <style:text-properties style:font-name="Inconsolata, monospace" fo:color="#333333"/>
    </style:style>
    <style:style style:name="T1491" style:parent-style-name="Fonteparág.padrão" style:family="text">
      <style:text-properties style:font-name="Inconsolata, monospace" fo:color="#333333"/>
    </style:style>
    <style:style style:name="P1492"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493" style:parent-style-name="Textbody" style:family="paragraph">
      <style:paragraph-properties fo:widows="2" fo:orphans="2" fo:text-align="center" fo:margin-bottom="0in"/>
    </style:style>
    <style:style style:name="T1494" style:parent-style-name="Fonteparág.padrão" style:family="text">
      <style:text-properties style:font-name="Inconsolata, monospace" fo:color="#333333"/>
    </style:style>
    <style:style style:name="T1495" style:parent-style-name="Fonteparág.padrão" style:family="text">
      <style:text-properties style:font-name="Inconsolata, monospace" fo:font-weight="bold" style:font-weight-asian="bold" fo:color="#FFFFFF" fo:font-size="9pt" style:font-size-asian="9pt" fo:background-color="#D9534F"/>
    </style:style>
    <style:style style:name="T1496" style:parent-style-name="Fonteparág.padrão" style:family="text">
      <style:text-properties style:font-name="Inconsolata, monospace" fo:color="#333333"/>
    </style:style>
    <style:style style:name="T1497" style:parent-style-name="Fonteparág.padrão" style:family="text">
      <style:text-properties style:font-name="Inconsolata, monospace" fo:color="#333333"/>
    </style:style>
    <style:style style:name="T1498" style:parent-style-name="Fonteparág.padrão" style:family="text">
      <style:text-properties style:font-name="Inconsolata, monospace" fo:color="#333333"/>
    </style:style>
    <style:style style:name="T1499" style:parent-style-name="Fonteparág.padrão" style:family="text">
      <style:text-properties style:font-name="Inconsolata, monospace" fo:color="#333333"/>
    </style:style>
    <style:style style:name="T1500" style:parent-style-name="Fonteparág.padrão" style:family="text">
      <style:text-properties style:font-name="Inconsolata, monospace" fo:color="#333333"/>
    </style:style>
    <style:style style:name="T1501" style:parent-style-name="Fonteparág.padrão" style:family="text">
      <style:text-properties style:font-name="Inconsolata, monospace" fo:color="#333333"/>
    </style:style>
    <style:style style:name="T1502" style:parent-style-name="Fonteparág.padrão" style:family="text">
      <style:text-properties style:font-name="Inconsolata, monospace" fo:color="#333333"/>
    </style:style>
    <style:style style:name="T1503" style:parent-style-name="Fonteparág.padrão" style:family="text">
      <style:text-properties style:font-name="Inconsolata, monospace" fo:color="#333333"/>
    </style:style>
    <style:style style:name="T1504" style:parent-style-name="Fonteparág.padrão" style:family="text">
      <style:text-properties style:font-name="Inconsolata, monospace" fo:color="#333333"/>
    </style:style>
    <style:style style:name="T1505" style:parent-style-name="Fonteparág.padrão" style:family="text">
      <style:text-properties style:font-name="Inconsolata, monospace" fo:color="#333333"/>
    </style:style>
    <style:style style:name="T1506" style:parent-style-name="Fonteparág.padrão" style:family="text">
      <style:text-properties style:font-name="Inconsolata, monospace" fo:color="#333333"/>
    </style:style>
    <style:style style:name="T1507" style:parent-style-name="Fonteparág.padrão" style:family="text">
      <style:text-properties style:font-name="Inconsolata, monospace" fo:color="#333333"/>
    </style:style>
    <style:style style:name="T1508" style:parent-style-name="Fonteparág.padrão" style:family="text">
      <style:text-properties style:font-name="Inconsolata, monospace" fo:color="#333333"/>
    </style:style>
    <style:style style:name="T1509" style:parent-style-name="Fonteparág.padrão" style:family="text">
      <style:text-properties style:font-name="Inconsolata, monospace" fo:color="#333333"/>
    </style:style>
    <style:style style:name="T1510" style:parent-style-name="Fonteparág.padrão" style:family="text">
      <style:text-properties style:font-name="Inconsolata, monospace" fo:color="#333333"/>
    </style:style>
    <style:style style:name="T1511" style:parent-style-name="Fonteparág.padrão" style:family="text">
      <style:text-properties style:font-name="Inconsolata, monospace" fo:color="#333333"/>
    </style:style>
    <style:style style:name="T1512" style:parent-style-name="Fonteparág.padrão" style:family="text">
      <style:text-properties style:font-name="Inconsolata, monospace" fo:color="#333333"/>
    </style:style>
    <style:style style:name="T1513" style:parent-style-name="Fonteparág.padrão" style:family="text">
      <style:text-properties style:font-name="Inconsolata, monospace" fo:color="#333333"/>
    </style:style>
    <style:style style:name="T1514" style:parent-style-name="Fonteparág.padrão" style:family="text">
      <style:text-properties style:font-name="Inconsolata, monospace" fo:color="#333333"/>
    </style:style>
    <style:style style:name="T1515" style:parent-style-name="Fonteparág.padrão" style:family="text">
      <style:text-properties style:font-name="Inconsolata, monospace" fo:color="#333333"/>
    </style:style>
    <style:style style:name="T1516" style:parent-style-name="Fonteparág.padrão" style:family="text">
      <style:text-properties style:font-name="Inconsolata, monospace" fo:color="#333333"/>
    </style:style>
    <style:style style:name="T1517" style:parent-style-name="Fonteparág.padrão" style:family="text">
      <style:text-properties style:font-name="Inconsolata, monospace" fo:color="#333333"/>
    </style:style>
    <style:style style:name="T1518" style:parent-style-name="Fonteparág.padrão" style:family="text">
      <style:text-properties style:font-name="Inconsolata, monospace" fo:color="#333333"/>
    </style:style>
    <style:style style:name="T1519" style:parent-style-name="Fonteparág.padrão" style:family="text">
      <style:text-properties style:font-name="Inconsolata, monospace" fo:color="#333333"/>
    </style:style>
    <style:style style:name="T1520" style:parent-style-name="Fonteparág.padrão" style:family="text">
      <style:text-properties style:font-name="Inconsolata, monospace" fo:color="#333333"/>
    </style:style>
    <style:style style:name="T1521" style:parent-style-name="Fonteparág.padrão" style:family="text">
      <style:text-properties style:font-name="Inconsolata, monospace" fo:color="#333333"/>
    </style:style>
    <style:style style:name="T1522" style:parent-style-name="Fonteparág.padrão" style:family="text">
      <style:text-properties style:font-name="Inconsolata, monospace" fo:color="#333333"/>
    </style:style>
    <style:style style:name="T1523" style:parent-style-name="Fonteparág.padrão" style:family="text">
      <style:text-properties style:font-name="Inconsolata, monospace" fo:color="#333333"/>
    </style:style>
    <style:style style:name="T1524" style:parent-style-name="Fonteparág.padrão" style:family="text">
      <style:text-properties style:font-name="Inconsolata, monospace" fo:color="#333333"/>
    </style:style>
    <style:style style:name="T1525" style:parent-style-name="Fonteparág.padrão" style:family="text">
      <style:text-properties style:font-name="Inconsolata, monospace" fo:color="#333333"/>
    </style:style>
    <style:style style:name="T1526" style:parent-style-name="Fonteparág.padrão" style:family="text">
      <style:text-properties style:font-name="Inconsolata, monospace" fo:color="#333333"/>
    </style:style>
    <style:style style:name="T1527" style:parent-style-name="Fonteparág.padrão" style:family="text">
      <style:text-properties style:font-name="Inconsolata, monospace" fo:color="#333333"/>
    </style:style>
    <style:style style:name="T1528" style:parent-style-name="Fonteparág.padrão" style:family="text">
      <style:text-properties style:font-name="Inconsolata, monospace" fo:color="#333333"/>
    </style:style>
    <style:style style:name="T1529" style:parent-style-name="Fonteparág.padrão" style:family="text">
      <style:text-properties style:font-name="Inconsolata, monospace" fo:color="#333333"/>
    </style:style>
    <style:style style:name="T1530" style:parent-style-name="Fonteparág.padrão" style:family="text">
      <style:text-properties style:font-name="Inconsolata, monospace" fo:color="#333333"/>
    </style:style>
    <style:style style:name="T1531" style:parent-style-name="Fonteparág.padrão" style:family="text">
      <style:text-properties style:font-name="Inconsolata, monospace" fo:color="#333333"/>
    </style:style>
    <style:style style:name="T1532" style:parent-style-name="Fonteparág.padrão" style:family="text">
      <style:text-properties style:font-name="Inconsolata, monospace" fo:color="#333333"/>
    </style:style>
    <style:style style:name="T1533" style:parent-style-name="Fonteparág.padrão" style:family="text">
      <style:text-properties style:font-name="Inconsolata, monospace" fo:color="#333333"/>
    </style:style>
    <style:style style:name="T1534" style:parent-style-name="Fonteparág.padrão" style:family="text">
      <style:text-properties style:font-name="Inconsolata, monospace" fo:font-weight="bold" style:font-weight-asian="bold" fo:color="#FFFFFF" fo:font-size="9pt" style:font-size-asian="9pt" fo:background-color="#D9534F"/>
    </style:style>
    <style:style style:name="T1535" style:parent-style-name="Fonteparág.padrão" style:family="text">
      <style:text-properties style:font-name="Inconsolata, monospace" fo:color="#333333"/>
    </style:style>
    <style:style style:name="T1536" style:parent-style-name="Fonteparág.padrão" style:family="text">
      <style:text-properties style:font-name="Inconsolata, monospace" fo:color="#333333"/>
    </style:style>
    <style:style style:name="T1537" style:parent-style-name="Fonteparág.padrão" style:family="text">
      <style:text-properties style:font-name="Inconsolata, monospace" fo:color="#333333"/>
    </style:style>
    <style:style style:name="T1538" style:parent-style-name="Fonteparág.padrão" style:family="text">
      <style:text-properties style:font-name="Inconsolata, monospace" fo:color="#333333"/>
    </style:style>
    <style:style style:name="T1539" style:parent-style-name="Fonteparág.padrão" style:family="text">
      <style:text-properties style:font-name="Inconsolata, monospace" fo:color="#333333"/>
    </style:style>
    <style:style style:name="T1540" style:parent-style-name="Fonteparág.padrão" style:family="text">
      <style:text-properties style:font-name="Inconsolata, monospace" fo:color="#333333"/>
    </style:style>
    <style:style style:name="T1541" style:parent-style-name="Fonteparág.padrão" style:family="text">
      <style:text-properties style:font-name="Inconsolata, monospace" fo:color="#333333"/>
    </style:style>
    <style:style style:name="T1542" style:parent-style-name="Fonteparág.padrão" style:family="text">
      <style:text-properties style:font-name="Inconsolata, monospace" fo:color="#333333"/>
    </style:style>
    <style:style style:name="T1543" style:parent-style-name="Fonteparág.padrão" style:family="text">
      <style:text-properties style:font-name="Inconsolata, monospace" fo:color="#333333"/>
    </style:style>
    <style:style style:name="T1544" style:parent-style-name="Fonteparág.padrão" style:family="text">
      <style:text-properties style:font-name="Inconsolata, monospace" fo:color="#333333"/>
    </style:style>
    <style:style style:name="T1545" style:parent-style-name="Fonteparág.padrão" style:family="text">
      <style:text-properties style:font-name="Inconsolata, monospace" fo:color="#333333"/>
    </style:style>
    <style:style style:name="T1546" style:parent-style-name="Fonteparág.padrão" style:family="text">
      <style:text-properties style:font-name="Inconsolata, monospace" fo:color="#333333"/>
    </style:style>
    <style:style style:name="P1547"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548" style:parent-style-name="Textbody" style:family="paragraph">
      <style:paragraph-properties fo:widows="2" fo:orphans="2" fo:text-align="center" fo:margin-bottom="0in"/>
    </style:style>
    <style:style style:name="T1549" style:parent-style-name="Fonteparág.padrão" style:family="text">
      <style:text-properties style:font-name="Inconsolata, monospace" fo:color="#333333"/>
    </style:style>
    <style:style style:name="T1550" style:parent-style-name="Fonteparág.padrão" style:family="text">
      <style:text-properties style:font-name="Inconsolata, monospace" fo:font-weight="bold" style:font-weight-asian="bold" fo:color="#FFFFFF" fo:font-size="9pt" style:font-size-asian="9pt" fo:background-color="#D9534F"/>
    </style:style>
    <style:style style:name="T1551" style:parent-style-name="Fonteparág.padrão" style:family="text">
      <style:text-properties style:font-name="Inconsolata, monospace" fo:color="#333333"/>
    </style:style>
    <style:style style:name="T1552" style:parent-style-name="Fonteparág.padrão" style:family="text">
      <style:text-properties style:font-name="Inconsolata, monospace" fo:color="#333333"/>
    </style:style>
    <style:style style:name="T1553" style:parent-style-name="Fonteparág.padrão" style:family="text">
      <style:text-properties style:font-name="Inconsolata, monospace" fo:color="#333333"/>
    </style:style>
    <style:style style:name="T1554" style:parent-style-name="Fonteparág.padrão" style:family="text">
      <style:text-properties style:font-name="Inconsolata, monospace" fo:color="#333333"/>
    </style:style>
    <style:style style:name="T1555" style:parent-style-name="Fonteparág.padrão" style:family="text">
      <style:text-properties style:font-name="Inconsolata, monospace" fo:color="#333333"/>
    </style:style>
    <style:style style:name="T1556" style:parent-style-name="Fonteparág.padrão" style:family="text">
      <style:text-properties style:font-name="Inconsolata, monospace" fo:color="#333333"/>
    </style:style>
    <style:style style:name="T1557" style:parent-style-name="Fonteparág.padrão" style:family="text">
      <style:text-properties style:font-name="Inconsolata, monospace" fo:color="#333333"/>
    </style:style>
    <style:style style:name="T1558" style:parent-style-name="Fonteparág.padrão" style:family="text">
      <style:text-properties style:font-name="Inconsolata, monospace" fo:color="#333333"/>
    </style:style>
    <style:style style:name="T1559" style:parent-style-name="Fonteparág.padrão" style:family="text">
      <style:text-properties style:font-name="Inconsolata, monospace" fo:color="#333333"/>
    </style:style>
    <style:style style:name="T1560" style:parent-style-name="Fonteparág.padrão" style:family="text">
      <style:text-properties style:font-name="Inconsolata, monospace" fo:color="#333333"/>
    </style:style>
    <style:style style:name="T1561" style:parent-style-name="Fonteparág.padrão" style:family="text">
      <style:text-properties style:font-name="Inconsolata, monospace" fo:color="#333333"/>
    </style:style>
    <style:style style:name="T1562" style:parent-style-name="Fonteparág.padrão" style:family="text">
      <style:text-properties style:font-name="Inconsolata, monospace" fo:color="#333333"/>
    </style:style>
    <style:style style:name="T1563" style:parent-style-name="Fonteparág.padrão" style:family="text">
      <style:text-properties style:font-name="Inconsolata, monospace" fo:color="#333333"/>
    </style:style>
    <style:style style:name="T1564" style:parent-style-name="Fonteparág.padrão" style:family="text">
      <style:text-properties style:font-name="Inconsolata, monospace" fo:color="#333333"/>
    </style:style>
    <style:style style:name="T1565" style:parent-style-name="Fonteparág.padrão" style:family="text">
      <style:text-properties style:font-name="Inconsolata, monospace" fo:color="#333333"/>
    </style:style>
    <style:style style:name="T1566" style:parent-style-name="Fonteparág.padrão" style:family="text">
      <style:text-properties style:font-name="Inconsolata, monospace" fo:color="#333333"/>
    </style:style>
    <style:style style:name="T1567" style:parent-style-name="Fonteparág.padrão" style:family="text">
      <style:text-properties style:font-name="Inconsolata, monospace" fo:color="#333333"/>
    </style:style>
    <style:style style:name="T1568" style:parent-style-name="Fonteparág.padrão" style:family="text">
      <style:text-properties style:font-name="Inconsolata, monospace" fo:color="#333333"/>
    </style:style>
    <style:style style:name="T1569" style:parent-style-name="Fonteparág.padrão" style:family="text">
      <style:text-properties style:font-name="Inconsolata, monospace" fo:color="#333333"/>
    </style:style>
    <style:style style:name="T1570" style:parent-style-name="Fonteparág.padrão" style:family="text">
      <style:text-properties style:font-name="Inconsolata, monospace" fo:color="#333333"/>
    </style:style>
    <style:style style:name="T1571" style:parent-style-name="Fonteparág.padrão" style:family="text">
      <style:text-properties style:font-name="Inconsolata, monospace" fo:color="#333333"/>
    </style:style>
    <style:style style:name="T1572" style:parent-style-name="Fonteparág.padrão" style:family="text">
      <style:text-properties style:font-name="Inconsolata, monospace" fo:color="#333333"/>
    </style:style>
    <style:style style:name="T1573" style:parent-style-name="Fonteparág.padrão" style:family="text">
      <style:text-properties style:font-name="Inconsolata, monospace" fo:color="#333333"/>
    </style:style>
    <style:style style:name="P1574"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575" style:parent-style-name="Textbody" style:family="paragraph">
      <style:paragraph-properties fo:widows="2" fo:orphans="2" fo:text-align="justify" fo:margin-bottom="0in"/>
      <style:text-properties style:font-name="Inconsolata, monospace" fo:color="#333333"/>
    </style:style>
    <style:style style:name="P1576"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577" style:parent-style-name="Textbody" style:family="paragraph">
      <style:paragraph-properties fo:widows="2" fo:orphans="2" fo:text-align="justify" fo:margin-bottom="0in"/>
      <style:text-properties style:font-name="Inconsolata, monospace" fo:color="#333333"/>
    </style:style>
    <style:style style:name="P1578" style:parent-style-name="Textbody" style:family="paragraph">
      <style:paragraph-properties fo:widows="2" fo:orphans="2" fo:text-align="center" fo:margin-top="0.1041in" fo:margin-bottom="0.1041in" style:line-height-at-least="0.2291in"/>
      <style:text-properties style:font-name="Inconsolata, monospace" fo:color="#555555" fo:font-size="11pt" style:font-size-asian="11pt"/>
    </style:style>
    <style:style style:name="P1579" style:parent-style-name="Textbody" style:family="paragraph">
      <style:paragraph-properties fo:widows="2" fo:orphans="2" fo:text-align="center" fo:margin-bottom="0in"/>
    </style:style>
    <style:style style:name="T1580" style:parent-style-name="Fonteparág.padrão" style:family="text">
      <style:text-properties style:font-name="Inconsolata, monospace" fo:color="#333333"/>
    </style:style>
    <style:style style:name="T1581" style:parent-style-name="Fonteparág.padrão" style:family="text">
      <style:text-properties style:font-name="Inconsolata, monospace" fo:font-weight="bold" style:font-weight-asian="bold" fo:color="#FFFFFF" fo:font-size="9pt" style:font-size-asian="9pt" fo:background-color="#D9534F"/>
    </style:style>
    <style:style style:name="T1582" style:parent-style-name="Fonteparág.padrão" style:family="text">
      <style:text-properties style:font-name="Inconsolata, monospace" fo:color="#333333"/>
    </style:style>
    <style:style style:name="T1583" style:parent-style-name="Fonteparág.padrão" style:family="text">
      <style:text-properties style:font-name="Inconsolata, monospace" fo:color="#333333"/>
    </style:style>
    <style:style style:name="T1584" style:parent-style-name="Fonteparág.padrão" style:family="text">
      <style:text-properties style:font-name="Inconsolata, monospace" fo:color="#333333"/>
    </style:style>
    <style:style style:name="T1585" style:parent-style-name="Fonteparág.padrão" style:family="text">
      <style:text-properties style:font-name="Inconsolata, monospace" fo:color="#333333"/>
    </style:style>
    <style:style style:name="T1586" style:parent-style-name="Fonteparág.padrão" style:family="text">
      <style:text-properties style:font-name="Inconsolata, monospace" fo:color="#333333"/>
    </style:style>
    <style:style style:name="T1587" style:parent-style-name="Fonteparág.padrão" style:family="text">
      <style:text-properties style:font-name="Inconsolata, monospace" fo:color="#333333"/>
    </style:style>
    <style:style style:name="T1588" style:parent-style-name="Fonteparág.padrão" style:family="text">
      <style:text-properties style:font-name="Inconsolata, monospace" fo:color="#333333"/>
    </style:style>
    <style:style style:name="T1589" style:parent-style-name="Fonteparág.padrão" style:family="text">
      <style:text-properties style:font-name="Inconsolata, monospace" fo:color="#333333"/>
    </style:style>
    <style:style style:name="T1590" style:parent-style-name="Fonteparág.padrão" style:family="text">
      <style:text-properties style:font-name="Inconsolata, monospace" fo:color="#333333"/>
    </style:style>
    <style:style style:name="P1591" style:parent-style-name="Textbody" style:family="paragraph">
      <style:paragraph-properties fo:widows="2" fo:orphans="2" fo:text-align="center" fo:margin-bottom="0in" style:line-height-at-least="0.2291in"/>
      <style:text-properties style:font-name="Inconsolata, monospace" fo:color="#555555" fo:font-size="11pt" style:font-size-asian="11pt"/>
    </style:style>
    <style:style style:name="P1592" style:parent-style-name="Textbody" style:family="paragraph">
      <style:paragraph-properties fo:widows="2" fo:orphans="2" fo:text-align="center" fo:margin-bottom="0in"/>
    </style:style>
    <style:style style:name="T1593" style:parent-style-name="Fonteparág.padrão" style:family="text">
      <style:text-properties style:font-name="Inconsolata, monospace" fo:color="#333333"/>
    </style:style>
    <style:style style:name="T1594" style:parent-style-name="Fonteparág.padrão" style:family="text">
      <style:text-properties style:font-name="Inconsolata, monospace" fo:font-weight="bold" style:font-weight-asian="bold" fo:color="#FFFFFF" fo:font-size="9pt" style:font-size-asian="9pt" fo:background-color="#D9534F"/>
    </style:style>
    <style:style style:name="T1595" style:parent-style-name="Fonteparág.padrão" style:family="text">
      <style:text-properties style:font-name="Inconsolata, monospace" fo:color="#333333"/>
    </style:style>
    <style:style style:name="T1596" style:parent-style-name="Fonteparág.padrão" style:family="text">
      <style:text-properties style:font-name="Inconsolata, monospace" fo:color="#333333"/>
    </style:style>
    <style:style style:name="T1597" style:parent-style-name="Fonteparág.padrão" style:family="text">
      <style:text-properties style:font-name="Inconsolata, monospace" fo:color="#333333"/>
    </style:style>
    <style:style style:name="T1598" style:parent-style-name="Fonteparág.padrão" style:family="text">
      <style:text-properties style:font-name="Inconsolata, monospace" fo:color="#333333"/>
    </style:style>
    <style:style style:name="T1599" style:parent-style-name="Fonteparág.padrão" style:family="text">
      <style:text-properties style:font-name="Inconsolata, monospace" fo:color="#333333"/>
    </style:style>
    <style:style style:name="T1600" style:parent-style-name="Fonteparág.padrão" style:family="text">
      <style:text-properties style:font-name="Inconsolata, monospace" fo:color="#333333"/>
    </style:style>
    <style:style style:name="T1601" style:parent-style-name="Fonteparág.padrão" style:family="text">
      <style:text-properties style:font-name="Inconsolata, monospace" fo:color="#333333"/>
    </style:style>
    <style:style style:name="T1602" style:parent-style-name="Fonteparág.padrão" style:family="text">
      <style:text-properties style:font-name="Inconsolata, monospace" fo:color="#333333"/>
    </style:style>
    <style:style style:name="T1603" style:parent-style-name="Fonteparág.padrão" style:family="text">
      <style:text-properties style:font-name="Inconsolata, monospace" fo:color="#333333"/>
    </style:style>
    <style:style style:name="T1604" style:parent-style-name="Fonteparág.padrão" style:family="text">
      <style:text-properties style:font-name="Inconsolata, monospace" fo:color="#333333"/>
    </style:style>
    <style:style style:name="T1605" style:parent-style-name="Fonteparág.padrão" style:family="text">
      <style:text-properties style:font-name="Inconsolata, monospace" fo:color="#333333"/>
    </style:style>
    <style:style style:name="T1606" style:parent-style-name="Fonteparág.padrão" style:family="text">
      <style:text-properties style:font-name="Inconsolata, monospace" fo:color="#333333"/>
    </style:style>
    <style:style style:name="T1607" style:parent-style-name="Fonteparág.padrão" style:family="text">
      <style:text-properties style:font-name="Inconsolata, monospace" fo:color="#333333"/>
    </style:style>
    <style:style style:name="T1608" style:parent-style-name="Fonteparág.padrão" style:family="text">
      <style:text-properties style:font-name="Inconsolata, monospace" fo:color="#333333"/>
    </style:style>
    <style:style style:name="T1609" style:parent-style-name="Fonteparág.padrão" style:family="text">
      <style:text-properties style:font-name="Inconsolata, monospace" fo:color="#333333"/>
    </style:style>
    <style:style style:name="T1610" style:parent-style-name="Fonteparág.padrão" style:family="text">
      <style:text-properties style:font-name="Inconsolata, monospace" fo:color="#333333"/>
    </style:style>
    <style:style style:name="T1611" style:parent-style-name="Fonteparág.padrão" style:family="text">
      <style:text-properties style:font-name="Inconsolata, monospace" fo:color="#333333"/>
    </style:style>
    <style:style style:name="T1612" style:parent-style-name="Fonteparág.padrão" style:family="text">
      <style:text-properties style:font-name="Inconsolata, monospace" fo:color="#333333"/>
    </style:style>
    <style:style style:name="T1613" style:parent-style-name="Fonteparág.padrão" style:family="text">
      <style:text-properties style:font-name="Inconsolata, monospace" fo:color="#333333"/>
    </style:style>
    <style:style style:name="T1614" style:parent-style-name="Fonteparág.padrão" style:family="text">
      <style:text-properties style:font-name="Inconsolata, monospace" fo:color="#333333"/>
    </style:style>
    <style:style style:name="T1615" style:parent-style-name="Fonteparág.padrão" style:family="text">
      <style:text-properties style:font-name="Inconsolata, monospace" fo:color="#333333"/>
    </style:style>
    <style:style style:name="T1616" style:parent-style-name="Fonteparág.padrão" style:family="text">
      <style:text-properties style:font-name="Inconsolata, monospace" fo:color="#333333"/>
    </style:style>
    <style:style style:name="T1617" style:parent-style-name="Fonteparág.padrão" style:family="text">
      <style:text-properties style:font-name="Inconsolata, monospace" fo:color="#333333"/>
    </style:style>
    <style:style style:name="T1618" style:parent-style-name="Fonteparág.padrão" style:family="text">
      <style:text-properties style:font-name="Inconsolata, monospace" fo:color="#333333"/>
    </style:style>
    <style:style style:name="T1619" style:parent-style-name="Fonteparág.padrão" style:family="text">
      <style:text-properties style:font-name="Inconsolata, monospace" fo:color="#333333"/>
    </style:style>
    <style:style style:name="T1620" style:parent-style-name="Fonteparág.padrão" style:family="text">
      <style:text-properties style:font-name="Inconsolata, monospace" fo:color="#333333"/>
    </style:style>
    <style:style style:name="T1621" style:parent-style-name="Fonteparág.padrão" style:family="text">
      <style:text-properties style:font-name="Inconsolata, monospace" fo:color="#333333"/>
    </style:style>
    <style:style style:name="T1622" style:parent-style-name="Fonteparág.padrão" style:family="text">
      <style:text-properties style:font-name="Inconsolata, monospace" fo:color="#333333"/>
    </style:style>
    <style:style style:name="T1623" style:parent-style-name="Fonteparág.padrão" style:family="text">
      <style:text-properties style:font-name="Inconsolata, monospace" fo:color="#333333"/>
    </style:style>
    <style:style style:name="T1624" style:parent-style-name="Fonteparág.padrão" style:family="text">
      <style:text-properties style:font-name="Inconsolata, monospace" fo:color="#333333"/>
    </style:style>
    <style:style style:name="T1625" style:parent-style-name="Fonteparág.padrão" style:family="text">
      <style:text-properties style:font-name="Inconsolata, monospace" fo:font-weight="bold" style:font-weight-asian="bold" fo:color="#FFFFFF" fo:font-size="9pt" style:font-size-asian="9pt" fo:background-color="#D9534F"/>
    </style:style>
    <style:style style:name="T1626" style:parent-style-name="Fonteparág.padrão" style:family="text">
      <style:text-properties style:font-name="Inconsolata, monospace" fo:color="#333333"/>
    </style:style>
    <style:style style:name="T1627" style:parent-style-name="Fonteparág.padrão" style:family="text">
      <style:text-properties style:font-name="Inconsolata, monospace" fo:color="#333333"/>
    </style:style>
    <style:style style:name="T1628" style:parent-style-name="Fonteparág.padrão" style:family="text">
      <style:text-properties style:font-name="Inconsolata, monospace" fo:color="#333333"/>
    </style:style>
    <style:style style:name="T1629" style:parent-style-name="Fonteparág.padrão" style:family="text">
      <style:text-properties style:font-name="Inconsolata, monospace" fo:color="#333333"/>
    </style:style>
    <style:style style:name="T1630" style:parent-style-name="Fonteparág.padrão" style:family="text">
      <style:text-properties style:font-name="Inconsolata, monospace" fo:color="#333333"/>
    </style:style>
    <style:style style:name="T1631" style:parent-style-name="Fonteparág.padrão" style:family="text">
      <style:text-properties style:font-name="Inconsolata, monospace" fo:color="#333333"/>
    </style:style>
    <style:style style:name="T1632" style:parent-style-name="Fonteparág.padrão" style:family="text">
      <style:text-properties style:font-name="Inconsolata, monospace" fo:color="#333333"/>
    </style:style>
    <style:style style:name="T1633" style:parent-style-name="Fonteparág.padrão" style:family="text">
      <style:text-properties style:font-name="Inconsolata, monospace" fo:color="#333333"/>
    </style:style>
    <style:style style:name="T1634" style:parent-style-name="Fonteparág.padrão" style:family="text">
      <style:text-properties style:font-name="Inconsolata, monospace" fo:color="#333333"/>
    </style:style>
    <style:style style:name="T1635" style:parent-style-name="Fonteparág.padrão" style:family="text">
      <style:text-properties style:font-name="Inconsolata, monospace" fo:color="#333333"/>
    </style:style>
    <style:style style:name="T1636" style:parent-style-name="Fonteparág.padrão" style:family="text">
      <style:text-properties style:font-name="Inconsolata, monospace" fo:font-weight="bold" style:font-weight-asian="bold" fo:color="#FFFFFF" fo:font-size="9pt" style:font-size-asian="9pt" fo:background-color="#D9534F"/>
    </style:style>
    <style:style style:name="T1637" style:parent-style-name="Fonteparág.padrão" style:family="text">
      <style:text-properties style:font-name="Inconsolata, monospace" fo:color="#333333"/>
    </style:style>
    <style:style style:name="T1638" style:parent-style-name="Fonteparág.padrão" style:family="text">
      <style:text-properties style:font-name="Inconsolata, monospace" fo:color="#333333"/>
    </style:style>
    <style:style style:name="T1639" style:parent-style-name="Fonteparág.padrão" style:family="text">
      <style:text-properties style:font-name="Inconsolata, monospace" fo:color="#333333"/>
    </style:style>
    <style:style style:name="T1640" style:parent-style-name="Fonteparág.padrão" style:family="text">
      <style:text-properties style:font-name="Inconsolata, monospace" fo:color="#333333"/>
    </style:style>
    <style:style style:name="T1641" style:parent-style-name="Fonteparág.padrão" style:family="text">
      <style:text-properties style:font-name="Inconsolata, monospace" fo:font-weight="bold" style:font-weight-asian="bold" fo:color="#FFFFFF" fo:font-size="9pt" style:font-size-asian="9pt" fo:background-color="#D9534F"/>
    </style:style>
    <style:style style:name="T1642" style:parent-style-name="Fonteparág.padrão" style:family="text">
      <style:text-properties style:font-name="Inconsolata, monospace" fo:color="#333333"/>
    </style:style>
    <style:style style:name="T1643" style:parent-style-name="Fonteparág.padrão" style:family="text">
      <style:text-properties style:font-name="Inconsolata, monospace" fo:color="#333333"/>
    </style:style>
    <style:style style:name="T1644" style:parent-style-name="Fonteparág.padrão" style:family="text">
      <style:text-properties style:font-name="Inconsolata, monospace" fo:color="#333333"/>
    </style:style>
    <style:style style:name="T1645" style:parent-style-name="Fonteparág.padrão" style:family="text">
      <style:text-properties style:font-name="Inconsolata, monospace" fo:color="#333333"/>
    </style:style>
    <style:style style:name="T1646" style:parent-style-name="Fonteparág.padrão" style:family="text">
      <style:text-properties style:font-name="Inconsolata, monospace" fo:color="#333333"/>
    </style:style>
    <style:style style:name="T1647" style:parent-style-name="Fonteparág.padrão" style:family="text">
      <style:text-properties style:font-name="Inconsolata, monospace" fo:color="#333333"/>
    </style:style>
    <style:style style:name="T1648" style:parent-style-name="Fonteparág.padrão" style:family="text">
      <style:text-properties style:font-name="Inconsolata, monospace" fo:color="#333333"/>
    </style:style>
    <style:style style:name="T1649" style:parent-style-name="Fonteparág.padrão" style:family="text">
      <style:text-properties style:font-name="Inconsolata, monospace" fo:color="#333333"/>
    </style:style>
    <style:style style:name="T1650" style:parent-style-name="Fonteparág.padrão" style:family="text">
      <style:text-properties style:font-name="Inconsolata, monospace" fo:color="#333333"/>
    </style:style>
    <style:style style:name="T1651" style:parent-style-name="Fonteparág.padrão" style:family="text">
      <style:text-properties style:font-name="Inconsolata, monospace" fo:color="#333333"/>
    </style:style>
    <style:style style:name="T1652" style:parent-style-name="Fonteparág.padrão" style:family="text">
      <style:text-properties style:font-name="Inconsolata, monospace" fo:color="#333333"/>
    </style:style>
    <style:style style:name="T1653" style:parent-style-name="Fonteparág.padrão" style:family="text">
      <style:text-properties style:font-name="Inconsolata, monospace" fo:color="#333333"/>
    </style:style>
    <style:style style:name="T1654" style:parent-style-name="Fonteparág.padrão" style:family="text">
      <style:text-properties style:font-name="Inconsolata, monospace" fo:color="#333333"/>
    </style:style>
    <style:style style:name="T1655" style:parent-style-name="Fonteparág.padrão" style:family="text">
      <style:text-properties style:font-name="Inconsolata, monospace" fo:color="#333333"/>
    </style:style>
    <style:style style:name="T1656" style:parent-style-name="Fonteparág.padrão" style:family="text">
      <style:text-properties style:font-name="Inconsolata, monospace" fo:color="#333333"/>
    </style:style>
    <style:style style:name="T1657" style:parent-style-name="Fonteparág.padrão" style:family="text">
      <style:text-properties style:font-name="Inconsolata, monospace" fo:color="#333333"/>
    </style:style>
    <style:style style:name="T1658" style:parent-style-name="Fonteparág.padrão" style:family="text">
      <style:text-properties style:font-name="Inconsolata, monospace" fo:color="#333333"/>
    </style:style>
    <style:style style:name="T1659" style:parent-style-name="Fonteparág.padrão" style:family="text">
      <style:text-properties style:font-name="Inconsolata, monospace" fo:font-weight="bold" style:font-weight-asian="bold" fo:color="#FFFFFF" fo:font-size="9pt" style:font-size-asian="9pt" fo:background-color="#D9534F"/>
    </style:style>
    <style:style style:name="T1660" style:parent-style-name="Fonteparág.padrão" style:family="text">
      <style:text-properties style:font-name="Inconsolata, monospace" fo:color="#333333"/>
    </style:style>
    <style:style style:name="T1661" style:parent-style-name="Fonteparág.padrão" style:family="text">
      <style:text-properties style:font-name="Inconsolata, monospace" fo:color="#333333"/>
    </style:style>
    <style:style style:name="T1662" style:parent-style-name="Fonteparág.padrão" style:family="text">
      <style:text-properties style:font-name="Inconsolata, monospace" fo:color="#333333"/>
    </style:style>
    <style:style style:name="T1663" style:parent-style-name="Fonteparág.padrão" style:family="text">
      <style:text-properties style:font-name="Inconsolata, monospace" fo:color="#333333"/>
    </style:style>
    <style:style style:name="T1664" style:parent-style-name="Fonteparág.padrão" style:family="text">
      <style:text-properties style:font-name="Inconsolata, monospace" fo:font-weight="bold" style:font-weight-asian="bold" fo:color="#FFFFFF" fo:font-size="9pt" style:font-size-asian="9pt" fo:background-color="#D9534F"/>
    </style:style>
    <style:style style:name="T1665" style:parent-style-name="Fonteparág.padrão" style:family="text">
      <style:text-properties style:font-name="Inconsolata, monospace" fo:color="#333333"/>
    </style:style>
    <style:style style:name="T1666" style:parent-style-name="Fonteparág.padrão" style:family="text">
      <style:text-properties style:font-name="Inconsolata, monospace" fo:color="#333333"/>
    </style:style>
    <style:style style:name="T1667" style:parent-style-name="Fonteparág.padrão" style:family="text">
      <style:text-properties style:font-name="Inconsolata, monospace" fo:color="#333333"/>
    </style:style>
    <style:style style:name="T1668" style:parent-style-name="Fonteparág.padrão" style:family="text">
      <style:text-properties style:font-name="Inconsolata, monospace" fo:color="#333333"/>
    </style:style>
    <style:style style:name="T1669" style:parent-style-name="Fonteparág.padrão" style:family="text">
      <style:text-properties style:font-name="Inconsolata, monospace" fo:color="#333333"/>
    </style:style>
    <style:style style:name="T1670" style:parent-style-name="Fonteparág.padrão" style:family="text">
      <style:text-properties style:font-name="Inconsolata, monospace" fo:color="#333333"/>
    </style:style>
    <style:style style:name="T1671" style:parent-style-name="Fonteparág.padrão" style:family="text">
      <style:text-properties style:font-name="Inconsolata, monospace" fo:color="#333333"/>
    </style:style>
    <style:style style:name="T1672" style:parent-style-name="Fonteparág.padrão" style:family="text">
      <style:text-properties style:font-name="Inconsolata, monospace" fo:color="#333333"/>
    </style:style>
    <style:style style:name="T1673" style:parent-style-name="Fonteparág.padrão" style:family="text">
      <style:text-properties style:font-name="Inconsolata, monospace" fo:color="#333333"/>
    </style:style>
    <style:style style:name="T1674" style:parent-style-name="Fonteparág.padrão" style:family="text">
      <style:text-properties style:font-name="Inconsolata, monospace" fo:color="#333333"/>
    </style:style>
    <style:style style:name="T1675" style:parent-style-name="Fonteparág.padrão" style:family="text">
      <style:text-properties style:font-name="Inconsolata, monospace" fo:color="#333333"/>
    </style:style>
    <style:style style:name="T1676" style:parent-style-name="Fonteparág.padrão" style:family="text">
      <style:text-properties style:font-name="Inconsolata, monospace" fo:color="#333333"/>
    </style:style>
    <style:style style:name="T1677" style:parent-style-name="Fonteparág.padrão" style:family="text">
      <style:text-properties style:font-name="Inconsolata, monospace" fo:color="#333333"/>
    </style:style>
    <style:style style:name="T1678" style:parent-style-name="Fonteparág.padrão" style:family="text">
      <style:text-properties style:font-name="Inconsolata, monospace" fo:color="#333333"/>
    </style:style>
    <style:style style:name="T1679" style:parent-style-name="Fonteparág.padrão" style:family="text">
      <style:text-properties style:font-name="Inconsolata, monospace" fo:color="#333333"/>
    </style:style>
    <style:style style:name="T1680" style:parent-style-name="Fonteparág.padrão" style:family="text">
      <style:text-properties style:font-name="Inconsolata, monospace" fo:color="#333333"/>
    </style:style>
    <style:style style:name="T1681" style:parent-style-name="Fonteparág.padrão" style:family="text">
      <style:text-properties style:font-name="Inconsolata, monospace" fo:color="#333333"/>
    </style:style>
    <style:style style:name="T1682" style:parent-style-name="Fonteparág.padrão" style:family="text">
      <style:text-properties style:font-name="Inconsolata, monospace" fo:color="#333333"/>
    </style:style>
    <style:style style:name="T1683" style:parent-style-name="Fonteparág.padrão" style:family="text">
      <style:text-properties style:font-name="Inconsolata, monospace" fo:color="#333333"/>
    </style:style>
    <style:style style:name="T1684" style:parent-style-name="Fonteparág.padrão" style:family="text">
      <style:text-properties style:font-name="Inconsolata, monospace" fo:color="#333333"/>
    </style:style>
    <style:style style:name="T1685" style:parent-style-name="Fonteparág.padrão" style:family="text">
      <style:text-properties style:font-name="Inconsolata, monospace" fo:color="#333333"/>
    </style:style>
    <style:style style:name="T1686" style:parent-style-name="Fonteparág.padrão" style:family="text">
      <style:text-properties style:font-name="Inconsolata, monospace" fo:color="#333333"/>
    </style:style>
    <style:style style:name="T1687" style:parent-style-name="Fonteparág.padrão" style:family="text">
      <style:text-properties style:font-name="Inconsolata, monospace" fo:color="#333333"/>
    </style:style>
    <style:style style:name="T1688" style:parent-style-name="Fonteparág.padrão" style:family="text">
      <style:text-properties style:font-name="Inconsolata, monospace" fo:color="#333333"/>
    </style:style>
    <style:style style:name="T1689" style:parent-style-name="Fonteparág.padrão" style:family="text">
      <style:text-properties style:font-name="Inconsolata, monospace" fo:color="#333333"/>
    </style:style>
    <style:style style:name="T1690" style:parent-style-name="Fonteparág.padrão" style:family="text">
      <style:text-properties style:font-name="Inconsolata, monospace" fo:color="#333333"/>
    </style:style>
    <style:style style:name="T1691" style:parent-style-name="Fonteparág.padrão" style:family="text">
      <style:text-properties style:font-name="Inconsolata, monospace" fo:color="#333333"/>
    </style:style>
    <style:style style:name="T1692" style:parent-style-name="Fonteparág.padrão" style:family="text">
      <style:text-properties style:font-name="Inconsolata, monospace" fo:color="#333333"/>
    </style:style>
    <style:style style:name="T1693" style:parent-style-name="Fonteparág.padrão" style:family="text">
      <style:text-properties style:font-name="Inconsolata, monospace" fo:color="#333333"/>
    </style:style>
    <style:style style:name="T1694" style:parent-style-name="Fonteparág.padrão" style:family="text">
      <style:text-properties style:font-name="Inconsolata, monospace" fo:color="#333333"/>
    </style:style>
    <style:style style:name="T1695" style:parent-style-name="Fonteparág.padrão" style:family="text">
      <style:text-properties style:font-name="Inconsolata, monospace" fo:color="#333333"/>
    </style:style>
    <style:style style:name="T1696" style:parent-style-name="Fonteparág.padrão" style:family="text">
      <style:text-properties style:font-name="Inconsolata, monospace" fo:color="#333333"/>
    </style:style>
    <style:style style:name="T1697" style:parent-style-name="Fonteparág.padrão" style:family="text">
      <style:text-properties style:font-name="Inconsolata, monospace" fo:color="#333333"/>
    </style:style>
    <style:style style:name="T1698" style:parent-style-name="Fonteparág.padrão" style:family="text">
      <style:text-properties style:font-name="Inconsolata, monospace" fo:color="#333333"/>
    </style:style>
    <style:style style:name="T1699" style:parent-style-name="Fonteparág.padrão" style:family="text">
      <style:text-properties style:font-name="Inconsolata, monospace" fo:color="#333333"/>
    </style:style>
    <style:style style:name="T1700" style:parent-style-name="Fonteparág.padrão" style:family="text">
      <style:text-properties style:font-name="Inconsolata, monospace" fo:color="#333333"/>
    </style:style>
    <style:style style:name="T1701" style:parent-style-name="Fonteparág.padrão" style:family="text">
      <style:text-properties style:font-name="Inconsolata, monospace" fo:color="#333333"/>
    </style:style>
    <style:style style:name="T1702" style:parent-style-name="Fonteparág.padrão" style:family="text">
      <style:text-properties style:font-name="Inconsolata, monospace" fo:color="#333333"/>
    </style:style>
    <style:style style:name="T1703" style:parent-style-name="Fonteparág.padrão" style:family="text">
      <style:text-properties style:font-name="Inconsolata, monospace" fo:color="#333333"/>
    </style:style>
    <style:style style:name="T1704" style:parent-style-name="Fonteparág.padrão" style:family="text">
      <style:text-properties style:font-name="Inconsolata, monospace" fo:color="#333333"/>
    </style:style>
    <style:style style:name="T1705" style:parent-style-name="Fonteparág.padrão" style:family="text">
      <style:text-properties style:font-name="Inconsolata, monospace" fo:color="#333333"/>
    </style:style>
    <style:style style:name="T1706" style:parent-style-name="Fonteparág.padrão" style:family="text">
      <style:text-properties style:font-name="Inconsolata, monospace" fo:color="#333333"/>
    </style:style>
    <style:style style:name="T1707" style:parent-style-name="Fonteparág.padrão" style:family="text">
      <style:text-properties style:font-name="Inconsolata, monospace" fo:color="#333333"/>
    </style:style>
    <style:style style:name="T1708" style:parent-style-name="Fonteparág.padrão" style:family="text">
      <style:text-properties style:font-name="Inconsolata, monospace" fo:color="#333333"/>
    </style:style>
    <style:style style:name="T1709" style:parent-style-name="Fonteparág.padrão" style:family="text">
      <style:text-properties style:font-name="Inconsolata, monospace" fo:font-weight="bold" style:font-weight-asian="bold" fo:color="#FFFFFF" fo:font-size="9pt" style:font-size-asian="9pt" fo:background-color="#D9534F"/>
    </style:style>
    <style:style style:name="T1710" style:parent-style-name="Fonteparág.padrão" style:family="text">
      <style:text-properties style:font-name="Inconsolata, monospace" fo:color="#333333"/>
    </style:style>
    <style:style style:name="T1711" style:parent-style-name="Fonteparág.padrão" style:family="text">
      <style:text-properties style:font-name="Inconsolata, monospace" fo:color="#333333"/>
    </style:style>
    <style:style style:name="T1712" style:parent-style-name="Fonteparág.padrão" style:family="text">
      <style:text-properties style:font-name="Inconsolata, monospace" fo:color="#333333"/>
    </style:style>
    <style:style style:name="T1713" style:parent-style-name="Fonteparág.padrão" style:family="text">
      <style:text-properties style:font-name="Inconsolata, monospace" fo:color="#333333"/>
    </style:style>
    <style:style style:name="T1714" style:parent-style-name="Fonteparág.padrão" style:family="text">
      <style:text-properties style:font-name="Inconsolata, monospace" fo:color="#333333"/>
    </style:style>
    <style:style style:name="T1715" style:parent-style-name="Fonteparág.padrão" style:family="text">
      <style:text-properties style:font-name="Inconsolata, monospace" fo:font-weight="bold" style:font-weight-asian="bold" fo:color="#FFFFFF" fo:font-size="9pt" style:font-size-asian="9pt" fo:background-color="#D9534F"/>
    </style:style>
    <style:style style:name="T1716" style:parent-style-name="Fonteparág.padrão" style:family="text">
      <style:text-properties style:font-name="Inconsolata, monospace" fo:color="#333333"/>
    </style:style>
    <style:style style:name="T1717" style:parent-style-name="Fonteparág.padrão" style:family="text">
      <style:text-properties style:font-name="Inconsolata, monospace" fo:color="#333333"/>
    </style:style>
    <style:style style:name="T1718" style:parent-style-name="Fonteparág.padrão" style:family="text">
      <style:text-properties style:font-name="Inconsolata, monospace" fo:color="#333333"/>
    </style:style>
    <style:style style:name="T1719" style:parent-style-name="Fonteparág.padrão" style:family="text">
      <style:text-properties style:font-name="Inconsolata, monospace" fo:color="#333333"/>
    </style:style>
    <style:style style:name="T1720" style:parent-style-name="Fonteparág.padrão" style:family="text">
      <style:text-properties style:font-name="Inconsolata, monospace" fo:font-weight="bold" style:font-weight-asian="bold" fo:color="#FFFFFF" fo:font-size="9pt" style:font-size-asian="9pt" fo:background-color="#D9534F"/>
    </style:style>
    <style:style style:name="T1721" style:parent-style-name="Fonteparág.padrão" style:family="text">
      <style:text-properties style:font-name="Inconsolata, monospace" fo:color="#333333"/>
    </style:style>
    <style:style style:name="T1722" style:parent-style-name="Fonteparág.padrão" style:family="text">
      <style:text-properties style:font-name="Inconsolata, monospace" fo:color="#333333"/>
    </style:style>
    <style:style style:name="T1723" style:parent-style-name="Fonteparág.padrão" style:family="text">
      <style:text-properties style:font-name="Inconsolata, monospace" fo:color="#333333"/>
    </style:style>
    <style:style style:name="T1724" style:parent-style-name="Fonteparág.padrão" style:family="text">
      <style:text-properties style:font-name="Inconsolata, monospace" fo:color="#333333"/>
    </style:style>
    <style:style style:name="T1725" style:parent-style-name="Fonteparág.padrão" style:family="text">
      <style:text-properties style:font-name="Inconsolata, monospace" fo:color="#333333"/>
    </style:style>
    <style:style style:name="T1726" style:parent-style-name="Fonteparág.padrão" style:family="text">
      <style:text-properties style:font-name="Inconsolata, monospace" fo:color="#333333"/>
    </style:style>
    <style:style style:name="T1727" style:parent-style-name="Fonteparág.padrão" style:family="text">
      <style:text-properties style:font-name="Inconsolata, monospace" fo:color="#333333"/>
    </style:style>
    <style:style style:name="T1728" style:parent-style-name="Fonteparág.padrão" style:family="text">
      <style:text-properties style:font-name="Inconsolata, monospace" fo:color="#333333"/>
    </style:style>
    <style:style style:name="T1729" style:parent-style-name="Fonteparág.padrão" style:family="text">
      <style:text-properties style:font-name="Inconsolata, monospace" fo:color="#333333"/>
    </style:style>
    <style:style style:name="T1730" style:parent-style-name="Fonteparág.padrão" style:family="text">
      <style:text-properties style:font-name="Inconsolata, monospace" fo:color="#333333"/>
    </style:style>
    <style:style style:name="T1731" style:parent-style-name="Fonteparág.padrão" style:family="text">
      <style:text-properties style:font-name="Inconsolata, monospace" fo:color="#333333"/>
    </style:style>
    <style:style style:name="T1732" style:parent-style-name="Fonteparág.padrão" style:family="text">
      <style:text-properties style:font-name="Inconsolata, monospace" fo:font-weight="bold" style:font-weight-asian="bold" fo:color="#FFFFFF" fo:font-size="9pt" style:font-size-asian="9pt" fo:background-color="#D9534F"/>
    </style:style>
    <style:style style:name="T1733" style:parent-style-name="Fonteparág.padrão" style:family="text">
      <style:text-properties style:font-name="Inconsolata, monospace" fo:color="#333333"/>
    </style:style>
    <style:style style:name="T1734" style:parent-style-name="Fonteparág.padrão" style:family="text">
      <style:text-properties style:font-name="Inconsolata, monospace" fo:color="#333333"/>
    </style:style>
    <style:style style:name="P1735" style:parent-style-name="Textbody" style:family="paragraph">
      <style:paragraph-properties fo:widows="2" fo:orphans="2" fo:text-align="center" fo:margin-bottom="0in" style:line-height-at-least="0.2291in"/>
      <style:text-properties style:font-name="Inconsolata, monospace" fo:color="#555555" fo:font-size="11pt" style:font-size-asian="11pt"/>
    </style:style>
    <style:style style:name="P1736" style:parent-style-name="Textbody" style:family="paragraph">
      <style:paragraph-properties fo:widows="2" fo:orphans="2" fo:text-align="center" fo:margin-bottom="0in"/>
    </style:style>
    <style:style style:name="T1737" style:parent-style-name="Fonteparág.padrão" style:family="text">
      <style:text-properties style:font-name="Inconsolata, monospace" fo:color="#333333"/>
    </style:style>
    <style:style style:name="T1738" style:parent-style-name="Fonteparág.padrão" style:family="text">
      <style:text-properties style:font-name="Inconsolata, monospace" fo:font-weight="bold" style:font-weight-asian="bold" fo:color="#FFFFFF" fo:font-size="9pt" style:font-size-asian="9pt" fo:background-color="#D9534F"/>
    </style:style>
    <style:style style:name="T1739" style:parent-style-name="Fonteparág.padrão" style:family="text">
      <style:text-properties style:font-name="Inconsolata, monospace" fo:color="#333333"/>
    </style:style>
    <style:style style:name="T1740" style:parent-style-name="Fonteparág.padrão" style:family="text">
      <style:text-properties style:font-name="Inconsolata, monospace" fo:color="#333333"/>
    </style:style>
    <style:style style:name="T1741" style:parent-style-name="Fonteparág.padrão" style:family="text">
      <style:text-properties style:font-name="Inconsolata, monospace" fo:color="#333333"/>
    </style:style>
    <style:style style:name="T1742" style:parent-style-name="Fonteparág.padrão" style:family="text">
      <style:text-properties style:font-name="Inconsolata, monospace" fo:font-weight="bold" style:font-weight-asian="bold" fo:color="#FFFFFF" fo:font-size="9pt" style:font-size-asian="9pt" fo:background-color="#D9534F"/>
    </style:style>
    <style:style style:name="T1743" style:parent-style-name="Fonteparág.padrão" style:family="text">
      <style:text-properties style:font-name="Inconsolata, monospace" fo:color="#333333"/>
    </style:style>
    <style:style style:name="T1744" style:parent-style-name="Fonteparág.padrão" style:family="text">
      <style:text-properties style:font-name="Inconsolata, monospace" fo:color="#333333"/>
    </style:style>
    <style:style style:name="T1745" style:parent-style-name="Fonteparág.padrão" style:family="text">
      <style:text-properties style:font-name="Inconsolata, monospace" fo:color="#333333"/>
    </style:style>
    <style:style style:name="T1746" style:parent-style-name="Fonteparág.padrão" style:family="text">
      <style:text-properties style:font-name="Inconsolata, monospace" fo:color="#333333"/>
    </style:style>
    <style:style style:name="T1747" style:parent-style-name="Fonteparág.padrão" style:family="text">
      <style:text-properties style:font-name="Inconsolata, monospace" fo:font-weight="bold" style:font-weight-asian="bold" fo:color="#FFFFFF" fo:font-size="9pt" style:font-size-asian="9pt" fo:background-color="#D9534F"/>
    </style:style>
    <style:style style:name="T1748" style:parent-style-name="Fonteparág.padrão" style:family="text">
      <style:text-properties style:font-name="Inconsolata, monospace" fo:color="#333333"/>
    </style:style>
    <style:style style:name="T1749" style:parent-style-name="Fonteparág.padrão" style:family="text">
      <style:text-properties style:font-name="Inconsolata, monospace" fo:color="#333333"/>
    </style:style>
    <style:style style:name="T1750" style:parent-style-name="Fonteparág.padrão" style:family="text">
      <style:text-properties style:font-name="Inconsolata, monospace" fo:color="#333333"/>
    </style:style>
    <style:style style:name="T1751" style:parent-style-name="Fonteparág.padrão" style:family="text">
      <style:text-properties style:font-name="Inconsolata, monospace" fo:color="#333333"/>
    </style:style>
    <style:style style:name="T1752" style:parent-style-name="Fonteparág.padrão" style:family="text">
      <style:text-properties style:font-name="Inconsolata, monospace" fo:color="#333333"/>
    </style:style>
    <style:style style:name="T1753" style:parent-style-name="Fonteparág.padrão" style:family="text">
      <style:text-properties style:font-name="Inconsolata, monospace" fo:color="#333333"/>
    </style:style>
    <style:style style:name="T1754" style:parent-style-name="Fonteparág.padrão" style:family="text">
      <style:text-properties style:font-name="Inconsolata, monospace" fo:color="#333333"/>
    </style:style>
    <style:style style:name="T1755" style:parent-style-name="Fonteparág.padrão" style:family="text">
      <style:text-properties style:font-name="Inconsolata, monospace" fo:color="#333333"/>
    </style:style>
    <style:style style:name="T1756" style:parent-style-name="Fonteparág.padrão" style:family="text">
      <style:text-properties style:font-name="Inconsolata, monospace" fo:color="#333333"/>
    </style:style>
    <style:style style:name="T1757" style:parent-style-name="Fonteparág.padrão" style:family="text">
      <style:text-properties style:font-name="Inconsolata, monospace" fo:color="#333333"/>
    </style:style>
    <style:style style:name="T1758" style:parent-style-name="Fonteparág.padrão" style:family="text">
      <style:text-properties style:font-name="Inconsolata, monospace" fo:color="#333333"/>
    </style:style>
    <style:style style:name="T1759" style:parent-style-name="Fonteparág.padrão" style:family="text">
      <style:text-properties style:font-name="Inconsolata, monospace" fo:color="#333333"/>
    </style:style>
    <style:style style:name="T1760" style:parent-style-name="Fonteparág.padrão" style:family="text">
      <style:text-properties style:font-name="Inconsolata, monospace" fo:color="#333333"/>
    </style:style>
    <style:style style:name="T1761" style:parent-style-name="Fonteparág.padrão" style:family="text">
      <style:text-properties style:font-name="Inconsolata, monospace" fo:color="#333333"/>
    </style:style>
    <style:style style:name="T1762" style:parent-style-name="Fonteparág.padrão" style:family="text">
      <style:text-properties style:font-name="Inconsolata, monospace" fo:color="#333333"/>
    </style:style>
    <style:style style:name="T1763" style:parent-style-name="Fonteparág.padrão" style:family="text">
      <style:text-properties style:font-name="Inconsolata, monospace" fo:color="#333333"/>
    </style:style>
    <style:style style:name="T1764" style:parent-style-name="Fonteparág.padrão" style:family="text">
      <style:text-properties style:font-name="Inconsolata, monospace" fo:color="#333333"/>
    </style:style>
    <style:style style:name="T1765" style:parent-style-name="Fonteparág.padrão" style:family="text">
      <style:text-properties style:font-name="Inconsolata, monospace" fo:color="#333333"/>
    </style:style>
    <style:style style:name="T1766" style:parent-style-name="Fonteparág.padrão" style:family="text">
      <style:text-properties style:font-name="Inconsolata, monospace" fo:color="#333333"/>
    </style:style>
    <style:style style:name="T1767" style:parent-style-name="Fonteparág.padrão" style:family="text">
      <style:text-properties style:font-name="Inconsolata, monospace" fo:color="#333333"/>
    </style:style>
    <style:style style:name="T1768" style:parent-style-name="Fonteparág.padrão" style:family="text">
      <style:text-properties style:font-name="Inconsolata, monospace" fo:color="#333333"/>
    </style:style>
    <style:style style:name="T1769" style:parent-style-name="Fonteparág.padrão" style:family="text">
      <style:text-properties style:font-name="Inconsolata, monospace" fo:color="#333333"/>
    </style:style>
    <style:style style:name="T1770" style:parent-style-name="Fonteparág.padrão" style:family="text">
      <style:text-properties style:font-name="Inconsolata, monospace" fo:color="#333333"/>
    </style:style>
    <style:style style:name="T1771" style:parent-style-name="Fonteparág.padrão" style:family="text">
      <style:text-properties style:font-name="Inconsolata, monospace" fo:color="#333333"/>
    </style:style>
    <style:style style:name="T1772" style:parent-style-name="Fonteparág.padrão" style:family="text">
      <style:text-properties style:font-name="Inconsolata, monospace" fo:color="#333333"/>
    </style:style>
    <style:style style:name="P1773" style:parent-style-name="Textbody" style:family="paragraph">
      <style:paragraph-properties fo:widows="2" fo:orphans="2" fo:border="0.0034in solid #72050C" fo:padding="0.1388in" style:shadow="none" fo:text-align="center" fo:margin-bottom="0in" style:line-height-at-least="0.2291in"/>
    </style:style>
    <style:style style:name="T1774" style:parent-style-name="Fonteparág.padrão" style:family="text">
      <style:text-properties style:font-name="Myriad Pro Semibold" fo:color="#FFFFFF" fo:background-color="#ED3747"/>
    </style:style>
    <style:style style:name="P1775" style:parent-style-name="Textbody" style:family="paragraph">
      <style:paragraph-properties fo:widows="2" fo:orphans="2" fo:text-align="justify" fo:margin-bottom="0in"/>
    </style:style>
    <style:style style:name="P1776" style:parent-style-name="Textbody" style:family="paragraph">
      <style:paragraph-properties fo:widows="2" fo:orphans="2" fo:text-align="end" fo:margin-bottom="0in"/>
    </style:style>
    <style:style style:name="S2" style:family="section">
      <style:section-properties fo:margin-left="0in" fo:margin-right="0in" style:writing-mode="lr-tb"/>
    </style:style>
    <style:style style:name="P1777" style:parent-style-name="Standard" style:family="paragraph">
      <style:paragraph-properties fo:margin-bottom="0.1965in"/>
    </style:style>
    <style:style style:name="P1778" style:parent-style-name="Textbody" style:family="paragraph">
      <style:paragraph-properties fo:widows="2" fo:orphans="2" fo:margin-top="0.1562in" fo:margin-bottom="0.1041in" style:line-height-at-least="0.2291in"/>
      <style:text-properties style:font-name="Inconsolata, monospace" fo:color="#555555" fo:font-size="11pt" style:font-size-asian="11pt"/>
    </style:style>
    <style:style style:name="P1779" style:parent-style-name="Textbody" style:family="paragraph">
      <style:paragraph-properties fo:widows="2" fo:orphans="2" fo:margin-bottom="0in" style:line-height-at-least="0.2291in"/>
      <style:text-properties style:font-name="Inconsolata, monospace" fo:font-style="italic" style:font-style-asian="italic" fo:color="#555555" fo:font-size="11pt" style:font-size-asian="11pt"/>
    </style:style>
    <style:style style:name="P1780" style:parent-style-name="Standard" style:family="paragraph">
      <style:paragraph-properties fo:text-align="center"/>
    </style:style>
    <style:style style:name="P1781" style:parent-style-name="Standard" style:family="paragraph">
      <style:paragraph-properties fo:text-align="center"/>
    </style:style>
    <style:style style:name="P1782" style:parent-style-name="Standard" style:family="paragraph">
      <style:paragraph-properties fo:text-align="center"/>
    </style:style>
  </office:automatic-styles>
  <office:body>
    <office:text text:use-soft-page-breaks="true">
      <text:p text:style-name="P1"/>
      <text:p text:style-name="P2"/>
      <text:p text:style-name="P3"/>
      <text:p text:style-name="P4"/>
      <text:p text:style-name="P5"/>
      <text:h text:style-name="P6" text:outline-level="2">LEI MUNICIPAL Nº 5.875, DE 08 DE JANEIRO DE 2018</text:h>
      <text:section text:name="Sect1" text:style-name="S1">
        <text:p text:style-name="P7"/>
        <text:h text:style-name="P8" text:outline-level="1">Cria a Guarda Civil Municipal de Bagé, os cargos, funções e plano de carreira e dá outras providências.</text:h>
        <text:p text:style-name="P9"><text:line-break/>DIVALDO LARA, Prefeito<text:s/>Municipal de Bagé, Estado do Rio Grande do Sul.<text:line-break/><text:line-break/>FAÇO SABER que a Câmara Municipal de Vereadores de Bagé, APROVOU e eu SANCIONO a seguinte,<text:line-break/>LEI:</text:p>
        <text:p text:style-name="P10">Capítulo I<text:line-break/>DA GUARDA CIVIL MUNICIPAL</text:p>
        <text:p text:style-name="P11"><text:span text:style-name="T12"><text:line-break/></text:span><text:bookmark-start text:name="artigo_1"/><text:bookmark-end text:name="artigo_1"/><text:span text:style-name="T13">Art. 1º</text:span><text:span text:style-name="T14"> Fica criada a Guarda Civil Municipal de Bagé, conforme previsto n</text:span><text:span text:style-name="T15">o §</text:span><text:span text:style-name="T16"><text:line-break/></text:span><text:span text:style-name="T17"><text:line-break/></text:span><text:span text:style-name="T18">8º e</text:span><text:span text:style-name="T19"><text:line-break/></text:span><text:span text:style-name="T20"><text:line-break/></text:span><text:span text:style-name="T21">§ 10, inciso II, do Art. 144 da Constituição Federal e no Art. 6º da Lei Federal nº 13.022/2014 e ainda no inciso I, do Art. 15, da </text:span><text:a xlink:href="https://leismunicipais.com.br/lei-organica-bage-rs" office:target-frame-name="_top" xlink:show="replace"><text:span text:style-name="T22">Lei Orgânica</text:span></text:a><text:span text:style-name="T23"> do Município, subordinada ao<text:s/></text:span><text:span text:style-name="T24">Poder Executivo Municipal com estrutura integrante da Secretaria Municipal de Segurança e Mobilidade Urbana.</text:span><text:span text:style-name="T25"><text:line-break/></text:span><text:span text:style-name="T26"><text:line-break/></text:span><text:bookmark-start text:name="artigo_2"/><text:bookmark-end text:name="artigo_2"/><text:span text:style-name="T27">Art. 2º</text:span><text:span text:style-name="T28"> Incumbe à Guarda Civil Municipal, instituição de caráter civil, uniformizada e armada, conforme previsão do Art. 16 da Lei Federal nº 13.0</text:span><text:span text:style-name="T29">22/2014, combinada com o Art. 6º da Lei Federal nº 10.826//2003, com redação dada pela Lei Federal nº 10.867/2004, a função de proteção municipal preventiva, ressalvadas as competências da União e do Estado.</text:span><text:span text:style-name="T30"><text:line-break/></text:span><text:span text:style-name="T31"><text:line-break/></text:span><text:span text:style-name="T32">CAPÍTULO II DOS PRINCÍPIOS</text:span><text:span text:style-name="T33"><text:line-break/></text:span><text:span text:style-name="T34"><text:line-break/></text:span><text:bookmark-start text:name="artigo_3"/><text:bookmark-end text:name="artigo_3"/><text:span text:style-name="T35">Art. 3º</text:span><text:span text:style-name="T36"> São princíp</text:span><text:span text:style-name="T37">ios de atuação da Guarda Civil Municipal:</text:span><text:span text:style-name="T38"><text:line-break/></text:span><text:span text:style-name="T39"><text:line-break/></text:span><text:span text:style-name="T40">I - proteção dos direitos humanos fundamentais, do exercício da cidadania e das liberdades públicas;</text:span><text:span text:style-name="T41"><text:line-break/></text:span><text:span text:style-name="T42"><text:line-break/></text:span><text:span text:style-name="T43">II - preservação da vida, redução do sofrimento e diminuição das perdas; III - patrulhamento preventivo;</text:span><text:span text:style-name="T44"><text:line-break/></text:span><text:span text:style-name="T45"><text:line-break/></text:span><text:span text:style-name="T46">IV -<text:s/></text:span><text:span text:style-name="T47">compromisso com a evolução social da comunidade; V - uso progressivo da força.</text:span></text:p>
        <text:p text:style-name="P48"><text:line-break/>Capítulo III<text:line-break/>DAS COMPETÊNCIAS</text:p>
        <text:p text:style-name="P49"><text:span text:style-name="T50"><text:line-break/></text:span><text:bookmark-start text:name="artigo_4"/><text:bookmark-end text:name="artigo_4"/><text:span text:style-name="T51">Art. 4º</text:span><text:span text:style-name="T52"> É competência geral da Guarda Civil Municipal a proteção de bens, serviços, logradouros<text:s/></text:span><text:soft-page-break/><text:span text:style-name="T53">públicos municipais e instalações do Município.</text:span><text:span text:style-name="T54"><text:line-break/></text:span><text:span text:style-name="T55"><text:line-break/></text:span><text:span text:style-name="T56">Parágrafo único. Os bens mencionados no "caput" abrangem os de uso comum, os especiais e os dominiais.</text:span><text:span text:style-name="T57"><text:line-break/></text:span><text:span text:style-name="T58"><text:line-break/></text:span><text:bookmark-start text:name="artigo_5"/><text:bookmark-end text:name="artigo_5"/><text:span text:style-name="T59">Art. 5º</text:span><text:span text:style-name="T60"> São competências da Guarda Civil Municipal:</text:span><text:span text:style-name="T61"><text:line-break/></text:span><text:span text:style-name="T62"><text:line-break/></text:span><text:span text:style-name="T63">I - zelar pelos bens, equipamentos e prédios públicos de Bagé;</text:span><text:span text:style-name="T64"><text:line-break/></text:span><text:span text:style-name="T65"><text:line-break/></text:span><text:span text:style-name="T66">II - prevenir e inibir pela presenç</text:span><text:span text:style-name="T67">a e vigilância, bem como coibir infrações penais ou administrativas e atos infracionais que atentem contra bens, serviços e instalações municipais;</text:span><text:span text:style-name="T68"><text:line-break/></text:span><text:span text:style-name="T69"><text:line-break/></text:span><text:span text:style-name="T70">III - atuar preventivamente e permanentemente, no território do município para proteção sistêmica da popula</text:span><text:span text:style-name="T71">ção que utiliza os bens, serviços e instalações municipais;</text:span><text:span text:style-name="T72"><text:line-break/></text:span><text:span text:style-name="T73"><text:line-break/></text:span><text:span text:style-name="T74">IV - exercer competências de trânsito que lhes forem conferidas nas vias e logradouros municipais, nos termos da Lei nº 9.503/1977, ou de forma concorrente, mediante convênio com órgãos de trânsi</text:span><text:span text:style-name="T75">to federal ou estadual;</text:span><text:span text:style-name="T76"><text:line-break/></text:span><text:span text:style-name="T77"><text:line-break/></text:span><text:span text:style-name="T78">V - proteger o patrimônio ecológico, cultural, histórico, arquitetônico e ambiental do município, inclusive, adotando medidas educativas e preventivas;</text:span><text:span text:style-name="T79"><text:line-break/></text:span><text:span text:style-name="T80"><text:line-break/></text:span><text:span text:style-name="T81">VI - prestar socorros públicos e salvamentos e, colaborar com a Defesa Civil d</text:span><text:span text:style-name="T82">o município em suas atividades;</text:span><text:span text:style-name="T83"><text:line-break/></text:span><text:span text:style-name="T84"><text:line-break/></text:span><text:span text:style-name="T85">VII - interagir com a sociedade civil para a discussão de solução de problemas e projetos locais voltados à melhoria das condições de segurança nas comunidades;</text:span><text:span text:style-name="T86"><text:line-break/></text:span><text:span text:style-name="T87"><text:line-break/></text:span><text:span text:style-name="T88">VIII - estabelecer parcerias com órgãos estaduais, da união e</text:span><text:span text:style-name="T89"><text:s/>de municípios vizinhos por meio de celebração de convênios ou consórcios com vistas ao desenvolvimento de ações preventivas integradas;</text:span><text:span text:style-name="T90"><text:line-break/></text:span><text:span text:style-name="T91"><text:line-break/></text:span><text:span text:style-name="T92">IX - articular-se com órgãos municipais de políticas sociais, visando a adoção de ações interdisciplinares de seguranç</text:span><text:span text:style-name="T93">a do município;</text:span><text:span text:style-name="T94"><text:line-break/></text:span><text:span text:style-name="T95"><text:line-break/></text:span><text:span text:style-name="T96">X - integrar-se com os demais órgãos do poder de polícia administrativa visando a contribuir para a normatização e a fiscalização das posturas e ordenamento urbano municipal;</text:span><text:span text:style-name="T97"><text:line-break/></text:span><text:span text:style-name="T98"><text:line-break/></text:span><text:span text:style-name="T99">XI - garantir o atendimento de ocorrências emergenciais ou pres</text:span><text:span text:style-name="T100">tá-lo direta e imediatamente quando se deparar com elas;</text:span><text:span text:style-name="T101"><text:line-break/></text:span><text:span text:style-name="T102"><text:line-break/></text:span><text:span text:style-name="T103">XII - encaminhar ao Delegado de Polícia, diante de flagrante delito, o autor da infração, preservando o local do crime quando possível e sempre que necessário;</text:span><text:span text:style-name="T104"><text:line-break/></text:span><text:span text:style-name="T105"><text:line-break/></text:span><text:span text:style-name="T106">XIII - contribuir no estudo de impact</text:span><text:span text:style-name="T107">o na segurança local, conforme plano</text:span><text:span text:style-name="T108"><text:line-break/></text:span><text:span text:style-name="T109"><text:line-break/></text:span><text:span text:style-name="T110">diretor municipal por ocasião de construção de empreendimento de grande porte;</text:span><text:span text:style-name="T111"><text:line-break/></text:span><text:span text:style-name="T112"><text:line-break/></text:span><text:span text:style-name="T113">XIV - desenvolver ações de prevenção primária à violência isoladamente ou em conjunto com os demais órgãos da própria municipalidade, de o</text:span><text:span text:style-name="T114">utros municípios ou das esféras estadual e federal;</text:span><text:span text:style-name="T115"><text:line-break/></text:span><text:span text:style-name="T116"><text:line-break/></text:span><text:span text:style-name="T117">XV - auxiliar na segurança de grandes eventos e na proteção de autoridades e dignitários;</text:span><text:span text:style-name="T118"><text:line-break/></text:span><text:soft-page-break/><text:span text:style-name="T119"><text:line-break/></text:span><text:span text:style-name="T120">XVI - atuar, mediante ações preventivas, na segurança escolar zelando pelo entorno e participando de ações educa</text:span><text:span text:style-name="T121">tivas com o corpo discente e docente das unidades de ensino municipal de forma com a implantação da cultura de paz na comunidade local.</text:span><text:span text:style-name="T122"><text:line-break/></text:span><text:span text:style-name="T123"><text:line-break/></text:span><text:span text:style-name="T124">Parágrafo único. No exercício de suas competências a Guarda Civil Municipal poderá colaborar ou atuar, conjuntamente, c</text:span><text:span text:style-name="T125">om os órgãos de segurança pública da União e do Estado e, nas hipóteses previstas nos incisos XIII e XIV deste artigo, diante do comparecimento de órgão, descrito nos incisos do "caput" do Art. 144 da Constituição Federal, deverá a Guarda Civil prestar tod</text:span><text:span text:style-name="T126">o o apoio à continuidade do atendimento.</text:span></text:p>
        <text:p text:style-name="P127"><text:line-break/>Capítulo IV<text:line-break/>DOS CARGOS PERMANENTES, COMISSIONADOS E FUNÇÕES GRATIFICADAS</text:p>
        <text:p text:style-name="P128"><text:span text:style-name="T129"><text:line-break/></text:span><text:bookmark-start text:name="artigo_6"/><text:bookmark-end text:name="artigo_6"/><text:span text:style-name="T130">Art. 6º</text:span><text:span text:style-name="T131"> A Guarda Civil Municipal terá os seguintes cargos permanentes, cargos em comissão e funções gratificadas:</text:span><text:span text:style-name="T132"><text:line-break/></text:span><text:span text:style-name="T133"><text:line-break/></text:span><text:span text:style-name="T134">Numero Cargo Carga Horári</text:span><text:span text:style-name="T135">a</text:span><text:span text:style-name="T136"><text:line-break/></text:span><text:span text:style-name="T137"><text:line-break/></text:span><text:span text:style-name="T138">25 Guarda Civil 40</text:span><text:span text:style-name="T139"><text:line-break/></text:span><text:span text:style-name="T140"><text:line-break/></text:span><text:span text:style-name="T141">Numero Cargo FG/CC</text:span><text:span text:style-name="T142"><text:line-break/></text:span><text:span text:style-name="T143"><text:line-break/></text:span><text:span text:style-name="T144">1 Superintendente FG/CC 07</text:span><text:span text:style-name="T145"><text:line-break/></text:span><text:span text:style-name="T146"><text:line-break/></text:span><text:span text:style-name="T147">1 Superintendente Adjunto FG/CC 06</text:span><text:span text:style-name="T148"><text:line-break/></text:span><text:span text:style-name="T149"><text:line-break/></text:span><text:span text:style-name="T150">1 Inspetor Geral FG/CC 06</text:span><text:span text:style-name="T151"><text:line-break/></text:span><text:span text:style-name="T152"><text:line-break/></text:span><text:span text:style-name="T153">1 Subinspetor FG/CC 06</text:span><text:span text:style-name="T154"><text:line-break/></text:span><text:span text:style-name="T155"><text:line-break/></text:span><text:span text:style-name="T156">1 Corregedor FG/CC 07</text:span><text:span text:style-name="T157"><text:line-break/></text:span><text:span text:style-name="T158"><text:line-break/></text:span><text:span text:style-name="T159">1 Ouvidor FG/CC 07</text:span><text:span text:style-name="T160"><text:line-break/></text:span><text:span text:style-name="T161"><text:line-break/></text:span><text:span text:style-name="T162">§ 1º As Funções Gratificadas, as Gratificações de Funçã</text:span><text:span text:style-name="T163">o e os Cargos em Comissão que se criam por esta Lei são remunerados pelos mesmos valores e índices estabelecidos pela Lei Municipal nº 3.375/1997.</text:span><text:span text:style-name="T164"><text:line-break/></text:span><text:span text:style-name="T165"><text:line-break/></text:span><text:span text:style-name="T166">§ 2º A Função Gratificada será incorporada ao vencimento do servidor que a tenha exercido ou que a venha exe</text:span><text:span text:style-name="T167">rcer durante 5 (cinco) anos consecutivos ou 10 (dez) anos intercalados.</text:span><text:span text:style-name="T168"><text:line-break/></text:span><text:span text:style-name="T169"><text:line-break/></text:span><text:span text:style-name="T170">§ 3º Os cargos em comissão, gratificações de funções e funções gratificadas terão provimento com base no critério de confiança, sendo de livre nomeação e exoneração por ato do Prefeit</text:span><text:span text:style-name="T171">o Municipal.</text:span><text:span text:style-name="T172"><text:line-break/></text:span><text:span text:style-name="T173"><text:line-break/></text:span><text:span text:style-name="T174">§ 4º Os cargos em comissão somente serão providos por pessoas que não possuam vínculo com qualquer esfera governamental, a Gratificação de Função destina - se ao servidor, que cedido de outro órgão governamental, preste serviço na Guarda Muni</text:span><text:span text:style-name="T175">cipal e a Função Gratificada é específica dos funcionários de cargo permanente regidos pelo presente Plano de Carreira.</text:span><text:span text:style-name="T176"><text:line-break/></text:span><text:span text:style-name="T177"><text:line-break/></text:span><text:span text:style-name="T178">§ 5º Nos primeiros 4 (quatro) anos de funcionamento, a Guarda Municipal poderá ser dirigida por profissional estranho a seu quadro, pre</text:span><text:span text:style-name="T179">ferencialmente com experiência ou formação na área de<text:s/></text:span><text:soft-page-break/><text:span text:style-name="T180">segurança ou defesa social, atendido o disposto no "caput".</text:span><text:span text:style-name="T181"><text:line-break/></text:span><text:span text:style-name="T182"><text:line-break/></text:span><text:span text:style-name="T183">§ 6º Os cargos de carreira de Superintendente, Superintendente Adjunto e Inspetores, ao término do prazo previsto no parágrafo anterior, enqu</text:span><text:span text:style-name="T184">anto não houver guarda de 4ª classe, poderão ser preenchidos por guarda de 3ª ou 2ª classe.</text:span><text:span text:style-name="T185"><text:line-break/></text:span><text:span text:style-name="T186"><text:line-break/></text:span><text:span text:style-name="T187">CAPÍTULO V SEÇÃO I</text:span><text:span text:style-name="T188"><text:line-break/></text:span><text:span text:style-name="T189">DAS CLASSES</text:span><text:span text:style-name="T190"><text:line-break/></text:span><text:span text:style-name="T191"><text:line-break/></text:span><text:bookmark-start text:name="artigo_7"/><text:bookmark-end text:name="artigo_7"/><text:span text:style-name="T192">Art. 7º</text:span><text:span text:style-name="T193"> Fica instituída a carreira da Guarda Civil Municipal composta pelos cargos de provimento efetivo com suas respectivas class</text:span><text:span text:style-name="T194">es e padrões.</text:span><text:span text:style-name="T195"><text:line-break/></text:span><text:span text:style-name="T196"><text:line-break/></text:span><text:bookmark-start text:name="artigo_8"/><text:bookmark-end text:name="artigo_8"/><text:span text:style-name="T197">Art. 8º</text:span><text:span text:style-name="T198"> A carreira única da Guarda Civil é composta das seguintes classes: I - superintendente;</text:span><text:span text:style-name="T199"><text:line-break/></text:span><text:span text:style-name="T200"><text:line-break/></text:span><text:span text:style-name="T201">II - superintendente adjunto;</text:span><text:span text:style-name="T202"><text:line-break/></text:span><text:span text:style-name="T203"><text:line-break/></text:span><text:span text:style-name="T204">III - inspetor Geral-guarda civil de 4ª classe; IV - sub Inspetor - guarda civil de 4ª classe;</text:span><text:span text:style-name="T205"><text:line-break/></text:span><text:span text:style-name="T206"><text:line-break/></text:span><text:span text:style-name="T207">VI - guarda civil</text:span><text:span text:style-name="T208"><text:s/>de 4ª classe; VII - guarda civil de 3ª classe; VIII - guarda civil de 2ª classe; IX - guarda civil de 1ª classe.</text:span><text:span text:style-name="T209"><text:line-break/></text:span><text:span text:style-name="T210"><text:line-break/></text:span><text:span text:style-name="T211">§ 1º A graduação de 1ª classe constitui a classe inicial da carreira única da</text:span><text:span text:style-name="T212"><text:line-break/></text:span><text:span text:style-name="T213">Guarda Municipal.</text:span><text:span text:style-name="T214"><text:line-break/></text:span><text:span text:style-name="T215"><text:line-break/></text:span><text:span text:style-name="T216">§ 2º O alto comando da Guarda Civil compete<text:s/></text:span><text:span text:style-name="T217">ao Secretário Municipal de</text:span><text:span text:style-name="T218"><text:line-break/></text:span><text:span text:style-name="T219">Segurança e Mobilidade.</text:span><text:span text:style-name="T220"><text:line-break/></text:span><text:span text:style-name="T221"><text:line-break/></text:span><text:span text:style-name="T222">§ 3º A cada uma das classes na hierarquia da Guarda Municipal corresponderá uma única insígnia conforme venha ser estabelecido em Decreto do Poder Executivo.</text:span></text:p>
        <text:p text:style-name="P223"><text:line-break/>SEÇÃO II<text:line-break/>DA HIERARQUIA</text:p>
        <text:p text:style-name="P224"><text:span text:style-name="T225"><text:line-break/></text:span><text:bookmark-start text:name="artigo_9"/><text:bookmark-end text:name="artigo_9"/><text:span text:style-name="T226">Art. 9º</text:span><text:span text:style-name="T227"> A hierarquia<text:s/></text:span><text:span text:style-name="T228">e a disciplina constituem a base institucional da Guarda</text:span><text:span text:style-name="T229"><text:line-break/></text:span><text:span text:style-name="T230"><text:line-break/></text:span><text:span text:style-name="T231">CIVIL - sendo que a autoridade e a responsabilidade crescem conforme o grau hierárquico.</text:span><text:span text:style-name="T232"><text:line-break/></text:span><text:span text:style-name="T233"><text:line-break/></text:span><text:span text:style-name="T234">§ 1º Hierarquia - é à disposição da autoridade em níveis diferenciados dentro da estrutura da Guarda Municip</text:span><text:span text:style-name="T235">al, sendo que a ordenação se faz por avanços na classe pelos critérios de merecimento e antiguidade.</text:span><text:span text:style-name="T236"><text:line-break/></text:span><text:span text:style-name="T237"><text:line-break/></text:span><text:span text:style-name="T238">§ 2º Disciplina - é a fiel observância que se deve dar às leis, regulamentos, normas e atos que fundamentam e justificam a existência da Guarda Civil, tra</text:span><text:span text:style-name="T239">duzindo-se pelo mais absoluto cumprimento do dever por parte de todos e de modo particular a cada integrante da corporação.</text:span><text:span text:style-name="T240"><text:line-break/></text:span><text:span text:style-name="T241"><text:line-break/></text:span><text:bookmark-start text:name="artigo_10"/><text:bookmark-end text:name="artigo_10"/><text:span text:style-name="T242">Art. 10</text:span><text:span text:style-name="T243"> O Superintendente da Guarda Civil Municipal, que é a maior graduação que pode chegar o Guarda Civil dentro da evolução de s</text:span><text:span text:style-name="T244">eu cargo, será nomeado pelo Prefeito dentre os integrantes da 4ª Classe, com observância dos §§ 5º e 6º do Art. 6º, em lista tríplice formada pelo órgão de representação da respectiva carreira.</text:span><text:span text:style-name="T245"><text:line-break/></text:span><text:span text:style-name="T246"><text:line-break/></text:span><text:span text:style-name="T247">§ 1º São atribuições do Superintendente: dirigir e coordenar<text:s/></text:span><text:span text:style-name="T248">o trabalho da corporação na sua parte<text:s/></text:span><text:soft-page-break/><text:span text:style-name="T249">técnica e administrativa:</text:span><text:span text:style-name="T250"><text:line-break/></text:span><text:span text:style-name="T251"><text:line-break/></text:span><text:span text:style-name="T252">I - prestar apoio operacional e disciplinar, em especial, no aspecto do planejamento de ações e de fiscalizações ao serviço sob a responsabilidade da Guarda Civil;</text:span><text:span text:style-name="T253"><text:line-break/></text:span><text:span text:style-name="T254"><text:line-break/></text:span><text:span text:style-name="T255">II - apresentar ao Secretá</text:span><text:span text:style-name="T256">rio de Segurança e Mobilidade propostas de melhorias e adequações referentes ao efetivo, ao orçamento e ao treinamento, bem como programas, projetos e normas de ação:</text:span><text:span text:style-name="T257"><text:line-break/></text:span><text:span text:style-name="T258"><text:line-break/></text:span><text:span text:style-name="T259">III - desempenhar outras tarefas compatíveis com a posição;</text:span><text:span text:style-name="T260"><text:line-break/></text:span><text:span text:style-name="T261"><text:line-break/></text:span><text:span text:style-name="T262">IV - dar conhecimento pela<text:s/></text:span><text:span text:style-name="T263">via hierárquica ou qualquer outro meio, de ocorrência grave envolvendo membro da Guarda Municipal e determinar as providências que o fato requer dando ciência imediata ao Secretário Municipal de Segurança.</text:span><text:span text:style-name="T264"><text:line-break/></text:span><text:span text:style-name="T265"><text:line-break/></text:span><text:span text:style-name="T266">§ 2º O Superintendente Adjunto será de livre esco</text:span><text:span text:style-name="T267">lha do Superintendente da Guarda Civil, escolhido entre os ocupantes do cargo da 4ª classe, nomeado pelo Secretário Municipal de Segurança e Mobilidade e substituirá o Superintendente nos seus eventuais afastamentos.</text:span><text:span text:style-name="T268"><text:line-break/></text:span><text:span text:style-name="T269"><text:line-break/></text:span><text:span text:style-name="T270">§ 3º Conforme a criação de segmentos e</text:span><text:span text:style-name="T271">speciais da Guarda Civil serão criados departamentos, cujos diretores serão indicados pelo seu Superintendente.</text:span><text:span text:style-name="T272"><text:line-break/></text:span><text:span text:style-name="T273"><text:line-break/></text:span><text:bookmark-start text:name="artigo_11"/><text:bookmark-end text:name="artigo_11"/><text:span text:style-name="T274">Art. 11</text:span><text:span text:style-name="T275"> Ao Inspetor Geral da Guarda Civil compete:</text:span><text:span text:style-name="T276"><text:line-break/></text:span><text:span text:style-name="T277"><text:line-break/></text:span><text:span text:style-name="T278">I - distribuir as tarefas dos demais inspetores e transmitir a estes as ordens emanadas do<text:s/></text:span><text:span text:style-name="T279">escalão superior da corporação;</text:span><text:span text:style-name="T280"><text:line-break/></text:span><text:span text:style-name="T281"><text:line-break/></text:span><text:span text:style-name="T282">II - fiscalizar o trato dos guardas civis para com o público; III - inspecionar o emprego do armamento;</text:span><text:span text:style-name="T283"><text:line-break/></text:span><text:span text:style-name="T284"><text:line-break/></text:span><text:span text:style-name="T285">IV - encaminhar à Superintendência as dúvidas e os conflitos que não possa solucionar;</text:span><text:span text:style-name="T286"><text:line-break/></text:span><text:span text:style-name="T287"><text:line-break/></text:span><text:span text:style-name="T288">V - fiscalizar e fazer rondas<text:s/></text:span><text:span text:style-name="T289">periódicas nos postos de serviços da Guarda</text:span><text:span text:style-name="T290"><text:line-break/></text:span><text:span text:style-name="T291">Municipal;</text:span><text:span text:style-name="T292"><text:line-break/></text:span><text:span text:style-name="T293"><text:line-break/></text:span><text:span text:style-name="T294">VI - prestar assistência ao Superintendente Adjunto quando este solicitar;</text:span><text:span text:style-name="T295"><text:line-break/></text:span><text:span text:style-name="T296"><text:line-break/></text:span><text:span text:style-name="T297">VII - Elaborar relatórios mensais e anuais relativos à atividade da Guarda</text:span><text:span text:style-name="T298"><text:line-break/></text:span><text:span text:style-name="T299">Municipal;</text:span><text:span text:style-name="T300"><text:line-break/></text:span><text:span text:style-name="T301"><text:line-break/></text:span><text:span text:style-name="T302">VIII - sempre que tiver ciência de fa</text:span><text:span text:style-name="T303">to grave envolvendo membro da Guarda, tomar providências necessárias e repassar a ocorrência ao escalão superior.</text:span><text:span text:style-name="T304"><text:line-break/></text:span><text:span text:style-name="T305"><text:line-break/></text:span><text:bookmark-start text:name="artigo_12"/><text:bookmark-end text:name="artigo_12"/><text:span text:style-name="T306">Art. 12</text:span><text:span text:style-name="T307"> Ao Subinspetor, compete:</text:span><text:span text:style-name="T308"><text:line-break/></text:span><text:span text:style-name="T309"><text:line-break/></text:span><text:span text:style-name="T310">I - distribuir as tarefas dos guardas civis e transmitir aos mesmos as ordens emanadas do superior imediato</text:span><text:span text:style-name="T311">;</text:span><text:span text:style-name="T312"><text:line-break/></text:span><text:span text:style-name="T313"><text:line-break/></text:span><text:span text:style-name="T314">II - inspecionar o emprego do armamento, munição e manutenção;</text:span><text:span text:style-name="T315"><text:line-break/></text:span><text:span text:style-name="T316"><text:line-break/></text:span><text:span text:style-name="T317">III - orientar os guardas civis nas situações decorrentes de suas atividades; IV - auxiliar o Inspetor Geral na fiscalização da Guarda Civil;</text:span><text:span text:style-name="T318"><text:line-break/></text:span><text:soft-page-break/><text:span text:style-name="T319"><text:line-break/></text:span><text:span text:style-name="T320">V - inspecionar a apresentação dos guardas em<text:s/></text:span><text:span text:style-name="T321">serviços e fora dele desde que</text:span><text:span text:style-name="T322"><text:line-break/></text:span><text:span text:style-name="T323"><text:line-break/></text:span><text:span text:style-name="T324">uniformizados;</text:span><text:span text:style-name="T325"><text:line-break/></text:span><text:span text:style-name="T326"><text:line-break/></text:span><text:span text:style-name="T327">VI - intermediar a colaboração e o bom relacionamento entre os guardas e os servidores públicos de outros órgãos;</text:span><text:span text:style-name="T328"><text:line-break/></text:span><text:span text:style-name="T329"><text:line-break/></text:span><text:span text:style-name="T330">VII - zelar pela manutenção da hierarquia e da disciplina da Guarda Civil;</text:span><text:span text:style-name="T331"><text:line-break/></text:span><text:span text:style-name="T332"><text:line-break/></text:span><text:span text:style-name="T333">VIII - em caso de</text:span><text:span text:style-name="T334"><text:s/>conflito armado envolvendo membro da Guarda Civil, comparecer ao local do fato tomando as providências legais cabíveis e comunicar o ocorrido ao superior imediato.</text:span></text:p>
        <text:p text:style-name="P335"><text:line-break/>SEÇÃO III<text:line-break/>DA CORREGEDORIA E DA OUVIDORIA</text:p>
        <text:p text:style-name="P336"><text:span text:style-name="T337"><text:line-break/></text:span><text:bookmark-start text:name="artigo_13"/><text:bookmark-end text:name="artigo_13"/><text:span text:style-name="T338">Art. 13</text:span><text:span text:style-name="T339"> A Corregedoria é o órgão de controle int</text:span><text:span text:style-name="T340">erno da Guarda Civil Municipal, responsável por auxiliar na orientação, direção, planejamento, coordenação, supervisão, fiscalização dos servidores bem como na elaboração dos processos administrativos disciplinares.</text:span><text:span text:style-name="T341"><text:line-break/></text:span><text:span text:style-name="T342"><text:line-break/></text:span><text:span text:style-name="T343">Parágrafo único. Ao Corregedor compete:</text:span><text:span text:style-name="T344"><text:line-break/></text:span><text:span text:style-name="T345"><text:line-break/></text:span><text:span text:style-name="T346">I - auxiliar no planejamento e supervisão das atividades dos Guardas Civis exercendo o controle quanto ao comportamento ético, social e funcional dos integrantes da corporação;</text:span><text:span text:style-name="T347"><text:line-break/></text:span><text:span text:style-name="T348"><text:line-break/></text:span><text:span text:style-name="T349">II - receber e apurar as comunicações e informações sobre os casos que, em t</text:span><text:span text:style-name="T350">ese configurem infrações;</text:span><text:span text:style-name="T351"><text:line-break/></text:span><text:span text:style-name="T352"><text:line-break/></text:span><text:span text:style-name="T353">III - realizar fiscalizações e inspeções;</text:span><text:span text:style-name="T354"><text:line-break/></text:span><text:span text:style-name="T355"><text:line-break/></text:span><text:span text:style-name="T356">IV - auxiliar e acompanhar as avaliações dos servidores em estágio probatório;</text:span><text:span text:style-name="T357"><text:line-break/></text:span><text:span text:style-name="T358"><text:line-break/></text:span><text:span text:style-name="T359">V - controlar e fiscalizar o uso do armamento da Guarda Civil, assim como o seu treinamento na forma da le</text:span><text:span text:style-name="T360">gislação vigente;</text:span><text:span text:style-name="T361"><text:line-break/></text:span><text:span text:style-name="T362"><text:line-break/></text:span><text:span text:style-name="T363">VI - controlar e fiscalizar o uso da força pela Guarda Civil na forma da Lei;</text:span><text:span text:style-name="T364"><text:line-break/></text:span><text:span text:style-name="T365"><text:line-break/></text:span><text:span text:style-name="T366">VII - articular-se, mediante comunicação aos órgãos competentes para inquérito policial sobre todo e qualquer ato cometido pelos integrantes da Guarda Municip</text:span><text:span text:style-name="T367">al;</text:span><text:span text:style-name="T368"><text:line-break/></text:span><text:span text:style-name="T369"><text:line-break/></text:span><text:span text:style-name="T370">VII - proceder de ofício ao tomar conhecimento sobre denúncias e reclamações e representações, promovendo, de imediato, a instauração de procedimento adequado, requisitando informações, recolhendo provas e indícios e adotando medidas administrativas,<text:s/></text:span><text:span text:style-name="T371">cíveis ou criminais cabíveis;</text:span><text:span text:style-name="T372"><text:line-break/></text:span><text:span text:style-name="T373"><text:line-break/></text:span><text:span text:style-name="T374">VIII - promover o acompanhamento de inquérito policial ou processo judicial em que haja envolvimento de guarda municipal.</text:span><text:span text:style-name="T375"><text:line-break/></text:span><text:span text:style-name="T376"><text:line-break/></text:span><text:bookmark-start text:name="artigo_14"/><text:bookmark-end text:name="artigo_14"/><text:span text:style-name="T377">Art. 14</text:span><text:span text:style-name="T378"> A Ouvidoria é o Órgão de controle externo da Guarda Civil Municipal, com o objetivo de assegur</text:span><text:span text:style-name="T379">ar, de modo permanente e eficaz, a preservação dos princípios</text:span><text:span text:style-name="T380"><text:line-break/></text:span><text:span text:style-name="T381"><text:line-break/></text:span><text:span text:style-name="T382">da legalidade, moralidade, impessoalidade, imparcialidade, razoabilidade, finalidade, publicidade e<text:s/></text:span><text:soft-page-break/><text:span text:style-name="T383">eficiência dos atos praticados pelos servidores da GCM.</text:span><text:span text:style-name="T384"><text:line-break/></text:span><text:span text:style-name="T385"><text:line-break/></text:span><text:span text:style-name="T386">Parágrafo único. Ao Ouvidor compete:</text:span><text:span text:style-name="T387"><text:line-break/></text:span><text:span text:style-name="T388"><text:line-break/></text:span><text:span text:style-name="T389">I - receber e dar o devido encaminhamento às denúncias, reclamações, críticas, elogios, representação e notícias sobre irregularidades. Omissões ou atos considerados ilegais, arbitrários, desonestos, indecorosos, antiéticos ou que violem os direitos huma</text:span><text:span text:style-name="T390">nos individuais ou coletivos atribuídos aos integrantes da Guarda Civil e aos Agentes de Trânsito;</text:span><text:span text:style-name="T391"><text:line-break/></text:span><text:span text:style-name="T392"><text:line-break/></text:span><text:span text:style-name="T393">II - articular-se com a Secretaria de Segurança e Mobilidade, com a Corregedoria e com os demais órgãos e instituições municipais para o recebimento e apura</text:span><text:span text:style-name="T394">ção de fatos vinculados aos agentes e no desempenho de suas funções;</text:span><text:span text:style-name="T395"><text:line-break/></text:span><text:span text:style-name="T396"><text:line-break/></text:span><text:span text:style-name="T397">III - encaminhar sugestões sobre o funcionamento dos serviços da guarda municipal;</text:span><text:span text:style-name="T398"><text:line-break/></text:span><text:span text:style-name="T399"><text:line-break/></text:span><text:span text:style-name="T400">IV - auxiliar no estudo, planejamento e desenvolvimento de políticas públicas de segurança;</text:span><text:span text:style-name="T401"><text:line-break/></text:span><text:span text:style-name="T402"><text:line-break/></text:span><text:span text:style-name="T403">V - infor</text:span><text:span text:style-name="T404">mar os resultados aos interessados, garantindo-lhe orientações e respostas;</text:span><text:span text:style-name="T405"><text:line-break/></text:span><text:span text:style-name="T406"><text:line-break/></text:span><text:span text:style-name="T407">VI - estabelecer canais de comunicação com a comunidade que venham a facilitar e agilizar o fluxo das informações e solução de seus pleitos.</text:span><text:span text:style-name="T408"><text:line-break/></text:span><text:span text:style-name="T409"><text:line-break/></text:span><text:bookmark-start text:name="artigo_15"/><text:bookmark-end text:name="artigo_15"/><text:span text:style-name="T410">Art. 15</text:span><text:span text:style-name="T411"> Aos guardas civis de 1ª, 2ª e</text:span><text:span text:style-name="T412"><text:s/>3ª classe, respeitada a ordem hierárquica, competem:</text:span><text:span text:style-name="T413"><text:line-break/></text:span><text:span text:style-name="T414"><text:line-break/></text:span><text:span text:style-name="T415">I - executar policiamento preventivo, uniformizado e armado, conforme previsto em Lei;</text:span><text:span text:style-name="T416"><text:line-break/></text:span><text:span text:style-name="T417"><text:line-break/></text:span><text:span text:style-name="T418">II - exercer a vigilância interna e externa;</text:span><text:span text:style-name="T419"><text:line-break/></text:span><text:span text:style-name="T420"><text:line-break/></text:span><text:span text:style-name="T421">III - garantir a segurança para o funcionamento dos serviços de res</text:span><text:span text:style-name="T422">ponsabilidade do Município;</text:span><text:span text:style-name="T423"><text:line-break/></text:span><text:span text:style-name="T424"><text:line-break/></text:span><text:span text:style-name="T425">IV - colaborar com a prevenção e combate de incêndios e calamidades públicas; V - orientar o público em geral quando necessário;</text:span><text:span text:style-name="T426"><text:line-break/></text:span><text:span text:style-name="T427"><text:line-break/></text:span><text:span text:style-name="T428">VI - orientar, fiscalizar e controlar o trânsito de pedestres e veículos em vias públicas;</text:span><text:span text:style-name="T429"><text:line-break/></text:span><text:span text:style-name="T430"><text:line-break/></text:span><text:span text:style-name="T431">VII -</text:span><text:span text:style-name="T432"><text:s/>cumprir fielmente as ordens legais emanadas dos superiores hierárquicos; VIII - exercer outras atividades determinadas pela Superintendência da Guarda</text:span><text:span text:style-name="T433"><text:line-break/></text:span><text:span text:style-name="T434"><text:line-break/></text:span><text:span text:style-name="T435">CIVIL -</text:span></text:p>
        <text:p text:style-name="P436"><text:line-break/>Capítulo VI<text:line-break/>DO INGRESSO NA CARREIRA</text:p>
        <text:p text:style-name="P437"><text:span text:style-name="T438"><text:line-break/></text:span><text:bookmark-start text:name="artigo_16"/><text:bookmark-end text:name="artigo_16"/><text:span text:style-name="T439">Art. 16</text:span><text:span text:style-name="T440"> O ingresso na carreira de guarda civil será feito</text:span><text:span text:style-name="T441"><text:s/>mediante concurso público de provas e títulos e, concluído com êxito o curso de Formação de Guarda Civil, sempre na classe e padrão inicial da carreira.</text:span><text:span text:style-name="T442"><text:line-break/></text:span><text:span text:style-name="T443"><text:line-break/></text:span><text:bookmark-start text:name="artigo_17"/><text:bookmark-end text:name="artigo_17"/><text:span text:style-name="T444">Art. 17</text:span><text:span text:style-name="T445"> Constituem requisitos de provimento do cargo inicial da carreira de guarda civil:</text:span><text:span text:style-name="T446"><text:line-break/></text:span><text:span text:style-name="T447"><text:line-break/></text:span><text:span text:style-name="T448">I - nacion</text:span><text:span text:style-name="T449">alidade brasileira;</text:span><text:span text:style-name="T450"><text:line-break/></text:span><text:span text:style-name="T451"><text:line-break/></text:span><text:span text:style-name="T452">II - gozo dos direitos políticos;</text:span><text:span text:style-name="T453"><text:line-break/></text:span><text:span text:style-name="T454"><text:line-break/></text:span><text:span text:style-name="T455">III - quitação com as obrigações militares e eleitorais; IV - ensino médio completo;</text:span><text:span text:style-name="T456"><text:line-break/></text:span><text:span text:style-name="T457"><text:line-break/></text:span><text:span text:style-name="T458">V - idade mínima de 18 anos completos; VI - aptidão física, mental e psicológica;</text:span><text:span text:style-name="T459"><text:line-break/></text:span><text:span text:style-name="T460"><text:line-break/></text:span><text:span text:style-name="T461">VII - idoneidade moral comprova</text:span><text:span text:style-name="T462">da por investigação social e certidões expedidas pelos poderes competentes;</text:span><text:span text:style-name="T463"><text:line-break/></text:span><text:span text:style-name="T464"><text:line-break/></text:span><text:span text:style-name="T465">VIII - não estar incompatibilizado para o serviço público em razão de penalidade</text:span><text:span text:style-name="T466"><text:line-break/></text:span><text:span text:style-name="T467"><text:line-break/></text:span><text:span text:style-name="T468">sofrida;</text:span><text:span text:style-name="T469"><text:line-break/></text:span><text:span text:style-name="T470"><text:line-break/></text:span><text:span text:style-name="T471">IX - prévia aprovação no concurso público;</text:span><text:span text:style-name="T472"><text:line-break/></text:span><text:span text:style-name="T473"><text:line-break/></text:span><text:span text:style-name="T474">X - carteira de habilitação, no mínimo das<text:s/></text:span><text:span text:style-name="T475">categorias A e B.</text:span><text:span text:style-name="T476"><text:line-break/></text:span><text:span text:style-name="T477"><text:line-break/></text:span><text:span text:style-name="T478">§ 1º Os aprovados no concurso para a guarda civil, para o ingresso na função, deverão submeter-se ao teste de aptidão física e às exigências do Serviço de Biometria Médica do Município.</text:span><text:span text:style-name="T479"><text:line-break/></text:span><text:span text:style-name="T480"><text:line-break/></text:span><text:span text:style-name="T481">§ 2º A aptidão psicológica, referida no inciso VI,</text:span><text:span text:style-name="T482"><text:s/>será aferida em avaliação mediante instrumentos psicológicos específicos destinados a verificar as características pessoais do candidato e sua adequabilidade às atribuições do cargo, com especial atenção ao porte de arma em conformidade com a legislação v</text:span><text:span text:style-name="T483">igente, colocando o indicativo "apto" ou "inapto" para o exercício da função de Guarda Civil.</text:span><text:span text:style-name="T484"><text:line-break/></text:span><text:span text:style-name="T485"><text:line-break/></text:span><text:span text:style-name="T486">§ 3º A idoneidade moral ilibada a que se refere o inciso VII deverá ser comprovada mediante a apresentação dos seguintes documentos:</text:span><text:span text:style-name="T487"><text:line-break/></text:span><text:span text:style-name="T488"><text:line-break/></text:span><text:span text:style-name="T489">I - certidão dos distribuid</text:span><text:span text:style-name="T490">ores criminais das justiças: estadual, federal, militar e eleitoral do domicílio do candidato;</text:span><text:span text:style-name="T491"><text:line-break/></text:span><text:span text:style-name="T492"><text:line-break/></text:span><text:span text:style-name="T493">II - certidão de exercício, com declaração positiva ou negativa, de aplicação de penalidade decorrente de processo disciplinar, na hipótese de o candidato ter o</text:span><text:span text:style-name="T494">u não ter</text:span><text:span text:style-name="T495"><text:line-break/></text:span><text:span text:style-name="T496"><text:line-break/></text:span><text:span text:style-name="T497">sido servidor público no âmbito das administrações direta ou indireta, federal, estadual ou municipal ou declaração subscrita pelo candidato de não ter exercido serviço público sob as penas da Lei;</text:span><text:span text:style-name="T498"><text:line-break/></text:span><text:span text:style-name="T499"><text:line-break/></text:span><text:span text:style-name="T500">III - atestado de antecedentes criminais, emit</text:span><text:span text:style-name="T501">ido pelas Polícias Civil e Federal.</text:span><text:span text:style-name="T502"><text:line-break/></text:span><text:span text:style-name="T503"><text:line-break/></text:span><text:span text:style-name="T504">§ 4º Durante o Curso de Formação de Guarda Municipal, mediante a assinatura do Termo de Compromisso, o candidato deverá observar o regime disciplinar da guarda civil, cujo descumprimento implicará em desligamento do cur</text:span><text:span text:style-name="T505">so.</text:span><text:span text:style-name="T506"><text:line-break/></text:span><text:span text:style-name="T507"><text:line-break/></text:span><text:span text:style-name="T508">§ 5º É facultada ao Município de Bagé a criação de órgão de formação, treinamento e aperfeiçoamento dos integrantes da Guarda Civil.</text:span><text:span text:style-name="T509"><text:line-break/></text:span><text:span text:style-name="T510"><text:line-break/></text:span><text:span text:style-name="T511">§ 6º O município poderá firmar convênios ou consorciar-se, visando ao atendimento do parágrafo anterior.</text:span><text:span text:style-name="T512"><text:line-break/></text:span><text:span text:style-name="T513"><text:line-break/></text:span><text:span text:style-name="T514">§ 7º Para a</text:span><text:span text:style-name="T515"><text:s/>composição do efetivo feminino da Guarda Civil Municipal de Bagé, fica reservado o percentual de no mínimo 8%(oito por cento) do quantitativo dos cargos públicos da guarda municipal.</text:span></text:p>
        <text:p text:style-name="P516"><text:line-break/>Capítulo VII<text:line-break/>DO CONCURSO PÚBLICO</text:p>
        <text:p text:style-name="P517"><text:span text:style-name="T518"><text:line-break/></text:span><text:bookmark-start text:name="artigo_18"/><text:bookmark-end text:name="artigo_18"/><text:span text:style-name="T519">Art. 18</text:span><text:span text:style-name="T520"> A investidura em cargo<text:s/></text:span><text:span text:style-name="T521">inicial da guarda civil de provimento efetivo será feita mediante aprovação em concurso público de caráter eliminatório e classificatório compreendendo provas e títulos.</text:span><text:span text:style-name="T522"><text:line-break/></text:span><text:span text:style-name="T523"><text:line-break/></text:span><text:bookmark-start text:name="artigo_19"/><text:bookmark-end text:name="artigo_19"/><text:span text:style-name="T524">Art. 19</text:span><text:span text:style-name="T525"> O Concurso destinado a apurar a qualificação profissional exigida para o ingr</text:span><text:span text:style-name="T526">esso na carreira de guarda civil poderá ser desenvolvido em etapas conforme dispuser o edital, observadas as características e o perfil do cargo a ser provido, compreendendo:</text:span><text:span text:style-name="T527"><text:line-break/></text:span><text:span text:style-name="T528"><text:line-break/></text:span><text:span text:style-name="T529">I - provas e títulos;</text:span><text:span text:style-name="T530"><text:line-break/></text:span><text:span text:style-name="T531"><text:line-break/></text:span><text:span text:style-name="T532">II - prova de aptidão física mediante testes físicos e ex</text:span><text:span text:style-name="T533">ames médicos, na forma do edital, de caráter eliminatório;</text:span><text:span text:style-name="T534"><text:line-break/></text:span><text:span text:style-name="T535"><text:line-break/></text:span><text:span text:style-name="T536">III - cumprimento do Programa de Formação Inicial.</text:span><text:span text:style-name="T537"><text:line-break/></text:span><text:span text:style-name="T538"><text:line-break/></text:span><text:span text:style-name="T539">§ 1º As provas poderão ser constituídas de questões objetivas e/ou subjetivas, especificando o conteúdo programático do edital, sendo de caráter</text:span><text:span text:style-name="T540"><text:s/>eliminatório e classificatório;</text:span><text:span text:style-name="T541"><text:line-break/></text:span><text:span text:style-name="T542"><text:line-break/></text:span><text:span text:style-name="T543">§ 2º A prova de títulos será realizada como etapa posterior à prova escrita e, somente apresentarão os títulos, os candidatos aprovados nas provas anteriores, devendo o edital especificar os títulos admitidos, formas de ap</text:span><text:span text:style-name="T544">resentação e a sua pontuação, sendo estes apenas de caráter classificatório.</text:span><text:span text:style-name="T545"><text:line-break/></text:span><text:span text:style-name="T546"><text:line-break/></text:span><text:span text:style-name="T547">§ 3º Os candidatos classificados nas provas e títulos serão convocados para a prova de aptidão física, devendo o edital indicar o tipo de prova, as técnicas admitidas e o desempe</text:span><text:span text:style-name="T548">nho mínimo para a classificação.</text:span><text:span text:style-name="T549"><text:line-break/></text:span><text:span text:style-name="T550"><text:line-break/></text:span><text:span text:style-name="T551">§ 4º Os candidatos classificados nas provas serão matriculados no Curso de</text:span><text:span text:style-name="T552"><text:line-break/></text:span><text:span text:style-name="T553">Formação Inicial em número determinado no edital de abertura do concurso.</text:span><text:span text:style-name="T554"><text:line-break/></text:span><text:span text:style-name="T555"><text:line-break/></text:span><text:span text:style-name="T556">§ 5º O candidato classificado nas provas e matriculados no Curso de Form</text:span><text:span text:style-name="T557">ação Inicial, perceberá a título de ajuda financeira, 80% (oitenta por cento) do vencimento inicial do cargo pleiteado, salvo opção pelo vencimento e vantagens pecuniárias do cargo que estiver exercendo, caso seja servidor do município.</text:span><text:span text:style-name="T558"><text:line-break/></text:span><text:span text:style-name="T559"><text:line-break/></text:span><text:span text:style-name="T560">§ 6º A classificaç</text:span><text:span text:style-name="T561">ão final será o resultado do somatório dos pontos obtidos pelos candidatos nas etapas que terão pesos estabelecidos no edital.</text:span><text:span text:style-name="T562"><text:line-break/></text:span><text:span text:style-name="T563"><text:line-break/></text:span><text:span text:style-name="T564">§ 7º Concluído o concurso público e homologado os seus resultados, terão direito a ingresso no Curso de Formação da Guarda Civil</text:span><text:span text:style-name="T565">, os candidatos aprovados dentro do limite de vagas no cargo estabelecido no edital, obedecida a ordem de classificação, ficando os demais candidatos mantidos no cadastro de reserva dos concursados.</text:span><text:span text:style-name="T566"><text:line-break/></text:span><text:span text:style-name="T567"><text:line-break/></text:span><text:bookmark-start text:name="artigo_20"/><text:bookmark-end text:name="artigo_20"/><text:span text:style-name="T568">Art. 20</text:span><text:span text:style-name="T569"> O concurso terá validade de 2 (dois) anos, poden</text:span><text:span text:style-name="T570">do ser prorrogado por igual período.</text:span><text:span text:style-name="T571"><text:line-break/></text:span><text:span text:style-name="T572"><text:line-break/></text:span><text:bookmark-start text:name="artigo_21"/><text:bookmark-end text:name="artigo_21"/><text:span text:style-name="T573">Art. 21</text:span><text:span text:style-name="T574"> Na realização do concurso serão observadas as seguintes normas básicas:</text:span><text:span text:style-name="T575"><text:line-break/></text:span><text:span text:style-name="T576"><text:line-break/></text:span><text:span text:style-name="T577">I - o prazo de validade do concurso, as condições de sua realização, as exigências ou condições que possibilitam a comprovação, pelo cand</text:span><text:span text:style-name="T578">idato, das qualificações e requisitos constantes das especificações do cargo serão fixados em edital publicado nos termos da lei Municipal;</text:span><text:span text:style-name="T579"><text:line-break/></text:span><text:span text:style-name="T580"><text:line-break/></text:span><text:span text:style-name="T581">II - não ser abrirá novo concurso enquanto houver candidato aprovado na lista da espera em prazo ainda não expirado</text:span><text:span text:style-name="T582">;</text:span><text:span text:style-name="T583"><text:line-break/></text:span><text:span text:style-name="T584"><text:line-break/></text:span><text:span text:style-name="T585">III - aos candidatos assegurar-se-ão todos os meios de recursos, em todas as fases do concurso, conforme dispuser o edital;</text:span><text:span text:style-name="T586"><text:line-break/></text:span><text:span text:style-name="T587"><text:line-break/></text:span><text:span text:style-name="T588">IV - para a ocupação dos cargos de guardas civis, deverá ser observado o</text:span><text:span text:style-name="T589"><text:line-break/></text:span><text:span text:style-name="T590"><text:line-break/></text:span><text:span text:style-name="T591">percentual mínimo de 5%(cinco por cento) para o sexo f</text:span><text:span text:style-name="T592">eminino.</text:span><text:span text:style-name="T593"><text:line-break/></text:span><text:span text:style-name="T594"><text:line-break/></text:span><text:bookmark-start text:name="artigo_22"/><text:bookmark-end text:name="artigo_22"/><text:span text:style-name="T595">Art. 22</text:span><text:span text:style-name="T596"> Concluído o Curso de Formação da Guarda Municipal e obtida a aprovação, o aspirante, no dia da formatura, em ato solene, na presença da tropa, de autoridades, familiares e convidados prestará o seguinte juramento:</text:span><text:span text:style-name="T597"><text:line-break/></text:span><text:span text:style-name="T598"><text:line-break/></text:span><text:span text:style-name="T599">"Ao ingressar na Guarda</text:span><text:span text:style-name="T600"><text:s/>Civil do Município de Bagé prometo regular minha conduta pelos preceitos da ética, da moral e da dignidade, cumprir e fazer cumprir as leis, acatar com presteza as ordens dos superiores hierárquicos, observar rigorosamente os deveres e prescrições discipl</text:span><text:span text:style-name="T601">inares previstas no estatuto e regulamentos e, dedicar-me inteiramente ao serviço da segurança da comunidade a quem defenderei com o sacrifício da própria vida".</text:span><text:span text:style-name="T602"><text:line-break/></text:span><text:span text:style-name="T603"><text:line-break/></text:span><text:span text:style-name="T604">Parágrafo único. Os atos de nomeação e de posse reger-se-ão pelo disposto no</text:span><text:span text:style-name="T605"><text:line-break/></text:span><text:span text:style-name="T606">Estatuto dos Ser</text:span><text:span text:style-name="T607">vidores Públicos do Município de Bagé.</text:span></text:p>
        <text:p text:style-name="P608"><text:line-break/>Capítulo VIII<text:line-break/>DO DESENVOLVIMENTO DA CARREIRA</text:p>
        <text:p text:style-name="P609"><text:span text:style-name="T610"><text:line-break/></text:span><text:bookmark-start text:name="artigo_23"/><text:bookmark-end text:name="artigo_23"/><text:span text:style-name="T611">Art. 23</text:span><text:span text:style-name="T612"> O desenvolvimento na carreira de guarda civil será feito mediante progressão horizontal e progressão vertical, observadas as regras previstas neste capítulo.</text:span></text:p>
        <text:p text:style-name="P613"><text:line-break/>SEÇÃO I<text:line-break/>DA PROGRESSÃO HORIZONTAL</text:p>
        <text:p text:style-name="P614"><text:span text:style-name="T615"><text:line-break/></text:span><text:bookmark-start text:name="artigo_24"/><text:bookmark-end text:name="artigo_24"/><text:span text:style-name="T616">Art. 24</text:span><text:span text:style-name="T617"> Fica assegurada aos servidores ocupantes de cargo na carreira de Guarda Civil de Bagé a cada 3 (três) anos de efetivo exercício a progressão horizontal na carreira.</text:span><text:span text:style-name="T618"><text:line-break/></text:span><text:span text:style-name="T619"><text:line-break/></text:span><text:span text:style-name="T620">Parágrafo único. Os cargos de provimento efetivo te</text:span><text:span text:style-name="T621">rão aumento de 5% (cinco por cento) sobre o vencimento básico, denominado de avanço, cuja concessão automática se processará por triênio de efetivo exercício.</text:span><text:span text:style-name="T622"><text:line-break/></text:span><text:span text:style-name="T623"><text:line-break/></text:span><text:bookmark-start text:name="artigo_25"/><text:bookmark-end text:name="artigo_25"/><text:span text:style-name="T624">Art. 25</text:span><text:span text:style-name="T625"> Terá direito à progressão horizontal o servidor ocupante de cargo na carreira única de G</text:span><text:span text:style-name="T626">uarda Civil que:</text:span><text:span text:style-name="T627"><text:line-break/></text:span><text:span text:style-name="T628"><text:line-break/></text:span><text:span text:style-name="T629">I - houver completado 3 (três) anos de efetivo exercício no respectivo padrão; II - houver obtido resultado favorável na última avaliação de desempenho.</text:span><text:span text:style-name="T630"><text:line-break/></text:span><text:span text:style-name="T631"><text:line-break/></text:span><text:span text:style-name="T632">§ 1º Os afastamentos e as licenças consideradas como de efetivo exercício serão comp</text:span><text:span text:style-name="T633">utados para o período de que trata o inciso I.</text:span><text:span text:style-name="T634"><text:line-break/></text:span><text:span text:style-name="T635"><text:line-break/></text:span><text:span text:style-name="T636">§ 2º A contagem de tempo para um novo período será sempre iniciada no dia seguinte àquele em que o servidor houver completado o período anterior.</text:span><text:span text:style-name="T637"><text:line-break/></text:span><text:span text:style-name="T638"><text:line-break/></text:span><text:span text:style-name="T639">§ 3º Não fará jus à progressão horizontal o servidor ocupante</text:span><text:span text:style-name="T640"><text:s/>de cargo na carreira de guarda civil que, no respectivo ano, tenha sofrido penalidades disciplinares.</text:span><text:span text:style-name="T641"><text:line-break/></text:span><text:span text:style-name="T642"><text:line-break/></text:span><text:bookmark-start text:name="artigo_26"/><text:bookmark-end text:name="artigo_26"/><text:span text:style-name="T643">Art. 26</text:span><text:span text:style-name="T644"> A Administração concederá a progressão horizontal, anualmente, de forma coletiva após formalização do resultado da avaliação de desempenho reali</text:span><text:span text:style-name="T645">zada pela Comissão criada para este fim.</text:span></text:p>
        <text:p text:style-name="P646"><text:line-break/>SEÇÃO II<text:line-break/>DA PROGRESSÃO VERTICAL</text:p>
        <text:p text:style-name="P647"><text:span text:style-name="T648"><text:line-break/></text:span><text:bookmark-start text:name="artigo_27"/><text:bookmark-end text:name="artigo_27"/><text:span text:style-name="T649">Art. 27</text:span><text:span text:style-name="T650"> Fica assegurada aos servidores do cargo de Guarda Civil a progressão vertical na carreira, observada a existência de vaga na respectiva classe, bem como:</text:span><text:span text:style-name="T651"><text:line-break/></text:span><text:span text:style-name="T652"><text:line-break/></text:span><text:span text:style-name="T653">I - a progressão d</text:span><text:span text:style-name="T654">a classe I para a classe II poderá ser efetivada após o interstício dos 3 (três) anos incluindo período de estágio probatório, de efetivo exercício na respectiva classe, além da juntada de certificados de cursos na área de segurança pública e/ou administra</text:span><text:span text:style-name="T655">tiva de no mínimo de 120 (cento e vinte) horas, ou ainda, de curso de formação que o habilite para nova função, além da apresentação de certidão negativa expedida pela Corregedoria e de certidão de antecedentes criminais;</text:span><text:span text:style-name="T656"><text:line-break/></text:span><text:span text:style-name="T657"><text:line-break/></text:span><text:span text:style-name="T658">II - a progressão da classe II pa</text:span><text:span text:style-name="T659">ra a classe III deverá observar o interstício de 4 (quatro) anos de efetivo serviço na respectiva classe, bem como o servidor ter concluído</text:span><text:span text:style-name="T660"><text:line-break/></text:span><text:span text:style-name="T661">240 (duzentas e quarenta) horas aulas de curso na área da segurança pública e/ou administrativa, além do programa de</text:span><text:span text:style-name="T662"><text:s/>formação de inspetores realizado pela própria instituição e apresentação de certidão negativa expedida pela Corregedoria e de certidões de antecedentes criminais;</text:span><text:span text:style-name="T663"><text:line-break/></text:span><text:span text:style-name="T664"><text:line-break/></text:span><text:span text:style-name="T665">III - a progressão da classe III para a classe IV, deverá observar o interstício de 4 (quat</text:span><text:span text:style-name="T666">ro) anos de efetivo serviço na respectiva classe, bem como o servidor ter concluído 360 (trezentos e sessenta) horas aulas de cursos na área da segurança pública e/ou administrativa e a apresentação de certidão negativa expedida pela Corregedoria e a de an</text:span><text:span text:style-name="T667">tecedentes criminais;</text:span><text:span text:style-name="T668"><text:line-break/></text:span><text:span text:style-name="T669"><text:line-break/></text:span><text:span text:style-name="T670">IV - a progressão de uma classe para outra por ato de bravura, ou por condecoração, por fato que tenha colocado em risco incomum a sua própria vida</text:span><text:span text:style-name="T671"><text:line-break/></text:span><text:span text:style-name="T672"><text:line-break/></text:span><text:span text:style-name="T673">para a preservação da vida de outrem, demonstrando coragem e audácia é de competênci</text:span><text:span text:style-name="T674">a exclusiva do Prefeito Municipal, após apuração e conclusão de procedimento administrativo elaborado por Comissão Especial de Sindicância com parecer favorável ao acesso à condecoração;</text:span><text:span text:style-name="T675"><text:line-break/></text:span><text:span text:style-name="T676"><text:line-break/></text:span><text:span text:style-name="T677">V - a progressão de guarda civil "post mortem" por reconhecimento do</text:span><text:span text:style-name="T678"><text:s/>Município, em virtude de ferimento sofrido no cumprimento do dever, é de competência exclusiva do Prefeito Municipal, após apuração e conclusão de procedimento administrativo, elaborado por Comissão Especial de Sindicância com parecer favorável à promoção</text:span><text:span text:style-name="T679">.</text:span><text:span text:style-name="T680"><text:line-break/></text:span><text:span text:style-name="T681"><text:line-break/></text:span><text:span text:style-name="T682">§ 1º Os certificados de curso de capacitação deverão ser chancelados por instituição oficial, devidamente credenciada perante órgão oficial, necessariamente, devendo constar o nome da instituição promotora, o nome do aluno, o quantitativo de horas/aulas</text:span><text:span text:style-name="T683">, o conteúdo programático, o período de realização e assinaturas e/ou selo pertinentes.</text:span><text:span text:style-name="T684"><text:line-break/></text:span><text:span text:style-name="T685"><text:line-break/></text:span><text:span text:style-name="T686">§ 2º Para efeito da progressão de que trata este artigo, serão aceitos os cursos realizados após o ingresso na Guarda Civil Municipal.</text:span><text:span text:style-name="T687"><text:line-break/></text:span><text:span text:style-name="T688"><text:line-break/></text:span><text:span text:style-name="T689">§ 3º Os totais de horas/aulas r</text:span><text:span text:style-name="T690">eferidos nos incisos de I a IV deste artigo poderão ser alcançados em um só curso ou pela soma de duração de vários cursos obedecendo o limite de 15 (quinze) horas por curso.</text:span><text:span text:style-name="T691"><text:line-break/></text:span><text:span text:style-name="T692"><text:line-break/></text:span><text:span text:style-name="T693">§ 4º O Cálculo dos salários das classes ao Plano de Carreira dos guardas civis s</text:span><text:span text:style-name="T694">erá obtido adicionando-se ao nível básico, percentual correspondente a sua respectiva classe de acordo com a seguinte tabela:</text:span><text:span text:style-name="T695"><text:line-break/></text:span><text:span text:style-name="T696"><text:line-break/></text:span><text:span text:style-name="T697">1ª classe de "o" a 4 (quatro) anos...."0"%.</text:span><text:span text:style-name="T698"><text:line-break/></text:span><text:span text:style-name="T699"><text:line-break/></text:span><text:span text:style-name="T700">2ª classe de 4 (quatro) anos e 1 (um) dia a 8 (oito) anos .. 15%.</text:span><text:span text:style-name="T701"><text:line-break/></text:span><text:span text:style-name="T702"><text:line-break/></text:span><text:span text:style-name="T703">3ª classe de 8 (o</text:span><text:span text:style-name="T704">ito) anos e 1 (um) dia a 12 (doze) anos ... 30%.</text:span><text:span text:style-name="T705"><text:line-break/></text:span><text:span text:style-name="T706"><text:line-break/></text:span><text:span text:style-name="T707">4ª classe mais de 12 (doze) anos ........................... 60%.</text:span><text:span text:style-name="T708"><text:line-break/></text:span><text:span text:style-name="T709"><text:line-break/></text:span><text:bookmark-start text:name="artigo_28"/><text:bookmark-end text:name="artigo_28"/><text:span text:style-name="T710">Art. 28</text:span><text:span text:style-name="T711"> As progressões verticais serão procedidas, anualmente, no mês de dezembro de cada ano.</text:span><text:span text:style-name="T712"><text:line-break/></text:span><text:span text:style-name="T713"><text:line-break/></text:span><text:span text:style-name="T714">Parágrafo único. Para as promoções com vigê</text:span><text:span text:style-name="T715">ncia a partir de 1º de janeiro, serão consideradas as vagas ocorridas até novembro imediatamente anterior.</text:span><text:span text:style-name="T716"><text:line-break/></text:span><text:span text:style-name="T717"><text:line-break/></text:span><text:bookmark-start text:name="artigo_29"/><text:bookmark-end text:name="artigo_29"/><text:span text:style-name="T718">Art. 29</text:span><text:span text:style-name="T719"> A vacância do cargo a ser preenchido por progressão vertical ocorrerá:</text:span><text:span text:style-name="T720"><text:line-break/></text:span><text:span text:style-name="T721"><text:line-break/></text:span><text:span text:style-name="T722">I - do falecimento do integrante na carreira;</text:span><text:span text:style-name="T723"><text:line-break/></text:span><text:span text:style-name="T724"><text:line-break/></text:span><text:span text:style-name="T725">II - da publicação do</text:span><text:span text:style-name="T726"><text:s/>ato de exoneração do integrante da carreira: III - da publicação do ato de aposentadoria;</text:span><text:span text:style-name="T727"><text:line-break/></text:span><text:span text:style-name="T728"><text:line-break/></text:span><text:span text:style-name="T729">IV - da readaptação;</text:span><text:span text:style-name="T730"><text:line-break/></text:span><text:span text:style-name="T731"><text:line-break/></text:span><text:span text:style-name="T732">V - da posse em outro cargo inacumulável; VI - da perda do cargo por decisão judicial.</text:span><text:span text:style-name="T733"><text:line-break/></text:span><text:span text:style-name="T734"><text:line-break/></text:span><text:bookmark-start text:name="artigo_30"/><text:bookmark-end text:name="artigo_30"/><text:span text:style-name="T735">Art. 30</text:span><text:span text:style-name="T736"> Os efeitos financeiros das progressões vertica</text:span><text:span text:style-name="T737">is serão computados a partir do primeiro dia do mês de janeiro de cada ano.</text:span><text:span text:style-name="T738"><text:line-break/></text:span><text:span text:style-name="T739"><text:line-break/></text:span><text:bookmark-start text:name="artigo_31"/><text:bookmark-end text:name="artigo_31"/><text:span text:style-name="T740">Art. 31</text:span><text:span text:style-name="T741"> Terá preferência para efeito da progressão vertical o servidor mais antigo na carreira única da Guarda Civil.</text:span><text:span text:style-name="T742"><text:line-break/></text:span><text:span text:style-name="T743"><text:line-break/></text:span><text:span text:style-name="T744">§ 1º Será considerado o mais antigo na carreira aquele que p</text:span><text:span text:style-name="T745">rimeiro tomou posse no cargo de guarda civil.</text:span><text:span text:style-name="T746"><text:line-break/></text:span><text:span text:style-name="T747"><text:line-break/></text:span><text:span text:style-name="T748">§ 2º Entre os que tomaram posse na mesma data, será considerado o mais antigo aquele que tiver mais tempo de serviço efetivo na guarda civil.</text:span><text:span text:style-name="T749"><text:line-break/></text:span><text:span text:style-name="T750"><text:line-break/></text:span><text:span text:style-name="T751">§ 3º Se ocorrer empate será considerado o mais antigo aquele que o</text:span><text:span text:style-name="T752">bteve o maior desempenho no curso de formação.</text:span><text:span text:style-name="T753"><text:line-break/></text:span><text:span text:style-name="T754"><text:line-break/></text:span><text:span text:style-name="T755">§ 4º Se ainda permanecer o empate será considerado o mais antigo o mais idoso.</text:span><text:span text:style-name="T756"><text:line-break/></text:span><text:span text:style-name="T757"><text:line-break/></text:span><text:span text:style-name="T758">§ 5º Em igualdade de classe, terá precedência o que contar com maior tempo de serviço na mesma classe.</text:span><text:span text:style-name="T759"><text:line-break/></text:span><text:span text:style-name="T760"><text:line-break/></text:span><text:span text:style-name="T761">§ 6º A listagem de antig</text:span><text:span text:style-name="T762">uidade dos servidores da Guarda Civil deverá ser atualizada, anualmente, no mês de janeiro e ser divulgada para notoriedade de todos os interessados.</text:span><text:span text:style-name="T763"><text:line-break/></text:span><text:span text:style-name="T764"><text:line-break/></text:span><text:span text:style-name="T765">§ 7º Para efeito de progressão de que trata este artigo, consideram-se como de efetivo exercício os perío</text:span><text:span text:style-name="T766">dos de licenças e afastamentos renumerados, em conformidade com a Lei, porém, não serão considerados os períodos de cedência para outros Órgãos da administração direta e indireta do município ou outras esferas de poder público.</text:span><text:span text:style-name="T767"><text:line-break/></text:span><text:span text:style-name="T768"><text:line-break/></text:span><text:span text:style-name="T769">DO VENCIMENTO E DA REMUNERA</text:span><text:span text:style-name="T770">ÇÃO</text:span><text:span text:style-name="T771"><text:line-break/></text:span><text:span text:style-name="T772"><text:line-break/></text:span><text:bookmark-start text:name="artigo_32"/><text:bookmark-end text:name="artigo_32"/><text:span text:style-name="T773">Art. 32</text:span><text:span text:style-name="T774"> Sem prejuízo de outros adicionais e vantagens previstas aos funcionários públicos municipais de Bagé, em leis especiais, a remuneração dos servidores de carreira da Guarda Civil Municipal compreende o vencimento e gratificação pelo regime espe</text:span><text:span text:style-name="T775">cial do trabalho previsto em lei.</text:span><text:span text:style-name="T776"><text:line-break/></text:span><text:span text:style-name="T777"><text:line-break/></text:span><text:span text:style-name="T778">§ 1º O vencimento não exclui a percepção, os termos da legislação específica das seguintes espécies de remuneração:</text:span><text:span text:style-name="T779"><text:line-break/></text:span><text:span text:style-name="T780"><text:line-break/></text:span><text:span text:style-name="T781">I - décimo terceiro salário; II - adicional de férias;</text:span><text:span text:style-name="T782"><text:line-break/></text:span><text:span text:style-name="T783"><text:line-break/></text:span><text:span text:style-name="T784">III - abono de permanência nas hipóteses admitid</text:span><text:span text:style-name="T785">as pela Constituição Federal;</text:span><text:span text:style-name="T786"><text:line-break/></text:span><text:span text:style-name="T787"><text:line-break/></text:span><text:span text:style-name="T788">IV - retribuição pelo exercício de atribuições de direção, de chefia e de assessoramento.</text:span><text:span text:style-name="T789"><text:line-break/></text:span><text:span text:style-name="T790"><text:line-break/></text:span><text:span text:style-name="T791">§ 2º As diárias e demais parcelas indenizatórias serão pagas na forma e nos casos previstos em leis próprias do quadro geral de servid</text:span><text:span text:style-name="T792">ores da Prefeitura Municipal, independentemente da remuneração.</text:span><text:span text:style-name="T793"><text:line-break/></text:span><text:span text:style-name="T794"><text:line-break/></text:span><text:bookmark-start text:name="artigo_33"/><text:bookmark-end text:name="artigo_33"/><text:span text:style-name="T795">Art. 33</text:span><text:span text:style-name="T796"> O valor do vencimento básico para o cargo de guarda civil municipal é fixado em 2.19 PMS.</text:span><text:span text:style-name="T797"><text:line-break/></text:span><text:span text:style-name="T798"><text:line-break/></text:span><text:span text:style-name="T799">§ 1º O vencimento de cada classe da carreira da guarda civil será reajustado na mesma data e</text:span><text:span text:style-name="T800"><text:s/>no mesmo percentual atribuído ao Quadro Geral dos Servidores do Município.</text:span><text:span text:style-name="T801"><text:line-break/></text:span><text:span text:style-name="T802"><text:line-break/></text:span><text:span text:style-name="T803">§ 2º Fica assegurado aos guardas civis municipais o pagamento do Adicional por Risco de Vida no valor correspondente a 80% (oitenta por cento) calculado sobre o salário básico da<text:s/></text:span><text:span text:style-name="T804">classe inicial, que será incorporado a remuneração após o recebimento do mesmo por 5 (cinco) anos consecutivos ou 10 (dez) anos intercalados pelo efetivo exercício da atividade de guarda.</text:span><text:span text:style-name="T805"><text:line-break/></text:span><text:span text:style-name="T806"><text:line-break/></text:span><text:bookmark-start text:name="artigo_34"/><text:bookmark-end text:name="artigo_34"/><text:span text:style-name="T807">Art. 34</text:span><text:span text:style-name="T808"> O guarda civil que for designado para o exercício de função</text:span><text:span text:style-name="T809"><text:s/>de confiança fará jus a gratificação correspondente.</text:span><text:span text:style-name="T810"><text:line-break/></text:span><text:span text:style-name="T811"><text:line-break/></text:span><text:span text:style-name="T812">DO ESTATUTO E DO REGIME DISCIPLINAR</text:span><text:span text:style-name="T813"><text:line-break/></text:span><text:span text:style-name="T814"><text:line-break/></text:span><text:bookmark-start text:name="artigo_35"/><text:bookmark-end text:name="artigo_35"/><text:span text:style-name="T815">Art. 35</text:span><text:span text:style-name="T816"> A avaliação de desempenho dos servidores ocupantes de cargos na carreira de guarda civil será realizada de forma contínua e formalizada, anualmente, por Com</text:span><text:span text:style-name="T817">issão Disciplinar composta por:</text:span><text:span text:style-name="T818"><text:line-break/></text:span><text:span text:style-name="T819"><text:line-break/></text:span><text:span text:style-name="T820">I - um representante da Corregedoria; II - um representante da Ouvidoria;</text:span><text:span text:style-name="T821"><text:line-break/></text:span><text:span text:style-name="T822"><text:line-break/></text:span><text:span text:style-name="T823">III - um Inspetor representando a Superintendência;</text:span><text:span text:style-name="T824"><text:line-break/></text:span><text:span text:style-name="T825"><text:line-break/></text:span><text:span text:style-name="T826">IV - um guarda civil representando os servidores da guarda civil.</text:span><text:span text:style-name="T827"><text:line-break/></text:span><text:span text:style-name="T828"><text:line-break/></text:span><text:span text:style-name="T829">§ 1º Os representantes da Co</text:span><text:span text:style-name="T830">rregedoria e Ouvidoria serão indicados pelo</text:span><text:span text:style-name="T831"><text:line-break/></text:span><text:span text:style-name="T832">Secretário de Segurança e Mobilidade.</text:span><text:span text:style-name="T833"><text:line-break/></text:span><text:span text:style-name="T834"><text:line-break/></text:span><text:span text:style-name="T835">§ 2º O Inspetor Geral é membro nato da Comissão e indicado pelo</text:span><text:span text:style-name="T836"><text:line-break/></text:span><text:span text:style-name="T837">Superintendente.</text:span><text:span text:style-name="T838"><text:line-break/></text:span><text:span text:style-name="T839"><text:line-break/></text:span><text:span text:style-name="T840">§ 3º O representante dos servidores é indicado pela entidade de classe da</text:span><text:span text:style-name="T841"><text:line-break/></text:span><text:span text:style-name="T842">Guarda Civil.</text:span><text:span text:style-name="T843"><text:line-break/></text:span><text:span text:style-name="T844"><text:line-break/></text:span><text:span text:style-name="T845">§<text:s/></text:span><text:span text:style-name="T846">4º A participação na Comissão de que trata este artigo não será, por qualquer forma de pretexto, remunerado, por constituir relevante serviço público Municipal.</text:span><text:span text:style-name="T847"><text:line-break/></text:span><text:span text:style-name="T848"><text:line-break/></text:span><text:bookmark-start text:name="artigo_36"/><text:bookmark-end text:name="artigo_36"/><text:span text:style-name="T849">Art. 36</text:span><text:span text:style-name="T850"> Caberá ao Inspetor Geral, fornecer relatórios e demais informações necessárias à avali</text:span><text:span text:style-name="T851">ação de desempenho do servidor.</text:span><text:span text:style-name="T852"><text:line-break/></text:span><text:span text:style-name="T853"><text:line-break/></text:span><text:bookmark-start text:name="artigo_37"/><text:bookmark-end text:name="artigo_37"/><text:span text:style-name="T854">Art. 37</text:span><text:span text:style-name="T855"> Os critérios para avaliação de desempenho dos servidores são os seguintes:</text:span><text:span text:style-name="T856"><text:line-break/></text:span><text:span text:style-name="T857"><text:line-break/></text:span><text:span text:style-name="T858">I - assiduidade/pontualidade;</text:span><text:span text:style-name="T859"><text:line-break/></text:span><text:span text:style-name="T860"><text:line-break/></text:span><text:span text:style-name="T861">II - compromisso com a moral; III - conhecimento/qualidade; IV - iniciativa/coragem;</text:span><text:span text:style-name="T862"><text:line-break/></text:span><text:span text:style-name="T863"><text:line-break/></text:span><text:span text:style-name="T864">V - espírito de corpo/</text:span><text:span text:style-name="T865">liderança; VI - organização/planejamento; VII - profissionalismo;</text:span><text:span text:style-name="T866"><text:line-break/></text:span><text:span text:style-name="T867"><text:line-break/></text:span><text:span text:style-name="T868">VIII - produtividade/eficiência; IX - caráter/honra;</text:span><text:span text:style-name="T869"><text:line-break/></text:span><text:span text:style-name="T870"><text:line-break/></text:span><text:span text:style-name="T871">X - camaradagem/lealdade;</text:span><text:span text:style-name="T872"><text:line-break/></text:span><text:span text:style-name="T873"><text:line-break/></text:span><text:span text:style-name="T874">XI - hierarquia;</text:span><text:span text:style-name="T875"><text:line-break/></text:span><text:span text:style-name="T876"><text:line-break/></text:span><text:span text:style-name="T877">XII - disposição para o serviço.</text:span><text:span text:style-name="T878"><text:line-break/></text:span><text:span text:style-name="T879"><text:line-break/></text:span><text:span text:style-name="T880">§ 1º Considerar-se-á positiva a Avaliação de Desempenho<text:s/></text:span><text:span text:style-name="T881">em que o servidor obtiver, no mínimo, 56 (cinquenta e seis) pontos.</text:span><text:span text:style-name="T882"><text:line-break/></text:span><text:span text:style-name="T883"><text:line-break/></text:span><text:span text:style-name="T884">§ 2º Os parâmetros da Avaliação de Desempenho será estabelecido em instrumento próprio editado pela Secretaria Municipal de Segurança e Mobilidade.</text:span></text:p>
        <text:p text:style-name="P885"><text:line-break/>Capítulo XI<text:line-break/>DO CONTROLE E PRERROGATIVAS SEÇÃO I DO CONTROLE</text:p>
        <text:p text:style-name="P886"><text:span text:style-name="T887"><text:line-break/></text:span><text:bookmark-start text:name="artigo_38"/><text:bookmark-end text:name="artigo_38"/><text:span text:style-name="T888">Art. 38</text:span><text:span text:style-name="T889"> O funcionamento da Guarda Civil Municipal será acompanhada pela Corregedoria e Ouvidoria, com atribuições de fiscalização, investigação e auditoria, mediante:</text:span><text:span text:style-name="T890"><text:line-break/></text:span><text:span text:style-name="T891"><text:line-break/></text:span><text:span text:style-name="T892">I - controle interno exercido pela Corregedoria;</text:span><text:span text:style-name="T893"><text:line-break/></text:span><text:span text:style-name="T894"><text:line-break/></text:span><text:span text:style-name="T895">II - controle e</text:span><text:span text:style-name="T896">xterno exercido pela Ouvidoria com caráter de total independência.</text:span></text:p>
        <text:p text:style-name="P897"><text:line-break/>SEÇÃO II<text:line-break/>DAS PRERROGATIVAS</text:p>
        <text:p text:style-name="P898"><text:span text:style-name="T899"><text:line-break/></text:span><text:bookmark-start text:name="artigo_39"/><text:bookmark-end text:name="artigo_39"/><text:span text:style-name="T900">Art. 39</text:span><text:span text:style-name="T901"> Os cargos de funções gratificadas deverão ser providos por membros efetivos do quadro de carreira da Guarda Civil, utilizando-se para tal, os critérios<text:s/></text:span><text:span text:style-name="T902">de meritocracia, capacitação, formação técnica e de liderança proativa.</text:span><text:span text:style-name="T903"><text:line-break/></text:span><text:span text:style-name="T904"><text:line-break/></text:span><text:bookmark-start text:name="artigo_40"/><text:bookmark-end text:name="artigo_40"/><text:span text:style-name="T905">Art. 40</text:span><text:span text:style-name="T906"> Nos primeiros 4 (quatro) anos de funcionamento da Guarda Civil os cargos correspondente as funções gratificadas poderão ser providos por cargos comissionados por pessoas estra</text:span><text:span text:style-name="T907">nhas ao quadro de carreira, com experiência ou formação na área de segurança pública.</text:span><text:span text:style-name="T908"><text:line-break/></text:span><text:span text:style-name="T909"><text:line-break/></text:span><text:span text:style-name="T910">Parágrafo único. Para a ocupação dos cargos de carreira da guarda civil deverá ser observado a reserva mínima do percentual de 5% (cinco por cento) do sexo feminino em r</text:span><text:span text:style-name="T911">elação ao total do efetivo provido.</text:span><text:span text:style-name="T912"><text:line-break/></text:span><text:span text:style-name="T913"><text:line-break/></text:span><text:bookmark-start text:name="artigo_41"/><text:bookmark-end text:name="artigo_41"/><text:span text:style-name="T914">Art. 41</text:span><text:span text:style-name="T915"> Aos guardas civis é autorizado o porte de arma de fogo nos termos da legislação federal e conforme o disposto nesta Lei.</text:span><text:span text:style-name="T916"><text:line-break/></text:span><text:span text:style-name="T917"><text:line-break/></text:span><text:span text:style-name="T918">Parágrafo único. O guarda civil terá suspenso o direito ao porte de arma de fogo em razão</text:span><text:span text:style-name="T919"><text:s/>de restrição médica ou psicológica, decisão judicial ou justificativa da adoção de medida por decisão superior.</text:span><text:span text:style-name="T920"><text:line-break/></text:span><text:span text:style-name="T921"><text:line-break/></text:span><text:bookmark-start text:name="artigo_42"/><text:bookmark-end text:name="artigo_42"/><text:span text:style-name="T922">Art. 42</text:span><text:span text:style-name="T923"> O Município oficiará a Agência Nacional de Telecomunicações pela criação da Guarda Civil para obtenção de uma linha telefônica de nº 1</text:span><text:span text:style-name="T924">53 e faixa exclusiva de faixa de rádio.</text:span><text:span text:style-name="T925"><text:line-break/></text:span><text:span text:style-name="T926"><text:line-break/></text:span><text:bookmark-start text:name="artigo_43"/><text:bookmark-end text:name="artigo_43"/><text:span text:style-name="T927">Art. 43</text:span><text:span text:style-name="T928"> A Guarda Civil Municipal utilizará uniforme e equipamentos padronizados na cor azul-marinho conforme estabelece a Lei Federal nº 13.022/2014 e nos termos de decreto editado pelo Prefeito Municipal.</text:span><text:span text:style-name="T929"><text:line-break/></text:span><text:span text:style-name="T930"><text:line-break/></text:span><text:bookmark-start text:name="artigo_44"/><text:bookmark-end text:name="artigo_44"/><text:span text:style-name="T931">Art. 44</text:span><text:span text:style-name="T932"> </text:span><text:span text:style-name="T933">Elogios oficiais de autoridades públicas e do Secretário de Segurança pelos bons trabalhos prestados por atos e ações que engrandeçam a Guarda Civil, bom comportamento, assiduidade e bravuras, constarão nos assentamentos do guarda e serão valorados de acor</text:span><text:span text:style-name="T934">do com esta Lei para promoção por merecimento.</text:span><text:span text:style-name="T935"><text:line-break/></text:span><text:span text:style-name="T936"><text:line-break/></text:span><text:bookmark-start text:name="artigo_45"/><text:bookmark-end text:name="artigo_45"/><text:span text:style-name="T937">Art. 45</text:span><text:span text:style-name="T938"> Ressalvada autorização especial do Chefe do Poder Executivo para exercício em cargo de confiança do Gabinete do Prefeito, ou para cargos de primeiro escalão, é vedado aos guardas civis o exercício de<text:s/></text:span><text:span text:style-name="T939">funções de confiança em outros órgãos da administração, bem como é vedada a sua cedência.</text:span><text:span text:style-name="T940"><text:line-break/></text:span><text:span text:style-name="T941"><text:line-break/></text:span><text:span text:style-name="T942">CAPÍTULO XII DAS CONDUTAS SEÇÃO I</text:span><text:span text:style-name="T943"><text:line-break/></text:span><text:span text:style-name="T944">DA CONDUTA ÉTICA, DOS DEVERES E DAS PROIBIÇÕES</text:span><text:span text:style-name="T945"><text:line-break/></text:span><text:span text:style-name="T946"><text:line-break/></text:span><text:bookmark-start text:name="artigo_46"/><text:bookmark-end text:name="artigo_46"/><text:span text:style-name="T947">Art. 46</text:span><text:span text:style-name="T948"> Além dos deveres e proibições previstos no Estatuto dos Servidores Municipa</text:span><text:span text:style-name="T949">is de Bagé, os integrantes da Guarda Civil submetem-se às condutas definidas nesta Lei.</text:span><text:span text:style-name="T950"><text:line-break/></text:span><text:span text:style-name="T951"><text:line-break/></text:span><text:bookmark-start text:name="artigo_47"/><text:bookmark-end text:name="artigo_47"/><text:span text:style-name="T952">Art. 47</text:span><text:span text:style-name="T953"> São condutas a serem observadas pelos servidores da Guarda Civil:</text:span><text:span text:style-name="T954"><text:line-break/></text:span><text:span text:style-name="T955"><text:line-break/></text:span><text:span text:style-name="T956">I - tratar com respeito, cortesia e atenção os usuários do serviço público, os demais servid</text:span><text:span text:style-name="T957">ores e agentes públicos;</text:span><text:span text:style-name="T958"><text:line-break/></text:span><text:span text:style-name="T959"><text:line-break/></text:span><text:span text:style-name="T960">II - ser assíduo e pontual no serviço;</text:span><text:span text:style-name="T961"><text:line-break/></text:span><text:span text:style-name="T962"><text:line-break/></text:span><text:span text:style-name="T963">III - manter sigilosos os assuntos da sua atividade profissional; IV - observar as normas legais e regulamentos;</text:span><text:span text:style-name="T964"><text:line-break/></text:span><text:span text:style-name="T965"><text:line-break/></text:span><text:span text:style-name="T966">V - executar as ações de acordo com a orientação superior e com os protocolo</text:span><text:span text:style-name="T967">s operacionais;</text:span><text:span text:style-name="T968"><text:line-break/></text:span><text:span text:style-name="T969"><text:line-break/></text:span><text:span text:style-name="T970">VI - participar efetivamente dos treinamentos, capacitações e qualificações de</text:span><text:span text:style-name="T971"><text:line-break/></text:span><text:span text:style-name="T972"><text:line-break/></text:span><text:span text:style-name="T973">uso diferenciado da força e demais atividades de qualificação da segurança pública;</text:span><text:span text:style-name="T974"><text:line-break/></text:span><text:span text:style-name="T975"><text:line-break/></text:span><text:span text:style-name="T976">VII - fornecer, quando requerido e autorizado por lei, informações precisa</text:span><text:span text:style-name="T977">s e corretas;</text:span><text:span text:style-name="T978"><text:line-break/></text:span><text:span text:style-name="T979"><text:line-break/></text:span><text:span text:style-name="T980">VIII - levar ao conhecimento da autoridade, imediatamente superior, as irregularidades, ilegalidades, omissões ou abuso de poder que tenha conhecimento, indicando, quando possível, elementos de prova para efeito de apuração em processo aprop</text:span><text:span text:style-name="T981">riado;</text:span><text:span text:style-name="T982"><text:line-break/></text:span><text:span text:style-name="T983"><text:line-break/></text:span><text:span text:style-name="T984">IX - usar e manter o uniforme limpo, em condições adequadas, completo bem como prezar pelo asseio pessoal;</text:span><text:span text:style-name="T985"><text:line-break/></text:span><text:span text:style-name="T986"><text:line-break/></text:span><text:span text:style-name="T987">X - o uniforme e a identificação são de uso obrigatório e imprescindível em todas as situações;</text:span><text:span text:style-name="T988"><text:line-break/></text:span><text:span text:style-name="T989"><text:line-break/></text:span><text:span text:style-name="T990">XI - executar, prontamente, as ordens legai</text:span><text:span text:style-name="T991">s sendo assegurado o direito de esclarecimento por escrito, quando não em situações de emergência;</text:span><text:span text:style-name="T992"><text:line-break/></text:span><text:span text:style-name="T993"><text:line-break/></text:span><text:span text:style-name="T994">XII - zelar pela aplicação da Lei e o uso do bom senso.</text:span><text:span text:style-name="T995"><text:line-break/></text:span><text:span text:style-name="T996"><text:line-break/></text:span><text:span text:style-name="T997">Parágrafo único. Quando o servidor se deparar com ato, ou ordem superior, contrário aos princípios<text:s/></text:span><text:span text:style-name="T998">e deveres previstos nesta lei, não será obrigado a cumpri-los, devendo fundamentar seu ato por escrito na primeira oportunidade possível.</text:span></text:p>
        <text:p text:style-name="P999"><text:line-break/>SEÇÃO II INFRAÇÕES DISCIPLINARES</text:p>
        <text:p text:style-name="P1000"><text:span text:style-name="T1001"><text:line-break/></text:span><text:bookmark-start text:name="artigo_48"/><text:bookmark-end text:name="artigo_48"/><text:span text:style-name="T1002">Art. 48</text:span><text:span text:style-name="T1003"> As infrações disciplinares prevista nesta Lei, quanto a sua natureza são cl</text:span><text:span text:style-name="T1004">assificadas em:</text:span><text:span text:style-name="T1005"><text:line-break/></text:span><text:span text:style-name="T1006"><text:line-break/></text:span><text:span text:style-name="T1007">I - leves;</text:span><text:span text:style-name="T1008"><text:line-break/></text:span><text:span text:style-name="T1009"><text:line-break/></text:span><text:span text:style-name="T1010">II - médias; III - graves.</text:span><text:span text:style-name="T1011"><text:line-break/></text:span><text:span text:style-name="T1012"><text:line-break/></text:span><text:bookmark-start text:name="artigo_49"/><text:bookmark-end text:name="artigo_49"/><text:span text:style-name="T1013">Art. 49</text:span><text:span text:style-name="T1014"> As infrações disciplinares consideradas de natureza leve são:</text:span><text:span text:style-name="T1015"><text:line-break/></text:span><text:span text:style-name="T1016"><text:line-break/></text:span><text:span text:style-name="T1017">I - deixar de comunicar ao superior hierárquico a não execução de ordem legal recebida;</text:span><text:span text:style-name="T1018"><text:line-break/></text:span><text:span text:style-name="T1019"><text:line-break/></text:span><text:span text:style-name="T1020">II - faltar ou chegar atrasado ao servi</text:span><text:span text:style-name="T1021">ço, para o qual esteja escalado ou em virtude de horário de expediente ou deixar de comunicar, com a devida antecedência, ao superior a que estiver subordinado a impossibilidade de comparecimento ao serviço designado, salvo por justo motivo;</text:span><text:span text:style-name="T1022"><text:line-break/></text:span><text:span text:style-name="T1023"><text:line-break/></text:span><text:span text:style-name="T1024">III - permuta</text:span><text:span text:style-name="T1025">r serviço sem a devida autorização superior;</text:span><text:span text:style-name="T1026"><text:line-break/></text:span><text:span text:style-name="T1027"><text:line-break/></text:span><text:span text:style-name="T1028">IV - não primar pela limpeza do uniforme, pela apresentação e asseio pessoal;</text:span><text:span text:style-name="T1029"><text:line-break/></text:span><text:span text:style-name="T1030"><text:line-break/></text:span><text:span text:style-name="T1031">V - sobrepor ao uniforme, inclusive à cobertura, insígnia de sociedades</text:span><text:span text:style-name="T1032"><text:line-break/></text:span><text:span text:style-name="T1033"><text:line-break/></text:span><text:span text:style-name="T1034">particulares, entidades religiosas, políticas, bem como me</text:span><text:span text:style-name="T1035">dalhas esportivas;</text:span><text:span text:style-name="T1036"><text:line-break/></text:span><text:span text:style-name="T1037"><text:line-break/></text:span><text:span text:style-name="T1038">VI - deixar de cumprir ou de fazer cumprir as normas regulamentares na esfera de suas atribuições;</text:span><text:span text:style-name="T1039"><text:line-break/></text:span><text:span text:style-name="T1040"><text:line-break/></text:span><text:span text:style-name="T1041">VII - deixar de cumprir ordem no prazo legal determinado por superior, salvo por motivo justificado;</text:span><text:span text:style-name="T1042"><text:line-break/></text:span><text:span text:style-name="T1043"><text:line-break/></text:span><text:span text:style-name="T1044">VIII - utilizar viatura da institu</text:span><text:span text:style-name="T1045">ição para fim diverso do uso exclusivo em serviço;</text:span><text:span text:style-name="T1046"><text:line-break/></text:span><text:span text:style-name="T1047"><text:line-break/></text:span><text:span text:style-name="T1048">IX - dar informações inexatas, alterar ou desfigurar a verdade;</text:span><text:span text:style-name="T1049"><text:line-break/></text:span><text:span text:style-name="T1050"><text:line-break/></text:span><text:span text:style-name="T1051">X - ceder ou emprestar a insígnia ou carteira de identidade funcional;</text:span><text:span text:style-name="T1052"><text:line-break/></text:span><text:span text:style-name="T1053"><text:line-break/></text:span><text:span text:style-name="T1054">XI - manter relações de amizade ou exibir-se em público, habitualme</text:span><text:span text:style-name="T1055">nte, com pessoas de má reputação, exceto em razão de serviço;</text:span><text:span text:style-name="T1056"><text:line-break/></text:span><text:span text:style-name="T1057"><text:line-break/></text:span><text:span text:style-name="T1058">XII - deixar, sem justa causa, de submeter-se à inspeção médica ou psicológica determinada por lei ou por autoridade competente;</text:span><text:span text:style-name="T1059"><text:line-break/></text:span><text:span text:style-name="T1060"><text:line-break/></text:span><text:span text:style-name="T1061">XIII - afastar-se do Município de Bagé, sem autorização superio</text:span><text:span text:style-name="T1062">r, salvo por imperiosa necessidade.</text:span><text:span text:style-name="T1063"><text:line-break/></text:span><text:span text:style-name="T1064"><text:line-break/></text:span><text:span text:style-name="T1065">Parágrafo único. O disposto no inciso II deste artigo será classificado para infração de natureza média conforme a culpabilidade do agente, caso ocorra lesão ao patrimônio público como causa da conduta do infrator.</text:span><text:span text:style-name="T1066"><text:line-break/></text:span><text:span text:style-name="T1067"><text:line-break/></text:span><text:bookmark-start text:name="artigo_50"/><text:bookmark-end text:name="artigo_50"/><text:span text:style-name="T1068">Art</text:span><text:span text:style-name="T1069">. 50</text:span><text:span text:style-name="T1070"> As infrações disciplinares consideradas de natureza média são:</text:span><text:span text:style-name="T1071"><text:line-break/></text:span><text:span text:style-name="T1072"><text:line-break/></text:span><text:span text:style-name="T1073">I - condutas dolosas tipificadas como infração de menor potencial ofensivo;</text:span><text:span text:style-name="T1074"><text:line-break/></text:span><text:span text:style-name="T1075"><text:line-break/></text:span><text:span text:style-name="T1076">II - deixar de comunicar ou permitir o cometimento de ato ou fato irregular que venha presenciar ou de que ten</text:span><text:span text:style-name="T1077">ha conhecimento quando não lhe couber intervir;</text:span><text:span text:style-name="T1078"><text:line-break/></text:span><text:span text:style-name="T1079"><text:line-break/></text:span><text:span text:style-name="T1080">III - deixar de dar informações em processos quando lhe competir;</text:span><text:span text:style-name="T1081"><text:line-break/></text:span><text:span text:style-name="T1082"><text:line-break/></text:span><text:span text:style-name="T1083">IV - deixar de cumprir ou retardar ordem por espírito de insubordinação; V - determinar ou executar serviço não previsto em lei ou regulamen</text:span><text:span text:style-name="T1084">to;</text:span><text:span text:style-name="T1085"><text:line-break/></text:span><text:span text:style-name="T1086"><text:line-break/></text:span><text:span text:style-name="T1087">VI - encaminhar ao superior hierárquico documento comunicando infração disciplinar inexistente ou não tipificada em lei;</text:span><text:span text:style-name="T1088"><text:line-break/></text:span><text:span text:style-name="T1089"><text:line-break/></text:span><text:span text:style-name="T1090">VII - afastar-se, imotivadamente, do serviço ou local onde deva se encontrar por força de ordens ou disposições legais;</text:span><text:span text:style-name="T1091"><text:line-break/></text:span><text:span text:style-name="T1092"><text:line-break/></text:span><text:span text:style-name="T1093">VIII - r</text:span><text:span text:style-name="T1094">epresentar a instituição em qualquer ato sem estar autorizado;</text:span><text:span text:style-name="T1095"><text:line-break/></text:span><text:span text:style-name="T1096"><text:line-break/></text:span><text:span text:style-name="T1097">IX - dirigir a viatura da Guarda Civil com imprudência, negligência ou imperícia;</text:span><text:span text:style-name="T1098"><text:line-break/></text:span><text:span text:style-name="T1099"><text:line-break/></text:span><text:span text:style-name="T1100">X - responder em serviço por qualquer modo desrespeitoso a servidor público ou a qualquer pessoa;</text:span><text:span text:style-name="T1101"><text:line-break/></text:span><text:span text:style-name="T1102"><text:line-break/></text:span><text:span text:style-name="T1103">XI - não t</text:span><text:span text:style-name="T1104">er o devido zelo com os bens pertencentes a Guarda Civil ou ao patrimônio público em geral;</text:span><text:span text:style-name="T1105"><text:line-break/></text:span><text:span text:style-name="T1106"><text:line-break/></text:span><text:span text:style-name="T1107">XII - apresentar-se para o serviço em estado de embriaguez alcóolica ou de</text:span><text:span text:style-name="T1108"><text:line-break/></text:span><text:span text:style-name="T1109"><text:line-break/></text:span><text:span text:style-name="T1110">substâncias de efeitos análogos, ressalvados os casos comprovados como patológicos mere</text:span><text:span text:style-name="T1111">cedores de tratamento especializado;</text:span><text:span text:style-name="T1112"><text:line-break/></text:span><text:span text:style-name="T1113"><text:line-break/></text:span><text:span text:style-name="T1114">XIII - simular doença para esquivar-se do cumprimento do dever;</text:span><text:span text:style-name="T1115"><text:line-break/></text:span><text:span text:style-name="T1116"><text:line-break/></text:span><text:span text:style-name="T1117">XIV - deixar de tratar superior hierárquico, pares e subordinados com o devido respeito e urbanidade;</text:span><text:span text:style-name="T1118"><text:line-break/></text:span><text:span text:style-name="T1119"><text:line-break/></text:span><text:span text:style-name="T1120">XV - não portar arma adequada à função quando em s</text:span><text:span text:style-name="T1121">erviço;</text:span><text:span text:style-name="T1122"><text:line-break/></text:span><text:span text:style-name="T1123"><text:line-break/></text:span><text:span text:style-name="T1124">XVI - interpor ou traficar influências alheias à Guarda Civil para solicitar acessos, remoções, promoções ou comissionamentos.</text:span><text:span text:style-name="T1125"><text:line-break/></text:span><text:span text:style-name="T1126"><text:line-break/></text:span><text:bookmark-start text:name="artigo_51"/><text:bookmark-end text:name="artigo_51"/><text:span text:style-name="T1127">Art. 51</text:span><text:span text:style-name="T1128"> As infrações disciplinares consideradas de natureza grave são:</text:span><text:span text:style-name="T1129"><text:line-break/></text:span><text:span text:style-name="T1130"><text:line-break/></text:span><text:span text:style-name="T1131">moral;</text:span><text:span text:style-name="T1132"><text:line-break/></text:span><text:span text:style-name="T1133"><text:line-break/></text:span><text:span text:style-name="T1134">I - condutas dolosas tipificadas como c</text:span><text:span text:style-name="T1135">rime de maior potencial ofensivo;</text:span><text:span text:style-name="T1136"><text:line-break/></text:span><text:span text:style-name="T1137"><text:line-break/></text:span><text:span text:style-name="T1138">II - fazer uso do cargo ou função da Guarda Civil para cometer assédio sexual ou</text:span><text:span text:style-name="T1139"><text:line-break/></text:span><text:span text:style-name="T1140"><text:line-break/></text:span><text:span text:style-name="T1141">III - usar armamento, munição ou equipamento não autorizado; IV - fazer uso do cargo ou função para cometer abuso de poder;</text:span><text:span text:style-name="T1142"><text:line-break/></text:span><text:span text:style-name="T1143"><text:line-break/></text:span><text:span text:style-name="T1144">V - usar arma<text:s/></text:span><text:span text:style-name="T1145">de fogo em serviço que não seja de sua propriedade ou</text:span><text:span text:style-name="T1146"><text:line-break/></text:span><text:span text:style-name="T1147"><text:line-break/></text:span><text:span text:style-name="T1148">fornecida pela instituição;</text:span><text:span text:style-name="T1149"><text:line-break/></text:span><text:span text:style-name="T1150"><text:line-break/></text:span><text:span text:style-name="T1151">VI - realizar disparo de arma de fogo com negligência, imprudência ou imperícia com o resultado morte ou lesão à integridade física de outrem;</text:span><text:span text:style-name="T1152"><text:line-break/></text:span><text:span text:style-name="T1153"><text:line-break/></text:span><text:span text:style-name="T1154">VII - ofender, provocar ou d</text:span><text:span text:style-name="T1155">esafiar superior hierárquico, igual ou subordinado; VIII - praticar agressão física contra superior hierárquico, igual ou subordinado; IX - imputar falsamente a cidadão crime de desacato;</text:span><text:span text:style-name="T1156"><text:line-break/></text:span><text:span text:style-name="T1157"><text:line-break/></text:span><text:span text:style-name="T1158">X - extraviar ou danificar o armamento de que tenha carga em razão<text:s/></text:span><text:span text:style-name="T1159">do serviço; XI - extraviar ou danificar material ou documento sob sua guarda em razão da</text:span><text:span text:style-name="T1160"><text:line-break/></text:span><text:span text:style-name="T1161">função ou ordem recebida;</text:span><text:span text:style-name="T1162"><text:line-break/></text:span><text:span text:style-name="T1163"><text:line-break/></text:span><text:span text:style-name="T1164">XII - negligenciar na proteção de minorias ou grupos potencialmente vulneráveis, assim definidas em Lei;</text:span><text:span text:style-name="T1165"><text:line-break/></text:span><text:span text:style-name="T1166"><text:line-break/></text:span><text:span text:style-name="T1167">XIII - usar expressões jocosas ou<text:s/></text:span><text:span text:style-name="T1168">pejorativas que atentem contra classe social, raça, credo ou de orientação sexual;</text:span><text:span text:style-name="T1169"><text:line-break/></text:span><text:span text:style-name="T1170"><text:line-break/></text:span><text:span text:style-name="T1171">XIV - infligir, instigar, tolerar ou ser co-autor de tortura ou atos cruéis, desumanos ou degradantes;</text:span><text:span text:style-name="T1172"><text:line-break/></text:span><text:span text:style-name="T1173"><text:line-break/></text:span><text:span text:style-name="T1174">XV - participar de gerência ou administração de empresa privada de s</text:span><text:span text:style-name="T1175">egurança por incompatível com a função de guarda civil;</text:span><text:span text:style-name="T1176"><text:line-break/></text:span><text:span text:style-name="T1177"><text:line-break/></text:span><text:span text:style-name="T1178">XVI - portar-se de modo inconveniente em lugar público ou de acesso ao público de modo a comprometer a imagem da corporação;</text:span><text:span text:style-name="T1179"><text:line-break/></text:span><text:span text:style-name="T1180"><text:line-break/></text:span><text:span text:style-name="T1181">XVII - praticar ato definido como infração penal que por natureza o incom</text:span><text:span text:style-name="T1182">patibilize para o exercício da função de guarda civil;</text:span><text:span text:style-name="T1183"><text:line-break/></text:span><text:span text:style-name="T1184"><text:line-break/></text:span><text:span text:style-name="T1185">XVIII - abandonar o cargo, sem justa causa, ausentando-se do serviço por mais de 30 (trinta) dias consecutivos;</text:span><text:span text:style-name="T1186"><text:line-break/></text:span><text:span text:style-name="T1187"><text:line-break/></text:span><text:span text:style-name="T1188">XIX - faltar ao serviço, sem causa justificável, por mais de 60 (sessenta) dias interca</text:span><text:span text:style-name="T1189">ladamente durante 1(um) ano;</text:span><text:span text:style-name="T1190"><text:line-break/></text:span><text:span text:style-name="T1191"><text:line-break/></text:span><text:span text:style-name="T1192">XX - receber, exigir ou solicitar propinas ou auferir vantagens e proveitos pessoais de qualquer espécie e sob qualquer pretexto em razão da função do cargo;</text:span><text:span text:style-name="T1193"><text:line-break/></text:span><text:span text:style-name="T1194"><text:line-break/></text:span><text:span text:style-name="T1195">XXI - não observar o previsto no artigo 301 do Código de Processo P</text:span><text:span text:style-name="T1196">enal; XXII - eximir-se do cumprimento do dever por covardia.</text:span></text:p>
        <text:p text:style-name="P1197"><text:line-break/>SEÇÃO III<text:line-break/>DA APURAÇÃO DAS TRANSGRESSÕES</text:p>
        <text:p text:style-name="P1198"><text:span text:style-name="T1199"><text:line-break/></text:span><text:bookmark-start text:name="artigo_52"/><text:bookmark-end text:name="artigo_52"/><text:span text:style-name="T1200">Art. 52</text:span><text:span text:style-name="T1201"> As transgressões disciplinares serão apuradas através de sindicância administrativas, de procedimento policial, se a transgressão constituir infr</text:span><text:span text:style-name="T1202">ação penal, ou por processo administrativo disciplinar.</text:span><text:span text:style-name="T1203"><text:line-break/></text:span><text:span text:style-name="T1204"><text:line-break/></text:span><text:span text:style-name="T1205">§ 1º No caso de infração penal, a sindicância será instaurada independentemente ao procedimento policial.</text:span><text:span text:style-name="T1206"><text:line-break/></text:span><text:span text:style-name="T1207"><text:line-break/></text:span><text:span text:style-name="T1208">§ 2º Deverão ser, obrigatoriamente, encaminhadas à Corregedoria as sindicâncias e inquéritos</text:span><text:span text:style-name="T1209"><text:s/>policiais que ensejarem a instauração de processo administrativo disciplinar.</text:span></text:p>
        <text:p text:style-name="P1210"><text:line-break/>SUBSEÇÃO I<text:line-break/>DA SINDICÂNCIA</text:p>
        <text:p text:style-name="P1211"><text:span text:style-name="T1212"><text:line-break/></text:span><text:bookmark-start text:name="artigo_53"/><text:bookmark-end text:name="artigo_53"/><text:span text:style-name="T1213">Art. 53</text:span><text:span text:style-name="T1214"> O superior hierárquico que tiver conhecimento de irregularidade cometida por servidor da Guarda Civil é obrigado promover sua apuração por<text:s/></text:span><text:span text:style-name="T1215">meios sumários no prazo de 07 (sete) dias ou comunicar ao superior imediato, dentro de 24 (vinte e quatro) horas, sob pena de se tornar conivente.</text:span><text:span text:style-name="T1216"><text:line-break/></text:span><text:span text:style-name="T1217"><text:line-break/></text:span><text:span text:style-name="T1218">§ 1º Será nomeado sindicante um servidor da Guarda Civil de hierarquia superior a do sindicado.</text:span><text:span text:style-name="T1219"><text:line-break/></text:span><text:span text:style-name="T1220"><text:line-break/></text:span><text:span text:style-name="T1221">§ 2º O serv</text:span><text:span text:style-name="T1222">idor da Guarda Civil conforme a repercussão do fato e/ou gravidade da transgressão poderá ser afastado, preventivamente, das funções, sem prejuízo dos vencimentos, até a conclusão da sindicância.</text:span><text:span text:style-name="T1223"><text:line-break/></text:span><text:span text:style-name="T1224"><text:line-break/></text:span><text:span text:style-name="T1225">§ 3º O servidor afastado, preventivamente, poderá ter retid</text:span><text:span text:style-name="T1226">a a arma e a carteira de identidade funcional a juízo do superior hierárquico ou por proposição da autoridade sindicante, uma vez reconhecida esta providência.</text:span><text:span text:style-name="T1227"><text:line-break/></text:span><text:span text:style-name="T1228"><text:line-break/></text:span><text:span text:style-name="T1229">§ 4º A sindicância concluída conterá o relatório que especifique:</text:span><text:span text:style-name="T1230"><text:line-break/></text:span><text:span text:style-name="T1231"><text:line-break/></text:span><text:span text:style-name="T1232">I - data e modo por que a au</text:span><text:span text:style-name="T1233">toridade sindicante teve ciência da irregularidade; II - versão do fato em todas as suas circunstâncias;</text:span><text:span text:style-name="T1234"><text:line-break/></text:span><text:span text:style-name="T1235"><text:line-break/></text:span><text:span text:style-name="T1236">III - indícios e elementos de prova apurados;</text:span><text:span text:style-name="T1237"><text:line-break/></text:span><text:span text:style-name="T1238"><text:line-break/></text:span><text:span text:style-name="T1239">IV - depoimentos de vítima (s) se houver testemunhas e do servidor sindicado; V - conclusão e enquadram</text:span><text:span text:style-name="T1240">ento legal, quando for o caso.</text:span><text:span text:style-name="T1241"><text:line-break/></text:span><text:span text:style-name="T1242"><text:line-break/></text:span><text:span text:style-name="T1243">§ 5º Conclusa a sindicância será encaminhada ao superior que determinou a abertura da sindicância no prazo de 5 (cinco) dias.</text:span><text:span text:style-name="T1244"><text:line-break/></text:span><text:span text:style-name="T1245"><text:line-break/></text:span><text:span text:style-name="T1246">§ 6º A aplicação da penalidade, sendo o caso, ou encaminhamento para processo administrativo quan</text:span><text:span text:style-name="T1247">do a transgressão ensejar este procedimento deverá ocorrer no prazo de 3 (três) dias contados do recebimento dos autos conclusos da sindicância.</text:span><text:span text:style-name="T1248"><text:line-break/></text:span><text:span text:style-name="T1249"><text:line-break/></text:span><text:bookmark-start text:name="artigo_54"/><text:bookmark-end text:name="artigo_54"/><text:span text:style-name="T1250">Art. 54</text:span><text:span text:style-name="T1251"> A abertura de sindicância para a apuração de eventual irregularidade cometida por servidor da Guarda C</text:span><text:span text:style-name="T1252">ivil ocorrerá, também por determinação do Prefeito Municipal, do Secretário Municipal de Segurança e Mobilidade, do Inspetor Geral ou do superior imediato do servidor.</text:span><text:span text:style-name="T1253"><text:line-break/></text:span><text:span text:style-name="T1254"><text:line-break/></text:span><text:bookmark-start text:name="artigo_55"/><text:bookmark-end text:name="artigo_55"/><text:span text:style-name="T1255">Art. 55</text:span><text:span text:style-name="T1256"> A sindicância administrativa poderá ser proposta pela Corregedoria ou pela Ouvi</text:span><text:span text:style-name="T1257">doria, por aporte naqueles órgãos, fato que constitua infração disciplinar cometida por servidor da Guarda Civil.</text:span><text:span text:style-name="T1258"><text:line-break/></text:span><text:span text:style-name="T1259"><text:line-break/></text:span><text:span text:style-name="T1260">Parágrafo único. A Corregedoria ou a Ouvidoria, no caso deste artigo, deverá encaminhar ao Secretário Municipal de Segurança expediente conte</text:span><text:span text:style-name="T1261">ndo a narração do fato, suas circunstâncias e prova testemunhal com vistas a sua apuração.</text:span></text:p>
        <text:p text:style-name="P1262"><text:line-break/>SUBSEÇÃO II<text:line-break/>DO INQUÉRITO POLICIAL</text:p>
        <text:p text:style-name="P1263"><text:span text:style-name="T1264"><text:line-break/></text:span><text:bookmark-start text:name="artigo_56"/><text:bookmark-end text:name="artigo_56"/><text:span text:style-name="T1265">Art. 56</text:span><text:span text:style-name="T1266"> Se a transgressão imputada ao servidor constituir infração penal, deverá ser feito o devido registro da ocorrência na Pol</text:span><text:span text:style-name="T1267">ícia Civil para instauração do procedimento adequado.</text:span><text:span text:style-name="T1268"><text:line-break/></text:span><text:span text:style-name="T1269"><text:line-break/></text:span><text:span text:style-name="T1270">Parágrafo único. O procedimento policial poderá ser acompanhado pela</text:span><text:span text:style-name="T1271"><text:line-break/></text:span><text:span text:style-name="T1272">Corregedoria por se tratar de relevante interesse do Executivo Municipal.</text:span></text:p>
        <text:p text:style-name="P1273"><text:line-break/>SEÇÃO IV<text:line-break/>DO PROCESSO ADMINISTRATIVO</text:p>
        <text:p text:style-name="P1274"><text:span text:style-name="T1275"><text:line-break/></text:span><text:bookmark-start text:name="artigo_57"/><text:bookmark-end text:name="artigo_57"/><text:span text:style-name="T1276">Art. 57</text:span><text:span text:style-name="T1277"> O Processo A</text:span><text:span text:style-name="T1278">dministrativo Disciplinar será instaurado pela Corregedoria e o rito do procedimento e dos prazos, são os definidos no Estatuto dos Servidores do Município de Bagé e/ou em Lei própria.</text:span><text:span text:style-name="T1279"><text:line-break/></text:span><text:span text:style-name="T1280"><text:line-break/></text:span><text:span text:style-name="T1281">Parágrafo único. A competência para a aplicação das penalidades está p</text:span><text:span text:style-name="T1282">revista nesta Lei.</text:span><text:span text:style-name="T1283"><text:line-break/></text:span><text:span text:style-name="T1284"><text:line-break/></text:span><text:bookmark-start text:name="artigo_58"/><text:bookmark-end text:name="artigo_58"/><text:span text:style-name="T1285">Art. 58</text:span><text:span text:style-name="T1286"> Nas ocorrências infracionais envolvendo o uso de arma de fogo e naquelas classificadas como de natureza grave, o Secretário Municipal de Segurança poderá, imediatamente ao conhecimento do fato, afastar preventivamente o servidor</text:span><text:span text:style-name="T1287"><text:s/>envolvido dos trabalhos externos por até 90 (noventa) dias ou até o final do processo administrativo disciplinar.</text:span><text:span text:style-name="T1288"><text:line-break/></text:span><text:span text:style-name="T1289"><text:line-break/></text:span><text:span text:style-name="T1290">§ 1º A critério do Secretário Municipal de Segurança, ou por recomendação do Superintendente da Guarda Civil ou ainda por recomendação da Co</text:span><text:span text:style-name="T1291">rregedoria, poderá ser recolhida a arma de serviço do servidor envolvido na ocorrência.</text:span><text:span text:style-name="T1292"><text:line-break/></text:span><text:span text:style-name="T1293"><text:line-break/></text:span><text:span text:style-name="T1294">§ 2º A Corregedoria, por conveniência da instrução processual, poderá solicitar o afastamento preventivo do servidor acusado no PAD ao Secretário Municipal de Seguranç</text:span><text:span text:style-name="T1295">a, fundamentando o pedido.</text:span><text:span text:style-name="T1296"><text:line-break/></text:span><text:span text:style-name="T1297"><text:line-break/></text:span><text:span text:style-name="T1298">§ 3º O afastamento previsto neste artigo não caracteriza penalidade.</text:span><text:span text:style-name="T1299"><text:line-break/></text:span><text:span text:style-name="T1300"><text:line-break/></text:span><text:span text:style-name="T1301">§ 4º Os atos e termos processuais são os previstos no Capítulo III, Seção II do</text:span><text:span text:style-name="T1302"><text:line-break/></text:span><text:span text:style-name="T1303">Estatuto dos Funcionários Públicos de Bagé no que contraria esta Lei.</text:span></text:p>
        <text:p text:style-name="P1304"><text:line-break/>SEÇÃO V<text:line-break/>DAS PENAS DISCIPLINARES Art. 59. São penas disciplinares:</text:p>
        <text:p text:style-name="P1305"><text:span text:style-name="T1306"><text:line-break/></text:span><text:span text:style-name="T1307">I - advertência; II - repreensão; III - suspensão; IV - demissão.</text:span><text:span text:style-name="T1308"><text:line-break/></text:span><text:span text:style-name="T1309"><text:line-break/></text:span><text:bookmark-start text:name="artigo_60"/><text:bookmark-end text:name="artigo_60"/><text:span text:style-name="T1310">Art. 60</text:span><text:span text:style-name="T1311"> A aplicação de penalidades pelas transgressões disciplinares constantes desta Lei, não exime o servidor da obrigação de i</text:span><text:span text:style-name="T1312">ndenizar os prejuízos causados ao Município.</text:span><text:span text:style-name="T1313"><text:line-break/></text:span><text:span text:style-name="T1314"><text:line-break/></text:span><text:bookmark-start text:name="artigo_61"/><text:bookmark-end text:name="artigo_61"/><text:span text:style-name="T1315">Art. 61</text:span><text:span text:style-name="T1316"> Na aplicação das penalidades serão considerados: I - a repercussão do fato;</text:span><text:span text:style-name="T1317"><text:line-break/></text:span><text:span text:style-name="T1318"><text:line-break/></text:span><text:span text:style-name="T1319">II - danos ao serviço público decorrente da transgressão; III - causa de justificação;</text:span><text:span text:style-name="T1320"><text:line-break/></text:span><text:span text:style-name="T1321"><text:line-break/></text:span><text:span text:style-name="T1322">IV - circunstâncias atenuantes; V - c</text:span><text:span text:style-name="T1323">ircunstâncias agravantes.</text:span><text:span text:style-name="T1324"><text:line-break/></text:span><text:span text:style-name="T1325"><text:line-break/></text:span><text:span text:style-name="T1326">§ 1º São causas de justificação: I - motivo de força maior;</text:span><text:span text:style-name="T1327"><text:line-break/></text:span><text:span text:style-name="T1328"><text:line-break/></text:span><text:span text:style-name="T1329">II - ter sido cometida a transgressão na prática de ação meritória, no interesse do serviço, de ordem ou da segurança pública;</text:span><text:span text:style-name="T1330"><text:line-break/></text:span><text:span text:style-name="T1331"><text:line-break/></text:span><text:span text:style-name="T1332">III - ter sido cometida a transgressão e</text:span><text:span text:style-name="T1333">m legítima defesa própria, de terceiro, ou em obediência à ordem superior, não manifestamente ilegal, ou quando pelas circunstâncias não for exigível outra conduta;</text:span><text:span text:style-name="T1334"><text:line-break/></text:span><text:span text:style-name="T1335"><text:line-break/></text:span><text:span text:style-name="T1336">§ 2º São causas atenuantes: I - boa conduta funcional;</text:span><text:span text:style-name="T1337"><text:line-break/></text:span><text:span text:style-name="T1338"><text:line-break/></text:span><text:span text:style-name="T1339">II - relevância dos serviços prest</text:span><text:span text:style-name="T1340">ados;</text:span><text:span text:style-name="T1341"><text:line-break/></text:span><text:span text:style-name="T1342"><text:line-break/></text:span><text:span text:style-name="T1343">III - ter sido cometida a transgressão em defesa de direito próprio ou de terceiros ou para evitar mal maior;</text:span><text:span text:style-name="T1344"><text:line-break/></text:span><text:span text:style-name="T1345"><text:line-break/></text:span><text:span text:style-name="T1346">IV - ter sido cometida a ação cometida no interesse da Guarda Civil ou em defesa de seu bom nome.</text:span><text:span text:style-name="T1347"><text:line-break/></text:span><text:span text:style-name="T1348"><text:line-break/></text:span><text:span text:style-name="T1349">§ 3º São causas agravantes: I - má cond</text:span><text:span text:style-name="T1350">uta funcional;</text:span><text:span text:style-name="T1351"><text:line-break/></text:span><text:span text:style-name="T1352"><text:line-break/></text:span><text:span text:style-name="T1353">II - prática simultânea ou conexão de duas ou mais transgressões;</text:span><text:span text:style-name="T1354"><text:line-break/></text:span><text:span text:style-name="T1355"><text:line-break/></text:span><text:span text:style-name="T1356">III - reiteração;</text:span><text:span text:style-name="T1357"><text:line-break/></text:span><text:span text:style-name="T1358"><text:line-break/></text:span><text:span text:style-name="T1359">IV - reincidência;</text:span><text:span text:style-name="T1360"><text:line-break/></text:span><text:span text:style-name="T1361"><text:line-break/></text:span><text:span text:style-name="T1362">V - ter sido praticada a transgressão em conluio com duas ou mais pessoas, durante a execução do serviço, em presença de subordinado o</text:span><text:span text:style-name="T1363">u em público;</text:span><text:span text:style-name="T1364"><text:line-break/></text:span><text:span text:style-name="T1365"><text:line-break/></text:span><text:span text:style-name="T1366">VI - ter sido praticada a transgressão com premeditação ou com abuso de</text:span><text:span text:style-name="T1367"><text:line-break/></text:span><text:span text:style-name="T1368"><text:line-break/></text:span><text:span text:style-name="T1369">autoridade.</text:span><text:span text:style-name="T1370"><text:line-break/></text:span><text:span text:style-name="T1371"><text:line-break/></text:span><text:bookmark-start text:name="artigo_62"/><text:bookmark-end text:name="artigo_62"/><text:span text:style-name="T1372">Art. 62</text:span><text:span text:style-name="T1373"> Não haverá punição quando, no julgamento da transgressão, for reconhecida qualquer causa de justificação.</text:span><text:span text:style-name="T1374"><text:line-break/></text:span><text:span text:style-name="T1375"><text:line-break/></text:span><text:bookmark-start text:name="artigo_63"/><text:bookmark-end text:name="artigo_63"/><text:span text:style-name="T1376">Art. 63</text:span><text:span text:style-name="T1377"> A pena de advertência será aplic</text:span><text:span text:style-name="T1378">ada verbalmente, em caráter pessoal e reservado, nos casos de falta leve, não constando dos assentamentos funcionais.</text:span><text:span text:style-name="T1379"><text:line-break/></text:span><text:span text:style-name="T1380"><text:line-break/></text:span><text:bookmark-start text:name="artigo_64"/><text:bookmark-end text:name="artigo_64"/><text:span text:style-name="T1381">Art. 64</text:span><text:span text:style-name="T1382"> A repreensão será aplicada por escrito nos casos de reiteração de falta leve, devendo constar dos assentamentos funcionais.</text:span><text:span text:style-name="T1383"><text:line-break/></text:span><text:span text:style-name="T1384"><text:line-break/></text:span><text:bookmark-start text:name="artigo_65"/><text:bookmark-end text:name="artigo_65"/><text:span text:style-name="T1385">Art.</text:span><text:span text:style-name="T1386"><text:s/>65</text:span><text:span text:style-name="T1387"> O ato de imposição da penalidade mencionará o fundamento legal e a causa da sanção disciplinar.</text:span><text:span text:style-name="T1388"><text:line-break/></text:span><text:span text:style-name="T1389"><text:line-break/></text:span><text:bookmark-start text:name="artigo_66"/><text:bookmark-end text:name="artigo_66"/><text:span text:style-name="T1390">Art. 66</text:span><text:span text:style-name="T1391"> Com exceção da primeira advertência verbal sobre o mesmo fato, todas as penalidades deverão constar dos assentamentos funcionais do servidor.</text:span><text:span text:style-name="T1392"><text:line-break/></text:span><text:span text:style-name="T1393"><text:line-break/></text:span><text:bookmark-start text:name="artigo_67"/><text:bookmark-end text:name="artigo_67"/><text:span text:style-name="T1394">Art.</text:span><text:span text:style-name="T1395"><text:s/>67</text:span><text:span text:style-name="T1396"> A pena de suspensão, que não excederá a 90 (noventa) dias, acarretará na perda dos direitos e da remuneração decorrentes do exercício do cargo e será aplicada:</text:span><text:span text:style-name="T1397"><text:line-break/></text:span><text:span text:style-name="T1398"><text:line-break/></text:span><text:span text:style-name="T1399">I - de 31 (trinta e um) a 90 (noventa) dias no caso de falta grave; II - de 11 (onze) a 30<text:s/></text:span><text:span text:style-name="T1400">(trinta) dias, no caso de falta média;</text:span><text:span text:style-name="T1401"><text:line-break/></text:span><text:span text:style-name="T1402"><text:line-break/></text:span><text:span text:style-name="T1403">III - de 01 (um) a 10 (dez) dias no caso de falta leve.</text:span><text:span text:style-name="T1404"><text:line-break/></text:span><text:span text:style-name="T1405"><text:line-break/></text:span><text:span text:style-name="T1406">Parágrafo único. Quando houver conveniência para o serviço, a pena de suspensão poderá ser convertida em multa, obrigando-se, neste caso, o servidor a permanec</text:span><text:span text:style-name="T1407">er no exercício do cargo, com direito a percepção de 2/3 (dois terços) da respectiva remuneração.</text:span><text:span text:style-name="T1408"><text:line-break/></text:span><text:span text:style-name="T1409"><text:line-break/></text:span><text:bookmark-start text:name="artigo_68"/><text:bookmark-end text:name="artigo_68"/><text:span text:style-name="T1410">Art. 68</text:span><text:span text:style-name="T1411"> A pena de demissão poderá ser aplicada pela prática das transgressões previstas no artigo 49, incisos II, VI, VII, VIII, IX, XIII, XIV, XVI, XVII, XV</text:span><text:span text:style-name="T1412">III, XIX, XX, XXI e XII.</text:span><text:span text:style-name="T1413"><text:line-break/></text:span><text:span text:style-name="T1414"><text:line-break/></text:span><text:bookmark-start text:name="artigo_69"/><text:bookmark-end text:name="artigo_69"/><text:span text:style-name="T1415">Art. 69</text:span><text:span text:style-name="T1416"> Para aplicação das penas do artigo 57 são competentes: I - o Prefeito Municipal em qualquer caso;</text:span><text:span text:style-name="T1417"><text:line-break/></text:span><text:span text:style-name="T1418"><text:line-break/></text:span><text:span text:style-name="T1419">II - o Secretário Municipal de Segurança, no caso do inciso III e propor a penas do inciso iv;</text:span><text:span text:style-name="T1420"><text:line-break/></text:span><text:span text:style-name="T1421"><text:line-break/></text:span><text:span text:style-name="T1422">III - o Superintendente da<text:s/></text:span><text:span text:style-name="T1423">Guarda nos casos do inciso II e que proporá aplicação</text:span><text:span text:style-name="T1424"><text:line-break/></text:span><text:span text:style-name="T1425"><text:line-break/></text:span><text:span text:style-name="T1426">das penas no inciso III;</text:span><text:span text:style-name="T1427"><text:line-break/></text:span><text:span text:style-name="T1428"><text:line-break/></text:span><text:span text:style-name="T1429">IV - Ao Inspetor Geral em todos os casos que couber Advertência e Repreensão;</text:span><text:span text:style-name="T1430"><text:line-break/></text:span><text:span text:style-name="T1431"><text:line-break/></text:span><text:bookmark-start text:name="artigo_70"/><text:bookmark-end text:name="artigo_70"/><text:span text:style-name="T1432">Art. 70</text:span><text:span text:style-name="T1433"> A apuração e a proposição das penalidades dos Incisos, III e IV do artigo 59, serão feit</text:span><text:span text:style-name="T1434">as pela Corregedoria que, após a conclusão do feito disciplinar com o devido enquadramento legal, encaminhará o PAD ao Secretário Municipal de Segurança que, de acordo com o artigo anterior, aplicará a penalidade se for de sua competência ou o encaminhará<text:s/></text:span><text:span text:style-name="T1435">a quem for competente para fazê-lo ou então dará ciência ao acusado da sua absolvição.</text:span><text:span text:style-name="T1436"><text:line-break/></text:span><text:span text:style-name="T1437"><text:line-break/></text:span><text:span text:style-name="T1438">CAPÍTULO XIII ESTRUTURA ADMINISTRATIVA</text:span></text:p>
        <text:p text:style-name="P1439"><text:line-break/>SEÇÃO I<text:line-break/>DA DIVISÃO ADMINISTRATIVA</text:p>
        <text:p text:style-name="P1440"><text:span text:style-name="T1441"><text:line-break/></text:span><text:bookmark-start text:name="artigo_71"/><text:bookmark-end text:name="artigo_71"/><text:span text:style-name="T1442">Art. 71</text:span><text:span text:style-name="T1443"> A Divisão Administrativa organizar-se-á da seguinte forma: I - setor administrativo;</text:span><text:span text:style-name="T1444"><text:line-break/></text:span><text:span text:style-name="T1445"><text:line-break/></text:span><text:span text:style-name="T1446">II - setor de instrução;</text:span><text:span text:style-name="T1447"><text:line-break/></text:span><text:span text:style-name="T1448"><text:line-break/></text:span><text:span text:style-name="T1449">III - setor de radiocomunicação; IV - setor de apoio logístico;</text:span><text:span text:style-name="T1450"><text:line-break/></text:span><text:span text:style-name="T1451"><text:line-break/></text:span><text:span text:style-name="T1452">V - setor de trânsito;</text:span><text:span text:style-name="T1453"><text:line-break/></text:span><text:span text:style-name="T1454"><text:line-break/></text:span><text:span text:style-name="T1455">VI - setor de inteligência.</text:span></text:p>
        <text:p text:style-name="P1456"><text:line-break/>SUBSEÇÃO I<text:line-break/>DO SETOR ADMINISTRATIVO</text:p>
        <text:p text:style-name="P1457"><text:span text:style-name="T1458"><text:line-break/></text:span><text:bookmark-start text:name="artigo_72"/><text:bookmark-end text:name="artigo_72"/><text:span text:style-name="T1459">Art. 72</text:span><text:span text:style-name="T1460"> O Setor Administrativo será responsável pelo serviço burocrático da</text:span><text:span text:style-name="T1461"><text:line-break/></text:span><text:span text:style-name="T1462"><text:line-break/></text:span><text:span text:style-name="T1463">Guarda, competindo-lhe:</text:span><text:span text:style-name="T1464"><text:line-break/></text:span><text:span text:style-name="T1465"><text:line-break/></text:span><text:span text:style-name="T1466">I - controlar a programação de férias e frequência de todo o efetivo; II - elaborar e controlar os prontuários do efetivo;</text:span><text:span text:style-name="T1467"><text:line-break/></text:span><text:span text:style-name="T1468"><text:line-break/></text:span><text:span text:style-name="T1469">III - executar a programação das atividades da administração de pessoal; IV - registrar e ter o controle<text:s/></text:span><text:span text:style-name="T1470">dos bens patrimoniais;</text:span><text:span text:style-name="T1471"><text:line-break/></text:span><text:span text:style-name="T1472"><text:line-break/></text:span><text:span text:style-name="T1473">V - executar todas as atividades financeiras; VI - colaborar na elaboração de propostas;</text:span><text:span text:style-name="T1474"><text:line-break/></text:span><text:span text:style-name="T1475"><text:line-break/></text:span><text:span text:style-name="T1476">VII - organizar e manter atualizado o arquivo de documentos; VIII - executar outros serviços que se fizerem necessários;</text:span><text:span text:style-name="T1477"><text:line-break/></text:span><text:span text:style-name="T1478"><text:line-break/></text:span><text:span text:style-name="T1479">IX - executar as ati</text:span><text:span text:style-name="T1480">vidades de protocolo;</text:span><text:span text:style-name="T1481"><text:line-break/></text:span><text:span text:style-name="T1482"><text:line-break/></text:span><text:span text:style-name="T1483">X - elaborar relatórios e mapas mensais e anuais relativos às atividades da</text:span><text:span text:style-name="T1484"><text:line-break/></text:span><text:span text:style-name="T1485">Guarda;</text:span><text:span text:style-name="T1486"><text:line-break/></text:span><text:span text:style-name="T1487"><text:line-break/></text:span><text:span text:style-name="T1488">XI - apoiar os trabalhos das comissões;</text:span><text:span text:style-name="T1489"><text:line-break/></text:span><text:span text:style-name="T1490"><text:line-break/></text:span><text:span text:style-name="T1491">XII - executar todos os demais serviços administrativos.</text:span></text:p>
        <text:p text:style-name="P1492"><text:line-break/>SUBSEÇÃO II<text:line-break/>DO SETOR DE INSTRUÇÃO</text:p>
        <text:p text:style-name="P1493"><text:span text:style-name="T1494"><text:line-break/></text:span><text:bookmark-start text:name="artigo_73"/><text:bookmark-end text:name="artigo_73"/><text:span text:style-name="T1495">Art. 73</text:span><text:span text:style-name="T1496"> O Seto</text:span><text:span text:style-name="T1497">r de Instrução destina-se à formação, aperfeiçoamento e especialização da Guarda, cabendo-lhe:</text:span><text:span text:style-name="T1498"><text:line-break/></text:span><text:span text:style-name="T1499"><text:line-break/></text:span><text:span text:style-name="T1500">I - coordenar as atividades de ensino e instrução;</text:span><text:span text:style-name="T1501"><text:line-break/></text:span><text:span text:style-name="T1502"><text:line-break/></text:span><text:span text:style-name="T1503">II - apresentar proposta de Plano de Ensino para os cursos de formação, ingresso e ascensão na carreira e ai</text:span><text:span text:style-name="T1504">nda de cursos de atualização para o efetivo;</text:span><text:span text:style-name="T1505"><text:line-break/></text:span><text:span text:style-name="T1506"><text:line-break/></text:span><text:span text:style-name="T1507">III - apresentar propostas e coordenar novos cursos de extensão profissional;</text:span><text:span text:style-name="T1508"><text:line-break/></text:span><text:span text:style-name="T1509"><text:line-break/></text:span><text:span text:style-name="T1510">IV - controlar a frequência e o aproveitamento dos guardas civis nos referidos</text:span><text:span text:style-name="T1511"><text:line-break/></text:span><text:span text:style-name="T1512"><text:line-break/></text:span><text:span text:style-name="T1513">cursos;</text:span><text:span text:style-name="T1514"><text:line-break/></text:span><text:span text:style-name="T1515"><text:line-break/></text:span><text:span text:style-name="T1516">V - realizar pesquisas e organizar a bibli</text:span><text:span text:style-name="T1517">oteca do setor;</text:span><text:span text:style-name="T1518"><text:line-break/></text:span><text:span text:style-name="T1519"><text:line-break/></text:span><text:span text:style-name="T1520">VI - controlar a frequência dos instrutores, bem como recomendar a substituição destes quando necessário;</text:span><text:span text:style-name="T1521"><text:line-break/></text:span><text:span text:style-name="T1522"><text:line-break/></text:span><text:span text:style-name="T1523">VII - elaborar calendário e programação dos cursos.</text:span><text:span text:style-name="T1524"><text:line-break/></text:span><text:span text:style-name="T1525"><text:line-break/></text:span><text:span text:style-name="T1526">§ 1º O exercício das atribuições dos cargos da Guarda Civil requer capacitação<text:s/></text:span><text:span text:style-name="T1527">específica com matriz curricular compatível com suas atividades.</text:span><text:span text:style-name="T1528"><text:line-break/></text:span><text:span text:style-name="T1529"><text:line-break/></text:span><text:span text:style-name="T1530">§ 2º Para fins do disposto no parágrafo anterior poderá ser adaptada a matriz curricular nacional para a formação em segurança pública, elaborada pela Secretaria Nacional Pública de Seguranç</text:span><text:span text:style-name="T1531">a (SENASP) do Ministério de Justiça.</text:span><text:span text:style-name="T1532"><text:line-break/></text:span><text:span text:style-name="T1533"><text:line-break/></text:span><text:bookmark-start text:name="artigo_74"/><text:bookmark-end text:name="artigo_74"/><text:span text:style-name="T1534">Art. 74</text:span><text:span text:style-name="T1535"> É Facultada ao Município a criação de órgão de formação, treinamento e aperfeiçoamento dos integrantes da guarda.</text:span><text:span text:style-name="T1536"><text:line-break/></text:span><text:span text:style-name="T1537"><text:line-break/></text:span><text:span text:style-name="T1538">§ 1º O Município poderá firmar convênio ou consorciar-se com outros municípios, visando o atend</text:span><text:span text:style-name="T1539">imento do disposto no "caput" deste artigo.</text:span><text:span text:style-name="T1540"><text:line-break/></text:span><text:span text:style-name="T1541"><text:line-break/></text:span><text:span text:style-name="T1542">§ 2º O Município poderá, mediante convênio com o Estado, manter órgão de formação e aperfeiçoamento centralizado, em cujo conselho gestor seja assegurada a participação dos municípios conveniados.</text:span><text:span text:style-name="T1543"><text:line-break/></text:span><text:span text:style-name="T1544"><text:line-break/></text:span><text:span text:style-name="T1545">§ 3º O Órgão<text:s/></text:span><text:span text:style-name="T1546">referido no parágrafo anterior não pode ser o mesmo destinado à formação, treinamento ou aperfeiçoamento de forças militares.</text:span></text:p>
        <text:p text:style-name="P1547"><text:line-break/>SUBSEÇÃO III<text:line-break/>DO SETOR DE RADIOCOMUNICAÇÃO</text:p>
        <text:p text:style-name="P1548"><text:span text:style-name="T1549"><text:line-break/></text:span><text:bookmark-start text:name="artigo_75"/><text:bookmark-end text:name="artigo_75"/><text:span text:style-name="T1550">Art. 75</text:span><text:span text:style-name="T1551"> O Setor de Radiocomunicação é responsável pelo serviço operacional do fluxo de</text:span><text:span text:style-name="T1552"><text:s/>mensagens e manutenção de todo o sistema de radiocomunicação da Guarda Civil, cabendo - lhe:</text:span><text:span text:style-name="T1553"><text:line-break/></text:span><text:span text:style-name="T1554"><text:line-break/></text:span><text:span text:style-name="T1555">I - centralizar, controlar e fiscalizar o sistema de radiocomunicação e telefonia;</text:span><text:span text:style-name="T1556"><text:line-break/></text:span><text:span text:style-name="T1557"><text:line-break/></text:span><text:span text:style-name="T1558">II - intermediar, transmitir, receber, retransmitir e apoiar, pelo sistema de</text:span><text:span text:style-name="T1559"><text:s/>radiocomunicação, todos os serviços operacionais;</text:span><text:span text:style-name="T1560"><text:line-break/></text:span><text:span text:style-name="T1561"><text:line-break/></text:span><text:span text:style-name="T1562">III - registrar e manter atualizadas as planilhas de controle de mensagens, atendimentos e deslocamentos de viaturas;</text:span><text:span text:style-name="T1563"><text:line-break/></text:span><text:span text:style-name="T1564"><text:line-break/></text:span><text:span text:style-name="T1565">IV - acionar os recursos necessários a fim de apoiar ocorrências que exijam atendimen</text:span><text:span text:style-name="T1566">to urgente, informando o superior de serviço;</text:span><text:span text:style-name="T1567"><text:line-break/></text:span><text:span text:style-name="T1568"><text:line-break/></text:span><text:span text:style-name="T1569">V - as normas de operação do sistema de radiocomunicação obedecerão as disposições estabelecidas, normas técnicas e ordens de serviço.</text:span><text:span text:style-name="T1570"><text:line-break/></text:span><text:span text:style-name="T1571"><text:line-break/></text:span><text:span text:style-name="T1572">Parágrafo único. A Agência Nacional de Telecomunicações destinará linha t</text:span><text:span text:style-name="T1573">elefônica de nº 153 e faixa exclusiva de frequência de rádio.</text:span></text:p>
        <text:p text:style-name="P1574"><text:line-break/>SUBSEÇÃO IV<text:line-break/>DO SETOR DE APOIO LOGÍSTICO Art. 76. Compete ao Setor de Apoio Logístico:</text:p>
        <text:p text:style-name="P1575"><text:line-break/>I - registrar, controlar e manter atualizado o fluxo de entrada e saída de materiais e equipamentos de distribuição diária;<text:line-break/><text:line-break/>II - prover manutenção dos materiais e equipamentos sob sua responsabilidade; III - registrar em planilhas específicas o controle de armas e da munição;<text:line-break/><text:line-break/>IV - manter fichas de controle das viaturas;<text:line-break/><text:line-break/>V - manter as viaturas em condições de funcionamento; VI - fiscalizar os serviços de limpeza das instalações;<text:line-break/><text:line-break/>VII - controlar, armazenar e distribuir materiais de expedientes, uniformes e demais equipamentos.</text:p>
        <text:p text:style-name="P1576"><text:line-break/>SUBSEÇÃO V<text:line-break/>DO SETOR DE TRÂNSITO Art. 77. Compete ao Setor de Trânsito:</text:p>
        <text:p text:style-name="P1577"><text:line-break/>I - registrar e controlar a distribuição dos Autos de Infrações de Trânsito - AIT); II - controlar e arquivar os Autos de Infrações de Trânsito já lavrados;<text:line-break/><text:line-break/>III - digitar e implantar no sistema os AITs, após conferência e correção; IV - emitir 2ª via da notificação<text:s/>quando solicitado;<text:line-break/><text:line-break/>V - protocolar os recursos de infrações e anexar histórico para julgamento; VI - manter registrado os dados sobre autuações e elaborar estatísticas;<text:line-break/><text:line-break/>VII - controlar e manter atualizada planilha de veículos recolhidos e liberados; VIII<text:s/>- encaminhar recursos para a JARI;<text:line-break/><text:line-break/>IX - elaborar estatísticas de acidentes e trânsito;<text:line-break/><text:line-break/>X - realizar levantamento de locais de maior fluxo de veículos e de acidentes de trânsito;<text:line-break/><text:line-break/>XI - administrar a sinalização do trânsito nas vias públicas; XII - elaborar projetos de melhorias à mobilidade urbana; XIII - administrar e monitorar o sistema rotativo;<text:line-break/><text:line-break/>XIV - prevenir acidentes recolhendo em local adequado animais de grande porte soltos em vias públicas;<text:line-break/><text:line-break/>XV - controlar o trânsito em geral, realizado ações preventivas, de orientações, de fiscalizações e autuações.</text:p>
        <text:p text:style-name="P1578"><text:line-break/>SUBSEÇÃO VI<text:line-break/>DO SETOR DE INTELIGÊNCIA</text:p>
        <text:p text:style-name="P1579"><text:span text:style-name="T1580"><text:line-break/></text:span><text:bookmark-start text:name="artigo_78"/><text:bookmark-end text:name="artigo_78"/><text:span text:style-name="T1581">Art. 78</text:span><text:span text:style-name="T1582"> Ao Setor de Inteligência compete o exercício sistemático de ações especializadas, orientadas para a produção e difusão do conhecimento, tendo em vista o</text:span><text:span text:style-name="T1583"><text:s/>planejamento de ações estratégicas e o assessoramento de autoridades municipais nos respectivos níveis e áreas de atribuições, bem como as que englobam a salvaguarda de dados, conhecimentos, áreas, pessoas e meios de interesse da sociedade e do município.</text:span><text:span text:style-name="T1584"><text:line-break/></text:span><text:span text:style-name="T1585"><text:line-break/></text:span><text:span text:style-name="T1586">§ 1º O Setor de Inteligência deverá operar em ambiente de acesso restrito e poderá manter intercâmbio de informações reservadas com os demais órgãos de inteligência das esferas municipal, estadual e federal.</text:span><text:span text:style-name="T1587"><text:line-break/></text:span><text:span text:style-name="T1588"><text:line-break/></text:span><text:span text:style-name="T1589">§ 2º A Secretaria de Segurança e Mobilidade p</text:span><text:span text:style-name="T1590">rovidenciará em cursos de atualização e manterá convênios com outros órgãos de inteligência para o aperfeiçoamento do setor.</text:span></text:p>
        <text:p text:style-name="P1591"><text:line-break/>Capítulo XIV<text:line-break/>DO USO PROGRESSIVO DA FORÇA</text:p>
        <text:p text:style-name="P1592"><text:span text:style-name="T1593"><text:line-break/></text:span><text:bookmark-start text:name="artigo_79"/><text:bookmark-end text:name="artigo_79"/><text:span text:style-name="T1594">Art. 79</text:span><text:span text:style-name="T1595"> A Guarda Civil, em sintonia com a legalidade, necessidade, proporcionalidade, mo</text:span><text:span text:style-name="T1596">deração e conveniência, deve guardar obediência estrita ao uso diferenciado da força, empregando em toda e qualquer ação que requeira o uso da força e arma, técnicas de menor potencial ofensivo que preservem a vida e a integridade física das pessoas assim<text:s/></text:span><text:span text:style-name="T1597">definidas nesta Lei:</text:span><text:span text:style-name="T1598"><text:line-break/></text:span><text:span text:style-name="T1599"><text:line-break/></text:span><text:span text:style-name="T1600">I - legalidade - a força somente pode ser utilizada para a consecução de um objetivo legal e nos estritos limites legais;</text:span><text:span text:style-name="T1601"><text:line-break/></text:span><text:span text:style-name="T1602"><text:line-break/></text:span><text:span text:style-name="T1603">II - necessidade - determinado nível da força será empregado quando níveis de menor intensidade não forem sufic</text:span><text:span text:style-name="T1604">ientes para atingir os objetivos legais pretendidos;</text:span><text:span text:style-name="T1605"><text:line-break/></text:span><text:span text:style-name="T1606"><text:line-break/></text:span><text:span text:style-name="T1607">III - proporcionalidade - o nível da força utilizado deve ser sempre compatível com a gravidade da ameaça representada pela ação do opositor e com os objetivos pretendidos;</text:span><text:span text:style-name="T1608"><text:line-break/></text:span><text:span text:style-name="T1609"><text:line-break/></text:span><text:span text:style-name="T1610">IV - moderação - sempre que<text:s/></text:span><text:span text:style-name="T1611">possível, além de proporcional, a força deve ser moderada para ser evitado o excesso;</text:span><text:span text:style-name="T1612"><text:line-break/></text:span><text:span text:style-name="T1613"><text:line-break/></text:span><text:span text:style-name="T1614">V - conveniência - a força não poderá ser empregada quando em função do contexto, possa ocasionar danos de maior relevância do que os objetivos legais pretendidos.</text:span><text:span text:style-name="T1615"><text:line-break/></text:span><text:span text:style-name="T1616"><text:line-break/></text:span><text:span text:style-name="T1617">§ 1º</text:span><text:span text:style-name="T1618"><text:s/>Considera-se uso diferenciado da força a seleção apropriada do nível do seu uso em resposta a uma ameaça real ou potencial, visando limitar o recurso a meios que possam evitar a ocorrência de ferimentos mortais.</text:span><text:span text:style-name="T1619"><text:line-break/></text:span><text:span text:style-name="T1620"><text:line-break/></text:span><text:span text:style-name="T1621">§ 2º Consideram-se técnicas de menor poten</text:span><text:span text:style-name="T1622">cial ofensivo o conjunto de procedimentos empregados em intervenções que demandam o uso da força através da utilização de instrumentos e técnicas de menor poder ofensivo com a intenção de preservar vidas e minimizar danos à integridade física das pessoas.</text:span><text:span text:style-name="T1623"><text:line-break/></text:span><text:span text:style-name="T1624"><text:line-break/></text:span><text:bookmark-start text:name="artigo_80"/><text:bookmark-end text:name="artigo_80"/><text:span text:style-name="T1625">Art. 80</text:span><text:span text:style-name="T1626"> É proibido a qualquer integrante da guarda portar ou usar arma de fogo ou o uso de qualquer outro instrumento, potencialmente, letal sem o treinamento específico e habilitação na forma da Lei.</text:span><text:span text:style-name="T1627"><text:line-break/></text:span><text:span text:style-name="T1628"><text:line-break/></text:span><text:span text:style-name="T1629">Parágrafo único. Os integrantes da Guarda Civil para<text:s/></text:span><text:span text:style-name="T1630">portarem arma de fogo, deverão ser submetidos a avaliações periódicas, no mínimo de 2 (dois) em 2 (dois) anos,</text:span><text:span text:style-name="T1631"><text:line-break/></text:span><text:span text:style-name="T1632"><text:line-break/></text:span><text:span text:style-name="T1633">incluindo exames toxicológicos, de modo a constatar aptidão física e psicológica para o exercício da atividade.</text:span><text:span text:style-name="T1634"><text:line-break/></text:span><text:span text:style-name="T1635"><text:line-break/></text:span><text:bookmark-start text:name="artigo_81"/><text:bookmark-end text:name="artigo_81"/><text:span text:style-name="T1636">Art. 81</text:span><text:span text:style-name="T1637"> As atividades de treina</text:span><text:span text:style-name="T1638">mento de armamento e tiro e do uso diferenciado da força fazem parte do trabalho rotineiro da guarda, devendo ser realizadas durante o horário de expediente e que serão computadas como horas de trabalho.</text:span><text:span text:style-name="T1639"><text:line-break/></text:span><text:span text:style-name="T1640"><text:line-break/></text:span><text:bookmark-start text:name="artigo_82"/><text:bookmark-end text:name="artigo_82"/><text:span text:style-name="T1641">Art. 82</text:span><text:span text:style-name="T1642"> É vedado o uso de arma de fogo contra pesso</text:span><text:span text:style-name="T1643">as, exceto:</text:span><text:span text:style-name="T1644"><text:line-break/></text:span><text:span text:style-name="T1645"><text:line-break/></text:span><text:span text:style-name="T1646">I - em legítima defesa própria ou de outrem, contra ameaça iminente de morte ou ferimento grave;</text:span><text:span text:style-name="T1647"><text:line-break/></text:span><text:span text:style-name="T1648"><text:line-break/></text:span><text:span text:style-name="T1649">II - para impedir crime que envolva séria ameaça à vida.</text:span><text:span text:style-name="T1650"><text:line-break/></text:span><text:span text:style-name="T1651"><text:line-break/></text:span><text:span text:style-name="T1652">§ 1º Em qualquer caso o uso letal intencional de arma de fogo, somente poderá ser feito</text:span><text:span text:style-name="T1653"><text:s/>quanto estritamente inevitável à proteção da vida;</text:span><text:span text:style-name="T1654"><text:line-break/></text:span><text:span text:style-name="T1655"><text:line-break/></text:span><text:span text:style-name="T1656">§ 2º É proibido efetivar disparo de advertência em razão da imprevisibilidade e seus efeitos.</text:span><text:span text:style-name="T1657"><text:line-break/></text:span><text:span text:style-name="T1658"><text:line-break/></text:span><text:bookmark-start text:name="artigo_83"/><text:bookmark-end text:name="artigo_83"/><text:span text:style-name="T1659">Art. 83</text:span><text:span text:style-name="T1660"> É proibido disparo de arma de fogo contra pessoa em fuga que esteja desarmado ou contra veículo que<text:s/></text:span><text:span text:style-name="T1661">desrespeite o bloqueio que não represente risco imediato de morte ou lesão grave a membros da guarda.</text:span><text:span text:style-name="T1662"><text:line-break/></text:span><text:span text:style-name="T1663"><text:line-break/></text:span><text:bookmark-start text:name="artigo_84"/><text:bookmark-end text:name="artigo_84"/><text:span text:style-name="T1664">Art. 84</text:span><text:span text:style-name="T1665"> Quando o uso da força causar a morte ou lesão de pessoa, deverão ser tomadas as seguintes providências:</text:span><text:span text:style-name="T1666"><text:line-break/></text:span><text:span text:style-name="T1667"><text:line-break/></text:span><text:span text:style-name="T1668">I - pelo guarda:</text:span><text:span text:style-name="T1669"><text:line-break/></text:span><text:span text:style-name="T1670"><text:line-break/></text:span><text:span text:style-name="T1671">CIVIL -</text:span><text:span text:style-name="T1672"><text:line-break/></text:span><text:span text:style-name="T1673"><text:line-break/></text:span><text:span text:style-name="T1674">a) providenci</text:span><text:span text:style-name="T1675">ar prestação de socorro a feridos;</text:span><text:span text:style-name="T1676"><text:line-break/></text:span><text:span text:style-name="T1677">b) preservar o local da ocorrência;</text:span><text:span text:style-name="T1678"><text:line-break/></text:span><text:span text:style-name="T1679">c) comunicar o fato ao superior imediato e à autoridade competente;</text:span><text:span text:style-name="T1680"><text:line-break/></text:span><text:span text:style-name="T1681">d) efetuar o relatório individual sobre o uso da força conforme padrão da Guarda</text:span><text:span text:style-name="T1682"><text:line-break/></text:span><text:span text:style-name="T1683"><text:line-break/></text:span><text:span text:style-name="T1684">II - pelo Subinspetor da guarda, co</text:span><text:span text:style-name="T1685">mparecendo ao local do fato:</text:span><text:span text:style-name="T1686"><text:line-break/></text:span><text:span text:style-name="T1687"><text:line-break/></text:span><text:span text:style-name="T1688">a) recolher e identificar as armas e munições de todos os envolvidos, vinculando-as aos seus portadores no momento da ocorrência;</text:span><text:span text:style-name="T1689"><text:line-break/></text:span><text:span text:style-name="T1690">b) em razão de ocorrência de morte ou lesão corporal de natureza grave, comunicar à Polícia Civi</text:span><text:span text:style-name="T1691">l em razão da competência;</text:span><text:span text:style-name="T1692"><text:line-break/></text:span><text:span text:style-name="T1693"><text:line-break/></text:span><text:span text:style-name="T1694">força;</text:span><text:span text:style-name="T1695"><text:line-break/></text:span><text:span text:style-name="T1696">c) iniciar investigação imediatamente dos fatos e circunstâncias do emprego da</text:span><text:span text:style-name="T1697"><text:line-break/></text:span><text:span text:style-name="T1698">d) promover acompanhamento aos guardas envolvidos tanto no local do fato</text:span><text:span text:style-name="T1699"><text:line-break/></text:span><text:span text:style-name="T1700"><text:line-break/></text:span><text:span text:style-name="T1701">como na Delegacia de Polícia quando do registro da ocorrência ou no<text:s/></text:span><text:span text:style-name="T1702">caso de prisão em flagrante;</text:span><text:span text:style-name="T1703"><text:line-break/></text:span><text:span text:style-name="T1704">e) preliminarmente afastar o servidor envolvido do serviço operacional como medida acauteladora informando que não haverá prejuízo remuneratório;</text:span><text:span text:style-name="T1705"><text:line-break/></text:span><text:span text:style-name="T1706">f) proceder de conformidade com o artigo 12, inciso VIII desta Lei.</text:span><text:span text:style-name="T1707"><text:line-break/></text:span><text:span text:style-name="T1708"><text:line-break/></text:span><text:bookmark-start text:name="artigo_85"/><text:bookmark-end text:name="artigo_85"/><text:span text:style-name="T1709">Art. 85</text:span><text:span text:style-name="T1710"> A at</text:span><text:span text:style-name="T1711">uação da Guarda Civil, em situação de distúrbio civil, grande eventos e proteção ao patrimônio do município não autoriza o desrespeito a qualquer das diretrizes desta Lei, sendo que os procedimentos para estas situações devem ser regrados em protocolo oper</text:span><text:span text:style-name="T1712">acional padrão.</text:span><text:span text:style-name="T1713"><text:line-break/></text:span><text:span text:style-name="T1714"><text:line-break/></text:span><text:bookmark-start text:name="artigo_86"/><text:bookmark-end text:name="artigo_86"/><text:span text:style-name="T1715">Art. 86</text:span><text:span text:style-name="T1716"> O superior hierárquico que tenha ou deva ter conhecimento do uso ilegítimo da força e de armas de fogo, por seus subordinados responde pelo descumprimento das diretrizes desta Lei, caso não tenha tomado todas as providências ao seu</text:span><text:span text:style-name="T1717"><text:s/>alcance que lhe cabem por dever de ofício.</text:span><text:span text:style-name="T1718"><text:line-break/></text:span><text:span text:style-name="T1719"><text:line-break/></text:span><text:bookmark-start text:name="artigo_87"/><text:bookmark-end text:name="artigo_87"/><text:span text:style-name="T1720">Art. 87</text:span><text:span text:style-name="T1721"> Sempre que o operador das câmaras do GGI perceber uma abordagem ou ocorrência envolvendo a Guarda Civil deve acompanhá-la em plano que permita visualizar o conjunto da situação.</text:span><text:span text:style-name="T1722"><text:line-break/></text:span><text:span text:style-name="T1723"><text:line-break/></text:span><text:span text:style-name="T1724">§ 1º Sempre que o Guarda</text:span><text:span text:style-name="T1725"><text:s/>Civil fizer uso da força em razão da resistência às imagens focadas pelas câmaras devem imediatamente ser salvas pelo operador e entregues ao superior hierárquico de serviço no dia da ocorrência para os devidos fins administrativos.</text:span><text:span text:style-name="T1726"><text:line-break/></text:span><text:span text:style-name="T1727"><text:line-break/></text:span><text:span text:style-name="T1728">§ 2º A Corregedoria e</text:span><text:span text:style-name="T1729"><text:s/>a Ouvidoria poderão requisitar imagens para instrução de procedimentos.</text:span><text:span text:style-name="T1730"><text:line-break/></text:span><text:span text:style-name="T1731"><text:line-break/></text:span><text:bookmark-start text:name="artigo_88"/><text:bookmark-end text:name="artigo_88"/><text:span text:style-name="T1732">Art. 88</text:span><text:span text:style-name="T1733"> A administração Municipal proporcionará assistência jurídica aos guardas civis em inquéritos policiar e processos judiciais decorrentes do uso de arma, força excessiva ou pre</text:span><text:span text:style-name="T1734">sumível abuso de poder.</text:span></text:p>
        <text:p text:style-name="P1735"><text:line-break/>Capítulo XV<text:line-break/>DAS DISPOSIÇÕES FINAIS</text:p>
        <text:p text:style-name="P1736"><text:span text:style-name="T1737"><text:line-break/></text:span><text:bookmark-start text:name="artigo_89"/><text:bookmark-end text:name="artigo_89"/><text:span text:style-name="T1738">Art. 89</text:span><text:span text:style-name="T1739"> Nos casos em que esta Lei for omissa, aplicam-se, no que couber, a Lei Municipal nº 2.294, de 03 de julho de 1984, Estatuto dos Funcionários Públicos do Município de Bagé.</text:span><text:span text:style-name="T1740"><text:line-break/></text:span><text:span text:style-name="T1741"><text:line-break/></text:span><text:bookmark-start text:name="artigo_90"/><text:bookmark-end text:name="artigo_90"/><text:span text:style-name="T1742">Art. 90</text:span><text:span text:style-name="T1743"> Fica<text:s/></text:span><text:span text:style-name="T1744">revogada expressamente a Lei Municipal nº 2.722, de 06 de junho de 1991, instituidora da Guarda Municipal.</text:span><text:span text:style-name="T1745"><text:line-break/></text:span><text:span text:style-name="T1746"><text:line-break/></text:span><text:bookmark-start text:name="artigo_91"/><text:bookmark-end text:name="artigo_91"/><text:span text:style-name="T1747">Art. 91</text:span><text:span text:style-name="T1748"> Esta Lei entra em vigor na data de sua publicação.</text:span><text:span text:style-name="T1749"><text:line-break/></text:span><text:span text:style-name="T1750"><text:line-break/></text:span><text:span text:style-name="T1751">GABINETE DO PREFEITO MUNICIPAL DE BAGÉ, 08 de janeiro de 2018.</text:span><text:span text:style-name="T1752"><text:line-break/></text:span><text:span text:style-name="T1753"><text:line-break/></text:span><text:span text:style-name="T1754">DIVALDO LARA</text:span><text:span text:style-name="T1755"><text:line-break/></text:span><text:span text:style-name="T1756">Prefeito Mu</text:span><text:span text:style-name="T1757">nicipa</text:span><text:span text:style-name="T1758"><text:line-break/></text:span><text:span text:style-name="T1759"><text:line-break/></text:span><text:span text:style-name="T1760">EDUARDO DEIBLER</text:span><text:span text:style-name="T1761"><text:line-break/></text:span><text:span text:style-name="T1762">Secretário/GEPLAN</text:span><text:span text:style-name="T1763"><text:line-break/></text:span><text:span text:style-name="T1764"><text:line-break/></text:span><text:span text:style-name="T1765">CLEMENTINO MOLINA</text:span><text:span text:style-name="T1766"><text:line-break/></text:span><text:span text:style-name="T1767">Chefe de Gabinete</text:span><text:span text:style-name="T1768"><text:line-break/></text:span><text:span text:style-name="T1769"><text:line-break/></text:span><text:span text:style-name="T1770">PAULO VÉRAS SIMÕES PIRES</text:span><text:span text:style-name="T1771"><text:line-break/></text:span><text:span text:style-name="T1772">Secretário de Segurança e Mobilidade Urbana</text:span></text:p>
        <text:p text:style-name="P1773"><text:a xlink:href="https://s3-sa-east-1.amazonaws.com/leis/originais/bage-rs/2018/ord-5875-2018-bage-rs.doc?X-Amz-Algorithm=AWS4-HMAC-SHA256&amp;X-Amz-Credential=AKIAI4GGM64DHHZJ3HAA%2F20190709%2Fsa-east-1%2Fs3%2Faws4_request&amp;X-Amz-Date=20190709T183037Z&amp;X-Amz-Expires=900&amp;X-Amz-SignedHeaders=host&amp;X-Amz-Signature=3fd878fc8848e0fb3e0860c76d1eae0b89cd2c3fc8e2fda6afa1466c69e98e72" office:target-frame-name="_top" xlink:show="replace"><text:span text:style-name="T1774">Download do documento</text:span></text:a></text:p>
        <text:p text:style-name="P1775"/>
        <text:p text:style-name="P1776"/>
      </text:section>
      <text:section text:name="Sect2" text:style-name="S2">
        <text:p text:style-name="P1777"/>
        <text:p text:style-name="P1778">Data de Inserção no Sistema LeisMunicipais: 21/05/2019</text:p>
        <text:p text:style-name="P1779">Nota: Este texto disponibilizado não substitui o original publicado em Diário Oficial.</text:p>
        <text:p text:style-name="P1780"/>
        <text:p text:style-name="P1781"/>
        <text:p text:style-name="P1782"/>
        <text:p text:style-name="Standard"/>
        <text:p text:style-name="Standard"/>
        <text:p text:style-name="Standard"><text:s text:c="8"/></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yriad Pro Semibold" svg:font-family="Myriad Pro Semibold" style:font-family-generic="system"/>
    <style:font-face style:name="Inconsolata, monospace" svg:font-family="Inconsolata, 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Título"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Título2" style:display-name="Título 2" style:family="paragraph" style:parent-style-name="Título"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Título" style:display-name="Título"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ubtítulo" style:display-name="Subtítulo" style:family="paragraph" style:parent-style-name="Título"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ábio Geovane Porto Vasques</meta:initial-creator>
    <dc:creator>Fábio Geovane Porto Vasques</dc:creator>
    <meta:creation-date>2024-04-08T18:18:00Z</meta:creation-date>
    <dc:date>2024-04-08T18:18:00Z</dc:date>
    <meta:print-date>2018-11-23T16:43:00Z</meta:print-date>
    <meta:template xlink:href="Normal" xlink:type="simple"/>
    <meta:editing-cycles>2</meta:editing-cycles>
    <meta:editing-duration>PT0S</meta:editing-duration>
    <meta:document-statistic meta:page-count="7" meta:paragraph-count="126" meta:word-count="9936" meta:character-count="63469" meta:row-count="447" meta:non-whitespace-character-count="53659"/>
  </office:meta>
</office:document-meta>
</file>